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tyle="italic" style:font-style-asian="italic" style:font-style-complex="italic" fo:color="#0000ff"/>
    </style:style>
    <style:style style:name="T6_2" style:family="text">
      <style:text-properties fo:font-style="italic" style:font-style-asian="italic" style:font-style-complex="italic" fo:color="#0000ff"/>
    </style:style>
    <style:style style:name="T6_3" style:family="text">
      <style:text-properties fo:font-style="italic" style:font-style-asian="italic" style:font-style-complex="italic" fo:color="#0000ff"/>
    </style:style>
    <style:style style:name="T6_4" style:family="text">
      <style:text-properties fo:font-style="italic" style:font-style-asian="italic" style:font-style-complex="italic" fo:color="#0000ff"/>
    </style:style>
    <style:style style:name="T6_5" style:family="text">
      <style:text-properties fo:font-style="italic" style:font-style-asian="italic" style:font-style-complex="italic" fo:color="#0000ff"/>
    </style:style>
    <style:style style:name="T6_6" style:family="text">
      <style:text-properties fo:font-style="italic" style:font-style-asian="italic" style:font-style-complex="italic" fo:color="#0000ff"/>
    </style:style>
    <style:style style:name="T6_7" style:family="text">
      <style:text-properties fo:font-style="italic" style:font-style-asian="italic" style:font-style-complex="italic" fo:color="#0000ff"/>
    </style:style>
    <style:style style:name="T6_8" style:family="text">
      <style:text-properties fo:font-style="italic" style:font-style-asian="italic" style:font-style-complex="italic" fo:color="#0000ff"/>
    </style:style>
    <style:style style:name="T6_9" style:family="text">
      <style:text-properties fo:font-style="italic" style:font-style-asian="italic" style:font-style-complex="italic" fo:color="#0000ff"/>
    </style:style>
    <style:style style:name="T6_10" style:family="text">
      <style:text-properties fo:font-style="italic" style:font-style-asian="italic" style:font-style-complex="italic" fo:color="#0000ff"/>
    </style:style>
    <style:style style:name="T6_11" style:family="text">
      <style:text-properties fo:font-style="italic" style:font-style-asian="italic" style:font-style-complex="italic" fo:color="#0000ff"/>
    </style:style>
    <style:style style:name="T6_12" style:family="text">
      <style:text-properties fo:font-style="italic" style:font-style-asian="italic" style:font-style-complex="italic" fo:color="#0000ff"/>
    </style:style>
    <style:style style:name="T6_13" style:family="text">
      <style:text-properties fo:font-style="italic" style:font-style-asian="italic" style:font-style-complex="italic" fo:color="#0000ff"/>
    </style:style>
    <style:style style:name="T6_14" style:family="text">
      <style:text-properties fo:font-style="italic" style:font-style-asian="italic" style:font-style-complex="italic" fo:color="#0000ff"/>
    </style:style>
    <style:style style:name="T6_15" style:family="text">
      <style:text-properties fo:font-style="italic" style:font-style-asian="italic" style:font-style-complex="italic" fo:color="#0000ff"/>
    </style:style>
    <style:style style:name="T6_16" style:family="text">
      <style:text-properties fo:font-style="italic" style:font-style-asian="italic" style:font-style-complex="italic" fo:color="#0000ff"/>
    </style:style>
    <style:style style:name="T6_17" style:family="text">
      <style:text-properties fo:font-style="italic" style:font-style-asian="italic" style:font-style-complex="italic" fo:color="#0000ff"/>
    </style:style>
    <style:style style:name="T6_18" style:family="text">
      <style:text-properties fo:font-style="italic" style:font-style-asian="italic" style:font-style-complex="italic" fo:color="#0000ff"/>
    </style:style>
    <style:style style:name="T6_19" style:family="text">
      <style:text-properties fo:font-style="italic" style:font-style-asian="italic" style:font-style-complex="italic" fo:color="#0000ff"/>
    </style:style>
    <style:style style:name="T6_20" style:family="text">
      <style:text-properties fo:font-style="italic" style:font-style-asian="italic" style:font-style-complex="italic" fo:color="#0000ff"/>
    </style:style>
    <style:style style:name="T6_21" style:family="text">
      <style:text-properties fo:font-style="italic" style:font-style-asian="italic" style:font-style-complex="italic" fo:color="#0000ff"/>
    </style:style>
    <style:style style:name="T6_22" style:family="text">
      <style:text-properties fo:font-style="italic" style:font-style-asian="italic" style:font-style-complex="italic" fo:color="#0000ff"/>
    </style:style>
    <style:style style:name="T6_23" style:family="text">
      <style:text-properties fo:font-style="italic" style:font-style-asian="italic" style:font-style-complex="italic" fo:color="#0000ff"/>
    </style:style>
    <style:style style:name="T6_24" style:family="text">
      <style:text-properties fo:font-style="italic" style:font-style-asian="italic" style:font-style-complex="italic" fo:color="#0000ff"/>
    </style:style>
    <style:style style:name="T6_25" style:family="text">
      <style:text-properties fo:font-style="italic" style:font-style-asian="italic" style:font-style-complex="italic" fo:color="#0000ff"/>
    </style:style>
    <style:style style:name="T6_26" style:family="text">
      <style:text-properties fo:font-style="italic" style:font-style-asian="italic" style:font-style-complex="italic" fo:color="#0000ff"/>
    </style:style>
    <style:style style:name="T6_27" style:family="text">
      <style:text-properties fo:font-style="italic" style:font-style-asian="italic" style:font-style-complex="italic" fo:color="#0000ff"/>
    </style:style>
    <style:style style:name="T6_28" style:family="text">
      <style:text-properties fo:font-style="italic" style:font-style-asian="italic" style:font-style-complex="italic" fo:color="#0000ff"/>
    </style:style>
    <style:style style:name="T6_29" style:family="text">
      <style:text-properties fo:font-style="italic" style:font-style-asian="italic" style:font-style-complex="italic" fo:color="#0000ff"/>
    </style:style>
    <style:style style:name="T6_30" style:family="text">
      <style:text-properties fo:font-style="italic" style:font-style-asian="italic" style:font-style-complex="italic" fo:color="#0000ff"/>
    </style:style>
    <style:style style:name="T6_31" style:family="text">
      <style:text-properties fo:font-style="italic" style:font-style-asian="italic" style:font-style-complex="italic" fo:color="#0000ff"/>
    </style:style>
    <style:style style:name="T6_32" style:family="text">
      <style:text-properties fo:font-style="italic" style:font-style-asian="italic" style:font-style-complex="italic" fo:color="#0000ff"/>
    </style:style>
    <style:style style:name="T6_33" style:family="text">
      <style:text-properties fo:font-style="italic" style:font-style-asian="italic" style:font-style-complex="italic" fo:color="#0000ff"/>
    </style:style>
    <style:style style:name="T6_34" style:family="text">
      <style:text-properties fo:font-style="italic" style:font-style-asian="italic" style:font-style-complex="italic" fo:color="#0000ff"/>
    </style:style>
    <style:style style:name="T6_35" style:family="text">
      <style:text-properties fo:font-style="italic" style:font-style-asian="italic" style:font-style-complex="italic" fo:color="#0000ff"/>
    </style:style>
    <style:style style:name="T6_36" style:family="text">
      <style:text-properties fo:font-style="italic" style:font-style-asian="italic" style:font-style-complex="italic" fo:color="#0000ff"/>
    </style:style>
    <style:style style:name="T6_37" style:family="text">
      <style:text-properties fo:font-style="italic" style:font-style-asian="italic" style:font-style-complex="italic" fo:color="#0000ff"/>
    </style:style>
    <style:style style:name="T6_38" style:family="text">
      <style:text-properties fo:font-style="italic" style:font-style-asian="italic" style:font-style-complex="italic" fo:color="#0000ff"/>
    </style:style>
    <style:style style:name="T6_39" style:family="text">
      <style:text-properties fo:font-style="italic" style:font-style-asian="italic" style:font-style-complex="italic" fo:color="#0000ff"/>
    </style:style>
    <style:style style:name="T6_40" style:family="text">
      <style:text-properties fo:font-style="italic" style:font-style-asian="italic" style:font-style-complex="italic" fo:color="#0000ff"/>
    </style:style>
    <style:style style:name="T6_41" style:family="text">
      <style:text-properties fo:font-style="italic" style:font-style-asian="italic" style:font-style-complex="italic" fo:color="#0000ff"/>
    </style:style>
    <style:style style:name="T6_42" style:family="text">
      <style:text-properties fo:font-style="italic" style:font-style-asian="italic" style:font-style-complex="italic" fo:color="#0000ff"/>
    </style:style>
    <style:style style:name="T6_43" style:family="text">
      <style:text-properties fo:font-style="italic" style:font-style-asian="italic" style:font-style-complex="italic" fo:color="#0000ff"/>
    </style:style>
    <style:style style:name="T6_44" style:family="text">
      <style:text-properties fo:font-style="italic" style:font-style-asian="italic" style:font-style-complex="italic" fo:color="#0000ff"/>
    </style:style>
    <style:style style:name="T6_45" style:family="text">
      <style:text-properties fo:font-style="italic" style:font-style-asian="italic" style:font-style-complex="italic" fo:color="#0000ff"/>
    </style:style>
    <style:style style:name="T6_46" style:family="text">
      <style:text-properties fo:font-style="italic" style:font-style-asian="italic" style:font-style-complex="italic" fo:color="#0000ff"/>
    </style:style>
    <style:style style:name="T6_47" style:family="text">
      <style:text-properties fo:font-style="italic" style:font-style-asian="italic" style:font-style-complex="italic" fo:color="#0000ff"/>
    </style:style>
    <style:style style:name="T6_48" style:family="text">
      <style:text-properties fo:font-style="italic" style:font-style-asian="italic" style:font-style-complex="italic" fo:color="#0000ff"/>
    </style:style>
    <style:style style:name="T6_49" style:family="text">
      <style:text-properties fo:font-style="italic" style:font-style-asian="italic" style:font-style-complex="italic" fo:color="#0000ff"/>
    </style:style>
    <style:style style:name="T6_50" style:family="text">
      <style:text-properties fo:font-style="italic" style:font-style-asian="italic" style:font-style-complex="italic" fo:color="#0000ff"/>
    </style:style>
    <style:style style:name="T6_51" style:family="text">
      <style:text-properties fo:font-style="italic" style:font-style-asian="italic" style:font-style-complex="italic" fo:color="#0000ff"/>
    </style:style>
    <style:style style:name="T6_52" style:family="text">
      <style:text-properties fo:font-style="italic" style:font-style-asian="italic" style:font-style-complex="italic" fo:color="#0000ff"/>
    </style:style>
    <style:style style:name="T6_53" style:family="text">
      <style:text-properties fo:font-style="italic" style:font-style-asian="italic" style:font-style-complex="italic" fo:color="#0000ff"/>
    </style:style>
    <style:style style:name="T6_54" style:family="text">
      <style:text-properties fo:font-style="italic" style:font-style-asian="italic" style:font-style-complex="italic" fo:color="#0000ff"/>
    </style:style>
    <style:style style:name="T6_55" style:family="text">
      <style:text-properties fo:font-style="italic" style:font-style-asian="italic" style:font-style-complex="italic" fo:color="#0000ff"/>
    </style:style>
    <style:style style:name="T6_56" style:family="text">
      <style:text-properties fo:font-style="italic" style:font-style-asian="italic" style:font-style-complex="italic" fo:color="#0000ff"/>
    </style:style>
    <style:style style:name="T6_57" style:family="text">
      <style:text-properties fo:font-style="italic" style:font-style-asian="italic" style:font-style-complex="italic" fo:color="#0000ff"/>
    </style:style>
    <style:style style:name="T6_58" style:family="text">
      <style:text-properties fo:font-style="italic" style:font-style-asian="italic" style:font-style-complex="italic" fo:color="#0000ff"/>
    </style:style>
    <style:style style:name="T6_59" style:family="text">
      <style:text-properties fo:font-style="italic" style:font-style-asian="italic" style:font-style-complex="italic" fo:color="#0000ff"/>
    </style:style>
    <style:style style:name="T6_60" style:family="text">
      <style:text-properties fo:font-style="italic" style:font-style-asian="italic" style:font-style-complex="italic" fo:color="#0000ff"/>
    </style:style>
    <style:style style:name="T6_61" style:family="text">
      <style:text-properties fo:font-style="italic" style:font-style-asian="italic" style:font-style-complex="italic" fo:color="#0000ff"/>
    </style:style>
    <style:style style:name="T6_62" style:family="text">
      <style:text-properties fo:font-style="italic" style:font-style-asian="italic" style:font-style-complex="italic" fo:color="#0000ff"/>
    </style:style>
    <style:style style:name="T6_63" style:family="text">
      <style:text-properties fo:font-style="italic" style:font-style-asian="italic" style:font-style-complex="italic" fo:color="#0000ff"/>
    </style:style>
    <style:style style:name="T6_64" style:family="text">
      <style:text-properties fo:font-style="italic" style:font-style-asian="italic" style:font-style-complex="italic" fo:color="#0000ff"/>
    </style:style>
    <style:style style:name="T6_65" style:family="text">
      <style:text-properties fo:font-style="italic" style:font-style-asian="italic" style:font-style-complex="italic" fo:color="#0000ff"/>
    </style:style>
    <style:style style:name="T6_66" style:family="text">
      <style:text-properties fo:font-style="italic" style:font-style-asian="italic" style:font-style-complex="italic" fo:color="#0000ff"/>
    </style:style>
    <style:style style:name="T6_67" style:family="text">
      <style:text-properties fo:font-style="italic" style:font-style-asian="italic" style:font-style-complex="italic" fo:color="#0000ff"/>
    </style:style>
    <style:style style:name="T6_68" style:family="text">
      <style:text-properties fo:font-style="italic" style:font-style-asian="italic" style:font-style-complex="italic" fo:color="#0000ff"/>
    </style:style>
    <style:style style:name="T6_69" style:family="text">
      <style:text-properties fo:font-style="italic" style:font-style-asian="italic" style:font-style-complex="italic" fo:color="#0000ff"/>
    </style:style>
    <style:style style:name="T6_70" style:family="text">
      <style:text-properties fo:font-style="italic" style:font-style-asian="italic" style:font-style-complex="italic" fo:color="#0000ff"/>
    </style:style>
    <style:style style:name="T6_71" style:family="text">
      <style:text-properties fo:font-style="italic" style:font-style-asian="italic" style:font-style-complex="italic" fo:color="#0000ff"/>
    </style:style>
    <style:style style:name="T6_72" style:family="text">
      <style:text-properties fo:font-style="italic" style:font-style-asian="italic" style:font-style-complex="italic" fo:color="#0000ff"/>
    </style:style>
    <style:style style:name="T6_73" style:family="text">
      <style:text-properties fo:font-style="italic" style:font-style-asian="italic" style:font-style-complex="italic" fo:color="#0000ff"/>
    </style:style>
    <style:style style:name="T6_74" style:family="text">
      <style:text-properties fo:font-style="italic" style:font-style-asian="italic" style:font-style-complex="italic" fo:color="#0000ff"/>
    </style:style>
    <style:style style:name="T6_75" style:family="text">
      <style:text-properties fo:font-style="italic" style:font-style-asian="italic" style:font-style-complex="italic" fo:color="#0000ff"/>
    </style:style>
    <style:style style:name="T6_76" style:family="text">
      <style:text-properties fo:font-style="italic" style:font-style-asian="italic" style:font-style-complex="italic" fo:color="#0000ff"/>
    </style:style>
    <style:style style:name="T6_77" style:family="text">
      <style:text-properties fo:font-style="italic" style:font-style-asian="italic" style:font-style-complex="italic" fo:color="#0000ff"/>
    </style:style>
    <style:style style:name="T6_78" style:family="text">
      <style:text-properties fo:font-style="italic" style:font-style-asian="italic" style:font-style-complex="italic" fo:color="#0000ff"/>
    </style:style>
    <style:style style:name="T6_79" style:family="text">
      <style:text-properties fo:font-style="italic" style:font-style-asian="italic" style:font-style-complex="italic" fo:color="#0000ff"/>
    </style:style>
    <style:style style:name="T6_80" style:family="text">
      <style:text-properties fo:font-style="italic" style:font-style-asian="italic" style:font-style-complex="italic" fo:color="#0000ff"/>
    </style:style>
    <style:style style:name="T6_81" style:family="text">
      <style:text-properties fo:font-style="italic" style:font-style-asian="italic" style:font-style-complex="italic" fo:color="#0000ff"/>
    </style:style>
    <style:style style:name="T6_82" style:family="text">
      <style:text-properties fo:font-style="italic" style:font-style-asian="italic" style:font-style-complex="italic" fo:color="#0000ff"/>
    </style:style>
    <style:style style:name="T6_83" style:family="text">
      <style:text-properties fo:font-style="italic" style:font-style-asian="italic" style:font-style-complex="italic" fo:color="#0000ff"/>
    </style:style>
    <style:style style:name="T6_84" style:family="text">
      <style:text-properties fo:font-style="italic" style:font-style-asian="italic" style:font-style-complex="italic" fo:color="#0000ff"/>
    </style:style>
    <style:style style:name="T6_85" style:family="text">
      <style:text-properties fo:font-style="italic" style:font-style-asian="italic" style:font-style-complex="italic" fo:color="#0000ff"/>
    </style:style>
    <style:style style:name="T6_86" style:family="text">
      <style:text-properties fo:font-style="italic" style:font-style-asian="italic" style:font-style-complex="italic" fo:color="#0000ff"/>
    </style:style>
    <style:style style:name="T6_87" style:family="text">
      <style:text-properties fo:font-style="italic" style:font-style-asian="italic" style:font-style-complex="italic" fo:color="#0000ff"/>
    </style:style>
    <style:style style:name="T6_88" style:family="text">
      <style:text-properties fo:font-style="italic" style:font-style-asian="italic" style:font-style-complex="italic" fo:color="#0000ff"/>
    </style:style>
    <style:style style:name="T6_89" style:family="text">
      <style:text-properties fo:font-style="italic" style:font-style-asian="italic" style:font-style-complex="italic" fo:color="#0000ff"/>
    </style:style>
    <style:style style:name="T6_90" style:family="text">
      <style:text-properties fo:font-style="italic" style:font-style-asian="italic" style:font-style-complex="italic" fo:color="#0000ff"/>
    </style:style>
    <style:style style:name="T6_91" style:family="text">
      <style:text-properties fo:font-style="italic" style:font-style-asian="italic" style:font-style-complex="italic" fo:color="#0000ff"/>
    </style:style>
    <style:style style:name="T6_92" style:family="text">
      <style:text-properties fo:font-style="italic" style:font-style-asian="italic" style:font-style-complex="italic" fo:color="#0000ff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style="italic" style:font-style-asian="italic" style:font-style-complex="italic" fo:color="#0000ff"/>
    </style:style>
    <style:style style:name="T15_2" style:family="text">
      <style:text-properties fo:font-style="italic" style:font-style-asian="italic" style:font-style-complex="italic" fo:color="#0000ff"/>
    </style:style>
    <style:style style:name="T15_3" style:family="text">
      <style:text-properties fo:font-style="italic" style:font-style-asian="italic" style:font-style-complex="italic" fo:color="#0000ff"/>
    </style:style>
    <style:style style:name="T15_4" style:family="text">
      <style:text-properties fo:font-style="italic" style:font-style-asian="italic" style:font-style-complex="italic" fo:color="#0000ff"/>
    </style:style>
    <style:style style:name="T15_5" style:family="text">
      <style:text-properties fo:font-style="italic" style:font-style-asian="italic" style:font-style-complex="italic" fo:color="#0000ff"/>
    </style:style>
    <style:style style:name="T15_6" style:family="text">
      <style:text-properties fo:font-style="italic" style:font-style-asian="italic" style:font-style-complex="italic" fo:color="#0000ff"/>
    </style:style>
    <style:style style:name="T15_7" style:family="text">
      <style:text-properties fo:font-style="italic" style:font-style-asian="italic" style:font-style-complex="italic" fo:color="#0000ff"/>
    </style:style>
    <style:style style:name="T15_8" style:family="text">
      <style:text-properties fo:font-style="italic" style:font-style-asian="italic" style:font-style-complex="italic" fo:color="#0000ff"/>
    </style:style>
    <style:style style:name="T15_9" style:family="text">
      <style:text-properties fo:font-style="italic" style:font-style-asian="italic" style:font-style-complex="italic" fo:color="#0000ff"/>
    </style:style>
    <style:style style:name="T15_10" style:family="text">
      <style:text-properties fo:font-style="italic" style:font-style-asian="italic" style:font-style-complex="italic" fo:color="#0000ff"/>
    </style:style>
    <style:style style:name="T15_11" style:family="text">
      <style:text-properties fo:font-style="italic" style:font-style-asian="italic" style:font-style-complex="italic" fo:color="#0000ff"/>
    </style:style>
    <style:style style:name="T15_12" style:family="text">
      <style:text-properties fo:font-style="italic" style:font-style-asian="italic" style:font-style-complex="italic" fo:color="#0000ff"/>
    </style:style>
    <style:style style:name="T15_13" style:family="text">
      <style:text-properties fo:font-style="italic" style:font-style-asian="italic" style:font-style-complex="italic" fo:color="#0000ff"/>
    </style:style>
    <style:style style:name="T15_14" style:family="text">
      <style:text-properties fo:font-style="italic" style:font-style-asian="italic" style:font-style-complex="italic" fo:color="#0000ff"/>
    </style:style>
    <style:style style:name="T15_15" style:family="text">
      <style:text-properties fo:font-style="italic" style:font-style-asian="italic" style:font-style-complex="italic" fo:color="#0000ff"/>
    </style:style>
    <style:style style:name="T15_16" style:family="text">
      <style:text-properties fo:font-style="italic" style:font-style-asian="italic" style:font-style-complex="italic" fo:color="#0000ff"/>
    </style:style>
    <style:style style:name="T15_17" style:family="text">
      <style:text-properties fo:font-style="italic" style:font-style-asian="italic" style:font-style-complex="italic" fo:color="#0000ff"/>
    </style:style>
    <style:style style:name="T15_18" style:family="text">
      <style:text-properties fo:font-style="italic" style:font-style-asian="italic" style:font-style-complex="italic" fo:color="#0000ff"/>
    </style:style>
    <style:style style:name="T15_19" style:family="text">
      <style:text-properties fo:font-style="italic" style:font-style-asian="italic" style:font-style-complex="italic" fo:color="#0000ff"/>
    </style:style>
    <style:style style:name="T15_20" style:family="text">
      <style:text-properties fo:font-style="italic" style:font-style-asian="italic" style:font-style-complex="italic" fo:color="#0000ff"/>
    </style:style>
    <style:style style:name="T15_21" style:family="text">
      <style:text-properties fo:font-style="italic" style:font-style-asian="italic" style:font-style-complex="italic" fo:color="#0000ff"/>
    </style:style>
    <style:style style:name="T15_22" style:family="text">
      <style:text-properties fo:font-style="italic" style:font-style-asian="italic" style:font-style-complex="italic" fo:color="#0000ff"/>
    </style:style>
    <style:style style:name="T15_23" style:family="text">
      <style:text-properties fo:font-style="italic" style:font-style-asian="italic" style:font-style-complex="italic" fo:color="#0000ff"/>
    </style:style>
    <style:style style:name="T15_24" style:family="text">
      <style:text-properties fo:font-style="italic" style:font-style-asian="italic" style:font-style-complex="italic" fo:color="#0000ff"/>
    </style:style>
    <style:style style:name="T15_25" style:family="text">
      <style:text-properties fo:font-style="italic" style:font-style-asian="italic" style:font-style-complex="italic" fo:color="#0000ff"/>
    </style:style>
    <style:style style:name="T15_26" style:family="text">
      <style:text-properties fo:font-style="italic" style:font-style-asian="italic" style:font-style-complex="italic" fo:color="#0000ff"/>
    </style:style>
    <style:style style:name="T15_27" style:family="text">
      <style:text-properties fo:font-style="italic" style:font-style-asian="italic" style:font-style-complex="italic" fo:color="#0000ff"/>
    </style:style>
    <style:style style:name="T15_28" style:family="text">
      <style:text-properties fo:font-style="italic" style:font-style-asian="italic" style:font-style-complex="italic" fo:color="#0000ff"/>
    </style:style>
    <style:style style:name="T15_29" style:family="text">
      <style:text-properties fo:font-style="italic" style:font-style-asian="italic" style:font-style-complex="italic" fo:color="#0000ff"/>
    </style:style>
    <style:style style:name="T15_30" style:family="text">
      <style:text-properties fo:font-style="italic" style:font-style-asian="italic" style:font-style-complex="italic" fo:color="#0000ff"/>
    </style:style>
    <style:style style:name="T15_31" style:family="text">
      <style:text-properties fo:font-style="italic" style:font-style-asian="italic" style:font-style-complex="italic" fo:color="#0000ff"/>
    </style:style>
    <style:style style:name="T15_32" style:family="text">
      <style:text-properties fo:font-style="italic" style:font-style-asian="italic" style:font-style-complex="italic" fo:color="#0000ff"/>
    </style:style>
    <style:style style:name="T15_33" style:family="text">
      <style:text-properties fo:font-style="italic" style:font-style-asian="italic" style:font-style-complex="italic" fo:color="#0000ff"/>
    </style:style>
    <style:style style:name="T15_34" style:family="text">
      <style:text-properties fo:font-style="italic" style:font-style-asian="italic" style:font-style-complex="italic" fo:color="#0000ff"/>
    </style:style>
    <style:style style:name="T15_35" style:family="text">
      <style:text-properties fo:font-style="italic" style:font-style-asian="italic" style:font-style-complex="italic" fo:color="#0000ff"/>
    </style:style>
    <style:style style:name="T15_36" style:family="text">
      <style:text-properties fo:font-style="italic" style:font-style-asian="italic" style:font-style-complex="italic" fo:color="#0000ff"/>
    </style:style>
    <style:style style:name="T15_37" style:family="text">
      <style:text-properties fo:font-style="italic" style:font-style-asian="italic" style:font-style-complex="italic" fo:color="#0000ff"/>
    </style:style>
    <style:style style:name="T15_38" style:family="text">
      <style:text-properties fo:font-style="italic" style:font-style-asian="italic" style:font-style-complex="italic" fo:color="#0000ff"/>
    </style:style>
    <style:style style:name="T15_39" style:family="text">
      <style:text-properties fo:font-style="italic" style:font-style-asian="italic" style:font-style-complex="italic" fo:color="#0000ff"/>
    </style:style>
    <style:style style:name="T15_40" style:family="text">
      <style:text-properties fo:font-style="italic" style:font-style-asian="italic" style:font-style-complex="italic" fo:color="#0000ff"/>
    </style:style>
    <style:style style:name="T15_41" style:family="text">
      <style:text-properties fo:font-style="italic" style:font-style-asian="italic" style:font-style-complex="italic" fo:color="#0000ff"/>
    </style:style>
    <style:style style:name="T15_42" style:family="text">
      <style:text-properties fo:font-style="italic" style:font-style-asian="italic" style:font-style-complex="italic" fo:color="#0000ff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fo:color="#ff0000"/>
    </style:style>
    <style:style style:name="T17_2" style:family="text">
      <style:text-properties fo:color="#ff0000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color="#ff0000"/>
    </style:style>
    <style:style style:name="T19_2" style:family="text">
      <style:text-properties fo:color="#ff0000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text-underline-style="solid" style:text-underline-color="font-color"/>
    </style:style>
    <style:style style:name="T21_2" style:family="text">
      <style:text-properties style:text-underline-style="solid" style:text-underline-color="font-color"/>
    </style:style>
    <style:style style:name="T21_3" style:family="text">
      <style:text-properties style:text-underline-style="solid" style:text-underline-color="font-color"/>
    </style:style>
    <style:style style:name="T21_4" style:family="text">
      <style:text-properties style:text-underline-style="solid" style:text-underline-color="font-color"/>
    </style:style>
    <style:style style:name="T21_5" style:family="text">
      <style:text-properties style:text-underline-style="solid" style:text-underline-color="font-color"/>
    </style:style>
    <style:style style:name="T21_6" style:family="text">
      <style:text-properties style:text-underline-style="solid" style:text-underline-color="font-color"/>
    </style:style>
    <style:style style:name="T21_7" style:family="text">
      <style:text-properties style:text-underline-style="solid" style:text-underline-color="font-color"/>
    </style:style>
    <style:style style:name="T21_8" style:family="text">
      <style:text-properties style:text-underline-style="solid" style:text-underline-color="font-color"/>
    </style:style>
    <style:style style:name="T21_9" style:family="text">
      <style:text-properties style:text-underline-style="solid" style:text-underline-color="font-color"/>
    </style:style>
    <style:style style:name="T21_10" style:family="text">
      <style:text-properties style:text-underline-style="solid" style:text-underline-color="font-color"/>
    </style:style>
    <style:style style:name="T21_11" style:family="text">
      <style:text-properties style:text-underline-style="solid" style:text-underline-color="font-color"/>
    </style:style>
    <style:style style:name="T21_12" style:family="text">
      <style:text-properties style:text-underline-style="solid" style:text-underline-color="font-color"/>
    </style:style>
    <style:style style:name="P22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style="italic" style:font-style-asian="italic" style:font-style-complex="italic" fo:color="#0000ff"/>
    </style:style>
    <style:style style:name="T24_2" style:family="text">
      <style:text-properties fo:font-style="italic" style:font-style-asian="italic" style:font-style-complex="italic" fo:color="#0000ff"/>
    </style:style>
    <style:style style:name="T24_3" style:family="text">
      <style:text-properties fo:font-style="italic" style:font-style-asian="italic" style:font-style-complex="italic" fo:color="#0000ff"/>
    </style:style>
    <style:style style:name="T24_4" style:family="text">
      <style:text-properties fo:font-style="italic" style:font-style-asian="italic" style:font-style-complex="italic" fo:color="#0000ff"/>
    </style:style>
    <style:style style:name="T24_5" style:family="text">
      <style:text-properties fo:font-style="italic" style:font-style-asian="italic" style:font-style-complex="italic" fo:color="#0000ff"/>
    </style:style>
    <style:style style:name="T24_6" style:family="text">
      <style:text-properties fo:font-style="italic" style:font-style-asian="italic" style:font-style-complex="italic" fo:color="#0000ff"/>
    </style:style>
    <style:style style:name="T24_7" style:family="text">
      <style:text-properties fo:font-style="italic" style:font-style-asian="italic" style:font-style-complex="italic" fo:color="#0000ff"/>
    </style:style>
    <style:style style:name="T24_8" style:family="text">
      <style:text-properties fo:font-style="italic" style:font-style-asian="italic" style:font-style-complex="italic" fo:color="#0000ff"/>
    </style:style>
    <style:style style:name="T24_9" style:family="text">
      <style:text-properties fo:font-style="italic" style:font-style-asian="italic" style:font-style-complex="italic" fo:color="#0000ff"/>
    </style:style>
    <style:style style:name="T24_10" style:family="text">
      <style:text-properties fo:font-style="italic" style:font-style-asian="italic" style:font-style-complex="italic" fo:color="#0000ff"/>
    </style:style>
    <style:style style:name="T24_11" style:family="text">
      <style:text-properties fo:font-style="italic" style:font-style-asian="italic" style:font-style-complex="italic" fo:color="#0000ff"/>
    </style:style>
    <style:style style:name="T24_12" style:family="text">
      <style:text-properties fo:font-style="italic" style:font-style-asian="italic" style:font-style-complex="italic" fo:color="#0000ff"/>
    </style:style>
    <style:style style:name="T24_13" style:family="text">
      <style:text-properties fo:font-style="italic" style:font-style-asian="italic" style:font-style-complex="italic" fo:color="#0000ff"/>
    </style:style>
    <style:style style:name="T24_14" style:family="text">
      <style:text-properties fo:font-style="italic" style:font-style-asian="italic" style:font-style-complex="italic" fo:color="#0000ff"/>
    </style:style>
    <style:style style:name="T24_15" style:family="text">
      <style:text-properties fo:font-style="italic" style:font-style-asian="italic" style:font-style-complex="italic" fo:color="#0000ff"/>
    </style:style>
    <style:style style:name="T24_16" style:family="text">
      <style:text-properties fo:font-style="italic" style:font-style-asian="italic" style:font-style-complex="italic" fo:color="#0000ff"/>
    </style:style>
    <style:style style:name="T24_17" style:family="text">
      <style:text-properties fo:font-style="italic" style:font-style-asian="italic" style:font-style-complex="italic" fo:color="#0000ff"/>
    </style:style>
    <style:style style:name="T24_18" style:family="text">
      <style:text-properties fo:font-style="italic" style:font-style-asian="italic" style:font-style-complex="italic" fo:color="#0000ff"/>
    </style:style>
    <style:style style:name="T24_19" style:family="text">
      <style:text-properties fo:font-style="italic" style:font-style-asian="italic" style:font-style-complex="italic" fo:color="#0000ff"/>
    </style:style>
    <style:style style:name="T24_20" style:family="text">
      <style:text-properties fo:font-style="italic" style:font-style-asian="italic" style:font-style-complex="italic" fo:color="#0000ff"/>
    </style:style>
    <style:style style:name="T24_21" style:family="text">
      <style:text-properties fo:font-style="italic" style:font-style-asian="italic" style:font-style-complex="italic" fo:color="#0000ff"/>
    </style:style>
    <style:style style:name="T24_22" style:family="text">
      <style:text-properties fo:font-style="italic" style:font-style-asian="italic" style:font-style-complex="italic" fo:color="#0000ff"/>
    </style:style>
    <style:style style:name="T24_23" style:family="text">
      <style:text-properties fo:font-style="italic" style:font-style-asian="italic" style:font-style-complex="italic" fo:color="#0000ff"/>
    </style:style>
    <style:style style:name="T24_24" style:family="text">
      <style:text-properties fo:font-style="italic" style:font-style-asian="italic" style:font-style-complex="italic" fo:color="#0000ff"/>
    </style:style>
    <style:style style:name="T24_25" style:family="text">
      <style:text-properties fo:font-style="italic" style:font-style-asian="italic" style:font-style-complex="italic" fo:color="#0000ff"/>
    </style:style>
    <style:style style:name="T24_26" style:family="text">
      <style:text-properties fo:font-style="italic" style:font-style-asian="italic" style:font-style-complex="italic" fo:color="#0000ff"/>
    </style:style>
    <style:style style:name="T24_27" style:family="text">
      <style:text-properties fo:font-style="italic" style:font-style-asian="italic" style:font-style-complex="italic" fo:color="#0000ff"/>
    </style:style>
    <style:style style:name="T24_28" style:family="text">
      <style:text-properties fo:font-style="italic" style:font-style-asian="italic" style:font-style-complex="italic" fo:color="#0000ff"/>
    </style:style>
    <style:style style:name="T24_29" style:family="text">
      <style:text-properties fo:font-style="italic" style:font-style-asian="italic" style:font-style-complex="italic" fo:color="#0000ff"/>
    </style:style>
    <style:style style:name="T24_30" style:family="text">
      <style:text-properties fo:font-style="italic" style:font-style-asian="italic" style:font-style-complex="italic" fo:color="#0000ff"/>
    </style:style>
    <style:style style:name="T24_31" style:family="text">
      <style:text-properties fo:font-style="italic" style:font-style-asian="italic" style:font-style-complex="italic" fo:color="#0000ff"/>
    </style:style>
    <style:style style:name="T24_32" style:family="text">
      <style:text-properties fo:font-style="italic" style:font-style-asian="italic" style:font-style-complex="italic" fo:color="#0000ff"/>
    </style:style>
    <style:style style:name="T24_33" style:family="text">
      <style:text-properties fo:font-style="italic" style:font-style-asian="italic" style:font-style-complex="italic" fo:color="#0000ff"/>
    </style:style>
    <style:style style:name="T24_34" style:family="text">
      <style:text-properties fo:font-style="italic" style:font-style-asian="italic" style:font-style-complex="italic" fo:color="#0000ff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color="#ff0000"/>
    </style:style>
    <style:style style:name="T38_2" style:family="text">
      <style:text-properties fo:color="#ff0000"/>
    </style:style>
    <style:style style:name="T38_3" style:family="text">
      <style:text-properties fo:color="#ff0000"/>
    </style:style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color="#ff0000"/>
    </style:style>
    <style:style style:name="T40_2" style:family="text">
      <style:text-properties fo:color="#ff0000"/>
    </style:style>
    <style:style style:name="T40_3" style:family="text">
      <style:text-properties fo:color="#ff0000"/>
    </style:style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>
      <style:text-properties fo:font-weight="bold" style:font-weight-asian="bold" style:font-weight-complex="bold"/>
    </style:style>
    <style:style style:name="T42_53" style:family="text">
      <style:text-properties fo:font-weight="bold" style:font-weight-asian="bold" style:font-weight-complex="bold"/>
    </style:style>
    <style:style style:name="T42_54" style:family="text">
      <style:text-properties fo:font-weight="bold" style:font-weight-asian="bold" style:font-weight-complex="bold"/>
    </style:style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color="#ff0000"/>
    </style:style>
    <style:style style:name="T58_2" style:family="text">
      <style:text-properties fo:color="#ff0000"/>
    </style:style>
    <style:style style:name="T58_3" style:family="text">
      <style:text-properties fo:color="#ff0000"/>
    </style:style>
    <style:style style:name="T58_4" style:family="text">
      <style:text-properties fo:color="#1155cc"/>
    </style:style>
    <style:style style:name="T58_5" style:family="text">
      <style:text-properties fo:color="#1155cc"/>
    </style:style>
    <style:style style:name="T58_6" style:family="text">
      <style:text-properties fo:color="#1155cc"/>
    </style:style>
    <style:style style:name="T58_7" style:family="text">
      <style:text-properties fo:color="#1155cc"/>
    </style:style>
    <style:style style:name="T58_8" style:family="text">
      <style:text-properties fo:color="#1155cc"/>
    </style:style>
    <style:style style:name="T58_9" style:family="text">
      <style:text-properties fo:color="#1155cc"/>
    </style:style>
    <style:style style:name="T58_10" style:family="text">
      <style:text-properties fo:color="#1155cc"/>
    </style:style>
    <style:style style:name="T58_11" style:family="text">
      <style:text-properties fo:color="#1155cc"/>
    </style:style>
    <style:style style:name="T58_12" style:family="text">
      <style:text-properties fo:color="#1155cc"/>
    </style:style>
    <style:style style:name="T58_13" style:family="text">
      <style:text-properties fo:color="#1155cc"/>
    </style:style>
    <style:style style:name="T58_14" style:family="text">
      <style:text-properties fo:color="#1155cc"/>
    </style:style>
    <style:style style:name="T58_15" style:family="text">
      <style:text-properties fo:color="#1155cc"/>
    </style:style>
    <style:style style:name="T58_16" style:family="text">
      <style:text-properties fo:color="#1155cc"/>
    </style:style>
    <style:style style:name="T58_17" style:family="text">
      <style:text-properties fo:color="#1155cc"/>
    </style:style>
    <style:style style:name="T58_18" style:family="text">
      <style:text-properties fo:color="#1155cc"/>
    </style:style>
    <style:style style:name="T58_19" style:family="text">
      <style:text-properties fo:color="#1155cc"/>
    </style:style>
    <style:style style:name="T58_20" style:family="text">
      <style:text-properties fo:color="#1155cc"/>
    </style:style>
    <style:style style:name="T58_21" style:family="text">
      <style:text-properties fo:color="#1155cc"/>
    </style:style>
    <style:style style:name="T58_22" style:family="text">
      <style:text-properties fo:color="#1155cc"/>
    </style:style>
    <style:style style:name="T58_23" style:family="text">
      <style:text-properties fo:color="#1155cc"/>
    </style:style>
    <style:style style:name="T58_24" style:family="text">
      <style:text-properties fo:color="#1155cc"/>
    </style:style>
    <style:style style:name="T58_25" style:family="text">
      <style:text-properties fo:color="#1155cc"/>
    </style:style>
    <style:style style:name="T58_26" style:family="text">
      <style:text-properties fo:color="#1155cc"/>
    </style:style>
    <style:style style:name="T58_27" style:family="text">
      <style:text-properties fo:color="#1155cc"/>
    </style:style>
    <style:style style:name="T58_28" style:family="text">
      <style:text-properties fo:color="#1155cc"/>
    </style:style>
    <style:style style:name="T58_29" style:family="text">
      <style:text-properties fo:color="#1155cc"/>
    </style:style>
    <style:style style:name="T58_30" style:family="text">
      <style:text-properties fo:color="#1155cc"/>
    </style:style>
    <style:style style:name="T58_31" style:family="text">
      <style:text-properties fo:color="#1155cc"/>
    </style:style>
    <style:style style:name="T58_32" style:family="text">
      <style:text-properties fo:color="#1155cc"/>
    </style:style>
    <style:style style:name="T58_33" style:family="text">
      <style:text-properties fo:color="#1155cc"/>
    </style:style>
    <style:style style:name="T58_34" style:family="text">
      <style:text-properties fo:color="#1155cc"/>
    </style:style>
    <style:style style:name="T58_35" style:family="text">
      <style:text-properties fo:color="#1155cc"/>
    </style:style>
    <style:style style:name="T58_36" style:family="text">
      <style:text-properties fo:color="#1155cc"/>
    </style:style>
    <style:style style:name="T58_37" style:family="text">
      <style:text-properties fo:color="#1155cc"/>
    </style:style>
    <style:style style:name="T58_38" style:family="text">
      <style:text-properties fo:color="#1155cc"/>
    </style:style>
    <style:style style:name="T58_39" style:family="text">
      <style:text-properties fo:color="#1155cc"/>
    </style:style>
    <style:style style:name="T58_40" style:family="text">
      <style:text-properties fo:color="#1155cc"/>
    </style:style>
    <style:style style:name="T58_41" style:family="text">
      <style:text-properties fo:color="#1155cc"/>
    </style:style>
    <style:style style:name="T58_42" style:family="text">
      <style:text-properties fo:color="#1155cc"/>
    </style:style>
    <style:style style:name="T58_43" style:family="text">
      <style:text-properties fo:color="#1155cc"/>
    </style:style>
    <style:style style:name="T58_44" style:family="text">
      <style:text-properties fo:color="#1155cc"/>
    </style:style>
    <style:style style:name="T58_45" style:family="text">
      <style:text-properties fo:color="#1155cc"/>
    </style:style>
    <style:style style:name="T58_46" style:family="text">
      <style:text-properties fo:color="#1155cc"/>
    </style:style>
    <style:style style:name="T58_47" style:family="text">
      <style:text-properties fo:color="#1155cc"/>
    </style:style>
    <style:style style:name="T58_48" style:family="text">
      <style:text-properties fo:color="#1155cc"/>
    </style:style>
    <style:style style:name="T58_49" style:family="text">
      <style:text-properties fo:color="#1155cc"/>
    </style:style>
    <style:style style:name="T58_50" style:family="text">
      <style:text-properties fo:color="#1155cc"/>
    </style:style>
    <style:style style:name="T58_51" style:family="text">
      <style:text-properties fo:color="#1155cc"/>
    </style:style>
    <style:style style:name="T58_52" style:family="text">
      <style:text-properties fo:color="#1155cc"/>
    </style:style>
    <style:style style:name="T58_53" style:family="text">
      <style:text-properties fo:color="#1155cc"/>
    </style:style>
    <style:style style:name="T58_54" style:family="text">
      <style:text-properties fo:color="#1155cc"/>
    </style:style>
    <style:style style:name="T58_55" style:family="text">
      <style:text-properties fo:color="#1155cc"/>
    </style:style>
    <style:style style:name="T58_56" style:family="text">
      <style:text-properties fo:color="#1155cc"/>
    </style:style>
    <style:style style:name="T58_57" style:family="text">
      <style:text-properties fo:color="#1155cc"/>
    </style:style>
    <style:style style:name="T58_58" style:family="text">
      <style:text-properties fo:color="#1155cc"/>
    </style:style>
    <style:style style:name="T58_59" style:family="text">
      <style:text-properties fo:color="#1155cc"/>
    </style:style>
    <style:style style:name="T58_60" style:family="text">
      <style:text-properties fo:color="#1155cc"/>
    </style:style>
    <style:style style:name="T58_61" style:family="text">
      <style:text-properties fo:color="#1155cc"/>
    </style:style>
    <style:style style:name="T58_62" style:family="text">
      <style:text-properties fo:color="#1155cc"/>
    </style:style>
    <style:style style:name="T58_63" style:family="text">
      <style:text-properties fo:color="#1155cc"/>
    </style:style>
    <style:style style:name="T58_64" style:family="text">
      <style:text-properties fo:color="#1155cc"/>
    </style:style>
    <style:style style:name="T58_65" style:family="text">
      <style:text-properties fo:color="#1155cc"/>
    </style:style>
    <style:style style:name="T58_66" style:family="text">
      <style:text-properties fo:color="#1155cc"/>
    </style:style>
    <style:style style:name="T58_67" style:family="text">
      <style:text-properties fo:color="#1155cc"/>
    </style:style>
    <style:style style:name="T58_68" style:family="text">
      <style:text-properties fo:color="#1155cc"/>
    </style:style>
    <style:style style:name="T58_69" style:family="text">
      <style:text-properties fo:color="#1155cc"/>
    </style:style>
    <style:style style:name="T58_70" style:family="text">
      <style:text-properties fo:color="#1155cc"/>
    </style:style>
    <style:style style:name="T58_71" style:family="text">
      <style:text-properties fo:color="#1155cc"/>
    </style:style>
    <style:style style:name="T58_72" style:family="text">
      <style:text-properties fo:color="#1155cc"/>
    </style:style>
    <style:style style:name="T58_73" style:family="text">
      <style:text-properties fo:color="#1155cc"/>
    </style:style>
    <style:style style:name="T58_74" style:family="text">
      <style:text-properties fo:color="#1155cc"/>
    </style:style>
    <style:style style:name="T58_75" style:family="text">
      <style:text-properties fo:color="#1155cc"/>
    </style:style>
    <style:style style:name="T58_76" style:family="text">
      <style:text-properties fo:color="#1155cc"/>
    </style:style>
    <style:style style:name="T58_77" style:family="text">
      <style:text-properties fo:color="#1155cc"/>
    </style:style>
    <style:style style:name="T58_78" style:family="text">
      <style:text-properties fo:color="#1155cc"/>
    </style:style>
    <style:style style:name="T58_79" style:family="text">
      <style:text-properties fo:color="#1155cc"/>
    </style:style>
    <style:style style:name="T58_80" style:family="text">
      <style:text-properties fo:color="#1155cc"/>
    </style:style>
    <style:style style:name="T58_81" style:family="text">
      <style:text-properties fo:color="#1155cc"/>
    </style:style>
    <style:style style:name="T58_82" style:family="text">
      <style:text-properties fo:color="#1155cc"/>
    </style:style>
    <style:style style:name="T58_83" style:family="text">
      <style:text-properties fo:color="#1155cc"/>
    </style:style>
    <style:style style:name="T58_84" style:family="text">
      <style:text-properties fo:color="#1155cc"/>
    </style:style>
    <style:style style:name="T58_85" style:family="text">
      <style:text-properties fo:color="#1155cc"/>
    </style:style>
    <style:style style:name="T58_86" style:family="text">
      <style:text-properties fo:color="#1155cc"/>
    </style:style>
    <style:style style:name="T58_87" style:family="text">
      <style:text-properties fo:color="#1155cc"/>
    </style:style>
    <style:style style:name="T58_88" style:family="text">
      <style:text-properties fo:color="#1155cc"/>
    </style:style>
    <style:style style:name="T58_89" style:family="text">
      <style:text-properties fo:color="#1155cc"/>
    </style:style>
    <style:style style:name="T58_90" style:family="text">
      <style:text-properties fo:color="#1155cc"/>
    </style:style>
    <style:style style:name="T58_91" style:family="text">
      <style:text-properties fo:color="#1155cc"/>
    </style:style>
    <style:style style:name="T58_92" style:family="text">
      <style:text-properties fo:color="#1155cc"/>
    </style:style>
    <style:style style:name="T58_93" style:family="text">
      <style:text-properties fo:color="#1155cc"/>
    </style:style>
    <style:style style:name="T58_94" style:family="text">
      <style:text-properties fo:color="#1155cc"/>
    </style:style>
    <style:style style:name="T58_95" style:family="text">
      <style:text-properties fo:color="#1155cc"/>
    </style:style>
    <style:style style:name="T58_96" style:family="text">
      <style:text-properties fo:color="#1155cc"/>
    </style:style>
    <style:style style:name="T58_97" style:family="text">
      <style:text-properties fo:color="#1155cc"/>
    </style:style>
    <style:style style:name="T58_98" style:family="text">
      <style:text-properties fo:color="#1155cc"/>
    </style:style>
    <style:style style:name="T58_99" style:family="text">
      <style:text-properties fo:color="#1155cc"/>
    </style:style>
    <style:style style:name="P59" style:family="paragraph" style:parent-style-name="Standard">
      <style:paragraph-properties fo:text-align="justify" fo:break-before="auto" fo:line-height="115%" style:writing-mode="lr-tb"/>
      <style:text-properties fo:color="#1155cc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>
      <style:text-properties fo:color="#ff0000"/>
    </style:style>
    <style:style style:name="T64_2" style:family="text">
      <style:text-properties fo:color="#ff0000"/>
    </style:style>
    <style:style style:name="T64_3" style:family="text">
      <style:text-properties fo:color="#ff0000"/>
    </style:style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style:text-underline-style="solid" style:text-underline-color="font-color"/>
    </style:style>
    <style:style style:name="T68_2" style:family="text">
      <style:text-properties style:text-underline-style="solid" style:text-underline-color="font-color"/>
    </style:style>
    <style:style style:name="T68_3" style:family="text">
      <style:text-properties style:text-underline-style="solid" style:text-underline-color="font-color"/>
    </style:style>
    <style:style style:name="T68_4" style:family="text">
      <style:text-properties style:text-underline-style="solid" style:text-underline-color="font-color"/>
    </style:style>
    <style:style style:name="T68_5" style:family="text">
      <style:text-properties style:text-underline-style="solid" style:text-underline-color="font-color"/>
    </style:style>
    <style:style style:name="T68_6" style:family="text">
      <style:text-properties style:text-underline-style="solid" style:text-underline-color="font-color"/>
    </style:style>
    <style:style style:name="T68_7" style:family="text">
      <style:text-properties style:text-underline-style="solid" style:text-underline-color="font-color"/>
    </style:style>
    <style:style style:name="T68_8" style:family="text">
      <style:text-properties style:text-underline-style="solid" style:text-underline-color="font-color"/>
    </style:style>
    <style:style style:name="T68_9" style:family="text">
      <style:text-properties style:text-underline-style="solid" style:text-underline-color="font-color"/>
    </style:style>
    <style:style style:name="T68_10" style:family="text">
      <style:text-properties style:text-underline-style="solid" style:text-underline-color="font-color"/>
    </style:style>
    <style:style style:name="T68_11" style:family="text">
      <style:text-properties style:text-underline-style="solid" style:text-underline-color="font-color"/>
    </style:style>
    <style:style style:name="T68_12" style:family="text">
      <style:text-properties style:text-underline-style="solid" style:text-underline-color="font-color"/>
    </style:style>
    <style:style style:name="T68_13" style:family="text">
      <style:text-properties style:text-underline-style="solid" style:text-underline-color="font-color"/>
    </style:style>
    <style:style style:name="T68_14" style:family="text">
      <style:text-properties style:text-underline-style="solid" style:text-underline-color="font-color"/>
    </style:style>
    <style:style style:name="P69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fo:font-style="italic" style:font-style-asian="italic" style:font-style-complex="italic" fo:color="#0000ff"/>
    </style:style>
    <style:style style:name="T75_2" style:family="text">
      <style:text-properties fo:font-style="italic" style:font-style-asian="italic" style:font-style-complex="italic" fo:color="#0000ff"/>
    </style:style>
    <style:style style:name="T75_3" style:family="text">
      <style:text-properties fo:font-style="italic" style:font-style-asian="italic" style:font-style-complex="italic" fo:color="#0000ff"/>
    </style:style>
    <style:style style:name="T75_4" style:family="text">
      <style:text-properties fo:font-style="italic" style:font-style-asian="italic" style:font-style-complex="italic" fo:color="#0000ff"/>
    </style:style>
    <style:style style:name="T75_5" style:family="text">
      <style:text-properties fo:font-style="italic" style:font-style-asian="italic" style:font-style-complex="italic" fo:color="#0000ff"/>
    </style:style>
    <style:style style:name="T75_6" style:family="text">
      <style:text-properties fo:font-style="italic" style:font-style-asian="italic" style:font-style-complex="italic" fo:color="#0000ff"/>
    </style:style>
    <style:style style:name="T75_7" style:family="text">
      <style:text-properties fo:font-style="italic" style:font-style-asian="italic" style:font-style-complex="italic" fo:color="#0000ff"/>
    </style:style>
    <style:style style:name="T75_8" style:family="text">
      <style:text-properties fo:font-style="italic" style:font-style-asian="italic" style:font-style-complex="italic" fo:color="#0000ff"/>
    </style:style>
    <style:style style:name="T75_9" style:family="text">
      <style:text-properties fo:font-style="italic" style:font-style-asian="italic" style:font-style-complex="italic" fo:color="#0000ff"/>
    </style:style>
    <style:style style:name="T75_10" style:family="text">
      <style:text-properties fo:font-style="italic" style:font-style-asian="italic" style:font-style-complex="italic" fo:color="#0000ff"/>
    </style:style>
    <style:style style:name="T75_11" style:family="text">
      <style:text-properties fo:font-style="italic" style:font-style-asian="italic" style:font-style-complex="italic" fo:color="#0000ff"/>
    </style:style>
    <style:style style:name="T75_12" style:family="text">
      <style:text-properties fo:font-style="italic" style:font-style-asian="italic" style:font-style-complex="italic" fo:color="#0000ff"/>
    </style:style>
    <style:style style:name="T75_13" style:family="text">
      <style:text-properties fo:font-style="italic" style:font-style-asian="italic" style:font-style-complex="italic" fo:color="#0000ff"/>
    </style:style>
    <style:style style:name="T75_14" style:family="text">
      <style:text-properties fo:font-style="italic" style:font-style-asian="italic" style:font-style-complex="italic" fo:color="#0000ff"/>
    </style:style>
    <style:style style:name="T75_15" style:family="text">
      <style:text-properties fo:font-style="italic" style:font-style-asian="italic" style:font-style-complex="italic" fo:color="#0000ff"/>
    </style:style>
    <style:style style:name="T75_16" style:family="text">
      <style:text-properties fo:font-style="italic" style:font-style-asian="italic" style:font-style-complex="italic" fo:color="#0000ff"/>
    </style:style>
    <style:style style:name="T75_17" style:family="text">
      <style:text-properties fo:font-style="italic" style:font-style-asian="italic" style:font-style-complex="italic" fo:color="#0000ff"/>
    </style:style>
    <style:style style:name="T75_18" style:family="text">
      <style:text-properties fo:font-style="italic" style:font-style-asian="italic" style:font-style-complex="italic" fo:color="#0000ff"/>
    </style:style>
    <style:style style:name="T75_19" style:family="text">
      <style:text-properties fo:font-style="italic" style:font-style-asian="italic" style:font-style-complex="italic" fo:color="#0000ff"/>
    </style:style>
    <style:style style:name="T75_20" style:family="text">
      <style:text-properties fo:font-style="italic" style:font-style-asian="italic" style:font-style-complex="italic" fo:color="#0000ff"/>
    </style:style>
    <style:style style:name="T75_21" style:family="text">
      <style:text-properties fo:font-style="italic" style:font-style-asian="italic" style:font-style-complex="italic" fo:color="#0000ff"/>
    </style:style>
    <style:style style:name="T75_22" style:family="text">
      <style:text-properties fo:font-style="italic" style:font-style-asian="italic" style:font-style-complex="italic" fo:color="#0000ff"/>
    </style:style>
    <style:style style:name="T75_23" style:family="text">
      <style:text-properties fo:font-style="italic" style:font-style-asian="italic" style:font-style-complex="italic" fo:color="#0000ff"/>
    </style:style>
    <style:style style:name="T75_24" style:family="text">
      <style:text-properties fo:font-style="italic" style:font-style-asian="italic" style:font-style-complex="italic" fo:color="#0000ff"/>
    </style:style>
    <style:style style:name="T75_25" style:family="text">
      <style:text-properties fo:font-style="italic" style:font-style-asian="italic" style:font-style-complex="italic" fo:color="#0000ff"/>
    </style:style>
    <style:style style:name="T75_26" style:family="text">
      <style:text-properties fo:font-style="italic" style:font-style-asian="italic" style:font-style-complex="italic" fo:color="#0000ff"/>
    </style:style>
    <style:style style:name="T75_27" style:family="text">
      <style:text-properties fo:font-style="italic" style:font-style-asian="italic" style:font-style-complex="italic" fo:color="#0000ff"/>
    </style:style>
    <style:style style:name="T75_28" style:family="text">
      <style:text-properties fo:font-style="italic" style:font-style-asian="italic" style:font-style-complex="italic" fo:color="#0000ff"/>
    </style:style>
    <style:style style:name="T75_29" style:family="text">
      <style:text-properties fo:font-style="italic" style:font-style-asian="italic" style:font-style-complex="italic" fo:color="#0000ff"/>
    </style:style>
    <style:style style:name="T75_30" style:family="text">
      <style:text-properties fo:font-style="italic" style:font-style-asian="italic" style:font-style-complex="italic" fo:color="#0000ff"/>
    </style:style>
    <style:style style:name="T75_31" style:family="text">
      <style:text-properties fo:font-style="italic" style:font-style-asian="italic" style:font-style-complex="italic" fo:color="#0000ff"/>
    </style:style>
    <style:style style:name="T75_32" style:family="text">
      <style:text-properties fo:font-style="italic" style:font-style-asian="italic" style:font-style-complex="italic" fo:color="#0000ff"/>
    </style:style>
    <style:style style:name="T75_33" style:family="text">
      <style:text-properties fo:font-style="italic" style:font-style-asian="italic" style:font-style-complex="italic" fo:color="#0000ff"/>
    </style:style>
    <style:style style:name="T75_34" style:family="text">
      <style:text-properties fo:font-style="italic" style:font-style-asian="italic" style:font-style-complex="italic" fo:color="#0000ff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>
      <style:text-properties fo:color="#ff0000"/>
    </style:style>
    <style:style style:name="T79_2" style:family="text">
      <style:text-properties fo:color="#ff0000"/>
    </style:style>
    <style:style style:name="T79_3" style:family="text">
      <style:text-properties fo:color="#ff0000"/>
    </style:style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text-align="justify" fo:break-before="auto" fo:line-height="115%" style:writing-mode="lr-tb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P86" style:family="paragraph" style:parent-style-name="Standard">
      <style:paragraph-properties fo:text-align="justify" fo:break-before="auto" fo:line-height="115%" style:writing-mode="lr-tb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fo:color="#ff0000"/>
    </style:style>
    <style:style style:name="T89_2" style:family="text">
      <style:text-properties fo:color="#ff0000"/>
    </style:style>
    <style:style style:name="T89_3" style:family="text">
      <style:text-properties fo:color="#ff0000"/>
    </style:style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P90" style:family="paragraph" style:parent-style-name="Standard">
      <style:paragraph-properties fo:text-align="justify" fo:break-before="auto" fo:line-height="115%" style:writing-mode="lr-tb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style:text-underline-style="solid" style:text-underline-color="font-color"/>
    </style:style>
    <style:style style:name="T97_2" style:family="text">
      <style:text-properties style:text-underline-style="solid" style:text-underline-color="font-color"/>
    </style:style>
    <style:style style:name="T97_3" style:family="text">
      <style:text-properties style:text-underline-style="solid" style:text-underline-color="font-color"/>
    </style:style>
    <style:style style:name="T97_4" style:family="text">
      <style:text-properties style:text-underline-style="solid" style:text-underline-color="font-color"/>
    </style:style>
    <style:style style:name="T97_5" style:family="text">
      <style:text-properties style:text-underline-style="solid" style:text-underline-color="font-color"/>
    </style:style>
    <style:style style:name="T97_6" style:family="text">
      <style:text-properties style:text-underline-style="solid" style:text-underline-color="font-color"/>
    </style:style>
    <style:style style:name="T97_7" style:family="text">
      <style:text-properties style:text-underline-style="solid" style:text-underline-color="font-color"/>
    </style:style>
    <style:style style:name="T97_8" style:family="text">
      <style:text-properties style:text-underline-style="solid" style:text-underline-color="font-color"/>
    </style:style>
    <style:style style:name="T97_9" style:family="text">
      <style:text-properties style:text-underline-style="solid" style:text-underline-color="font-color"/>
    </style:style>
    <style:style style:name="T97_10" style:family="text">
      <style:text-properties style:text-underline-style="solid" style:text-underline-color="font-color"/>
    </style:style>
    <style:style style:name="T97_11" style:family="text">
      <style:text-properties style:text-underline-style="solid" style:text-underline-color="font-color"/>
    </style:style>
    <style:style style:name="T97_12" style:family="text">
      <style:text-properties style:text-underline-style="solid" style:text-underline-color="font-color"/>
    </style:style>
    <style:style style:name="T97_13" style:family="text">
      <style:text-properties style:text-underline-style="solid" style:text-underline-color="font-color"/>
    </style:style>
    <style:style style:name="T97_14" style:family="text">
      <style:text-properties style:text-underline-style="solid" style:text-underline-color="font-color"/>
    </style:style>
    <style:style style:name="T97_15" style:family="text">
      <style:text-properties style:text-underline-style="solid" style:text-underline-color="font-color"/>
    </style:style>
    <style:style style:name="P98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P100" style:family="paragraph" style:parent-style-name="Standard">
      <style:paragraph-properties fo:text-align="justify" fo:break-before="auto" fo:line-height="115%" style:writing-mode="lr-tb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/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P104" style:family="paragraph" style:parent-style-name="Standard">
      <style:paragraph-properties fo:text-align="justify" fo:break-before="auto" fo:line-height="115%" style:writing-mode="lr-tb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P108" style:family="paragraph" style:parent-style-name="Standard">
      <style:paragraph-properties fo:text-align="justify" fo:break-before="auto" fo:line-height="115%" style:writing-mode="lr-tb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>
      <style:text-properties style:text-underline-style="solid" style:text-underline-color="font-color"/>
    </style:style>
    <style:style style:name="T109_2" style:family="text">
      <style:text-properties style:text-underline-style="solid" style:text-underline-color="font-color"/>
    </style:style>
    <style:style style:name="T109_3" style:family="text">
      <style:text-properties style:text-underline-style="solid" style:text-underline-color="font-color"/>
    </style:style>
    <style:style style:name="T109_4" style:family="text">
      <style:text-properties style:text-underline-style="solid" style:text-underline-color="font-color"/>
    </style:style>
    <style:style style:name="T109_5" style:family="text">
      <style:text-properties style:text-underline-style="solid" style:text-underline-color="font-color"/>
    </style:style>
    <style:style style:name="T109_6" style:family="text">
      <style:text-properties style:text-underline-style="solid" style:text-underline-color="font-color"/>
    </style:style>
    <style:style style:name="T109_7" style:family="text">
      <style:text-properties style:text-underline-style="solid" style:text-underline-color="font-color"/>
    </style:style>
    <style:style style:name="T109_8" style:family="text">
      <style:text-properties style:text-underline-style="solid" style:text-underline-color="font-color"/>
    </style:style>
    <style:style style:name="T109_9" style:family="text">
      <style:text-properties style:text-underline-style="solid" style:text-underline-color="font-color"/>
    </style:style>
    <style:style style:name="P110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P116" style:family="paragraph" style:parent-style-name="Standard">
      <style:paragraph-properties fo:text-align="justify"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P118" style:family="paragraph" style:parent-style-name="Standard">
      <style:paragraph-properties fo:text-align="justify"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P120" style:family="paragraph" style:parent-style-name="Standard">
      <style:paragraph-properties fo:text-align="justify" fo:break-before="auto" fo:line-height="115%" style:writing-mode="lr-tb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fo:color="#ff0000"/>
    </style:style>
    <style:style style:name="T121_2" style:family="text">
      <style:text-properties fo:color="#ff0000"/>
    </style:style>
    <style:style style:name="T121_3" style:family="text">
      <style:text-properties fo:color="#ff0000"/>
    </style:style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P124" style:family="paragraph" style:parent-style-name="Standard">
      <style:paragraph-properties fo:text-align="justify" fo:break-before="auto" fo:line-height="115%" style:writing-mode="lr-tb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P126" style:family="paragraph" style:parent-style-name="Standard">
      <style:paragraph-properties fo:text-align="justify" fo:break-before="auto" fo:line-height="115%" style:writing-mode="lr-tb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P128" style:family="paragraph" style:parent-style-name="Standard">
      <style:paragraph-properties fo:text-align="justify" fo:break-before="auto" fo:line-height="115%" style:writing-mode="lr-tb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P130" style:family="paragraph" style:parent-style-name="Standard">
      <style:paragraph-properties fo:text-align="justify" fo:break-before="auto" fo:line-height="115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P132" style:family="paragraph" style:parent-style-name="Standard">
      <style:paragraph-properties fo:text-align="justify" fo:break-before="auto" fo:line-height="115%" style:writing-mode="lr-tb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P134" style:family="paragraph" style:parent-style-name="Standard">
      <style:paragraph-properties fo:text-align="justify" fo:break-before="auto" fo:line-height="115%" style:writing-mode="lr-tb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T137_99" style:family="text"/>
    <style:style style:name="T137_100" style:family="text"/>
    <style:style style:name="T137_101" style:family="text"/>
    <style:style style:name="T137_102" style:family="text"/>
    <style:style style:name="T137_103" style:family="text"/>
    <style:style style:name="T137_104" style:family="text"/>
    <style:style style:name="T137_105" style:family="text"/>
    <style:style style:name="T137_106" style:family="text"/>
    <style:style style:name="T137_107" style:family="text"/>
    <style:style style:name="T137_108" style:family="text"/>
    <style:style style:name="T137_109" style:family="text"/>
    <style:style style:name="T137_110" style:family="text"/>
    <style:style style:name="T137_111" style:family="text"/>
    <style:style style:name="T137_112" style:family="text">
      <style:text-properties fo:font-weight="bold" style:font-weight-asian="bold" style:font-weight-complex="bold"/>
    </style:style>
    <style:style style:name="T137_113" style:family="text">
      <style:text-properties fo:font-weight="bold" style:font-weight-asian="bold" style:font-weight-complex="bold"/>
    </style:style>
    <style:style style:name="T137_114" style:family="text">
      <style:text-properties fo:font-weight="bold" style:font-weight-asian="bold" style:font-weight-complex="bold"/>
    </style:style>
    <style:style style:name="T137_115" style:family="text">
      <style:text-properties fo:font-weight="bold" style:font-weight-asian="bold" style:font-weight-complex="bold"/>
    </style:style>
    <style:style style:name="T137_116" style:family="text">
      <style:text-properties fo:font-weight="bold" style:font-weight-asian="bold" style:font-weight-complex="bold"/>
    </style:style>
    <style:style style:name="T137_117" style:family="text">
      <style:text-properties fo:font-weight="bold" style:font-weight-asian="bold" style:font-weight-complex="bold"/>
    </style:style>
    <style:style style:name="T137_118" style:family="text"/>
    <style:style style:name="T137_119" style:family="text">
      <style:text-properties fo:color="#ff0000"/>
    </style:style>
    <style:style style:name="T137_120" style:family="text">
      <style:text-properties fo:color="#ff0000"/>
    </style:style>
    <style:style style:name="T137_121" style:family="text">
      <style:text-properties fo:color="#ff0000"/>
    </style:style>
    <style:style style:name="T137_122" style:family="text">
      <style:text-properties fo:color="#ff0000"/>
    </style:style>
    <style:style style:name="T137_123" style:family="text">
      <style:text-properties fo:color="#ff0000"/>
    </style:style>
    <style:style style:name="T137_124" style:family="text">
      <style:text-properties fo:color="#ff0000"/>
    </style:style>
    <style:style style:name="T137_125" style:family="text">
      <style:text-properties fo:color="#ff0000"/>
    </style:style>
    <style:style style:name="T137_126" style:family="text">
      <style:text-properties fo:color="#ff0000"/>
    </style:style>
    <style:style style:name="T137_127" style:family="text">
      <style:text-properties fo:color="#ff0000"/>
    </style:style>
    <style:style style:name="T137_128" style:family="text">
      <style:text-properties fo:color="#ff0000"/>
    </style:style>
    <style:style style:name="T137_129" style:family="text">
      <style:text-properties fo:color="#ff0000"/>
    </style:style>
    <style:style style:name="T137_130" style:family="text">
      <style:text-properties fo:color="#ff0000"/>
    </style:style>
    <style:style style:name="T137_131" style:family="text">
      <style:text-properties fo:color="#ff0000"/>
    </style:style>
    <style:style style:name="T137_132" style:family="text">
      <style:text-properties fo:color="#ff0000"/>
    </style:style>
    <style:style style:name="T137_133" style:family="text">
      <style:text-properties fo:color="#ff0000"/>
    </style:style>
    <style:style style:name="T137_134" style:family="text">
      <style:text-properties fo:color="#ff0000"/>
    </style:style>
    <style:style style:name="T137_135" style:family="text">
      <style:text-properties fo:color="#ff0000"/>
    </style:style>
    <style:style style:name="T137_136" style:family="text">
      <style:text-properties fo:color="#ff0000"/>
    </style:style>
    <style:style style:name="T137_137" style:family="text">
      <style:text-properties fo:color="#ff0000"/>
    </style:style>
    <style:style style:name="T137_138" style:family="text">
      <style:text-properties fo:color="#ff0000"/>
    </style:style>
    <style:style style:name="T137_139" style:family="text">
      <style:text-properties fo:color="#ff0000"/>
    </style:style>
    <style:style style:name="T137_140" style:family="text">
      <style:text-properties fo:color="#ff0000"/>
    </style:style>
    <style:style style:name="T137_141" style:family="text">
      <style:text-properties fo:color="#ff0000"/>
    </style:style>
    <style:style style:name="T137_142" style:family="text">
      <style:text-properties fo:color="#ff0000"/>
    </style:style>
    <style:style style:name="T137_143" style:family="text">
      <style:text-properties fo:color="#ff0000"/>
    </style:style>
    <style:style style:name="T137_144" style:family="text">
      <style:text-properties fo:color="#ff0000"/>
    </style:style>
    <style:style style:name="T137_145" style:family="text">
      <style:text-properties fo:color="#ff0000"/>
    </style:style>
    <style:style style:name="T137_146" style:family="text">
      <style:text-properties fo:color="#ff0000"/>
    </style:style>
    <style:style style:name="T137_147" style:family="text">
      <style:text-properties fo:color="#ff0000"/>
    </style:style>
    <style:style style:name="T137_148" style:family="text">
      <style:text-properties fo:color="#ff0000"/>
    </style:style>
    <style:style style:name="T137_149" style:family="text">
      <style:text-properties fo:color="#ff0000"/>
    </style:style>
    <style:style style:name="T137_150" style:family="text">
      <style:text-properties fo:color="#ff0000"/>
    </style:style>
    <style:style style:name="T137_151" style:family="text">
      <style:text-properties fo:color="#ff0000"/>
    </style:style>
    <style:style style:name="T137_152" style:family="text">
      <style:text-properties fo:color="#ff0000"/>
    </style:style>
    <style:style style:name="T137_153" style:family="text">
      <style:text-properties fo:color="#ff0000"/>
    </style:style>
    <style:style style:name="T137_154" style:family="text">
      <style:text-properties fo:color="#ff0000"/>
    </style:style>
    <style:style style:name="T137_155" style:family="text">
      <style:text-properties fo:color="#ff0000"/>
    </style:style>
    <style:style style:name="T137_156" style:family="text">
      <style:text-properties fo:color="#ff0000"/>
    </style:style>
    <style:style style:name="T137_157" style:family="text">
      <style:text-properties fo:color="#ff0000"/>
    </style:style>
    <style:style style:name="T137_158" style:family="text">
      <style:text-properties fo:color="#ff0000"/>
    </style:style>
    <style:style style:name="T137_159" style:family="text">
      <style:text-properties fo:color="#ff0000"/>
    </style:style>
    <style:style style:name="T137_160" style:family="text">
      <style:text-properties fo:color="#ff0000"/>
    </style:style>
    <style:style style:name="T137_161" style:family="text">
      <style:text-properties fo:color="#ff0000"/>
    </style:style>
    <style:style style:name="T137_162" style:family="text">
      <style:text-properties fo:color="#ff0000"/>
    </style:style>
    <style:style style:name="T137_163" style:family="text">
      <style:text-properties fo:color="#ff0000"/>
    </style:style>
    <style:style style:name="T137_164" style:family="text">
      <style:text-properties fo:color="#ff0000"/>
    </style:style>
    <style:style style:name="T137_165" style:family="text">
      <style:text-properties fo:color="#ff0000"/>
    </style:style>
    <style:style style:name="T137_166" style:family="text">
      <style:text-properties fo:color="#ff0000"/>
    </style:style>
    <style:style style:name="T137_167" style:family="text">
      <style:text-properties fo:color="#ff0000"/>
    </style:style>
    <style:style style:name="T137_168" style:family="text"/>
    <style:style style:name="P138" style:family="paragraph" style:parent-style-name="Standard">
      <style:paragraph-properties fo:text-align="justify" fo:break-before="auto" fo:line-height="115%" style:writing-mode="lr-tb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P144" style:family="paragraph" style:parent-style-name="Standard">
      <style:paragraph-properties fo:text-align="justify" fo:break-before="auto" fo:line-height="115%" style:writing-mode="lr-tb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P147" style:family="paragraph" style:parent-style-name="Standard">
      <style:paragraph-properties fo:text-align="justify" fo:break-before="auto" fo:line-height="115%" style:writing-mode="lr-tb"/>
    </style:style>
    <style:style style:name="T147_1" style:family="text">
      <style:text-properties style:text-underline-style="solid" style:text-underline-color="font-color"/>
    </style:style>
    <style:style style:name="T147_2" style:family="text">
      <style:text-properties style:text-underline-style="solid" style:text-underline-color="font-color"/>
    </style:style>
    <style:style style:name="T147_3" style:family="text">
      <style:text-properties style:text-underline-style="solid" style:text-underline-color="font-color"/>
    </style:style>
    <style:style style:name="T147_4" style:family="text">
      <style:text-properties style:text-underline-style="solid" style:text-underline-color="font-color"/>
    </style:style>
    <style:style style:name="T147_5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/>
    <style:style style:name="T149_139" style:family="text"/>
    <style:style style:name="P150" style:family="paragraph" style:parent-style-name="Standard">
      <style:paragraph-properties fo:text-align="justify" fo:break-before="auto" fo:line-height="115%" style:writing-mode="lr-tb"/>
    </style:style>
    <style:style style:name="P151" style:family="paragraph" style:parent-style-name="Standard">
      <style:paragraph-properties fo:text-align="justify"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P152" style:family="paragraph" style:parent-style-name="Standard">
      <style:paragraph-properties fo:text-align="justify" fo:break-before="auto" fo:line-height="115%" style:writing-mode="lr-tb"/>
    </style:style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P157" style:family="paragraph" style:parent-style-name="Standard">
      <style:paragraph-properties fo:text-align="justify" fo:break-before="auto" fo:line-height="115%" style:writing-mode="lr-tb"/>
    </style:style>
    <style:style style:name="P158" style:family="paragraph" style:parent-style-name="Standard">
      <style:paragraph-properties fo:text-align="justify"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P159" style:family="paragraph" style:parent-style-name="Standard">
      <style:paragraph-properties fo:text-align="justify" fo:break-before="auto" fo:line-height="115%" style:writing-mode="lr-tb"/>
    </style:style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P161" style:family="paragraph" style:parent-style-name="Standard">
      <style:paragraph-properties fo:text-align="justify" fo:break-before="auto" fo:line-height="115%" style:writing-mode="lr-tb"/>
    </style:style>
    <style:style style:name="P162" style:family="paragraph" style:parent-style-name="Standard">
      <style:paragraph-properties fo:text-align="justify"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P163" style:family="paragraph" style:parent-style-name="Standard">
      <style:paragraph-properties fo:text-align="justify" fo:break-before="auto" fo:line-height="115%" style:writing-mode="lr-tb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P165" style:family="paragraph" style:parent-style-name="Standard">
      <style:paragraph-properties fo:text-align="justify" fo:break-before="auto" fo:line-height="115%" style:writing-mode="lr-tb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/>
    <style:style style:name="T166_116" style:family="text"/>
    <style:style style:name="T166_117" style:family="text"/>
    <style:style style:name="T166_118" style:family="text"/>
    <style:style style:name="T166_119" style:family="text"/>
    <style:style style:name="T166_120" style:family="text"/>
    <style:style style:name="T166_121" style:family="text"/>
    <style:style style:name="T166_122" style:family="text"/>
    <style:style style:name="T166_123" style:family="text"/>
    <style:style style:name="P167" style:family="paragraph" style:parent-style-name="Standard">
      <style:paragraph-properties fo:text-align="justify" fo:break-before="auto" fo:line-height="115%" style:writing-mode="lr-tb"/>
    </style:style>
    <style:style style:name="P168" style:family="paragraph" style:parent-style-name="Standard">
      <style:paragraph-properties fo:text-align="justify"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P171" style:family="paragraph" style:parent-style-name="Standard">
      <style:paragraph-properties fo:text-align="justify" fo:break-before="auto" fo:line-height="115%" style:writing-mode="lr-tb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P173" style:family="paragraph" style:parent-style-name="Standard">
      <style:paragraph-properties fo:text-align="justify" fo:break-before="auto" fo:line-height="115%" style:writing-mode="lr-tb"/>
    </style:style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>
      <style:text-properties fo:color="#ff0000"/>
    </style:style>
    <style:style style:name="T174_2" style:family="text">
      <style:text-properties fo:color="#ff0000"/>
    </style:style>
    <style:style style:name="T174_3" style:family="text">
      <style:text-properties fo:color="#ff0000"/>
    </style:style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P176" style:family="paragraph" style:parent-style-name="Standard">
      <style:paragraph-properties fo:text-align="justify"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>
      <style:text-properties style:text-underline-style="solid" style:text-underline-color="font-color"/>
    </style:style>
    <style:style style:name="T180_3" style:family="text">
      <style:text-properties style:text-underline-style="solid" style:text-underline-color="font-color"/>
    </style:style>
    <style:style style:name="T180_4" style:family="text">
      <style:text-properties style:text-underline-style="solid" style:text-underline-color="font-color"/>
    </style:style>
    <style:style style:name="T180_5" style:family="text">
      <style:text-properties style:text-underline-style="solid" style:text-underline-color="font-color"/>
    </style:style>
    <style:style style:name="T180_6" style:family="text">
      <style:text-properties style:text-underline-style="solid" style:text-underline-color="font-color"/>
    </style:style>
    <style:style style:name="T180_7" style:family="text">
      <style:text-properties style:text-underline-style="solid" style:text-underline-color="font-color"/>
    </style:style>
    <style:style style:name="T180_8" style:family="text">
      <style:text-properties style:text-underline-style="solid" style:text-underline-color="font-color"/>
    </style:style>
    <style:style style:name="T180_9" style:family="text">
      <style:text-properties style:text-underline-style="solid" style:text-underline-color="font-color"/>
    </style:style>
    <style:style style:name="T180_10" style:family="text">
      <style:text-properties style:text-underline-style="solid" style:text-underline-color="font-color"/>
    </style:style>
    <style:style style:name="P181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182" style:family="paragraph" style:parent-style-name="Standard">
      <style:paragraph-properties fo:text-align="justify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P184" style:family="paragraph" style:parent-style-name="Standard">
      <style:paragraph-properties fo:text-align="justify"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P185" style:family="paragraph" style:parent-style-name="Standard">
      <style:paragraph-properties fo:text-align="justify" fo:break-before="auto" fo:line-height="115%" style:writing-mode="lr-tb"/>
    </style:style>
    <style:style style:name="P186" style:family="paragraph" style:parent-style-name="Standard">
      <style:paragraph-properties fo:text-align="justify"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P187" style:family="paragraph" style:parent-style-name="Standard">
      <style:paragraph-properties fo:text-align="justify" fo:break-before="auto" fo:line-height="115%" style:writing-mode="lr-tb"/>
    </style:style>
    <style:style style:name="P188" style:family="paragraph" style:parent-style-name="Standard">
      <style:paragraph-properties fo:text-align="justify"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P190" style:family="paragraph" style:parent-style-name="Standard">
      <style:paragraph-properties fo:text-align="justify"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>
      <style:text-properties fo:color="#ff0000"/>
    </style:style>
    <style:style style:name="T190_15" style:family="text">
      <style:text-properties fo:color="#ff0000"/>
    </style:style>
    <style:style style:name="T190_16" style:family="text">
      <style:text-properties fo:color="#ff0000"/>
    </style:style>
    <style:style style:name="T190_17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P192" style:family="paragraph" style:parent-style-name="Standard">
      <style:paragraph-properties fo:text-align="justify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P194" style:family="paragraph" style:parent-style-name="Standard">
      <style:paragraph-properties fo:text-align="justify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P196" style:family="paragraph" style:parent-style-name="Standard">
      <style:paragraph-properties fo:text-align="justify" fo:break-before="auto" fo:line-height="115%" style:writing-mode="lr-tb"/>
    </style:style>
    <style:style style:name="P197" style:family="paragraph" style:parent-style-name="Standard">
      <style:paragraph-properties fo:text-align="justify"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>
      <style:text-properties fo:font-style="italic" style:font-style-asian="italic" style:font-style-complex="italic" fo:color="#0000ff"/>
    </style:style>
    <style:style style:name="T198_2" style:family="text">
      <style:text-properties fo:font-style="italic" style:font-style-asian="italic" style:font-style-complex="italic" fo:color="#0000ff"/>
    </style:style>
    <style:style style:name="T198_3" style:family="text">
      <style:text-properties fo:font-style="italic" style:font-style-asian="italic" style:font-style-complex="italic" fo:color="#0000ff"/>
    </style:style>
    <style:style style:name="T198_4" style:family="text">
      <style:text-properties fo:font-style="italic" style:font-style-asian="italic" style:font-style-complex="italic" fo:color="#0000ff"/>
    </style:style>
    <style:style style:name="T198_5" style:family="text">
      <style:text-properties fo:font-style="italic" style:font-style-asian="italic" style:font-style-complex="italic" fo:color="#0000ff"/>
    </style:style>
    <style:style style:name="T198_6" style:family="text">
      <style:text-properties fo:font-style="italic" style:font-style-asian="italic" style:font-style-complex="italic" fo:color="#0000ff"/>
    </style:style>
    <style:style style:name="T198_7" style:family="text">
      <style:text-properties fo:font-style="italic" style:font-style-asian="italic" style:font-style-complex="italic" fo:color="#0000ff"/>
    </style:style>
    <style:style style:name="T198_8" style:family="text">
      <style:text-properties fo:font-style="italic" style:font-style-asian="italic" style:font-style-complex="italic" fo:color="#0000ff"/>
    </style:style>
    <style:style style:name="T198_9" style:family="text">
      <style:text-properties fo:font-style="italic" style:font-style-asian="italic" style:font-style-complex="italic" fo:color="#0000ff"/>
    </style:style>
    <style:style style:name="T198_10" style:family="text">
      <style:text-properties fo:font-style="italic" style:font-style-asian="italic" style:font-style-complex="italic" fo:color="#0000ff"/>
    </style:style>
    <style:style style:name="T198_11" style:family="text">
      <style:text-properties fo:font-style="italic" style:font-style-asian="italic" style:font-style-complex="italic" fo:color="#0000ff"/>
    </style:style>
    <style:style style:name="T198_12" style:family="text">
      <style:text-properties fo:font-style="italic" style:font-style-asian="italic" style:font-style-complex="italic" fo:color="#0000ff"/>
    </style:style>
    <style:style style:name="T198_13" style:family="text">
      <style:text-properties fo:font-style="italic" style:font-style-asian="italic" style:font-style-complex="italic" fo:color="#0000ff"/>
    </style:style>
    <style:style style:name="T198_14" style:family="text">
      <style:text-properties fo:font-style="italic" style:font-style-asian="italic" style:font-style-complex="italic" fo:color="#0000ff"/>
    </style:style>
    <style:style style:name="T198_15" style:family="text">
      <style:text-properties fo:font-style="italic" style:font-style-asian="italic" style:font-style-complex="italic" fo:color="#0000ff"/>
    </style:style>
    <style:style style:name="T198_16" style:family="text">
      <style:text-properties fo:font-style="italic" style:font-style-asian="italic" style:font-style-complex="italic" fo:color="#0000ff"/>
    </style:style>
    <style:style style:name="T198_17" style:family="text">
      <style:text-properties fo:font-style="italic" style:font-style-asian="italic" style:font-style-complex="italic" fo:color="#0000ff"/>
    </style:style>
    <style:style style:name="T198_18" style:family="text">
      <style:text-properties fo:font-style="italic" style:font-style-asian="italic" style:font-style-complex="italic" fo:color="#0000ff"/>
    </style:style>
    <style:style style:name="T198_19" style:family="text">
      <style:text-properties fo:font-style="italic" style:font-style-asian="italic" style:font-style-complex="italic" fo:color="#0000ff"/>
    </style:style>
    <style:style style:name="T198_20" style:family="text">
      <style:text-properties fo:font-style="italic" style:font-style-asian="italic" style:font-style-complex="italic" fo:color="#0000ff"/>
    </style:style>
    <style:style style:name="T198_21" style:family="text">
      <style:text-properties fo:font-style="italic" style:font-style-asian="italic" style:font-style-complex="italic" fo:color="#0000ff"/>
    </style:style>
    <style:style style:name="T198_22" style:family="text">
      <style:text-properties fo:font-style="italic" style:font-style-asian="italic" style:font-style-complex="italic" fo:color="#0000ff"/>
    </style:style>
    <style:style style:name="T198_23" style:family="text">
      <style:text-properties fo:font-style="italic" style:font-style-asian="italic" style:font-style-complex="italic" fo:color="#0000ff"/>
    </style:style>
    <style:style style:name="T198_24" style:family="text">
      <style:text-properties fo:font-style="italic" style:font-style-asian="italic" style:font-style-complex="italic" fo:color="#0000ff"/>
    </style:style>
    <style:style style:name="T198_25" style:family="text">
      <style:text-properties fo:font-style="italic" style:font-style-asian="italic" style:font-style-complex="italic" fo:color="#0000ff"/>
    </style:style>
    <style:style style:name="T198_26" style:family="text">
      <style:text-properties fo:font-style="italic" style:font-style-asian="italic" style:font-style-complex="italic" fo:color="#0000ff"/>
    </style:style>
    <style:style style:name="T198_27" style:family="text">
      <style:text-properties fo:font-style="italic" style:font-style-asian="italic" style:font-style-complex="italic" fo:color="#0000ff"/>
    </style:style>
    <style:style style:name="T198_28" style:family="text">
      <style:text-properties fo:font-style="italic" style:font-style-asian="italic" style:font-style-complex="italic" fo:color="#0000ff"/>
    </style:style>
    <style:style style:name="T198_29" style:family="text">
      <style:text-properties fo:font-style="italic" style:font-style-asian="italic" style:font-style-complex="italic" fo:color="#0000ff"/>
    </style:style>
    <style:style style:name="T198_30" style:family="text">
      <style:text-properties fo:font-style="italic" style:font-style-asian="italic" style:font-style-complex="italic" fo:color="#0000ff"/>
    </style:style>
    <style:style style:name="T198_31" style:family="text">
      <style:text-properties fo:font-style="italic" style:font-style-asian="italic" style:font-style-complex="italic" fo:color="#0000ff"/>
    </style:style>
    <style:style style:name="T198_32" style:family="text">
      <style:text-properties fo:font-style="italic" style:font-style-asian="italic" style:font-style-complex="italic" fo:color="#0000ff"/>
    </style:style>
    <style:style style:name="T198_33" style:family="text">
      <style:text-properties fo:font-style="italic" style:font-style-asian="italic" style:font-style-complex="italic" fo:color="#0000ff"/>
    </style:style>
    <style:style style:name="T198_34" style:family="text">
      <style:text-properties fo:font-style="italic" style:font-style-asian="italic" style:font-style-complex="italic" fo:color="#0000ff"/>
    </style:style>
    <style:style style:name="T198_35" style:family="text">
      <style:text-properties fo:font-style="italic" style:font-style-asian="italic" style:font-style-complex="italic" fo:color="#0000ff"/>
    </style:style>
    <style:style style:name="T198_36" style:family="text">
      <style:text-properties fo:font-style="italic" style:font-style-asian="italic" style:font-style-complex="italic" fo:color="#0000ff"/>
    </style:style>
    <style:style style:name="T198_37" style:family="text">
      <style:text-properties fo:font-style="italic" style:font-style-asian="italic" style:font-style-complex="italic" fo:color="#0000ff"/>
    </style:style>
    <style:style style:name="T198_38" style:family="text">
      <style:text-properties fo:font-style="italic" style:font-style-asian="italic" style:font-style-complex="italic" fo:color="#0000ff"/>
    </style:style>
    <style:style style:name="T198_39" style:family="text">
      <style:text-properties fo:font-style="italic" style:font-style-asian="italic" style:font-style-complex="italic" fo:color="#0000ff"/>
    </style:style>
    <style:style style:name="T198_40" style:family="text">
      <style:text-properties fo:font-style="italic" style:font-style-asian="italic" style:font-style-complex="italic" fo:color="#0000ff"/>
    </style:style>
    <style:style style:name="T198_41" style:family="text">
      <style:text-properties fo:font-style="italic" style:font-style-asian="italic" style:font-style-complex="italic" fo:color="#0000ff"/>
    </style:style>
    <style:style style:name="T198_42" style:family="text">
      <style:text-properties fo:font-style="italic" style:font-style-asian="italic" style:font-style-complex="italic" fo:color="#0000ff"/>
    </style:style>
    <style:style style:name="T198_43" style:family="text">
      <style:text-properties fo:font-style="italic" style:font-style-asian="italic" style:font-style-complex="italic" fo:color="#0000ff"/>
    </style:style>
    <style:style style:name="T198_44" style:family="text">
      <style:text-properties fo:font-style="italic" style:font-style-asian="italic" style:font-style-complex="italic" fo:color="#0000ff"/>
    </style:style>
    <style:style style:name="T198_45" style:family="text">
      <style:text-properties fo:font-style="italic" style:font-style-asian="italic" style:font-style-complex="italic" fo:color="#0000ff"/>
    </style:style>
    <style:style style:name="T198_46" style:family="text">
      <style:text-properties fo:font-style="italic" style:font-style-asian="italic" style:font-style-complex="italic" fo:color="#0000ff"/>
    </style:style>
    <style:style style:name="T198_47" style:family="text">
      <style:text-properties fo:font-style="italic" style:font-style-asian="italic" style:font-style-complex="italic" fo:color="#0000ff"/>
    </style:style>
    <style:style style:name="T198_48" style:family="text">
      <style:text-properties fo:font-style="italic" style:font-style-asian="italic" style:font-style-complex="italic" fo:color="#0000ff"/>
    </style:style>
    <style:style style:name="P199" style:family="paragraph" style:parent-style-name="Standard">
      <style:paragraph-properties fo:text-align="justify"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P200" style:family="paragraph" style:parent-style-name="Standard">
      <style:paragraph-properties fo:text-align="justify"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>
      <style:text-properties fo:font-style="italic" style:font-style-asian="italic" style:font-style-complex="italic" fo:color="#0000ff"/>
    </style:style>
    <style:style style:name="T203_2" style:family="text">
      <style:text-properties fo:font-style="italic" style:font-style-asian="italic" style:font-style-complex="italic" fo:color="#0000ff"/>
    </style:style>
    <style:style style:name="T203_3" style:family="text">
      <style:text-properties fo:font-style="italic" style:font-style-asian="italic" style:font-style-complex="italic" fo:color="#0000ff"/>
    </style:style>
    <style:style style:name="T203_4" style:family="text">
      <style:text-properties fo:font-style="italic" style:font-style-asian="italic" style:font-style-complex="italic" fo:color="#0000ff"/>
    </style:style>
    <style:style style:name="T203_5" style:family="text">
      <style:text-properties fo:font-style="italic" style:font-style-asian="italic" style:font-style-complex="italic" fo:color="#0000ff"/>
    </style:style>
    <style:style style:name="T203_6" style:family="text">
      <style:text-properties fo:font-style="italic" style:font-style-asian="italic" style:font-style-complex="italic" fo:color="#0000ff"/>
    </style:style>
    <style:style style:name="T203_7" style:family="text">
      <style:text-properties fo:font-style="italic" style:font-style-asian="italic" style:font-style-complex="italic" fo:color="#0000ff"/>
    </style:style>
    <style:style style:name="T203_8" style:family="text">
      <style:text-properties fo:font-style="italic" style:font-style-asian="italic" style:font-style-complex="italic" fo:color="#0000ff"/>
    </style:style>
    <style:style style:name="T203_9" style:family="text">
      <style:text-properties fo:font-style="italic" style:font-style-asian="italic" style:font-style-complex="italic" fo:color="#0000ff"/>
    </style:style>
    <style:style style:name="T203_10" style:family="text">
      <style:text-properties fo:font-style="italic" style:font-style-asian="italic" style:font-style-complex="italic" fo:color="#0000ff"/>
    </style:style>
    <style:style style:name="T203_11" style:family="text">
      <style:text-properties fo:font-style="italic" style:font-style-asian="italic" style:font-style-complex="italic" fo:color="#0000ff"/>
    </style:style>
    <style:style style:name="T203_12" style:family="text">
      <style:text-properties fo:font-style="italic" style:font-style-asian="italic" style:font-style-complex="italic" fo:color="#0000ff"/>
    </style:style>
    <style:style style:name="T203_13" style:family="text">
      <style:text-properties fo:font-style="italic" style:font-style-asian="italic" style:font-style-complex="italic" fo:color="#0000ff"/>
    </style:style>
    <style:style style:name="T203_14" style:family="text">
      <style:text-properties fo:font-style="italic" style:font-style-asian="italic" style:font-style-complex="italic" fo:color="#0000ff"/>
    </style:style>
    <style:style style:name="T203_15" style:family="text">
      <style:text-properties fo:font-style="italic" style:font-style-asian="italic" style:font-style-complex="italic" fo:color="#0000ff"/>
    </style:style>
    <style:style style:name="T203_16" style:family="text">
      <style:text-properties fo:font-style="italic" style:font-style-asian="italic" style:font-style-complex="italic" fo:color="#0000ff"/>
    </style:style>
    <style:style style:name="P204" style:family="paragraph" style:parent-style-name="Standard">
      <style:paragraph-properties fo:text-align="justify" fo:break-before="auto" fo:line-height="115%" style:writing-mode="lr-tb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P206" style:family="paragraph" style:parent-style-name="Standard">
      <style:paragraph-properties fo:text-align="justify" fo:break-before="auto" fo:line-height="115%" style:writing-mode="lr-tb"/>
    </style:style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P208" style:family="paragraph" style:parent-style-name="Standard">
      <style:paragraph-properties fo:text-align="justify" fo:break-before="auto" fo:line-height="115%" style:writing-mode="lr-tb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text-align="justify" fo:break-before="auto" fo:line-height="115%" style:writing-mode="lr-tb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P212" style:family="paragraph" style:parent-style-name="Standard">
      <style:paragraph-properties fo:text-align="justify" fo:break-before="auto" fo:line-height="115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P214" style:family="paragraph" style:parent-style-name="Standard">
      <style:paragraph-properties fo:text-align="justify" fo:break-before="auto" fo:line-height="115%" style:writing-mode="lr-tb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P216" style:family="paragraph" style:parent-style-name="Standard">
      <style:paragraph-properties fo:text-align="justify" fo:break-before="auto" fo:line-height="115%" style:writing-mode="lr-tb"/>
    </style:style>
    <style:style style:name="P217" style:family="paragraph" style:parent-style-name="Standard">
      <style:paragraph-properties fo:text-align="justify"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P218" style:family="paragraph" style:parent-style-name="Standard">
      <style:paragraph-properties fo:text-align="justify"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P219" style:family="paragraph" style:parent-style-name="Standard">
      <style:paragraph-properties fo:text-align="justify"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P220" style:family="paragraph" style:parent-style-name="Standard">
      <style:paragraph-properties fo:text-align="justify"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P221" style:family="paragraph" style:parent-style-name="Standard">
      <style:paragraph-properties fo:text-align="justify" fo:break-before="auto" fo:line-height="115%" style:writing-mode="lr-tb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P223" style:family="paragraph" style:parent-style-name="Standard">
      <style:paragraph-properties fo:text-align="justify" fo:break-before="auto" fo:line-height="115%" style:writing-mode="lr-tb"/>
    </style:style>
    <style:style style:name="P224" style:family="paragraph" style:parent-style-name="Standard">
      <style:paragraph-properties fo:text-align="justify" fo:break-before="auto" fo:line-height="115%" style:writing-mode="lr-tb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>
      <style:text-properties style:text-underline-style="solid" style:text-underline-color="font-color"/>
    </style:style>
    <style:style style:name="T225_2" style:family="text">
      <style:text-properties style:text-underline-style="solid" style:text-underline-color="font-color"/>
    </style:style>
    <style:style style:name="T225_3" style:family="text">
      <style:text-properties style:text-underline-style="solid" style:text-underline-color="font-color"/>
    </style:style>
    <style:style style:name="T225_4" style:family="text">
      <style:text-properties style:text-underline-style="solid" style:text-underline-color="font-color"/>
    </style:style>
    <style:style style:name="T225_5" style:family="text">
      <style:text-properties style:text-underline-style="solid" style:text-underline-color="font-color"/>
    </style:style>
    <style:style style:name="T225_6" style:family="text">
      <style:text-properties style:text-underline-style="solid" style:text-underline-color="font-color"/>
    </style:style>
    <style:style style:name="T225_7" style:family="text">
      <style:text-properties style:text-underline-style="solid" style:text-underline-color="font-color"/>
    </style:style>
    <style:style style:name="T225_8" style:family="text">
      <style:text-properties style:text-underline-style="solid" style:text-underline-color="font-color"/>
    </style:style>
    <style:style style:name="T225_9" style:family="text">
      <style:text-properties style:text-underline-style="solid" style:text-underline-color="font-color"/>
    </style:style>
    <style:style style:name="T225_10" style:family="text">
      <style:text-properties style:text-underline-style="solid" style:text-underline-color="font-color"/>
    </style:style>
    <style:style style:name="T225_11" style:family="text">
      <style:text-properties style:text-underline-style="solid" style:text-underline-color="font-color"/>
    </style:style>
    <style:style style:name="T225_12" style:family="text">
      <style:text-properties style:text-underline-style="solid" style:text-underline-color="font-color"/>
    </style:style>
    <style:style style:name="T225_13" style:family="text">
      <style:text-properties style:text-underline-style="solid" style:text-underline-color="font-color"/>
    </style:style>
    <style:style style:name="T225_14" style:family="text">
      <style:text-properties style:text-underline-style="solid" style:text-underline-color="font-color"/>
    </style:style>
    <style:style style:name="T225_15" style:family="text">
      <style:text-properties style:text-underline-style="solid" style:text-underline-color="font-color"/>
    </style:style>
    <style:style style:name="T225_16" style:family="text">
      <style:text-properties style:text-underline-style="solid" style:text-underline-color="font-color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P228" style:family="paragraph" style:parent-style-name="Standard">
      <style:paragraph-properties fo:text-align="justify" fo:break-before="auto" fo:line-height="115%" style:writing-mode="lr-tb"/>
    </style:style>
    <style:style style:name="P229" style:family="paragraph" style:parent-style-name="Standard">
      <style:paragraph-properties fo:text-align="justify"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P230" style:family="paragraph" style:parent-style-name="Standard">
      <style:paragraph-properties fo:text-align="justify" fo:break-before="auto" fo:line-height="115%" style:writing-mode="lr-tb"/>
    </style:style>
    <style:style style:name="P231" style:family="paragraph" style:parent-style-name="Standard">
      <style:paragraph-properties fo:text-align="justify"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P232" style:family="paragraph" style:parent-style-name="Standard">
      <style:paragraph-properties fo:text-align="justify" fo:break-before="auto" fo:line-height="115%" style:writing-mode="lr-tb"/>
    </style:style>
    <style:style style:name="P233" style:family="paragraph" style:parent-style-name="Standard">
      <style:paragraph-properties fo:text-align="justify"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P234" style:family="paragraph" style:parent-style-name="Standard">
      <style:paragraph-properties fo:text-align="justify" fo:break-before="auto" fo:line-height="115%" style:writing-mode="lr-tb"/>
    </style:style>
    <style:style style:name="P235" style:family="paragraph" style:parent-style-name="Standard">
      <style:paragraph-properties fo:text-align="justify" fo:break-before="auto" fo:line-height="115%" style:writing-mode="lr-tb"/>
    </style:style>
    <style:style style:name="T235_1" style:family="text">
      <style:text-properties fo:color="#ff0000"/>
    </style:style>
    <style:style style:name="T235_2" style:family="text">
      <style:text-properties fo:color="#ff0000"/>
    </style:style>
    <style:style style:name="T235_3" style:family="text">
      <style:text-properties fo:color="#ff0000"/>
    </style:style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P236" style:family="paragraph" style:parent-style-name="Standard">
      <style:paragraph-properties fo:text-align="justify" fo:break-before="auto" fo:line-height="115%" style:writing-mode="lr-tb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P238" style:family="paragraph" style:parent-style-name="Standard">
      <style:paragraph-properties fo:text-align="justify"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P240" style:family="paragraph" style:parent-style-name="Standard">
      <style:paragraph-properties fo:text-align="justify" fo:break-before="auto" fo:line-height="115%" style:writing-mode="lr-tb"/>
    </style:style>
    <style:style style:name="T240_1" style:family="text">
      <style:text-properties fo:font-style="italic" style:font-style-asian="italic" style:font-style-complex="italic" fo:color="#0000ff"/>
    </style:style>
    <style:style style:name="T240_2" style:family="text">
      <style:text-properties fo:font-style="italic" style:font-style-asian="italic" style:font-style-complex="italic" fo:color="#0000ff"/>
    </style:style>
    <style:style style:name="T240_3" style:family="text">
      <style:text-properties fo:font-style="italic" style:font-style-asian="italic" style:font-style-complex="italic" fo:color="#0000ff"/>
    </style:style>
    <style:style style:name="T240_4" style:family="text">
      <style:text-properties fo:font-style="italic" style:font-style-asian="italic" style:font-style-complex="italic" fo:color="#0000ff"/>
    </style:style>
    <style:style style:name="T240_5" style:family="text">
      <style:text-properties fo:font-style="italic" style:font-style-asian="italic" style:font-style-complex="italic" fo:color="#0000ff"/>
    </style:style>
    <style:style style:name="T240_6" style:family="text">
      <style:text-properties fo:font-style="italic" style:font-style-asian="italic" style:font-style-complex="italic" fo:color="#0000ff"/>
    </style:style>
    <style:style style:name="T240_7" style:family="text">
      <style:text-properties fo:font-style="italic" style:font-style-asian="italic" style:font-style-complex="italic" fo:color="#0000ff"/>
    </style:style>
    <style:style style:name="T240_8" style:family="text">
      <style:text-properties fo:font-style="italic" style:font-style-asian="italic" style:font-style-complex="italic" fo:color="#0000ff"/>
    </style:style>
    <style:style style:name="T240_9" style:family="text">
      <style:text-properties fo:font-style="italic" style:font-style-asian="italic" style:font-style-complex="italic" fo:color="#0000ff"/>
    </style:style>
    <style:style style:name="T240_10" style:family="text">
      <style:text-properties fo:font-style="italic" style:font-style-asian="italic" style:font-style-complex="italic" fo:color="#0000ff"/>
    </style:style>
    <style:style style:name="T240_11" style:family="text">
      <style:text-properties fo:font-style="italic" style:font-style-asian="italic" style:font-style-complex="italic" fo:color="#0000ff"/>
    </style:style>
    <style:style style:name="T240_12" style:family="text">
      <style:text-properties fo:font-style="italic" style:font-style-asian="italic" style:font-style-complex="italic" fo:color="#0000ff"/>
    </style:style>
    <style:style style:name="T240_13" style:family="text">
      <style:text-properties fo:font-style="italic" style:font-style-asian="italic" style:font-style-complex="italic" fo:color="#0000ff"/>
    </style:style>
    <style:style style:name="T240_14" style:family="text">
      <style:text-properties fo:font-style="italic" style:font-style-asian="italic" style:font-style-complex="italic" fo:color="#0000ff"/>
    </style:style>
    <style:style style:name="T240_15" style:family="text">
      <style:text-properties fo:font-style="italic" style:font-style-asian="italic" style:font-style-complex="italic" fo:color="#0000ff"/>
    </style:style>
    <style:style style:name="T240_16" style:family="text">
      <style:text-properties fo:font-style="italic" style:font-style-asian="italic" style:font-style-complex="italic" fo:color="#0000ff"/>
    </style:style>
    <style:style style:name="T240_17" style:family="text">
      <style:text-properties fo:font-style="italic" style:font-style-asian="italic" style:font-style-complex="italic" fo:color="#0000ff"/>
    </style:style>
    <style:style style:name="T240_18" style:family="text">
      <style:text-properties fo:font-style="italic" style:font-style-asian="italic" style:font-style-complex="italic" fo:color="#0000ff"/>
    </style:style>
    <style:style style:name="T240_19" style:family="text">
      <style:text-properties fo:font-style="italic" style:font-style-asian="italic" style:font-style-complex="italic" fo:color="#0000ff"/>
    </style:style>
    <style:style style:name="T240_20" style:family="text">
      <style:text-properties fo:font-style="italic" style:font-style-asian="italic" style:font-style-complex="italic" fo:color="#0000ff"/>
    </style:style>
    <style:style style:name="T240_21" style:family="text">
      <style:text-properties fo:font-style="italic" style:font-style-asian="italic" style:font-style-complex="italic" fo:color="#0000ff"/>
    </style:style>
    <style:style style:name="T240_22" style:family="text">
      <style:text-properties fo:font-style="italic" style:font-style-asian="italic" style:font-style-complex="italic" fo:color="#0000ff"/>
    </style:style>
    <style:style style:name="T240_23" style:family="text">
      <style:text-properties fo:font-style="italic" style:font-style-asian="italic" style:font-style-complex="italic" fo:color="#0000ff"/>
    </style:style>
    <style:style style:name="T240_24" style:family="text">
      <style:text-properties fo:font-style="italic" style:font-style-asian="italic" style:font-style-complex="italic" fo:color="#0000ff"/>
    </style:style>
    <style:style style:name="T240_25" style:family="text">
      <style:text-properties fo:font-style="italic" style:font-style-asian="italic" style:font-style-complex="italic" fo:color="#0000ff"/>
    </style:style>
    <style:style style:name="T240_26" style:family="text">
      <style:text-properties fo:font-style="italic" style:font-style-asian="italic" style:font-style-complex="italic" fo:color="#0000ff"/>
    </style:style>
    <style:style style:name="T240_27" style:family="text">
      <style:text-properties fo:font-style="italic" style:font-style-asian="italic" style:font-style-complex="italic" fo:color="#0000ff"/>
    </style:style>
    <style:style style:name="T240_28" style:family="text">
      <style:text-properties fo:font-style="italic" style:font-style-asian="italic" style:font-style-complex="italic" fo:color="#0000ff"/>
    </style:style>
    <style:style style:name="T240_29" style:family="text">
      <style:text-properties fo:font-style="italic" style:font-style-asian="italic" style:font-style-complex="italic" fo:color="#0000ff"/>
    </style:style>
    <style:style style:name="T240_30" style:family="text">
      <style:text-properties fo:font-style="italic" style:font-style-asian="italic" style:font-style-complex="italic" fo:color="#0000ff"/>
    </style:style>
    <style:style style:name="T240_31" style:family="text">
      <style:text-properties fo:font-style="italic" style:font-style-asian="italic" style:font-style-complex="italic" fo:color="#0000ff"/>
    </style:style>
    <style:style style:name="T240_32" style:family="text">
      <style:text-properties fo:font-style="italic" style:font-style-asian="italic" style:font-style-complex="italic" fo:color="#0000ff"/>
    </style:style>
    <style:style style:name="T240_33" style:family="text">
      <style:text-properties fo:font-style="italic" style:font-style-asian="italic" style:font-style-complex="italic" fo:color="#0000ff"/>
    </style:style>
    <style:style style:name="T240_34" style:family="text">
      <style:text-properties fo:font-style="italic" style:font-style-asian="italic" style:font-style-complex="italic" fo:color="#0000ff"/>
    </style:style>
    <style:style style:name="T240_35" style:family="text">
      <style:text-properties fo:font-style="italic" style:font-style-asian="italic" style:font-style-complex="italic" fo:color="#0000ff"/>
    </style:style>
    <style:style style:name="T240_36" style:family="text">
      <style:text-properties fo:font-style="italic" style:font-style-asian="italic" style:font-style-complex="italic" fo:color="#0000ff"/>
    </style:style>
    <style:style style:name="T240_37" style:family="text">
      <style:text-properties fo:font-style="italic" style:font-style-asian="italic" style:font-style-complex="italic" fo:color="#0000ff"/>
    </style:style>
    <style:style style:name="T240_38" style:family="text">
      <style:text-properties fo:font-style="italic" style:font-style-asian="italic" style:font-style-complex="italic" fo:color="#0000ff"/>
    </style:style>
    <style:style style:name="T240_39" style:family="text">
      <style:text-properties fo:font-style="italic" style:font-style-asian="italic" style:font-style-complex="italic" fo:color="#0000ff"/>
    </style:style>
    <style:style style:name="T240_40" style:family="text">
      <style:text-properties fo:font-style="italic" style:font-style-asian="italic" style:font-style-complex="italic" fo:color="#0000ff"/>
    </style:style>
    <style:style style:name="T240_41" style:family="text">
      <style:text-properties fo:font-style="italic" style:font-style-asian="italic" style:font-style-complex="italic" fo:color="#0000ff"/>
    </style:style>
    <style:style style:name="T240_42" style:family="text">
      <style:text-properties fo:font-style="italic" style:font-style-asian="italic" style:font-style-complex="italic" fo:color="#0000ff"/>
    </style:style>
    <style:style style:name="T240_43" style:family="text">
      <style:text-properties fo:font-style="italic" style:font-style-asian="italic" style:font-style-complex="italic" fo:color="#0000ff"/>
    </style:style>
    <style:style style:name="T240_44" style:family="text">
      <style:text-properties fo:font-style="italic" style:font-style-asian="italic" style:font-style-complex="italic" fo:color="#0000ff"/>
    </style:style>
    <style:style style:name="T240_45" style:family="text">
      <style:text-properties fo:font-style="italic" style:font-style-asian="italic" style:font-style-complex="italic" fo:color="#0000ff"/>
    </style:style>
    <style:style style:name="T240_46" style:family="text">
      <style:text-properties fo:font-style="italic" style:font-style-asian="italic" style:font-style-complex="italic" fo:color="#0000ff"/>
    </style:style>
    <style:style style:name="T240_47" style:family="text">
      <style:text-properties fo:font-style="italic" style:font-style-asian="italic" style:font-style-complex="italic" fo:color="#0000ff"/>
    </style:style>
    <style:style style:name="T240_48" style:family="text">
      <style:text-properties fo:font-style="italic" style:font-style-asian="italic" style:font-style-complex="italic" fo:color="#0000ff"/>
    </style:style>
    <style:style style:name="T240_49" style:family="text">
      <style:text-properties fo:font-style="italic" style:font-style-asian="italic" style:font-style-complex="italic" fo:color="#0000ff"/>
    </style:style>
    <style:style style:name="T240_50" style:family="text">
      <style:text-properties fo:font-style="italic" style:font-style-asian="italic" style:font-style-complex="italic" fo:color="#0000ff"/>
    </style:style>
    <style:style style:name="T240_51" style:family="text">
      <style:text-properties fo:font-style="italic" style:font-style-asian="italic" style:font-style-complex="italic" fo:color="#0000ff"/>
    </style:style>
    <style:style style:name="T240_52" style:family="text">
      <style:text-properties fo:font-style="italic" style:font-style-asian="italic" style:font-style-complex="italic" fo:color="#0000ff"/>
    </style:style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line-height="115%" style:writing-mode="lr-tb"/>
    </style:style>
    <style:style style:name="T250_1" style:family="text">
      <style:text-properties fo:color="#ff0000"/>
    </style:style>
    <style:style style:name="T250_2" style:family="text">
      <style:text-properties fo:color="#ff0000"/>
    </style:style>
    <style:style style:name="T250_3" style:family="text">
      <style:text-properties fo:color="#ff0000"/>
    </style:style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T250_101" style:family="text"/>
    <style:style style:name="T250_102" style:family="text"/>
    <style:style style:name="T250_103" style:family="text"/>
    <style:style style:name="T250_104" style:family="text"/>
    <style:style style:name="T250_105" style:family="text"/>
    <style:style style:name="T250_106" style:family="text"/>
    <style:style style:name="T250_107" style:family="text"/>
    <style:style style:name="T250_108" style:family="text"/>
    <style:style style:name="T250_109" style:family="text"/>
    <style:style style:name="T250_110" style:family="text"/>
    <style:style style:name="T250_111" style:family="text"/>
    <style:style style:name="T250_112" style:family="text"/>
    <style:style style:name="T250_113" style:family="text"/>
    <style:style style:name="T250_114" style:family="text"/>
    <style:style style:name="T250_115" style:family="text"/>
    <style:style style:name="T250_116" style:family="text"/>
    <style:style style:name="T250_117" style:family="text"/>
    <style:style style:name="T250_118" style:family="text"/>
    <style:style style:name="T250_119" style:family="text"/>
    <style:style style:name="T250_120" style:family="text"/>
    <style:style style:name="T250_121" style:family="text"/>
    <style:style style:name="T250_122" style:family="text"/>
    <style:style style:name="T250_123" style:family="text"/>
    <style:style style:name="T250_124" style:family="text"/>
    <style:style style:name="T250_125" style:family="text"/>
    <style:style style:name="T250_126" style:family="text"/>
    <style:style style:name="T250_127" style:family="text"/>
    <style:style style:name="T250_128" style:family="text"/>
    <style:style style:name="T250_129" style:family="text"/>
    <style:style style:name="T250_130" style:family="text"/>
    <style:style style:name="T250_131" style:family="text"/>
    <style:style style:name="T250_132" style:family="text"/>
    <style:style style:name="T250_133" style:family="text"/>
    <style:style style:name="T250_134" style:family="text"/>
    <style:style style:name="T250_135" style:family="text"/>
    <style:style style:name="T250_136" style:family="text"/>
    <style:style style:name="T250_137" style:family="text"/>
    <style:style style:name="T250_138" style:family="text"/>
    <style:style style:name="T250_139" style:family="text"/>
    <style:style style:name="T250_140" style:family="text"/>
    <style:style style:name="T250_141" style:family="text"/>
    <style:style style:name="T250_142" style:family="text"/>
    <style:style style:name="T250_143" style:family="text"/>
    <style:style style:name="T250_144" style:family="text"/>
    <style:style style:name="T250_145" style:family="text"/>
    <style:style style:name="T250_146" style:family="text"/>
    <style:style style:name="T250_147" style:family="text"/>
    <style:style style:name="T250_148" style:family="text"/>
    <style:style style:name="T250_149" style:family="text"/>
    <style:style style:name="T250_150" style:family="text"/>
    <style:style style:name="T250_151" style:family="text"/>
    <style:style style:name="T250_152" style:family="text"/>
    <style:style style:name="T250_153" style:family="text"/>
    <style:style style:name="P251" style:family="paragraph" style:parent-style-name="Standard">
      <style:paragraph-properties fo:text-align="justify" fo:break-before="auto" fo:line-height="115%" style:writing-mode="lr-tb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P253" style:family="paragraph" style:parent-style-name="Standard">
      <style:paragraph-properties fo:text-align="justify" fo:break-before="auto" fo:line-height="115%" style:writing-mode="lr-tb"/>
    </style:style>
    <style:style style:name="P254" style:family="paragraph" style:parent-style-name="Standard">
      <style:paragraph-properties fo:text-align="justify"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T254_137" style:family="text"/>
    <style:style style:name="T254_138" style:family="text"/>
    <style:style style:name="T254_139" style:family="text"/>
    <style:style style:name="T254_140" style:family="text"/>
    <style:style style:name="T254_141" style:family="text"/>
    <style:style style:name="T254_142" style:family="text"/>
    <style:style style:name="T254_143" style:family="text"/>
    <style:style style:name="T254_144" style:family="text"/>
    <style:style style:name="T254_145" style:family="text"/>
    <style:style style:name="T254_146" style:family="text"/>
    <style:style style:name="T254_147" style:family="text"/>
    <style:style style:name="T254_148" style:family="text"/>
    <style:style style:name="T254_149" style:family="text"/>
    <style:style style:name="T254_150" style:family="text"/>
    <style:style style:name="T254_151" style:family="text"/>
    <style:style style:name="T254_152" style:family="text"/>
    <style:style style:name="T254_153" style:family="text"/>
    <style:style style:name="T254_154" style:family="text"/>
    <style:style style:name="T254_155" style:family="text"/>
    <style:style style:name="T254_156" style:family="text"/>
    <style:style style:name="T254_157" style:family="text"/>
    <style:style style:name="T254_158" style:family="text"/>
    <style:style style:name="T254_159" style:family="text"/>
    <style:style style:name="P255" style:family="paragraph" style:parent-style-name="Standard">
      <style:paragraph-properties fo:text-align="justify" fo:break-before="auto" fo:line-height="115%" style:writing-mode="lr-tb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P259" style:family="paragraph" style:parent-style-name="Standard">
      <style:paragraph-properties fo:text-align="justify" fo:break-before="auto" fo:line-height="115%" style:writing-mode="lr-tb"/>
    </style:style>
    <style:style style:name="P260" style:family="paragraph" style:parent-style-name="Standard">
      <style:paragraph-properties fo:text-align="justify"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P261" style:family="paragraph" style:parent-style-name="Standard">
      <style:paragraph-properties fo:text-align="justify" fo:break-before="auto" fo:line-height="115%" style:writing-mode="lr-tb"/>
    </style:style>
    <style:style style:name="P262" style:family="paragraph" style:parent-style-name="Standard">
      <style:paragraph-properties fo:text-align="justify"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P263" style:family="paragraph" style:parent-style-name="Standard">
      <style:paragraph-properties fo:text-align="justify" fo:break-before="auto" fo:line-height="115%" style:writing-mode="lr-tb"/>
    </style:style>
    <style:style style:name="P264" style:family="paragraph" style:parent-style-name="Standard">
      <style:paragraph-properties fo:text-align="justify"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T264_104" style:family="text"/>
    <style:style style:name="T264_105" style:family="text"/>
    <style:style style:name="P265" style:family="paragraph" style:parent-style-name="Standard">
      <style:paragraph-properties fo:text-align="justify" fo:break-before="auto" fo:line-height="115%" style:writing-mode="lr-tb"/>
    </style:style>
    <style:style style:name="P266" style:family="paragraph" style:parent-style-name="Standard">
      <style:paragraph-properties fo:text-align="justify"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/>
    <style:style style:name="T266_54" style:family="text"/>
    <style:style style:name="T266_55" style:family="text"/>
    <style:style style:name="T266_56" style:family="text"/>
    <style:style style:name="T266_57" style:family="text"/>
    <style:style style:name="T266_58" style:family="text"/>
    <style:style style:name="T266_59" style:family="text"/>
    <style:style style:name="P267" style:family="paragraph" style:parent-style-name="Standard">
      <style:paragraph-properties fo:text-align="justify" fo:break-before="auto" fo:line-height="115%" style:writing-mode="lr-tb"/>
    </style:style>
    <style:style style:name="P268" style:family="paragraph" style:parent-style-name="Standard">
      <style:paragraph-properties fo:text-align="justify"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P269" style:family="paragraph" style:parent-style-name="Standard">
      <style:paragraph-properties fo:text-align="justify" fo:break-before="auto" fo:line-height="115%" style:writing-mode="lr-tb"/>
    </style:style>
    <style:style style:name="P270" style:family="paragraph" style:parent-style-name="Standard">
      <style:paragraph-properties fo:text-align="justify"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P271" style:family="paragraph" style:parent-style-name="Standard">
      <style:paragraph-properties fo:text-align="justify" fo:break-before="auto" fo:line-height="115%" style:writing-mode="lr-tb"/>
    </style:style>
    <style:style style:name="P272" style:family="paragraph" style:parent-style-name="Standard">
      <style:paragraph-properties fo:text-align="justify"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T272_75" style:family="text"/>
    <style:style style:name="T272_76" style:family="text"/>
    <style:style style:name="T272_77" style:family="text"/>
    <style:style style:name="T272_78" style:family="text"/>
    <style:style style:name="T272_79" style:family="text"/>
    <style:style style:name="T272_80" style:family="text"/>
    <style:style style:name="T272_81" style:family="text"/>
    <style:style style:name="T272_82" style:family="text"/>
    <style:style style:name="T272_83" style:family="text"/>
    <style:style style:name="T272_84" style:family="text"/>
    <style:style style:name="T272_85" style:family="text"/>
    <style:style style:name="T272_86" style:family="text"/>
    <style:style style:name="T272_87" style:family="text"/>
    <style:style style:name="T272_88" style:family="text"/>
    <style:style style:name="T272_89" style:family="text"/>
    <style:style style:name="P273" style:family="paragraph" style:parent-style-name="Standard">
      <style:paragraph-properties fo:text-align="justify" fo:break-before="auto" fo:line-height="115%" style:writing-mode="lr-tb"/>
    </style:style>
    <style:style style:name="P274" style:family="paragraph" style:parent-style-name="Standard">
      <style:paragraph-properties fo:text-align="justify"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P275" style:family="paragraph" style:parent-style-name="Standard">
      <style:paragraph-properties fo:text-align="justify" fo:break-before="auto" fo:line-height="115%" style:writing-mode="lr-tb"/>
    </style:style>
    <style:style style:name="P276" style:family="paragraph" style:parent-style-name="Standard">
      <style:paragraph-properties fo:text-align="justify"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T276_82" style:family="text"/>
    <style:style style:name="T276_83" style:family="text"/>
    <style:style style:name="T276_84" style:family="text"/>
    <style:style style:name="T276_85" style:family="text"/>
    <style:style style:name="T276_86" style:family="text"/>
    <style:style style:name="T276_87" style:family="text"/>
    <style:style style:name="T276_88" style:family="text"/>
    <style:style style:name="T276_89" style:family="text"/>
    <style:style style:name="T276_90" style:family="text"/>
    <style:style style:name="T276_91" style:family="text"/>
    <style:style style:name="T276_92" style:family="text"/>
    <style:style style:name="T276_93" style:family="text"/>
    <style:style style:name="T276_94" style:family="text"/>
    <style:style style:name="T276_95" style:family="text"/>
    <style:style style:name="T276_96" style:family="text"/>
    <style:style style:name="T276_97" style:family="text"/>
    <style:style style:name="P277" style:family="paragraph" style:parent-style-name="Standard">
      <style:paragraph-properties fo:text-align="justify" fo:break-before="auto" fo:line-height="115%" style:writing-mode="lr-tb"/>
    </style:style>
    <style:style style:name="P278" style:family="paragraph" style:parent-style-name="Standard">
      <style:paragraph-properties fo:text-align="justify" fo:break-before="auto" fo:line-height="115%" style:writing-mode="lr-tb"/>
    </style:style>
    <style:style style:name="T278_1" style:family="text">
      <style:text-properties fo:color="#ff0000"/>
    </style:style>
    <style:style style:name="T278_2" style:family="text">
      <style:text-properties fo:color="#ff0000"/>
    </style:style>
    <style:style style:name="T278_3" style:family="text">
      <style:text-properties fo:color="#ff0000"/>
    </style:style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P279" style:family="paragraph" style:parent-style-name="Standard">
      <style:paragraph-properties fo:text-align="justify"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P280" style:family="paragraph" style:parent-style-name="Standard">
      <style:paragraph-properties fo:text-align="justify" fo:break-before="auto" fo:line-height="115%" style:writing-mode="lr-tb"/>
    </style:style>
    <style:style style:name="P281" style:family="paragraph" style:parent-style-name="Standard">
      <style:paragraph-properties fo:text-align="justify"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P282" style:family="paragraph" style:parent-style-name="Standard">
      <style:paragraph-properties fo:text-align="justify" fo:break-before="auto" fo:line-height="115%" style:writing-mode="lr-tb"/>
    </style:style>
    <style:style style:name="P283" style:family="paragraph" style:parent-style-name="Standard">
      <style:paragraph-properties fo:text-align="justify" fo:break-before="auto" fo:line-height="115%" style:writing-mode="lr-tb"/>
    </style:style>
    <style:style style:name="T283_1" style:family="text">
      <style:text-properties fo:color="#4a86e8"/>
    </style:style>
    <style:style style:name="P284" style:family="paragraph" style:parent-style-name="Standard">
      <style:paragraph-properties fo:text-align="justify" fo:break-before="auto" fo:line-height="115%" style:writing-mode="lr-tb"/>
      <style:text-properties fo:color="#4a86e8"/>
    </style:style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>
      <style:text-properties fo:color="#ff0000"/>
    </style:style>
    <style:style style:name="T285_2" style:family="text">
      <style:text-properties fo:color="#ff0000"/>
    </style:style>
    <style:style style:name="T285_3" style:family="text">
      <style:text-properties fo:color="#ff0000"/>
    </style:style>
    <style:style style:name="T285_4" style:family="text">
      <style:text-properties fo:color="#ff0000"/>
    </style:style>
    <style:style style:name="T285_5" style:family="text">
      <style:text-properties fo:color="#ff0000"/>
    </style:style>
    <style:style style:name="T285_6" style:family="text">
      <style:text-properties fo:color="#ff0000"/>
    </style:style>
    <style:style style:name="T285_7" style:family="text">
      <style:text-properties fo:color="#ff0000"/>
    </style:style>
    <style:style style:name="T285_8" style:family="text">
      <style:text-properties fo:color="#ff0000"/>
    </style:style>
    <style:style style:name="T285_9" style:family="text">
      <style:text-properties fo:color="#ff0000"/>
    </style:style>
    <style:style style:name="T285_10" style:family="text">
      <style:text-properties fo:color="#ff0000"/>
    </style:style>
    <style:style style:name="T285_11" style:family="text">
      <style:text-properties fo:color="#ff0000"/>
    </style:style>
    <style:style style:name="T285_12" style:family="text">
      <style:text-properties fo:color="#ff0000"/>
    </style:style>
    <style:style style:name="T285_13" style:family="text">
      <style:text-properties fo:color="#ff0000"/>
    </style:style>
    <style:style style:name="T285_14" style:family="text">
      <style:text-properties fo:color="#ff0000"/>
    </style:style>
    <style:style style:name="T285_15" style:family="text">
      <style:text-properties fo:color="#ff0000"/>
    </style:style>
    <style:style style:name="T285_16" style:family="text">
      <style:text-properties fo:color="#ff0000"/>
    </style:style>
    <style:style style:name="T285_17" style:family="text">
      <style:text-properties fo:color="#ff0000"/>
    </style:style>
    <style:style style:name="T285_18" style:family="text">
      <style:text-properties fo:color="#ff0000"/>
    </style:style>
    <style:style style:name="T285_19" style:family="text">
      <style:text-properties fo:color="#ff0000"/>
    </style:style>
    <style:style style:name="T285_20" style:family="text">
      <style:text-properties fo:color="#ff0000"/>
    </style:style>
    <style:style style:name="T285_21" style:family="text">
      <style:text-properties fo:color="#ff0000"/>
    </style:style>
    <style:style style:name="T285_22" style:family="text">
      <style:text-properties fo:color="#ff0000"/>
    </style:style>
    <style:style style:name="T285_23" style:family="text">
      <style:text-properties fo:color="#ff0000"/>
    </style:style>
    <style:style style:name="T285_24" style:family="text">
      <style:text-properties fo:color="#ff0000"/>
    </style:style>
    <style:style style:name="T285_25" style:family="text">
      <style:text-properties fo:color="#ff0000"/>
    </style:style>
    <style:style style:name="T285_26" style:family="text">
      <style:text-properties fo:color="#ff0000"/>
    </style:style>
    <style:style style:name="T285_27" style:family="text">
      <style:text-properties fo:color="#ff0000"/>
    </style:style>
    <style:style style:name="T285_28" style:family="text">
      <style:text-properties fo:color="#ff0000"/>
    </style:style>
    <style:style style:name="T285_29" style:family="text">
      <style:text-properties fo:color="#ff0000"/>
    </style:style>
    <style:style style:name="T285_30" style:family="text">
      <style:text-properties fo:color="#ff0000"/>
    </style:style>
    <style:style style:name="T285_31" style:family="text">
      <style:text-properties fo:color="#ff0000"/>
    </style:style>
    <style:style style:name="T285_32" style:family="text">
      <style:text-properties fo:color="#ff0000"/>
    </style:style>
    <style:style style:name="T285_33" style:family="text">
      <style:text-properties fo:color="#ff0000"/>
    </style:style>
    <style:style style:name="T285_34" style:family="text">
      <style:text-properties fo:color="#ff0000"/>
    </style:style>
    <style:style style:name="T285_35" style:family="text">
      <style:text-properties fo:color="#ff0000"/>
    </style:style>
    <style:style style:name="T285_36" style:family="text">
      <style:text-properties fo:color="#ff0000"/>
    </style:style>
    <style:style style:name="P286" style:family="paragraph" style:parent-style-name="Standard">
      <style:paragraph-properties fo:text-align="justify" fo:break-before="auto" fo:line-height="115%" style:writing-mode="lr-tb"/>
      <style:text-properties fo:color="#ff0000"/>
    </style:style>
    <style:style style:name="P287" style:family="paragraph" style:parent-style-name="Standard">
      <style:paragraph-properties fo:text-align="justify"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P289" style:family="paragraph" style:parent-style-name="Standard">
      <style:paragraph-properties fo:text-align="justify"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P290" style:family="paragraph" style:parent-style-name="Standard">
      <style:paragraph-properties fo:text-align="justify" fo:break-before="auto" fo:line-height="115%" style:writing-mode="lr-tb"/>
    </style:style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T291_92" style:family="text"/>
    <style:style style:name="T291_93" style:family="text"/>
    <style:style style:name="T291_94" style:family="text"/>
    <style:style style:name="T291_95" style:family="text"/>
    <style:style style:name="T291_96" style:family="text"/>
    <style:style style:name="T291_97" style:family="text"/>
    <style:style style:name="T291_98" style:family="text"/>
    <style:style style:name="T291_99" style:family="text"/>
    <style:style style:name="T291_100" style:family="text"/>
    <style:style style:name="T291_101" style:family="text"/>
    <style:style style:name="T291_102" style:family="text"/>
    <style:style style:name="T291_103" style:family="text"/>
    <style:style style:name="T291_104" style:family="text"/>
    <style:style style:name="T291_105" style:family="text"/>
    <style:style style:name="T291_106" style:family="text"/>
    <style:style style:name="T291_107" style:family="text"/>
    <style:style style:name="T291_108" style:family="text"/>
    <style:style style:name="T291_109" style:family="text"/>
    <style:style style:name="T291_110" style:family="text"/>
    <style:style style:name="T291_111" style:family="text"/>
    <style:style style:name="T291_112" style:family="text"/>
    <style:style style:name="T291_113" style:family="text"/>
    <style:style style:name="P292" style:family="paragraph" style:parent-style-name="Standard">
      <style:paragraph-properties fo:text-align="justify" fo:break-before="auto" fo:line-height="115%" style:writing-mode="lr-tb"/>
    </style:style>
    <style:style style:name="P293" style:family="paragraph" style:parent-style-name="Standard">
      <style:paragraph-properties fo:text-align="justify" fo:break-before="auto" fo:line-height="115%" style:writing-mode="lr-tb"/>
    </style:style>
    <style:style style:name="T293_1" style:family="text">
      <style:text-properties fo:color="#ff0000"/>
    </style:style>
    <style:style style:name="T293_2" style:family="text">
      <style:text-properties fo:color="#ff0000"/>
    </style:style>
    <style:style style:name="T293_3" style:family="text">
      <style:text-properties fo:color="#ff0000"/>
    </style:style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T293_109" style:family="text"/>
    <style:style style:name="T293_110" style:family="text"/>
    <style:style style:name="T293_111" style:family="text"/>
    <style:style style:name="T293_112" style:family="text"/>
    <style:style style:name="T293_113" style:family="text"/>
    <style:style style:name="T293_114" style:family="text"/>
    <style:style style:name="T293_115" style:family="text"/>
    <style:style style:name="T293_116" style:family="text"/>
    <style:style style:name="T293_117" style:family="text"/>
    <style:style style:name="T293_118" style:family="text"/>
    <style:style style:name="T293_119" style:family="text"/>
    <style:style style:name="T293_120" style:family="text"/>
    <style:style style:name="T293_121" style:family="text"/>
    <style:style style:name="T293_122" style:family="text"/>
    <style:style style:name="T293_123" style:family="text"/>
    <style:style style:name="T293_124" style:family="text"/>
    <style:style style:name="T293_125" style:family="text"/>
    <style:style style:name="T293_126" style:family="text"/>
    <style:style style:name="T293_127" style:family="text"/>
    <style:style style:name="T293_128" style:family="text"/>
    <style:style style:name="T293_129" style:family="text"/>
    <style:style style:name="T293_130" style:family="text"/>
    <style:style style:name="T293_131" style:family="text"/>
    <style:style style:name="T293_132" style:family="text"/>
    <style:style style:name="T293_133" style:family="text"/>
    <style:style style:name="P294" style:family="paragraph" style:parent-style-name="Standard">
      <style:paragraph-properties fo:text-align="justify" fo:break-before="auto" fo:line-height="115%" style:writing-mode="lr-tb"/>
    </style:style>
    <style:style style:name="P295" style:family="paragraph" style:parent-style-name="Standard">
      <style:paragraph-properties fo:text-align="justify"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T295_64" style:family="text"/>
    <style:style style:name="T295_65" style:family="text"/>
    <style:style style:name="T295_66" style:family="text"/>
    <style:style style:name="T295_67" style:family="text"/>
    <style:style style:name="T295_68" style:family="text"/>
    <style:style style:name="T295_69" style:family="text"/>
    <style:style style:name="T295_70" style:family="text"/>
    <style:style style:name="T295_71" style:family="text"/>
    <style:style style:name="T295_72" style:family="text"/>
    <style:style style:name="T295_73" style:family="text"/>
    <style:style style:name="P296" style:family="paragraph" style:parent-style-name="Standard">
      <style:paragraph-properties fo:text-align="justify"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P297" style:family="paragraph" style:parent-style-name="Standard">
      <style:paragraph-properties fo:text-align="justify" fo:break-before="auto" fo:line-height="115%" style:writing-mode="lr-tb"/>
    </style:style>
    <style:style style:name="P298" style:family="paragraph" style:parent-style-name="Standard">
      <style:paragraph-properties fo:text-align="justify"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P299" style:family="paragraph" style:parent-style-name="Standard">
      <style:paragraph-properties fo:text-align="justify" fo:break-before="auto" fo:line-height="115%" style:writing-mode="lr-tb"/>
    </style:style>
    <style:style style:name="P300" style:family="paragraph" style:parent-style-name="Standard">
      <style:paragraph-properties fo:text-align="justify"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P301" style:family="paragraph" style:parent-style-name="Standard">
      <style:paragraph-properties fo:text-align="justify" fo:break-before="auto" fo:line-height="115%" style:writing-mode="lr-tb"/>
    </style:style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T302_45" style:family="text"/>
    <style:style style:name="T302_46" style:family="text"/>
    <style:style style:name="T302_47" style:family="text"/>
    <style:style style:name="T302_48" style:family="text"/>
    <style:style style:name="T302_49" style:family="text"/>
    <style:style style:name="T302_50" style:family="text"/>
    <style:style style:name="T302_51" style:family="text"/>
    <style:style style:name="T302_52" style:family="text"/>
    <style:style style:name="T302_53" style:family="text"/>
    <style:style style:name="T302_54" style:family="text"/>
    <style:style style:name="T302_55" style:family="text"/>
    <style:style style:name="P303" style:family="paragraph" style:parent-style-name="Standard">
      <style:paragraph-properties fo:text-align="justify" fo:break-before="auto" fo:line-height="115%" style:writing-mode="lr-tb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P305" style:family="paragraph" style:parent-style-name="Standard">
      <style:paragraph-properties fo:text-align="justify" fo:break-before="auto" fo:line-height="115%" style:writing-mode="lr-tb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>
      <style:text-properties fo:font-weight="bold" style:font-weight-asian="bold" style:font-weight-complex="bold"/>
    </style:style>
    <style:style style:name="T306_6" style:family="text">
      <style:text-properties fo:font-weight="bold" style:font-weight-asian="bold" style:font-weight-complex="bold"/>
    </style:style>
    <style:style style:name="T306_7" style:family="text">
      <style:text-properties fo:font-weight="bold" style:font-weight-asian="bold" style:font-weight-complex="bold"/>
    </style:style>
    <style:style style:name="T306_8" style:family="text">
      <style:text-properties fo:font-weight="bold" style:font-weight-asian="bold" style:font-weight-complex="bold"/>
    </style:style>
    <style:style style:name="T306_9" style:family="text">
      <style:text-properties fo:font-weight="bold" style:font-weight-asian="bold" style:font-weight-complex="bold"/>
    </style:style>
    <style:style style:name="T306_10" style:family="text">
      <style:text-properties fo:font-weight="bold" style:font-weight-asian="bold" style:font-weight-complex="bold"/>
    </style:style>
    <style:style style:name="T306_11" style:family="text">
      <style:text-properties fo:font-weight="bold" style:font-weight-asian="bold" style:font-weight-complex="bold"/>
    </style:style>
    <style:style style:name="T306_12" style:family="text">
      <style:text-properties fo:font-weight="bold" style:font-weight-asian="bold" style:font-weight-complex="bold"/>
    </style:style>
    <style:style style:name="T306_13" style:family="text">
      <style:text-properties fo:font-weight="bold" style:font-weight-asian="bold" style:font-weight-complex="bold"/>
    </style:style>
    <style:style style:name="T306_14" style:family="text">
      <style:text-properties fo:font-weight="bold" style:font-weight-asian="bold" style:font-weight-complex="bold"/>
    </style:style>
    <style:style style:name="T306_15" style:family="text">
      <style:text-properties fo:font-weight="bold" style:font-weight-asian="bold" style:font-weight-complex="bold"/>
    </style:style>
    <style:style style:name="T306_16" style:family="text">
      <style:text-properties fo:font-weight="bold" style:font-weight-asian="bold" style:font-weight-complex="bold"/>
    </style:style>
    <style:style style:name="T306_17" style:family="text">
      <style:text-properties fo:font-weight="bold" style:font-weight-asian="bold" style:font-weight-complex="bold"/>
    </style:style>
    <style:style style:name="T306_18" style:family="text">
      <style:text-properties fo:font-weight="bold" style:font-weight-asian="bold" style:font-weight-complex="bold"/>
    </style:style>
    <style:style style:name="T306_19" style:family="text">
      <style:text-properties fo:font-weight="bold" style:font-weight-asian="bold" style:font-weight-complex="bold"/>
    </style:style>
    <style:style style:name="T306_20" style:family="text">
      <style:text-properties fo:font-weight="bold" style:font-weight-asian="bold" style:font-weight-complex="bold"/>
    </style:style>
    <style:style style:name="P30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P309" style:family="paragraph" style:parent-style-name="Standard">
      <style:paragraph-properties fo:text-align="justify" fo:break-before="auto" fo:line-height="115%" style:writing-mode="lr-tb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P311" style:family="paragraph" style:parent-style-name="Standard">
      <style:paragraph-properties fo:text-align="justify" fo:break-before="auto" fo:line-height="115%" style:writing-mode="lr-tb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T312_75" style:family="text"/>
    <style:style style:name="T312_76" style:family="text"/>
    <style:style style:name="T312_77" style:family="text"/>
    <style:style style:name="T312_78" style:family="text"/>
    <style:style style:name="T312_79" style:family="text"/>
    <style:style style:name="T312_80" style:family="text"/>
    <style:style style:name="T312_81" style:family="text"/>
    <style:style style:name="T312_82" style:family="text"/>
    <style:style style:name="T312_83" style:family="text"/>
    <style:style style:name="T312_84" style:family="text"/>
    <style:style style:name="T312_85" style:family="text"/>
    <style:style style:name="T312_86" style:family="text"/>
    <style:style style:name="T312_87" style:family="text"/>
    <style:style style:name="T312_88" style:family="text"/>
    <style:style style:name="T312_89" style:family="text"/>
    <style:style style:name="T312_90" style:family="text"/>
    <style:style style:name="T312_91" style:family="text"/>
    <style:style style:name="T312_92" style:family="text"/>
    <style:style style:name="T312_93" style:family="text"/>
    <style:style style:name="T312_94" style:family="text"/>
    <style:style style:name="T312_95" style:family="text"/>
    <style:style style:name="T312_96" style:family="text"/>
    <style:style style:name="T312_97" style:family="text"/>
    <style:style style:name="T312_98" style:family="text"/>
    <style:style style:name="T312_99" style:family="text"/>
    <style:style style:name="T312_100" style:family="text"/>
    <style:style style:name="T312_101" style:family="text"/>
    <style:style style:name="T312_102" style:family="text"/>
    <style:style style:name="T312_103" style:family="text"/>
    <style:style style:name="P313" style:family="paragraph" style:parent-style-name="Standard">
      <style:paragraph-properties fo:text-align="justify" fo:break-before="auto" fo:line-height="115%" style:writing-mode="lr-tb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/>
    <style:style style:name="T314_122" style:family="text"/>
    <style:style style:name="T314_123" style:family="text"/>
    <style:style style:name="T314_124" style:family="text"/>
    <style:style style:name="T314_125" style:family="text"/>
    <style:style style:name="T314_126" style:family="text"/>
    <style:style style:name="T314_127" style:family="text"/>
    <style:style style:name="T314_128" style:family="text"/>
    <style:style style:name="T314_129" style:family="text"/>
    <style:style style:name="P315" style:family="paragraph" style:parent-style-name="Standard">
      <style:paragraph-properties fo:text-align="justify" fo:break-before="auto" fo:line-height="115%" style:writing-mode="lr-tb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>
      <style:text-properties style:text-underline-style="solid" style:text-underline-color="font-color"/>
    </style:style>
    <style:style style:name="T316_2" style:family="text">
      <style:text-properties style:text-underline-style="solid" style:text-underline-color="font-color"/>
    </style:style>
    <style:style style:name="T316_3" style:family="text">
      <style:text-properties style:text-underline-style="solid" style:text-underline-color="font-color"/>
    </style:style>
    <style:style style:name="T316_4" style:family="text">
      <style:text-properties style:text-underline-style="solid" style:text-underline-color="font-color"/>
    </style:style>
    <style:style style:name="T316_5" style:family="text">
      <style:text-properties style:text-underline-style="solid" style:text-underline-color="font-color"/>
    </style:style>
    <style:style style:name="T316_6" style:family="text">
      <style:text-properties style:text-underline-style="solid" style:text-underline-color="font-color"/>
    </style:style>
    <style:style style:name="T316_7" style:family="text">
      <style:text-properties style:text-underline-style="solid" style:text-underline-color="font-color"/>
    </style:style>
    <style:style style:name="T316_8" style:family="text">
      <style:text-properties style:text-underline-style="solid" style:text-underline-color="font-color"/>
    </style:style>
    <style:style style:name="T316_9" style:family="text">
      <style:text-properties style:text-underline-style="solid" style:text-underline-color="font-color"/>
    </style:style>
    <style:style style:name="T316_10" style:family="text">
      <style:text-properties style:text-underline-style="solid" style:text-underline-color="font-color"/>
    </style:style>
    <style:style style:name="T316_11" style:family="text">
      <style:text-properties style:text-underline-style="solid" style:text-underline-color="font-color"/>
    </style:style>
    <style:style style:name="T316_12" style:family="text">
      <style:text-properties style:text-underline-style="solid" style:text-underline-color="font-color"/>
    </style:style>
    <style:style style:name="T316_13" style:family="text">
      <style:text-properties style:text-underline-style="solid" style:text-underline-color="font-color"/>
    </style:style>
    <style:style style:name="P317" style:family="paragraph" style:parent-style-name="Standard">
      <style:paragraph-properties fo:text-align="justify" fo:break-before="auto" fo:line-height="115%" style:writing-mode="lr-tb"/>
      <style:text-properties style:text-underline-style="solid" style:text-underline-color="font-color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color="#ff0000"/>
    </style:style>
    <style:style style:name="T318_2" style:family="text">
      <style:text-properties fo:color="#ff0000"/>
    </style:style>
    <style:style style:name="T318_3" style:family="text">
      <style:text-properties fo:color="#ff0000"/>
    </style:style>
    <style:style style:name="T318_4" style:family="text">
      <style:text-properties fo:color="#ff0000"/>
    </style:style>
    <style:style style:name="T318_5" style:family="text">
      <style:text-properties fo:color="#ff0000"/>
    </style:style>
    <style:style style:name="T318_6" style:family="text">
      <style:text-properties fo:color="#ff0000"/>
    </style:style>
    <style:style style:name="T318_7" style:family="text">
      <style:text-properties fo:color="#ff0000"/>
    </style:style>
    <style:style style:name="T318_8" style:family="text">
      <style:text-properties fo:color="#ff0000"/>
    </style:style>
    <style:style style:name="T318_9" style:family="text">
      <style:text-properties fo:color="#ff0000"/>
    </style:style>
    <style:style style:name="T318_10" style:family="text">
      <style:text-properties fo:color="#ff0000"/>
    </style:style>
    <style:style style:name="T318_11" style:family="text">
      <style:text-properties fo:color="#ff0000"/>
    </style:style>
    <style:style style:name="T318_12" style:family="text">
      <style:text-properties fo:color="#ff0000"/>
    </style:style>
    <style:style style:name="T318_13" style:family="text">
      <style:text-properties fo:color="#ff0000"/>
    </style:style>
    <style:style style:name="T318_14" style:family="text">
      <style:text-properties fo:color="#ff0000"/>
    </style:style>
    <style:style style:name="T318_15" style:family="text">
      <style:text-properties fo:color="#ff0000"/>
    </style:style>
    <style:style style:name="T318_16" style:family="text">
      <style:text-properties fo:color="#ff0000"/>
    </style:style>
    <style:style style:name="T318_17" style:family="text">
      <style:text-properties fo:color="#ff0000"/>
    </style:style>
    <style:style style:name="T318_18" style:family="text">
      <style:text-properties fo:color="#ff0000"/>
    </style:style>
    <style:style style:name="T318_19" style:family="text">
      <style:text-properties fo:color="#ff0000"/>
    </style:style>
    <style:style style:name="T318_20" style:family="text">
      <style:text-properties fo:color="#ff0000"/>
    </style:style>
    <style:style style:name="T318_21" style:family="text">
      <style:text-properties fo:color="#ff0000"/>
    </style:style>
    <style:style style:name="T318_22" style:family="text">
      <style:text-properties fo:color="#ff0000"/>
    </style:style>
    <style:style style:name="T318_23" style:family="text">
      <style:text-properties fo:color="#ff0000"/>
    </style:style>
    <style:style style:name="T318_24" style:family="text">
      <style:text-properties fo:color="#ff0000"/>
    </style:style>
    <style:style style:name="T318_25" style:family="text">
      <style:text-properties fo:color="#ff0000"/>
    </style:style>
    <style:style style:name="T318_26" style:family="text">
      <style:text-properties fo:color="#ff0000"/>
    </style:style>
    <style:style style:name="T318_27" style:family="text">
      <style:text-properties fo:color="#ff0000"/>
    </style:style>
    <style:style style:name="T318_28" style:family="text">
      <style:text-properties fo:color="#ff0000"/>
    </style:style>
    <style:style style:name="T318_29" style:family="text">
      <style:text-properties fo:color="#ff0000"/>
    </style:style>
    <style:style style:name="T318_30" style:family="text">
      <style:text-properties fo:color="#ff0000"/>
    </style:style>
    <style:style style:name="T318_31" style:family="text">
      <style:text-properties fo:color="#ff0000"/>
    </style:style>
    <style:style style:name="T318_32" style:family="text">
      <style:text-properties fo:color="#ff0000"/>
    </style:style>
    <style:style style:name="T318_33" style:family="text">
      <style:text-properties fo:color="#ff0000"/>
    </style:style>
    <style:style style:name="T318_34" style:family="text">
      <style:text-properties fo:color="#ff0000"/>
    </style:style>
    <style:style style:name="T318_35" style:family="text">
      <style:text-properties fo:color="#ff0000"/>
    </style:style>
    <style:style style:name="T318_36" style:family="text">
      <style:text-properties fo:color="#ff0000"/>
    </style:style>
    <style:style style:name="T318_37" style:family="text">
      <style:text-properties fo:color="#ff0000"/>
    </style:style>
    <style:style style:name="T318_38" style:family="text">
      <style:text-properties fo:color="#ff0000"/>
    </style:style>
    <style:style style:name="T318_39" style:family="text">
      <style:text-properties fo:color="#ff0000"/>
    </style:style>
    <style:style style:name="T318_40" style:family="text">
      <style:text-properties fo:color="#ff0000"/>
    </style:style>
    <style:style style:name="T318_41" style:family="text">
      <style:text-properties fo:color="#ff0000"/>
    </style:style>
    <style:style style:name="T318_42" style:family="text">
      <style:text-properties fo:color="#ff0000"/>
    </style:style>
    <style:style style:name="T318_43" style:family="text">
      <style:text-properties fo:color="#ff0000"/>
    </style:style>
    <style:style style:name="T318_44" style:family="text">
      <style:text-properties fo:color="#ff0000"/>
    </style:style>
    <style:style style:name="T318_45" style:family="text">
      <style:text-properties fo:color="#ff0000"/>
    </style:style>
    <style:style style:name="T318_46" style:family="text">
      <style:text-properties fo:color="#ff0000"/>
    </style:style>
    <style:style style:name="P319" style:family="paragraph" style:parent-style-name="Standard">
      <style:paragraph-properties fo:text-align="justify" fo:break-before="auto" fo:line-height="115%" style:writing-mode="lr-tb"/>
      <style:text-properties fo:color="#ff0000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P321" style:family="paragraph" style:parent-style-name="Standard">
      <style:paragraph-properties fo:text-align="justify" fo:break-before="auto" fo:line-height="115%" style:writing-mode="lr-tb"/>
    </style:style>
    <style:style style:name="T321_1" style:family="text">
      <style:text-properties fo:color="#ff0000"/>
    </style:style>
    <style:style style:name="T321_2" style:family="text">
      <style:text-properties fo:color="#ff0000"/>
    </style:style>
    <style:style style:name="T321_3" style:family="text">
      <style:text-properties fo:color="#ff0000"/>
    </style:style>
    <style:style style:name="T321_4" style:family="text">
      <style:text-properties fo:color="#4a86e8"/>
    </style:style>
    <style:style style:name="T321_5" style:family="text">
      <style:text-properties fo:color="#4a86e8"/>
    </style:style>
    <style:style style:name="T321_6" style:family="text">
      <style:text-properties fo:color="#4a86e8"/>
    </style:style>
    <style:style style:name="T321_7" style:family="text">
      <style:text-properties fo:color="#4a86e8"/>
    </style:style>
    <style:style style:name="T321_8" style:family="text">
      <style:text-properties fo:color="#4a86e8"/>
    </style:style>
    <style:style style:name="T321_9" style:family="text">
      <style:text-properties fo:color="#4a86e8"/>
    </style:style>
    <style:style style:name="T321_10" style:family="text">
      <style:text-properties fo:color="#4a86e8"/>
    </style:style>
    <style:style style:name="T321_11" style:family="text">
      <style:text-properties fo:color="#4a86e8"/>
    </style:style>
    <style:style style:name="T321_12" style:family="text">
      <style:text-properties fo:color="#4a86e8"/>
    </style:style>
    <style:style style:name="T321_13" style:family="text">
      <style:text-properties fo:color="#4a86e8"/>
    </style:style>
    <style:style style:name="T321_14" style:family="text">
      <style:text-properties fo:color="#4a86e8"/>
    </style:style>
    <style:style style:name="T321_15" style:family="text">
      <style:text-properties fo:color="#4a86e8"/>
    </style:style>
    <style:style style:name="T321_16" style:family="text">
      <style:text-properties fo:color="#4a86e8"/>
    </style:style>
    <style:style style:name="T321_17" style:family="text">
      <style:text-properties fo:color="#4a86e8"/>
    </style:style>
    <style:style style:name="T321_18" style:family="text">
      <style:text-properties fo:color="#4a86e8"/>
    </style:style>
    <style:style style:name="T321_19" style:family="text">
      <style:text-properties fo:color="#4a86e8"/>
    </style:style>
    <style:style style:name="P322" style:family="paragraph" style:parent-style-name="Standard">
      <style:paragraph-properties fo:text-align="justify" fo:break-before="auto" fo:line-height="115%" style:writing-mode="lr-tb"/>
      <style:text-properties fo:color="#4a86e8"/>
    </style:style>
    <style:style style:name="P323" style:family="paragraph" style:parent-style-name="Standard">
      <style:paragraph-properties fo:text-align="justify" fo:break-before="auto" fo:line-height="115%" style:writing-mode="lr-tb"/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>
      <style:text-properties fo:font-weight="bold" style:font-weight-asian="bold" style:font-weight-complex="bold"/>
    </style:style>
    <style:style style:name="T323_4" style:family="text">
      <style:text-properties fo:font-weight="bold" style:font-weight-asian="bold" style:font-weight-complex="bold"/>
    </style:style>
    <style:style style:name="T323_5" style:family="text">
      <style:text-properties fo:font-weight="bold" style:font-weight-asian="bold" style:font-weight-complex="bold"/>
    </style:style>
    <style:style style:name="T323_6" style:family="text">
      <style:text-properties fo:font-weight="bold" style:font-weight-asian="bold" style:font-weight-complex="bold"/>
    </style:style>
    <style:style style:name="T323_7" style:family="text">
      <style:text-properties fo:font-weight="bold" style:font-weight-asian="bold" style:font-weight-complex="bold"/>
    </style:style>
    <style:style style:name="T323_8" style:family="text">
      <style:text-properties fo:font-weight="bold" style:font-weight-asian="bold" style:font-weight-complex="bold"/>
    </style:style>
    <style:style style:name="T323_9" style:family="text">
      <style:text-properties fo:font-weight="bold" style:font-weight-asian="bold" style:font-weight-complex="bold"/>
    </style:style>
    <style:style style:name="T323_10" style:family="text">
      <style:text-properties fo:font-weight="bold" style:font-weight-asian="bold" style:font-weight-complex="bold"/>
    </style:style>
    <style:style style:name="T323_11" style:family="text">
      <style:text-properties fo:font-weight="bold" style:font-weight-asian="bold" style:font-weight-complex="bold"/>
    </style:style>
    <style:style style:name="T323_12" style:family="text">
      <style:text-properties fo:font-weight="bold" style:font-weight-asian="bold" style:font-weight-complex="bold"/>
    </style:style>
    <style:style style:name="T323_13" style:family="text">
      <style:text-properties fo:font-weight="bold" style:font-weight-asian="bold" style:font-weight-complex="bold"/>
    </style:style>
    <style:style style:name="T323_14" style:family="text">
      <style:text-properties fo:font-weight="bold" style:font-weight-asian="bold" style:font-weight-complex="bold"/>
    </style:style>
    <style:style style:name="T323_15" style:family="text">
      <style:text-properties fo:font-weight="bold" style:font-weight-asian="bold" style:font-weight-complex="bold"/>
    </style:style>
    <style:style style:name="T323_16" style:family="text">
      <style:text-properties fo:font-weight="bold" style:font-weight-asian="bold" style:font-weight-complex="bold"/>
    </style:style>
    <style:style style:name="T323_17" style:family="text">
      <style:text-properties fo:font-weight="bold" style:font-weight-asian="bold" style:font-weight-complex="bold"/>
    </style:style>
    <style:style style:name="T323_18" style:family="text">
      <style:text-properties fo:font-weight="bold" style:font-weight-asian="bold" style:font-weight-complex="bold"/>
    </style:style>
    <style:style style:name="T323_19" style:family="text">
      <style:text-properties fo:font-weight="bold" style:font-weight-asian="bold" style:font-weight-complex="bold"/>
    </style:style>
    <style:style style:name="T323_20" style:family="text">
      <style:text-properties fo:font-weight="bold" style:font-weight-asian="bold" style:font-weight-complex="bold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P326" style:family="paragraph" style:parent-style-name="Standard">
      <style:paragraph-properties fo:text-align="justify" fo:break-before="auto" fo:line-height="115%" style:writing-mode="lr-tb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>
      <style:text-properties fo:font-weight="bold" style:font-weight-asian="bold" style:font-weight-complex="bold"/>
    </style:style>
    <style:style style:name="T327_4" style:family="text">
      <style:text-properties fo:font-weight="bold" style:font-weight-asian="bold" style:font-weight-complex="bold"/>
    </style:style>
    <style:style style:name="T327_5" style:family="text">
      <style:text-properties fo:font-weight="bold" style:font-weight-asian="bold" style:font-weight-complex="bold"/>
    </style:style>
    <style:style style:name="T327_6" style:family="text">
      <style:text-properties fo:font-weight="bold" style:font-weight-asian="bold" style:font-weight-complex="bold"/>
    </style:style>
    <style:style style:name="T327_7" style:family="text">
      <style:text-properties fo:font-weight="bold" style:font-weight-asian="bold" style:font-weight-complex="bold"/>
    </style:style>
    <style:style style:name="T327_8" style:family="text">
      <style:text-properties fo:font-weight="bold" style:font-weight-asian="bold" style:font-weight-complex="bold"/>
    </style:style>
    <style:style style:name="T327_9" style:family="text">
      <style:text-properties fo:font-weight="bold" style:font-weight-asian="bold" style:font-weight-complex="bold"/>
    </style:style>
    <style:style style:name="T327_10" style:family="text">
      <style:text-properties fo:font-weight="bold" style:font-weight-asian="bold" style:font-weight-complex="bold"/>
    </style:style>
    <style:style style:name="T327_11" style:family="text">
      <style:text-properties fo:font-weight="bold" style:font-weight-asian="bold" style:font-weight-complex="bold"/>
    </style:style>
    <style:style style:name="T327_12" style:family="text">
      <style:text-properties fo:font-weight="bold" style:font-weight-asian="bold" style:font-weight-complex="bold"/>
    </style:style>
    <style:style style:name="T327_13" style:family="text">
      <style:text-properties fo:font-weight="bold" style:font-weight-asian="bold" style:font-weight-complex="bold"/>
    </style:style>
    <style:style style:name="T327_14" style:family="text">
      <style:text-properties fo:font-weight="bold" style:font-weight-asian="bold" style:font-weight-complex="bold"/>
    </style:style>
    <style:style style:name="T327_15" style:family="text">
      <style:text-properties fo:font-weight="bold" style:font-weight-asian="bold" style:font-weight-complex="bold"/>
    </style:style>
    <style:style style:name="T327_16" style:family="text">
      <style:text-properties fo:font-weight="bold" style:font-weight-asian="bold" style:font-weight-complex="bold"/>
    </style:style>
    <style:style style:name="T327_17" style:family="text">
      <style:text-properties fo:font-weight="bold" style:font-weight-asian="bold" style:font-weight-complex="bold"/>
    </style:style>
    <style:style style:name="P32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29" style:family="paragraph" style:parent-style-name="Standard">
      <style:paragraph-properties fo:text-align="justify"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T329_50" style:family="text"/>
    <style:style style:name="T329_51" style:family="text"/>
    <style:style style:name="T329_52" style:family="text"/>
    <style:style style:name="T329_53" style:family="text"/>
    <style:style style:name="T329_54" style:family="text"/>
    <style:style style:name="T329_55" style:family="text"/>
    <style:style style:name="P330" style:family="paragraph" style:parent-style-name="Standard">
      <style:paragraph-properties fo:text-align="justify" fo:break-before="auto" fo:line-height="115%" style:writing-mode="lr-tb"/>
    </style:style>
    <style:style style:name="P331" style:family="paragraph" style:parent-style-name="Standard">
      <style:paragraph-properties fo:text-align="justify"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T331_59" style:family="text"/>
    <style:style style:name="T331_60" style:family="text"/>
    <style:style style:name="T331_61" style:family="text"/>
    <style:style style:name="T331_62" style:family="text"/>
    <style:style style:name="T331_63" style:family="text"/>
    <style:style style:name="T331_64" style:family="text"/>
    <style:style style:name="T331_65" style:family="text"/>
    <style:style style:name="T331_66" style:family="text"/>
    <style:style style:name="T331_67" style:family="text"/>
    <style:style style:name="T331_68" style:family="text"/>
    <style:style style:name="T331_69" style:family="text"/>
    <style:style style:name="T331_70" style:family="text"/>
    <style:style style:name="T331_71" style:family="text"/>
    <style:style style:name="T331_72" style:family="text"/>
    <style:style style:name="T331_73" style:family="text"/>
    <style:style style:name="T331_74" style:family="text"/>
    <style:style style:name="T331_75" style:family="text"/>
    <style:style style:name="T331_76" style:family="text"/>
    <style:style style:name="T331_77" style:family="text"/>
    <style:style style:name="T331_78" style:family="text"/>
    <style:style style:name="T331_79" style:family="text"/>
    <style:style style:name="T331_80" style:family="text"/>
    <style:style style:name="T331_81" style:family="text"/>
    <style:style style:name="T331_82" style:family="text"/>
    <style:style style:name="T331_83" style:family="text"/>
    <style:style style:name="T331_84" style:family="text"/>
    <style:style style:name="T331_85" style:family="text"/>
    <style:style style:name="T331_86" style:family="text"/>
    <style:style style:name="T331_87" style:family="text"/>
    <style:style style:name="T331_88" style:family="text"/>
    <style:style style:name="T331_89" style:family="text"/>
    <style:style style:name="T331_90" style:family="text"/>
    <style:style style:name="T331_91" style:family="text"/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font-style="italic" style:font-style-asian="italic" style:font-style-complex="italic"/>
    </style:style>
    <style:style style:name="T332_2" style:family="text">
      <style:text-properties fo:font-style="italic" style:font-style-asian="italic" style:font-style-complex="italic"/>
    </style:style>
    <style:style style:name="T332_3" style:family="text">
      <style:text-properties fo:font-style="italic" style:font-style-asian="italic" style:font-style-complex="italic"/>
    </style:style>
    <style:style style:name="T332_4" style:family="text">
      <style:text-properties fo:font-style="italic" style:font-style-asian="italic" style:font-style-complex="italic"/>
    </style:style>
    <style:style style:name="T332_5" style:family="text">
      <style:text-properties fo:font-style="italic" style:font-style-asian="italic" style:font-style-complex="italic"/>
    </style:style>
    <style:style style:name="T332_6" style:family="text">
      <style:text-properties fo:font-style="italic" style:font-style-asian="italic" style:font-style-complex="italic"/>
    </style:style>
    <style:style style:name="T332_7" style:family="text">
      <style:text-properties fo:font-style="italic" style:font-style-asian="italic" style:font-style-complex="italic"/>
    </style:style>
    <style:style style:name="T332_8" style:family="text">
      <style:text-properties fo:font-style="italic" style:font-style-asian="italic" style:font-style-complex="italic"/>
    </style:style>
    <style:style style:name="T332_9" style:family="text">
      <style:text-properties fo:font-style="italic" style:font-style-asian="italic" style:font-style-complex="italic"/>
    </style:style>
    <style:style style:name="T332_10" style:family="text">
      <style:text-properties fo:font-style="italic" style:font-style-asian="italic" style:font-style-complex="italic"/>
    </style:style>
    <style:style style:name="T332_11" style:family="text">
      <style:text-properties fo:font-style="italic" style:font-style-asian="italic" style:font-style-complex="italic"/>
    </style:style>
    <style:style style:name="T332_12" style:family="text">
      <style:text-properties fo:font-style="italic" style:font-style-asian="italic" style:font-style-complex="italic"/>
    </style:style>
    <style:style style:name="T332_13" style:family="text">
      <style:text-properties fo:font-style="italic" style:font-style-asian="italic" style:font-style-complex="italic"/>
    </style:style>
    <style:style style:name="T332_14" style:family="text">
      <style:text-properties fo:font-style="italic" style:font-style-asian="italic" style:font-style-complex="italic"/>
    </style:style>
    <style:style style:name="T332_15" style:family="text">
      <style:text-properties fo:font-style="italic" style:font-style-asian="italic" style:font-style-complex="italic"/>
    </style:style>
    <style:style style:name="T332_16" style:family="text">
      <style:text-properties fo:font-style="italic" style:font-style-asian="italic" style:font-style-complex="italic"/>
    </style:style>
    <style:style style:name="T332_17" style:family="text">
      <style:text-properties fo:font-style="italic" style:font-style-asian="italic" style:font-style-complex="italic"/>
    </style:style>
    <style:style style:name="T332_18" style:family="text">
      <style:text-properties fo:font-style="italic" style:font-style-asian="italic" style:font-style-complex="italic"/>
    </style:style>
    <style:style style:name="T332_19" style:family="text">
      <style:text-properties fo:font-style="italic" style:font-style-asian="italic" style:font-style-complex="italic"/>
    </style:style>
    <style:style style:name="T332_20" style:family="text">
      <style:text-properties fo:font-style="italic" style:font-style-asian="italic" style:font-style-complex="italic"/>
    </style:style>
    <style:style style:name="T332_21" style:family="text">
      <style:text-properties fo:font-style="italic" style:font-style-asian="italic" style:font-style-complex="italic"/>
    </style:style>
    <style:style style:name="T332_22" style:family="text">
      <style:text-properties fo:font-style="italic" style:font-style-asian="italic" style:font-style-complex="italic"/>
    </style:style>
    <style:style style:name="T332_23" style:family="text">
      <style:text-properties fo:font-style="italic" style:font-style-asian="italic" style:font-style-complex="italic"/>
    </style:style>
    <style:style style:name="T332_24" style:family="text">
      <style:text-properties fo:font-style="italic" style:font-style-asian="italic" style:font-style-complex="italic"/>
    </style:style>
    <style:style style:name="T332_25" style:family="text">
      <style:text-properties fo:font-style="italic" style:font-style-asian="italic" style:font-style-complex="italic"/>
    </style:style>
    <style:style style:name="T332_26" style:family="text">
      <style:text-properties fo:font-style="italic" style:font-style-asian="italic" style:font-style-complex="italic"/>
    </style:style>
    <style:style style:name="T332_27" style:family="text">
      <style:text-properties fo:font-style="italic" style:font-style-asian="italic" style:font-style-complex="italic"/>
    </style:style>
    <style:style style:name="T332_28" style:family="text">
      <style:text-properties fo:font-style="italic" style:font-style-asian="italic" style:font-style-complex="italic"/>
    </style:style>
    <style:style style:name="T332_29" style:family="text">
      <style:text-properties fo:font-style="italic" style:font-style-asian="italic" style:font-style-complex="italic"/>
    </style:style>
    <style:style style:name="T332_30" style:family="text">
      <style:text-properties fo:font-style="italic" style:font-style-asian="italic" style:font-style-complex="italic"/>
    </style:style>
    <style:style style:name="T332_31" style:family="text">
      <style:text-properties fo:font-style="italic" style:font-style-asian="italic" style:font-style-complex="italic"/>
    </style:style>
    <style:style style:name="T332_32" style:family="text">
      <style:text-properties fo:font-style="italic" style:font-style-asian="italic" style:font-style-complex="italic"/>
    </style:style>
    <style:style style:name="T332_33" style:family="text">
      <style:text-properties fo:font-style="italic" style:font-style-asian="italic" style:font-style-complex="italic"/>
    </style:style>
    <style:style style:name="T332_34" style:family="text">
      <style:text-properties fo:font-style="italic" style:font-style-asian="italic" style:font-style-complex="italic"/>
    </style:style>
    <style:style style:name="T332_35" style:family="text">
      <style:text-properties fo:font-style="italic" style:font-style-asian="italic" style:font-style-complex="italic"/>
    </style:style>
    <style:style style:name="T332_36" style:family="text">
      <style:text-properties fo:font-style="italic" style:font-style-asian="italic" style:font-style-complex="italic"/>
    </style:style>
    <style:style style:name="T332_37" style:family="text">
      <style:text-properties fo:font-style="italic" style:font-style-asian="italic" style:font-style-complex="italic"/>
    </style:style>
    <style:style style:name="T332_38" style:family="text">
      <style:text-properties fo:font-style="italic" style:font-style-asian="italic" style:font-style-complex="italic"/>
    </style:style>
    <style:style style:name="T332_39" style:family="text">
      <style:text-properties fo:font-style="italic" style:font-style-asian="italic" style:font-style-complex="italic"/>
    </style:style>
    <style:style style:name="T332_40" style:family="text">
      <style:text-properties fo:font-style="italic" style:font-style-asian="italic" style:font-style-complex="italic"/>
    </style:style>
    <style:style style:name="T332_41" style:family="text">
      <style:text-properties fo:font-style="italic" style:font-style-asian="italic" style:font-style-complex="italic"/>
    </style:style>
    <style:style style:name="T332_42" style:family="text">
      <style:text-properties fo:font-style="italic" style:font-style-asian="italic" style:font-style-complex="italic"/>
    </style:style>
    <style:style style:name="T332_43" style:family="text">
      <style:text-properties fo:font-style="italic" style:font-style-asian="italic" style:font-style-complex="italic"/>
    </style:style>
    <style:style style:name="T332_44" style:family="text">
      <style:text-properties fo:font-style="italic" style:font-style-asian="italic" style:font-style-complex="italic"/>
    </style:style>
    <style:style style:name="T332_45" style:family="text">
      <style:text-properties fo:font-style="italic" style:font-style-asian="italic" style:font-style-complex="italic"/>
    </style:style>
    <style:style style:name="T332_46" style:family="text">
      <style:text-properties fo:font-style="italic" style:font-style-asian="italic" style:font-style-complex="italic"/>
    </style:style>
    <style:style style:name="T332_47" style:family="text">
      <style:text-properties fo:font-style="italic" style:font-style-asian="italic" style:font-style-complex="italic"/>
    </style:style>
    <style:style style:name="T332_48" style:family="text">
      <style:text-properties fo:font-style="italic" style:font-style-asian="italic" style:font-style-complex="italic"/>
    </style:style>
    <style:style style:name="T332_49" style:family="text">
      <style:text-properties fo:font-style="italic" style:font-style-asian="italic" style:font-style-complex="italic"/>
    </style:style>
    <style:style style:name="T332_50" style:family="text">
      <style:text-properties fo:font-style="italic" style:font-style-asian="italic" style:font-style-complex="italic"/>
    </style:style>
    <style:style style:name="T332_51" style:family="text">
      <style:text-properties fo:font-style="italic" style:font-style-asian="italic" style:font-style-complex="italic"/>
    </style:style>
    <style:style style:name="T332_52" style:family="text">
      <style:text-properties fo:font-style="italic" style:font-style-asian="italic" style:font-style-complex="italic"/>
    </style:style>
    <style:style style:name="T332_53" style:family="text">
      <style:text-properties fo:font-style="italic" style:font-style-asian="italic" style:font-style-complex="italic"/>
    </style:style>
    <style:style style:name="T332_54" style:family="text">
      <style:text-properties fo:font-style="italic" style:font-style-asian="italic" style:font-style-complex="italic"/>
    </style:style>
    <style:style style:name="T332_55" style:family="text">
      <style:text-properties fo:font-style="italic" style:font-style-asian="italic" style:font-style-complex="italic"/>
    </style:style>
    <style:style style:name="T332_56" style:family="text">
      <style:text-properties fo:font-style="italic" style:font-style-asian="italic" style:font-style-complex="italic"/>
    </style:style>
    <style:style style:name="P333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P335" style:family="paragraph" style:parent-style-name="Standard">
      <style:paragraph-properties fo:text-align="justify" fo:break-before="auto" fo:line-height="115%" style:writing-mode="lr-tb"/>
    </style:style>
    <style:style style:name="P336" style:family="paragraph" style:parent-style-name="Standard">
      <style:paragraph-properties fo:text-align="justify"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T336_85" style:family="text"/>
    <style:style style:name="T336_86" style:family="text"/>
    <style:style style:name="T336_87" style:family="text"/>
    <style:style style:name="T336_88" style:family="text"/>
    <style:style style:name="T336_89" style:family="text"/>
    <style:style style:name="T336_90" style:family="text"/>
    <style:style style:name="T336_91" style:family="text"/>
    <style:style style:name="T336_92" style:family="text"/>
    <style:style style:name="T336_93" style:family="text"/>
    <style:style style:name="T336_94" style:family="text"/>
    <style:style style:name="T336_95" style:family="text"/>
    <style:style style:name="T336_96" style:family="text"/>
    <style:style style:name="T336_97" style:family="text"/>
    <style:style style:name="T336_98" style:family="text"/>
    <style:style style:name="T336_99" style:family="text"/>
    <style:style style:name="T336_100" style:family="text"/>
    <style:style style:name="T336_101" style:family="text"/>
    <style:style style:name="T336_102" style:family="text"/>
    <style:style style:name="T336_103" style:family="text"/>
    <style:style style:name="T336_104" style:family="text"/>
    <style:style style:name="T336_105" style:family="text"/>
    <style:style style:name="T336_106" style:family="text"/>
    <style:style style:name="T336_107" style:family="text"/>
    <style:style style:name="T336_108" style:family="text"/>
    <style:style style:name="T336_109" style:family="text"/>
    <style:style style:name="T336_110" style:family="text"/>
    <style:style style:name="T336_111" style:family="text"/>
    <style:style style:name="T336_112" style:family="text"/>
    <style:style style:name="T336_113" style:family="text"/>
    <style:style style:name="T336_114" style:family="text"/>
    <style:style style:name="T336_115" style:family="text"/>
    <style:style style:name="T336_116" style:family="text"/>
    <style:style style:name="T336_117" style:family="text"/>
    <style:style style:name="T336_118" style:family="text"/>
    <style:style style:name="T336_119" style:family="text"/>
    <style:style style:name="T336_120" style:family="text"/>
    <style:style style:name="T336_121" style:family="text"/>
    <style:style style:name="T336_122" style:family="text"/>
    <style:style style:name="T336_123" style:family="text"/>
    <style:style style:name="T336_124" style:family="text"/>
    <style:style style:name="T336_125" style:family="text"/>
    <style:style style:name="P337" style:family="paragraph" style:parent-style-name="Standard">
      <style:paragraph-properties fo:text-align="justify" fo:break-before="auto" fo:line-height="115%" style:writing-mode="lr-tb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>
      <style:text-properties fo:color="#ff0000"/>
    </style:style>
    <style:style style:name="T338_35" style:family="text">
      <style:text-properties fo:color="#ff0000"/>
    </style:style>
    <style:style style:name="T338_36" style:family="text">
      <style:text-properties fo:color="#ff0000"/>
    </style:style>
    <style:style style:name="T338_37" style:family="text">
      <style:text-properties fo:color="#ff0000"/>
    </style:style>
    <style:style style:name="T338_38" style:family="text">
      <style:text-properties fo:color="#ff0000"/>
    </style:style>
    <style:style style:name="T338_39" style:family="text">
      <style:text-properties fo:color="#ff0000"/>
    </style:style>
    <style:style style:name="T338_40" style:family="text">
      <style:text-properties fo:color="#ff0000"/>
    </style:style>
    <style:style style:name="T338_41" style:family="text">
      <style:text-properties fo:color="#ff0000"/>
    </style:style>
    <style:style style:name="T338_42" style:family="text">
      <style:text-properties fo:color="#ff0000"/>
    </style:style>
    <style:style style:name="T338_43" style:family="text">
      <style:text-properties fo:color="#ff0000"/>
    </style:style>
    <style:style style:name="T338_44" style:family="text">
      <style:text-properties fo:color="#ff0000"/>
    </style:style>
    <style:style style:name="T338_45" style:family="text">
      <style:text-properties fo:color="#ff0000"/>
    </style:style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P339" style:family="paragraph" style:parent-style-name="Standard">
      <style:paragraph-properties fo:text-align="justify" fo:break-before="auto" fo:line-height="115%" style:writing-mode="lr-tb"/>
    </style:style>
    <style:style style:name="P340" style:family="paragraph" style:parent-style-name="Standard">
      <style:paragraph-properties fo:text-align="justify"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/>
    <style:style style:name="T340_40" style:family="text"/>
    <style:style style:name="T340_41" style:family="text"/>
    <style:style style:name="T340_42" style:family="text"/>
    <style:style style:name="T340_43" style:family="text"/>
    <style:style style:name="T340_44" style:family="text"/>
    <style:style style:name="T340_45" style:family="text"/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T340_63" style:family="text"/>
    <style:style style:name="T340_64" style:family="text"/>
    <style:style style:name="T340_65" style:family="text"/>
    <style:style style:name="T340_66" style:family="text"/>
    <style:style style:name="T340_67" style:family="text"/>
    <style:style style:name="T340_68" style:family="text"/>
    <style:style style:name="T340_69" style:family="text"/>
    <style:style style:name="T340_70" style:family="text"/>
    <style:style style:name="T340_71" style:family="text"/>
    <style:style style:name="T340_72" style:family="text"/>
    <style:style style:name="T340_73" style:family="text"/>
    <style:style style:name="T340_74" style:family="text"/>
    <style:style style:name="T340_75" style:family="text"/>
    <style:style style:name="T340_76" style:family="text"/>
    <style:style style:name="T340_77" style:family="text"/>
    <style:style style:name="T340_78" style:family="text"/>
    <style:style style:name="T340_79" style:family="text"/>
    <style:style style:name="P341" style:family="paragraph" style:parent-style-name="Standard">
      <style:paragraph-properties fo:text-align="justify" fo:break-before="auto" fo:line-height="115%" style:writing-mode="lr-tb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color="#ff0000"/>
    </style:style>
    <style:style style:name="T342_2" style:family="text">
      <style:text-properties fo:color="#ff0000"/>
    </style:style>
    <style:style style:name="T342_3" style:family="text">
      <style:text-properties fo:color="#ff0000"/>
    </style:style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T342_59" style:family="text"/>
    <style:style style:name="T342_60" style:family="text"/>
    <style:style style:name="T342_61" style:family="text"/>
    <style:style style:name="P343" style:family="paragraph" style:parent-style-name="Standard">
      <style:paragraph-properties fo:text-align="justify" fo:break-before="auto" fo:line-height="115%" style:writing-mode="lr-tb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/>
    <style:style style:name="T344_64" style:family="text"/>
    <style:style style:name="T344_65" style:family="text"/>
    <style:style style:name="T344_66" style:family="text"/>
    <style:style style:name="T344_67" style:family="text"/>
    <style:style style:name="T344_68" style:family="text"/>
    <style:style style:name="T344_69" style:family="text"/>
    <style:style style:name="T344_70" style:family="text"/>
    <style:style style:name="T344_71" style:family="text"/>
    <style:style style:name="T344_72" style:family="text"/>
    <style:style style:name="T344_73" style:family="text"/>
    <style:style style:name="T344_74" style:family="text"/>
    <style:style style:name="T344_75" style:family="text"/>
    <style:style style:name="T344_76" style:family="text"/>
    <style:style style:name="T344_77" style:family="text"/>
    <style:style style:name="T344_78" style:family="text"/>
    <style:style style:name="T344_79" style:family="text"/>
    <style:style style:name="T344_80" style:family="text"/>
    <style:style style:name="T344_81" style:family="text"/>
    <style:style style:name="T344_82" style:family="text"/>
    <style:style style:name="T344_83" style:family="text"/>
    <style:style style:name="T344_84" style:family="text"/>
    <style:style style:name="T344_85" style:family="text"/>
    <style:style style:name="T344_86" style:family="text"/>
    <style:style style:name="T344_87" style:family="text"/>
    <style:style style:name="P345" style:family="paragraph" style:parent-style-name="Standard">
      <style:paragraph-properties fo:text-align="justify" fo:break-before="auto" fo:line-height="115%" style:writing-mode="lr-tb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T346_1" style:family="text">
      <style:text-properties fo:color="#ff0000"/>
    </style:style>
    <style:style style:name="T346_2" style:family="text">
      <style:text-properties fo:color="#ff0000"/>
    </style:style>
    <style:style style:name="T346_3" style:family="text">
      <style:text-properties fo:color="#ff0000"/>
    </style:style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P347" style:family="paragraph" style:parent-style-name="Standard">
      <style:paragraph-properties fo:text-align="justify" fo:break-before="auto" fo:line-height="115%" style:writing-mode="lr-tb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T348_101" style:family="text"/>
    <style:style style:name="T348_102" style:family="text"/>
    <style:style style:name="T348_103" style:family="text"/>
    <style:style style:name="T348_104" style:family="text"/>
    <style:style style:name="T348_105" style:family="text"/>
    <style:style style:name="T348_106" style:family="text"/>
    <style:style style:name="T348_107" style:family="text"/>
    <style:style style:name="T348_108" style:family="text"/>
    <style:style style:name="T348_109" style:family="text"/>
    <style:style style:name="T348_110" style:family="text"/>
    <style:style style:name="T348_111" style:family="text"/>
    <style:style style:name="T348_112" style:family="text"/>
    <style:style style:name="T348_113" style:family="text"/>
    <style:style style:name="T348_114" style:family="text"/>
    <style:style style:name="T348_115" style:family="text"/>
    <style:style style:name="T348_116" style:family="text"/>
    <style:style style:name="T348_117" style:family="text"/>
    <style:style style:name="T348_118" style:family="text"/>
    <style:style style:name="T348_119" style:family="text"/>
    <style:style style:name="T348_120" style:family="text"/>
    <style:style style:name="T348_121" style:family="text"/>
    <style:style style:name="T348_122" style:family="text"/>
    <style:style style:name="T348_123" style:family="text"/>
    <style:style style:name="T348_124" style:family="text"/>
    <style:style style:name="T348_125" style:family="text"/>
    <style:style style:name="T348_126" style:family="text"/>
    <style:style style:name="T348_127" style:family="text"/>
    <style:style style:name="T348_128" style:family="text"/>
    <style:style style:name="T348_129" style:family="text"/>
    <style:style style:name="P349" style:family="paragraph" style:parent-style-name="Standard">
      <style:paragraph-properties fo:text-align="justify" fo:break-before="auto" fo:line-height="115%" style:writing-mode="lr-tb"/>
    </style:style>
    <style:style style:name="P350" style:family="paragraph" style:parent-style-name="Standard">
      <style:paragraph-properties fo:text-align="justify" fo:break-before="auto" fo:line-height="115%" style:writing-mode="lr-tb"/>
    </style:style>
    <style:style style:name="T350_1" style:family="text">
      <style:text-properties fo:color="#ff0000"/>
    </style:style>
    <style:style style:name="T350_2" style:family="text">
      <style:text-properties fo:color="#ff0000"/>
    </style:style>
    <style:style style:name="T350_3" style:family="text">
      <style:text-properties fo:color="#ff0000"/>
    </style:style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P351" style:family="paragraph" style:parent-style-name="Standard">
      <style:paragraph-properties fo:text-align="justify" fo:break-before="auto" fo:line-height="115%" style:writing-mode="lr-tb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T352_77" style:family="text"/>
    <style:style style:name="T352_78" style:family="text"/>
    <style:style style:name="T352_79" style:family="text"/>
    <style:style style:name="T352_80" style:family="text"/>
    <style:style style:name="T352_81" style:family="text"/>
    <style:style style:name="T352_82" style:family="text"/>
    <style:style style:name="T352_83" style:family="text"/>
    <style:style style:name="T352_84" style:family="text"/>
    <style:style style:name="T352_85" style:family="text"/>
    <style:style style:name="T352_86" style:family="text"/>
    <style:style style:name="T352_87" style:family="text"/>
    <style:style style:name="T352_88" style:family="text"/>
    <style:style style:name="T352_89" style:family="text"/>
    <style:style style:name="T352_90" style:family="text"/>
    <style:style style:name="T352_91" style:family="text"/>
    <style:style style:name="T352_92" style:family="text"/>
    <style:style style:name="T352_93" style:family="text"/>
    <style:style style:name="T352_94" style:family="text"/>
    <style:style style:name="T352_95" style:family="text"/>
    <style:style style:name="T352_96" style:family="text"/>
    <style:style style:name="T352_97" style:family="text"/>
    <style:style style:name="T352_98" style:family="text"/>
    <style:style style:name="T352_99" style:family="text"/>
    <style:style style:name="T352_100" style:family="text"/>
    <style:style style:name="T352_101" style:family="text"/>
    <style:style style:name="P353" style:family="paragraph" style:parent-style-name="Standard">
      <style:paragraph-properties fo:text-align="justify" fo:break-before="auto" fo:line-height="115%" style:writing-mode="lr-tb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</office:automatic-styles>
  <office:body>
    <office:text>
      <text:p text:style-name="P1"><text:span text:style-name="T1_1">Stalker</text:span><text:span text:style-name="T1_2"><text:s/></text:span><text:span text:style-name="T1_3">Soup</text:span></text:p>
      <text:p text:style-name="P2"/>
      <text:p text:style-name="P3"><text:span text:style-name="T3_1">Prvog</text:span><text:span text:style-name="T3_2"><text:s/></text:span><text:span text:style-name="T3_3">dana</text:span></text:p>
      <text:p text:style-name="P4"/>
      <text:p text:style-name="P5"><text:span text:style-name="T5_1">1.<text:s/></text:span><text:span text:style-name="T5_2">Nakon</text:span><text:span text:style-name="T5_3"><text:s/></text:span><text:span text:style-name="T5_4">incidenta</text:span><text:span text:style-name="T5_5"><text:s/></text:span><text:span text:style-name="T5_6">pojavljuješ</text:span><text:span text:style-name="T5_7"><text:s/></text:span><text:span text:style-name="T5_8">se</text:span><text:span text:style-name="T5_9"><text:s/></text:span><text:span text:style-name="T5_10">u</text:span><text:span text:style-name="T5_11"><text:s/></text:span><text:span text:style-name="T5_12">igri</text:span><text:span text:style-name="T5_13">.<text:s/></text:span><text:span text:style-name="T5_14">Ispred</text:span><text:span text:style-name="T5_15"><text:s/></text:span><text:span text:style-name="T5_16">tebe</text:span><text:span text:style-name="T5_17"><text:s/></text:span><text:span text:style-name="T5_18">se</text:span><text:span text:style-name="T5_19"><text:s/></text:span><text:span text:style-name="T5_20">pojavljuje</text:span><text:span text:style-name="T5_21"><text:s/></text:span><text:span text:style-name="T5_22">stalker</text:span><text:span text:style-name="T5_23"><text:s/></text:span><text:span text:style-name="T5_24">po</text:span><text:span text:style-name="T5_25"><text:s/></text:span><text:span text:style-name="T5_26">imenu</text:span><text:span text:style-name="T5_27"><text:s/></text:span><text:span text:style-name="T5_28">Astrologer</text:span><text:span text:style-name="T5_29"><text:s/>(</text:span><text:span text:style-name="T5_30">Звездочет</text:span><text:span text:style-name="T5_31">).<text:s/></text:span><text:span text:style-name="T5_32">Оn</text:span><text:span text:style-name="T5_33"><text:s/></text:span><text:span text:style-name="T5_34">ti</text:span><text:span text:style-name="T5_35"><text:s/></text:span><text:span text:style-name="T5_36">kaže</text:span><text:span text:style-name="T5_37"><text:s/></text:span><text:span text:style-name="T5_38">da</text:span><text:span text:style-name="T5_39"><text:s/></text:span><text:span text:style-name="T5_40">ideš</text:span><text:span text:style-name="T5_41"><text:s/></text:span><text:span text:style-name="T5_42">u</text:span><text:span text:style-name="T5_43"><text:s/></text:span><text:span text:style-name="T5_44">selo</text:span><text:span text:style-name="T5_45"><text:s/></text:span><text:span text:style-name="T5_46">početnika</text:span><text:span text:style-name="T5_47"><text:s/>(</text:span><text:span text:style-name="T5_48">Rookie</text:span><text:span text:style-name="T5_49"><text:s/></text:span><text:span text:style-name="T5_50">Village</text:span><text:span text:style-name="T5_51">)<text:s/></text:span><text:span text:style-name="T5_52">i</text:span><text:span text:style-name="T5_53"><text:s/></text:span><text:span text:style-name="T5_54">uzmeš</text:span><text:span text:style-name="T5_55"><text:s/></text:span><text:span text:style-name="T5_56">lek</text:span><text:span text:style-name="T5_57"><text:s/>(</text:span><text:span text:style-name="T5_58">Medicine</text:span><text:span text:style-name="T5_59">)<text:s/></text:span><text:span text:style-name="T5_60">od</text:span><text:span text:style-name="T5_61"><text:s/></text:span><text:span text:style-name="T5_62">doktora</text:span><text:span text:style-name="T5_63">.<text:s/></text:span><text:span text:style-name="T5_64">Takođe</text:span><text:span text:style-name="T5_65"><text:s/></text:span><text:span text:style-name="T5_66">ti</text:span><text:span text:style-name="T5_67"><text:s/></text:span><text:span text:style-name="T5_68">daje</text:span><text:span text:style-name="T5_69"><text:s/></text:span><text:span text:style-name="T5_70">još</text:span><text:span text:style-name="T5_71"><text:s/></text:span><text:span text:style-name="T5_72">nekoliko</text:span><text:span text:style-name="T5_73"><text:s/></text:span><text:span text:style-name="T5_74">stvari</text:span><text:span text:style-name="T5_75"><text:s/>(</text:span><text:span text:style-name="T5_76">obično</text:span><text:span text:style-name="T5_77"><text:s/></text:span><text:span text:style-name="T5_78">pištolj</text:span><text:span text:style-name="T5_79">,<text:s/></text:span><text:span text:style-name="T5_80">nešto</text:span><text:span text:style-name="T5_81"><text:s/></text:span><text:span text:style-name="T5_82">municije</text:span><text:span text:style-name="T5_83"><text:s/></text:span><text:span text:style-name="T5_84">i</text:span><text:span text:style-name="T5_85"><text:s/></text:span><text:span text:style-name="T5_86">prvu</text:span><text:span text:style-name="T5_87"><text:s/></text:span><text:span text:style-name="T5_88">pomoć</text:span><text:span text:style-name="T5_89">).</text:span></text:p>
      <text:p text:style-name="P6"><text:span text:style-name="T6_1">Ps</text:span><text:span text:style-name="T6_2">.<text:s/></text:span><text:span text:style-name="T6_3">Vojnici</text:span><text:span text:style-name="T6_4"><text:s/></text:span><text:span text:style-name="T6_5">ispod</text:span><text:span text:style-name="T6_6"><text:s/></text:span><text:span text:style-name="T6_7">mosta</text:span><text:span text:style-name="T6_8"><text:s/></text:span><text:span text:style-name="T6_9">za</text:span><text:span text:style-name="T6_10"><text:s/></text:span><text:span text:style-name="T6_11">bezbedan</text:span><text:span text:style-name="T6_12"><text:s/></text:span><text:span text:style-name="T6_13">prolaz</text:span><text:span text:style-name="T6_14"><text:s/></text:span><text:span text:style-name="T6_15">zahtijevaju</text:span><text:span text:style-name="T6_16"><text:s/></text:span><text:span text:style-name="T6_17">jednu</text:span><text:span text:style-name="T6_18"><text:s/></text:span><text:span text:style-name="T6_19">bocu</text:span><text:span text:style-name="T6_20"><text:s/>“</text:span><text:span text:style-name="T6_21">Cossack</text:span><text:span text:style-name="T6_22">”<text:s/></text:span><text:span text:style-name="T6_23">vodke</text:span><text:span text:style-name="T6_24">,<text:s/></text:span><text:span text:style-name="T6_25">koju</text:span><text:span text:style-name="T6_26"><text:s text:c="5"/></text:span><text:span text:style-name="T6_27">možeš</text:span><text:span text:style-name="T6_28"><text:s/></text:span><text:span text:style-name="T6_29">pronači</text:span><text:span text:style-name="T6_30"><text:s/></text:span><text:span text:style-name="T6_31">na</text:span><text:span text:style-name="T6_32"><text:s/></text:span><text:span text:style-name="T6_33">farmi</text:span><text:span text:style-name="T6_34"><text:s/></text:span><text:span text:style-name="T6_35">desno</text:span><text:span text:style-name="T6_36"><text:s/></text:span><text:span text:style-name="T6_37">od</text:span><text:span text:style-name="T6_38"><text:s/></text:span><text:span text:style-name="T6_39">puta</text:span><text:span text:style-name="T6_40"><text:s/></text:span><text:span text:style-name="T6_41">prema</text:span><text:span text:style-name="T6_42"><text:s/></text:span><text:span text:style-name="T6_43">mostu</text:span><text:span text:style-name="T6_44"><text:s/>(</text:span><text:span text:style-name="T6_45">u</text:span><text:span text:style-name="T6_46"><text:s/></text:span><text:span text:style-name="T6_47">kutiji</text:span><text:span text:style-name="T6_48"><text:s/></text:span><text:span text:style-name="T6_49">na</text:span><text:span text:style-name="T6_50"><text:s/></text:span><text:span text:style-name="T6_51">tlu</text:span><text:span text:style-name="T6_52">).<text:s/></text:span><text:span text:style-name="T6_53">Komandir</text:span><text:span text:style-name="T6_54"><text:s/></text:span><text:span text:style-name="T6_55">tih</text:span><text:span text:style-name="T6_56"><text:s/></text:span><text:span text:style-name="T6_57">vojinika</text:span><text:span text:style-name="T6_58"><text:s/></text:span><text:span text:style-name="T6_59">ima</text:span><text:span text:style-name="T6_60"><text:s/></text:span><text:span text:style-name="T6_61">i</text:span><text:span text:style-name="T6_62"><text:s text:c="2"/></text:span><text:span text:style-name="T6_63">nekolicinu</text:span><text:span text:style-name="T6_64"><text:s/></text:span><text:span text:style-name="T6_65">zadataka</text:span><text:span text:style-name="T6_66"><text:s/></text:span><text:span text:style-name="T6_67">za</text:span><text:span text:style-name="T6_68"><text:s/></text:span><text:span text:style-name="T6_69">tebe</text:span><text:span text:style-name="T6_70">,<text:s/></text:span><text:span text:style-name="T6_71">pa</text:span><text:span text:style-name="T6_72"><text:s/></text:span><text:span text:style-name="T6_73">bi</text:span><text:span text:style-name="T6_74"><text:s/></text:span><text:span text:style-name="T6_75">bilo</text:span><text:span text:style-name="T6_76"><text:s/></text:span><text:span text:style-name="T6_77">dobro</text:span><text:span text:style-name="T6_78">,<text:s/></text:span><text:span text:style-name="T6_79">da</text:span><text:span text:style-name="T6_80"><text:s/></text:span><text:span text:style-name="T6_81">ti</text:span><text:span text:style-name="T6_82"><text:s/></text:span><text:span text:style-name="T6_83">nije</text:span><text:span text:style-name="T6_84"><text:s/></text:span><text:span text:style-name="T6_85">neprijatelj</text:span><text:span text:style-name="T6_86"><text:s/></text:span><text:span text:style-name="T6_87">kasnije</text:span><text:span text:style-name="T6_88"><text:s/></text:span><text:span text:style-name="T6_89">u</text:span><text:span text:style-name="T6_90"><text:s/></text:span><text:span text:style-name="T6_91">igri</text:span><text:span text:style-name="T6_92">!</text:span></text:p>
      <text:p text:style-name="P7"/>
      <text:p text:style-name="P8"><text:span text:style-name="T8_1">2.<text:s/></text:span><text:span text:style-name="T8_2">U</text:span><text:span text:style-name="T8_3"><text:s/></text:span><text:span text:style-name="T8_4">selu</text:span><text:span text:style-name="T8_5"><text:s/></text:span><text:span text:style-name="T8_6">početnika</text:span><text:span text:style-name="T8_7"><text:s/>(</text:span><text:span text:style-name="T8_8">Rookie</text:span><text:span text:style-name="T8_9"><text:s/></text:span><text:span text:style-name="T8_10">Village</text:span><text:span text:style-name="T8_11">)<text:s/></text:span><text:span text:style-name="T8_12">doktor</text:span><text:span text:style-name="T8_13"><text:s/></text:span><text:span text:style-name="T8_14">se</text:span><text:span text:style-name="T8_15"><text:s/></text:span><text:span text:style-name="T8_16">nalazi</text:span><text:span text:style-name="T8_17"><text:s/></text:span><text:span text:style-name="T8_18">u</text:span><text:span text:style-name="T8_19"><text:s/></text:span><text:span text:style-name="T8_20">jednom</text:span><text:span text:style-name="T8_21"><text:s/></text:span><text:span text:style-name="T8_22">od</text:span><text:span text:style-name="T8_23"><text:s/></text:span><text:span text:style-name="T8_24">podruma</text:span><text:span text:style-name="T8_25"><text:s/></text:span><text:span text:style-name="T8_26">u</text:span><text:span text:style-name="T8_27"><text:s/></text:span><text:span text:style-name="T8_28">centralnom</text:span><text:span text:style-name="T8_29"><text:s/></text:span><text:span text:style-name="T8_30">delu</text:span><text:span text:style-name="T8_31"><text:s/></text:span><text:span text:style-name="T8_32">sela</text:span><text:span text:style-name="T8_33">.<text:s/></text:span><text:span text:style-name="T8_34">Razgovaraj</text:span><text:span text:style-name="T8_35"><text:s/></text:span><text:span text:style-name="T8_36">sa</text:span><text:span text:style-name="T8_37"><text:s/></text:span><text:span text:style-name="T8_38">njim</text:span><text:span text:style-name="T8_39"><text:s/></text:span><text:span text:style-name="T8_40">i</text:span><text:span text:style-name="T8_41"><text:s/></text:span><text:span text:style-name="T8_42">dobićeš</text:span><text:span text:style-name="T8_43"><text:s/></text:span><text:span text:style-name="T8_44">čašicu</text:span><text:span text:style-name="T8_45"><text:s/></text:span><text:span text:style-name="T8_46">sa</text:span><text:span text:style-name="T8_47"><text:s/></text:span><text:span text:style-name="T8_48">lekom</text:span><text:span text:style-name="T8_49"><text:s/>(</text:span><text:span text:style-name="T8_50">Medicine</text:span><text:span text:style-name="T8_51">)<text:s/></text:span><text:span text:style-name="T8_52">u</text:span><text:span text:style-name="T8_53"><text:s/></text:span><text:span text:style-name="T8_54">svom</text:span><text:span text:style-name="T8_55"><text:s/></text:span><text:span text:style-name="T8_56">inventaru</text:span><text:span text:style-name="T8_57">.<text:s/></text:span><text:span text:style-name="T8_58">Duplim</text:span><text:span text:style-name="T8_59"><text:s/></text:span><text:span text:style-name="T8_60">klikom</text:span><text:span text:style-name="T8_61"><text:s/></text:span><text:span text:style-name="T8_62">na</text:span><text:span text:style-name="T8_63"><text:s/></text:span><text:span text:style-name="T8_64">lek</text:span><text:span text:style-name="T8_65"><text:s/></text:span><text:span text:style-name="T8_66">automatski</text:span><text:span text:style-name="T8_67"><text:s/>(</text:span><text:span text:style-name="T8_68">nakon</text:span><text:span text:style-name="T8_69"><text:s/></text:span><text:span text:style-name="T8_70">učitavanja</text:span><text:span text:style-name="T8_71">)<text:s/></text:span><text:span text:style-name="T8_72">ćeš</text:span><text:span text:style-name="T8_73"><text:s/></text:span><text:span text:style-name="T8_74">se</text:span><text:span text:style-name="T8_75"><text:s/></text:span><text:span text:style-name="T8_76">prebaciti</text:span><text:span text:style-name="T8_77"><text:s/></text:span><text:span text:style-name="T8_78">u</text:span><text:span text:style-name="T8_79"><text:s/></text:span><text:span text:style-name="T8_80">pećinu</text:span><text:span text:style-name="T8_81"><text:s/>(</text:span><text:span text:style-name="T8_82">Cave</text:span><text:span text:style-name="T8_83">).</text:span></text:p>
      <text:p text:style-name="P9"/>
      <text:p text:style-name="P10"><text:span text:style-name="T10_1">3.<text:s/></text:span><text:span text:style-name="T10_2">Kada</text:span><text:span text:style-name="T10_3"><text:s/></text:span><text:span text:style-name="T10_4">se</text:span><text:span text:style-name="T10_5"><text:s/></text:span><text:span text:style-name="T10_6">pojaviš</text:span><text:span text:style-name="T10_7"><text:s/></text:span><text:span text:style-name="T10_8">u</text:span><text:span text:style-name="T10_9"><text:s/></text:span><text:span text:style-name="T10_10">pećini</text:span><text:span text:style-name="T10_11"><text:s/></text:span><text:span text:style-name="T10_12">ispred</text:span><text:span text:style-name="T10_13"><text:s/></text:span><text:span text:style-name="T10_14">tebe</text:span><text:span text:style-name="T10_15"><text:s/></text:span><text:span text:style-name="T10_16">će</text:span><text:span text:style-name="T10_17"><text:s/></text:span><text:span text:style-name="T10_18">se</text:span><text:span text:style-name="T10_19"><text:s/></text:span><text:span text:style-name="T10_20">pojaviti</text:span><text:span text:style-name="T10_21"><text:s/></text:span><text:span text:style-name="T10_22">ranac</text:span><text:span text:style-name="T10_23"><text:s/>(</text:span><text:span text:style-name="T10_24">backpack</text:span><text:span text:style-name="T10_25">).<text:s/></text:span><text:span text:style-name="T10_26">Uzmi</text:span><text:span text:style-name="T10_27"><text:s/></text:span><text:span text:style-name="T10_28">sve</text:span><text:span text:style-name="T10_29"><text:s/></text:span><text:span text:style-name="T10_30">iz</text:span><text:span text:style-name="T10_31"><text:s/></text:span><text:span text:style-name="T10_32">njega</text:span><text:span text:style-name="T10_33"><text:s/></text:span><text:span text:style-name="T10_34">i</text:span><text:span text:style-name="T10_35"><text:s/></text:span><text:span text:style-name="T10_36">opremi</text:span><text:span text:style-name="T10_37"><text:s/></text:span><text:span text:style-name="T10_38">se</text:span><text:span text:style-name="T10_39"><text:s/></text:span><text:span text:style-name="T10_40">mitraljez</text:span><text:span text:style-name="T10_41"><text:s/>(</text:span><text:span text:style-name="T10_42">minigun</text:span><text:span text:style-name="T10_43">),<text:s/></text:span><text:span text:style-name="T10_44">banditski</text:span><text:span text:style-name="T10_45"><text:s/></text:span><text:span text:style-name="T10_46">egzoskeleton</text:span><text:span text:style-name="T10_47"><text:s/></text:span><text:span text:style-name="T10_48">i</text:span><text:span text:style-name="T10_49"><text:s/></text:span><text:span text:style-name="T10_50">artefakte</text:span><text:span text:style-name="T10_51"><text:s/></text:span><text:span text:style-name="T10_52">obavezno</text:span><text:span text:style-name="T10_53"><text:s/></text:span><text:span text:style-name="T10_54">zbog</text:span><text:span text:style-name="T10_55"><text:s/></text:span><text:span text:style-name="T10_56">zaštite</text:span><text:span text:style-name="T10_57">.</text:span></text:p>
      <text:p text:style-name="P11"/>
      <text:p text:style-name="P12"><text:span text:style-name="T12_1">4.<text:s/></text:span><text:span text:style-name="T12_2">U</text:span><text:span text:style-name="T12_3"><text:s/></text:span><text:span text:style-name="T12_4">inventaru</text:span><text:span text:style-name="T12_5"><text:s/></text:span><text:span text:style-name="T12_6">takođe</text:span><text:span text:style-name="T12_7"><text:s/></text:span><text:span text:style-name="T12_8">dobijaš</text:span><text:span text:style-name="T12_9"><text:s/></text:span><text:span text:style-name="T12_10">i</text:span><text:span text:style-name="T12_11"><text:s/></text:span><text:span text:style-name="T12_12">nacrtanu</text:span><text:span text:style-name="T12_13"><text:s/></text:span><text:span text:style-name="T12_14">mapu</text:span><text:span text:style-name="T12_15"><text:s/></text:span><text:span text:style-name="T12_16">pećine</text:span><text:span text:style-name="T12_17"><text:s/>(</text:span><text:span text:style-name="T12_18">Cave</text:span><text:span text:style-name="T12_19">).<text:s/></text:span><text:span text:style-name="T12_20">Nju</text:span><text:span text:style-name="T12_21"><text:s/></text:span><text:span text:style-name="T12_22">možeš</text:span><text:span text:style-name="T12_23"><text:s/></text:span><text:span text:style-name="T12_24">smestiti</text:span><text:span text:style-name="T12_25"><text:s/></text:span><text:span text:style-name="T12_26">u</text:span><text:span text:style-name="T12_27"><text:s/></text:span><text:span text:style-name="T12_28">slot</text:span><text:span text:style-name="T12_29"><text:s/></text:span><text:span text:style-name="T12_30">za</text:span><text:span text:style-name="T12_31"><text:s/></text:span><text:span text:style-name="T12_32">kratko</text:span><text:span text:style-name="T12_33"><text:s/></text:span><text:span text:style-name="T12_34">oružje</text:span><text:span text:style-name="T12_35"><text:s/>(</text:span><text:span text:style-name="T12_36">pištolj</text:span><text:span text:style-name="T12_37">)<text:s/></text:span><text:span text:style-name="T12_38">i</text:span><text:span text:style-name="T12_39"><text:s/></text:span><text:span text:style-name="T12_40">pritiskom</text:span><text:span text:style-name="T12_41"><text:s/></text:span><text:span text:style-name="T12_42">na</text:span><text:span text:style-name="T12_43"><text:s/></text:span><text:span text:style-name="T12_44">prečicu</text:span><text:span text:style-name="T12_45"><text:s/></text:span><text:span text:style-name="T12_46">za</text:span><text:span text:style-name="T12_47"><text:s/></text:span><text:span text:style-name="T12_48">kratko</text:span><text:span text:style-name="T12_49"><text:s/></text:span><text:span text:style-name="T12_50">oružje</text:span><text:span text:style-name="T12_51"><text:s/>(</text:span><text:span text:style-name="T12_52">default</text:span><text:span text:style-name="T12_53"><text:s/>2)<text:s/></text:span><text:span text:style-name="T12_54">umesto</text:span><text:span text:style-name="T12_55"><text:s/></text:span><text:span text:style-name="T12_56">pištolja</text:span><text:span text:style-name="T12_57"><text:s/></text:span><text:span text:style-name="T12_58">pojaviće</text:span><text:span text:style-name="T12_59"><text:s/></text:span><text:span text:style-name="T12_60">ti</text:span><text:span text:style-name="T12_61"><text:s/></text:span><text:span text:style-name="T12_62">se</text:span><text:span text:style-name="T12_63"><text:s/></text:span><text:span text:style-name="T12_64">mapa</text:span><text:span text:style-name="T12_65">.<text:s/></text:span><text:span text:style-name="T12_66">U</text:span><text:span text:style-name="T12_67"><text:s/></text:span><text:span text:style-name="T12_68">pećini</text:span><text:span text:style-name="T12_69"><text:s/></text:span><text:span text:style-name="T12_70">postoje</text:span><text:span text:style-name="T12_71"><text:s/></text:span><text:span text:style-name="T12_72">jednosmerni</text:span><text:span text:style-name="T12_73"><text:s/></text:span><text:span text:style-name="T12_74">prolazi</text:span><text:span text:style-name="T12_75"><text:s/></text:span><text:span text:style-name="T12_76">kroz</text:span><text:span text:style-name="T12_77"><text:s/></text:span><text:span text:style-name="T12_78">zidove</text:span><text:span text:style-name="T12_79"><text:s/></text:span><text:span text:style-name="T12_80">i</text:span><text:span text:style-name="T12_81"><text:s/></text:span><text:span text:style-name="T12_82">zidovi</text:span><text:span text:style-name="T12_83"><text:s/></text:span><text:span text:style-name="T12_84">uz</text:span><text:span text:style-name="T12_85"><text:s/></text:span><text:span text:style-name="T12_86">koje</text:span><text:span text:style-name="T12_87"><text:s/></text:span><text:span text:style-name="T12_88">je</text:span><text:span text:style-name="T12_89"><text:s/></text:span><text:span text:style-name="T12_90">moguće</text:span><text:span text:style-name="T12_91"><text:s/></text:span><text:span text:style-name="T12_92">penjanje</text:span><text:span text:style-name="T12_93"><text:s/></text:span><text:span text:style-name="T12_94">a</text:span><text:span text:style-name="T12_95"><text:s/></text:span><text:span text:style-name="T12_96">da</text:span><text:span text:style-name="T12_97"><text:s/></text:span><text:span text:style-name="T12_98">se</text:span><text:span text:style-name="T12_99"><text:s/></text:span><text:span text:style-name="T12_100">to</text:span><text:span text:style-name="T12_101"><text:s/></text:span><text:span text:style-name="T12_102">ne</text:span><text:span text:style-name="T12_103"><text:s/></text:span><text:span text:style-name="T12_104">vidi</text:span><text:span text:style-name="T12_105">.<text:s/></text:span><text:span text:style-name="T12_106">Treba</text:span><text:span text:style-name="T12_107"><text:s/></text:span><text:span text:style-name="T12_108">striktno</text:span><text:span text:style-name="T12_109"><text:s/></text:span><text:span text:style-name="T12_110">pratiti</text:span><text:span text:style-name="T12_111"><text:s/></text:span><text:span text:style-name="T12_112">linije</text:span><text:span text:style-name="T12_113"><text:s/></text:span><text:span text:style-name="T12_114">na</text:span><text:span text:style-name="T12_115"><text:s/></text:span><text:span text:style-name="T12_116">mapi</text:span><text:span text:style-name="T12_117"><text:s/></text:span><text:span text:style-name="T12_118">da</text:span><text:span text:style-name="T12_119"><text:s/></text:span><text:span text:style-name="T12_120">bi</text:span><text:span text:style-name="T12_121"><text:s/></text:span><text:span text:style-name="T12_122">došao</text:span><text:span text:style-name="T12_123"><text:s/></text:span><text:span text:style-name="T12_124">na</text:span><text:span text:style-name="T12_125"><text:s/></text:span><text:span text:style-name="T12_126">odredište</text:span><text:span text:style-name="T12_127"><text:s/></text:span><text:span text:style-name="T12_128">inače</text:span><text:span text:style-name="T12_129"><text:s/></text:span><text:span text:style-name="T12_130">možeš</text:span><text:span text:style-name="T12_131"><text:s/></text:span><text:span text:style-name="T12_132">biti</text:span><text:span text:style-name="T12_133"><text:s/></text:span><text:span text:style-name="T12_134">blokiran</text:span><text:span text:style-name="T12_135"><text:s/></text:span><text:span text:style-name="T12_136">zidom</text:span><text:span text:style-name="T12_137">.</text:span></text:p>
      <text:p text:style-name="P13"/>
      <text:p text:style-name="P14"><text:span text:style-name="T14_1">5.<text:s/></text:span><text:span text:style-name="T14_2">Zadatak</text:span><text:span text:style-name="T14_3"><text:s/></text:span><text:span text:style-name="T14_4">ti</text:span><text:span text:style-name="T14_5"><text:s/></text:span><text:span text:style-name="T14_6">je</text:span><text:span text:style-name="T14_7"><text:s/></text:span><text:span text:style-name="T14_8">da</text:span><text:span text:style-name="T14_9"><text:s/></text:span><text:span text:style-name="T14_10">dođeš</text:span><text:span text:style-name="T14_11"><text:s/></text:span><text:span text:style-name="T14_12">do</text:span><text:span text:style-name="T14_13"><text:s/></text:span><text:span text:style-name="T14_14">Minera</text:span><text:span text:style-name="T14_15"><text:s/>(</text:span><text:span text:style-name="T14_16">Shaktar</text:span><text:span text:style-name="T14_17">)<text:s/></text:span><text:span text:style-name="T14_18">lociranog</text:span><text:span text:style-name="T14_19"><text:s/></text:span><text:span text:style-name="T14_20">u</text:span><text:span text:style-name="T14_21"><text:s/></text:span><text:span text:style-name="T14_22">odaji</text:span><text:span text:style-name="T14_23"><text:s/></text:span><text:span text:style-name="T14_24">na</text:span><text:span text:style-name="T14_25"><text:s/></text:span><text:span text:style-name="T14_26">donjoj</text:span><text:span text:style-name="T14_27"><text:s/></text:span><text:span text:style-name="T14_28">levoj</text:span><text:span text:style-name="T14_29"><text:s/></text:span><text:span text:style-name="T14_30">strani</text:span><text:span text:style-name="T14_31"><text:s/></text:span><text:span text:style-name="T14_32">mape</text:span><text:span text:style-name="T14_33">.<text:s/></text:span><text:span text:style-name="T14_34">Kada</text:span><text:span text:style-name="T14_35"><text:s/></text:span><text:span text:style-name="T14_36">budeš</text:span><text:span text:style-name="T14_37"><text:s/></text:span><text:span text:style-name="T14_38">razgovarao</text:span><text:span text:style-name="T14_39"><text:s/></text:span><text:span text:style-name="T14_40">sa</text:span><text:span text:style-name="T14_41"><text:s/></text:span><text:span text:style-name="T14_42">njim</text:span><text:span text:style-name="T14_43"><text:s/></text:span><text:span text:style-name="T14_44">on</text:span><text:span text:style-name="T14_45"><text:s/></text:span><text:span text:style-name="T14_46">će</text:span><text:span text:style-name="T14_47"><text:s/></text:span><text:span text:style-name="T14_48">ti</text:span><text:span text:style-name="T14_49"><text:s/></text:span><text:span text:style-name="T14_50">oduzeti</text:span><text:span text:style-name="T14_51"><text:s/></text:span><text:span text:style-name="T14_52">sve</text:span><text:span text:style-name="T14_53"><text:s/></text:span><text:span text:style-name="T14_54">stvari</text:span><text:span text:style-name="T14_55"><text:s/></text:span><text:span text:style-name="T14_56">koje</text:span><text:span text:style-name="T14_57"><text:s/></text:span><text:span text:style-name="T14_58">si</text:span><text:span text:style-name="T14_59"><text:s/></text:span><text:span text:style-name="T14_60">našao</text:span><text:span text:style-name="T14_61"><text:s/></text:span><text:span text:style-name="T14_62">u</text:span><text:span text:style-name="T14_63"><text:s/></text:span><text:span text:style-name="T14_64">rancu</text:span><text:span text:style-name="T14_65"><text:s/></text:span><text:span text:style-name="T14_66">na</text:span><text:span text:style-name="T14_67"><text:s/></text:span><text:span text:style-name="T14_68">ulazu</text:span><text:span text:style-name="T14_69"><text:s/></text:span><text:span text:style-name="T14_70">u</text:span><text:span text:style-name="T14_71"><text:s/></text:span><text:span text:style-name="T14_72">pećinu</text:span><text:span text:style-name="T14_73">,<text:s/></text:span><text:span text:style-name="T14_74">kao</text:span><text:span text:style-name="T14_75"><text:s/></text:span><text:span text:style-name="T14_76">i</text:span><text:span text:style-name="T14_77"><text:s/></text:span><text:span text:style-name="T14_78">artefakte</text:span><text:span text:style-name="T14_79">.<text:s/></text:span><text:span text:style-name="T14_80">Čaša</text:span><text:span text:style-name="T14_81"><text:s/></text:span><text:span text:style-name="T14_82">sa</text:span><text:span text:style-name="T14_83"><text:s/></text:span><text:span text:style-name="T14_84">lekom</text:span><text:span text:style-name="T14_85"><text:s/>(</text:span><text:span text:style-name="T14_86">Medicine</text:span><text:span text:style-name="T14_87">)<text:s/></text:span><text:span text:style-name="T14_88">će</text:span><text:span text:style-name="T14_89"><text:s/></text:span><text:span text:style-name="T14_90">se</text:span><text:span text:style-name="T14_91"><text:s/></text:span><text:span text:style-name="T14_92">pojaviti</text:span><text:span text:style-name="T14_93"><text:s/></text:span><text:span text:style-name="T14_94">u</text:span><text:span text:style-name="T14_95"><text:s/></text:span><text:span text:style-name="T14_96">tvom</text:span><text:span text:style-name="T14_97"><text:s/></text:span><text:span text:style-name="T14_98">inventaru</text:span><text:span text:style-name="T14_99">.<text:s/></text:span><text:span text:style-name="T14_100">Duplim</text:span><text:span text:style-name="T14_101"><text:s/></text:span><text:span text:style-name="T14_102">klikom</text:span><text:span text:style-name="T14_103"><text:s/></text:span><text:span text:style-name="T14_104">na</text:span><text:span text:style-name="T14_105"><text:s/></text:span><text:span text:style-name="T14_106">nju</text:span><text:span text:style-name="T14_107"><text:s/></text:span><text:span text:style-name="T14_108">teleportovaćeš</text:span><text:span text:style-name="T14_109"><text:s/></text:span><text:span text:style-name="T14_110">se</text:span><text:span text:style-name="T14_111"><text:s/></text:span><text:span text:style-name="T14_112">nazad</text:span><text:span text:style-name="T14_113"><text:s/></text:span><text:span text:style-name="T14_114">u</text:span><text:span text:style-name="T14_115"><text:s/></text:span><text:span text:style-name="T14_116">selo</text:span><text:span text:style-name="T14_117"><text:s/></text:span><text:span text:style-name="T14_118">početnika</text:span><text:span text:style-name="T14_119"><text:s/>(</text:span><text:span text:style-name="T14_120">Rookie</text:span><text:span text:style-name="T14_121"><text:s/></text:span><text:span text:style-name="T14_122">Village</text:span><text:span text:style-name="T14_123">)<text:s/></text:span><text:span text:style-name="T14_124">u</text:span><text:span text:style-name="T14_125"><text:s/></text:span><text:span text:style-name="T14_126">Kordonu</text:span><text:span text:style-name="T14_127"><text:s/>(</text:span><text:span text:style-name="T14_128">Cordon</text:span><text:span text:style-name="T14_129">).</text:span></text:p>
      <text:p text:style-name="P15"><text:span text:style-name="T15_1">Ps</text:span><text:span text:style-name="T15_2">.<text:s/></text:span><text:span text:style-name="T15_3">Može</text:span><text:span text:style-name="T15_4"><text:s/></text:span><text:span text:style-name="T15_5">se</text:span><text:span text:style-name="T15_6"><text:s/></text:span><text:span text:style-name="T15_7">prije</text:span><text:span text:style-name="T15_8"><text:s/></text:span><text:span text:style-name="T15_9">razgovora</text:span><text:span text:style-name="T15_10"><text:s/></text:span><text:span text:style-name="T15_11">sa</text:span><text:span text:style-name="T15_12"><text:s/></text:span><text:span text:style-name="T15_13">Minerom</text:span><text:span text:style-name="T15_14">,<text:s/></text:span><text:span text:style-name="T15_15">izbaciti</text:span><text:span text:style-name="T15_16"><text:s/></text:span><text:span text:style-name="T15_17">svu</text:span><text:span text:style-name="T15_18"><text:s/></text:span><text:span text:style-name="T15_19">municiju</text:span><text:span text:style-name="T15_20"><text:s/></text:span><text:span text:style-name="T15_21">od</text:span><text:span text:style-name="T15_22"><text:s/></text:span><text:span text:style-name="T15_23">mitraljeza</text:span><text:span text:style-name="T15_24"><text:s/></text:span><text:span text:style-name="T15_25">na</text:span><text:span text:style-name="T15_26"><text:s/></text:span><text:span text:style-name="T15_27">pod</text:span><text:span text:style-name="T15_28"><text:s/></text:span><text:span text:style-name="T15_29">i</text:span><text:span text:style-name="T15_30"><text:s/></text:span><text:span text:style-name="T15_31">sačuvati</text:span><text:span text:style-name="T15_32"><text:s/></text:span><text:span text:style-name="T15_33">je</text:span><text:span text:style-name="T15_34"><text:s/></text:span><text:span text:style-name="T15_35">za</text:span><text:span text:style-name="T15_36"><text:s/></text:span><text:span text:style-name="T15_37">kasniju</text:span><text:span text:style-name="T15_38"><text:s/></text:span><text:span text:style-name="T15_39">upotrebu</text:span><text:span text:style-name="T15_40">-</text:span><text:span text:style-name="T15_41">prodaju</text:span><text:span text:style-name="T15_42">!</text:span></text:p>
      <text:p text:style-name="P16"/>
      <text:p text:style-name="P17"><text:span text:style-name="T17_1">!<text:s/></text:span><text:span text:style-name="T17_2">Važno</text:span><text:span text:style-name="T17_3">:<text:s/></text:span><text:span text:style-name="T17_4">Pri</text:span><text:span text:style-name="T17_5"><text:s/></text:span><text:span text:style-name="T17_6">povratku</text:span><text:span text:style-name="T17_7"><text:s/></text:span><text:span text:style-name="T17_8">u</text:span><text:span text:style-name="T17_9"><text:s/></text:span><text:span text:style-name="T17_10">Bar</text:span><text:span text:style-name="T17_11"><text:s/></text:span><text:span text:style-name="T17_12">iz</text:span><text:span text:style-name="T17_13"><text:s/></text:span><text:span text:style-name="T17_14">laboratorije</text:span><text:span text:style-name="T17_15"><text:s/></text:span><text:span text:style-name="T17_16">X</text:span><text:span text:style-name="T17_17">-18<text:s/></text:span><text:span text:style-name="T17_18">u</text:span><text:span text:style-name="T17_19"><text:s/></text:span><text:span text:style-name="T17_20">Tamnoj</text:span><text:span text:style-name="T17_21"><text:s/></text:span><text:span text:style-name="T17_22">Dolini</text:span><text:span text:style-name="T17_23"><text:s/>(</text:span><text:span text:style-name="T17_24">Dark</text:span><text:span text:style-name="T17_25"><text:s/></text:span><text:span text:style-name="T17_26">Valley</text:span><text:span text:style-name="T17_27">)<text:s/></text:span><text:span text:style-name="T17_28">tvoj</text:span><text:span text:style-name="T17_29"><text:s/></text:span><text:span text:style-name="T17_30">PDA</text:span><text:span text:style-name="T17_31"><text:s/></text:span><text:span text:style-name="T17_32">će</text:span><text:span text:style-name="T17_33"><text:s/></text:span><text:span text:style-name="T17_34">prestati</text:span><text:span text:style-name="T17_35"><text:s/></text:span><text:span text:style-name="T17_36">da</text:span><text:span text:style-name="T17_37"><text:s/></text:span><text:span text:style-name="T17_38">radi</text:span><text:span text:style-name="T17_39">.<text:s/></text:span><text:span text:style-name="T17_40">Nestaće</text:span><text:span text:style-name="T17_41"><text:s/></text:span><text:span text:style-name="T17_42">ti</text:span><text:span text:style-name="T17_43"><text:s/></text:span><text:span text:style-name="T17_44">sa</text:span><text:span text:style-name="T17_45"><text:s/></text:span><text:span text:style-name="T17_46">ekrana</text:span><text:span text:style-name="T17_47"><text:s/></text:span><text:span text:style-name="T17_48">radar</text:span><text:span text:style-name="T17_49">,<text:s/></text:span><text:span text:style-name="T17_50">krst</text:span><text:span text:style-name="T17_51"><text:s/></text:span><text:span text:style-name="T17_52">nišana</text:span><text:span text:style-name="T17_53">,<text:s/></text:span><text:span text:style-name="T17_54">stanje</text:span><text:span text:style-name="T17_55"><text:s/></text:span><text:span text:style-name="T17_56">zdravlja</text:span><text:span text:style-name="T17_57">,<text:s/></text:span><text:span text:style-name="T17_58">zaštitnog</text:span><text:span text:style-name="T17_59"><text:s/></text:span><text:span text:style-name="T17_60">odela</text:span><text:span text:style-name="T17_61"><text:s/></text:span><text:span text:style-name="T17_62">i</text:span><text:span text:style-name="T17_63"><text:s/></text:span><text:span text:style-name="T17_64">ostalo</text:span><text:span text:style-name="T17_65">.<text:s/></text:span><text:span text:style-name="T17_66">Nećeš</text:span><text:span text:style-name="T17_67"><text:s/></text:span><text:span text:style-name="T17_68">moći</text:span><text:span text:style-name="T17_69"><text:s/></text:span><text:span text:style-name="T17_70">pristupiti</text:span><text:span text:style-name="T17_71"><text:s/></text:span><text:span text:style-name="T17_72">inventaru</text:span><text:span text:style-name="T17_73">,<text:s/></text:span><text:span text:style-name="T17_74">mapi</text:span><text:span text:style-name="T17_75">,<text:s/></text:span><text:span text:style-name="T17_76">kao</text:span><text:span text:style-name="T17_77"><text:s/></text:span><text:span text:style-name="T17_78">ni</text:span><text:span text:style-name="T17_79"><text:s/></text:span><text:span text:style-name="T17_80">razgovarati</text:span><text:span text:style-name="T17_81"><text:s/></text:span><text:span text:style-name="T17_82">sa</text:span><text:span text:style-name="T17_83"><text:s/></text:span><text:span text:style-name="T17_84">ljudima</text:span><text:span text:style-name="T17_85">.<text:s/></text:span><text:span text:style-name="T17_86">Moraš</text:span><text:span text:style-name="T17_87"><text:s/></text:span><text:span text:style-name="T17_88">se</text:span><text:span text:style-name="T17_89"><text:s/></text:span><text:span text:style-name="T17_90">odmah</text:span><text:span text:style-name="T17_91"><text:s/></text:span><text:span text:style-name="T17_92">zaputiti</text:span><text:span text:style-name="T17_93"><text:s/></text:span><text:span text:style-name="T17_94">do</text:span><text:span text:style-name="T17_95"><text:s/></text:span><text:span text:style-name="T17_96">barmena</text:span><text:span text:style-name="T17_97"><text:s/>.<text:s/></text:span><text:span text:style-name="T17_98">On</text:span><text:span text:style-name="T17_99"><text:s/></text:span><text:span text:style-name="T17_100">će</text:span><text:span text:style-name="T17_101"><text:s/></text:span><text:span text:style-name="T17_102">ti</text:span><text:span text:style-name="T17_103"><text:s/></text:span><text:span text:style-name="T17_104">reći</text:span><text:span text:style-name="T17_105"><text:s/></text:span><text:span text:style-name="T17_106">da</text:span><text:span text:style-name="T17_107"><text:s/></text:span><text:span text:style-name="T17_108">razgovaraš</text:span><text:span text:style-name="T17_109"><text:s/></text:span><text:span text:style-name="T17_110">sa</text:span><text:span text:style-name="T17_111"><text:s/></text:span><text:span text:style-name="T17_112">tehničarem</text:span><text:span text:style-name="T17_113"><text:s/></text:span><text:span text:style-name="T17_114">po</text:span><text:span text:style-name="T17_115"><text:s/></text:span><text:span text:style-name="T17_116">imenu</text:span><text:span text:style-name="T17_117"><text:s/></text:span><text:span text:style-name="T17_118">Associate</text:span><text:span text:style-name="T17_119">.<text:s/></text:span><text:span text:style-name="T17_120">On</text:span><text:span text:style-name="T17_121"><text:s/></text:span><text:span text:style-name="T17_122">ti</text:span><text:span text:style-name="T17_123"><text:s/></text:span><text:span text:style-name="T17_124">nudi</text:span><text:span text:style-name="T17_125"><text:s/></text:span><text:span text:style-name="T17_126">popravku</text:span><text:span text:style-name="T17_127"><text:s/></text:span><text:span text:style-name="T17_128">PDA</text:span><text:span text:style-name="T17_129"><text:s/></text:span><text:span text:style-name="T17_130">i</text:span><text:span text:style-name="T17_131"><text:s/></text:span><text:span text:style-name="T17_132">šalje</text:span><text:span text:style-name="T17_133"><text:s/></text:span><text:span text:style-name="T17_134">te</text:span><text:span text:style-name="T17_135"><text:s/></text:span><text:span text:style-name="T17_136">da</text:span><text:span text:style-name="T17_137"><text:s/></text:span><text:span text:style-name="T17_138">platiš</text:span><text:span text:style-name="T17_139"><text:s/></text:span><text:span text:style-name="T17_140">barmenu</text:span><text:span text:style-name="T17_141">,<text:s/></text:span><text:span text:style-name="T17_142">zatim</text:span><text:span text:style-name="T17_143"><text:s/></text:span><text:span text:style-name="T17_144">se</text:span><text:span text:style-name="T17_145"><text:s/></text:span><text:span text:style-name="T17_146">vraćaš</text:span><text:span text:style-name="T17_147"><text:s/></text:span><text:span text:style-name="T17_148">kod</text:span><text:span text:style-name="T17_149"><text:s/></text:span><text:span text:style-name="T17_150">tehničara</text:span><text:span text:style-name="T17_151"><text:s/></text:span><text:span text:style-name="T17_152">da</text:span><text:span text:style-name="T17_153"><text:s/></text:span><text:span text:style-name="T17_154">bi</text:span><text:span text:style-name="T17_155"><text:s/></text:span><text:span text:style-name="T17_156">pokupio</text:span><text:span text:style-name="T17_157"><text:s/></text:span><text:span text:style-name="T17_158">svoj</text:span><text:span text:style-name="T17_159"><text:s/></text:span><text:span text:style-name="T17_160">PDA</text:span><text:span text:style-name="T17_161">.<text:s/></text:span><text:span text:style-name="T17_162">Nakon</text:span><text:span text:style-name="T17_163"><text:s/></text:span><text:span text:style-name="T17_164">čega</text:span><text:span text:style-name="T17_165"><text:s/></text:span><text:span text:style-name="T17_166">dobijaš</text:span><text:span text:style-name="T17_167"><text:s/></text:span><text:span text:style-name="T17_168">poruku</text:span><text:span text:style-name="T17_169"><text:s/></text:span><text:span text:style-name="T17_170">da</text:span><text:span text:style-name="T17_171"><text:s/></text:span><text:span text:style-name="T17_172">tvoj</text:span><text:span text:style-name="T17_173"><text:s/></text:span><text:span text:style-name="T17_174">PDA</text:span><text:span text:style-name="T17_175"><text:s/></text:span><text:span text:style-name="T17_176">ponovo</text:span><text:span text:style-name="T17_177"><text:s/></text:span><text:span text:style-name="T17_178">radi</text:span><text:span text:style-name="T17_179">.</text:span></text:p>
      <text:p text:style-name="P18"/>
      <text:p text:style-name="P19"><text:span text:style-name="T19_1">!<text:s/></text:span><text:span text:style-name="T19_2">Važno</text:span><text:span text:style-name="T19_3">:<text:s/></text:span><text:span text:style-name="T19_4">Nakon</text:span><text:span text:style-name="T19_5"><text:s/></text:span><text:span text:style-name="T19_6">spašavanja</text:span><text:span text:style-name="T19_7"><text:s/></text:span><text:span text:style-name="T19_8">Nimble</text:span><text:span text:style-name="T19_9">-</text:span><text:span text:style-name="T19_10">a</text:span><text:span text:style-name="T19_11"><text:s/></text:span><text:span text:style-name="T19_12">pitaj</text:span><text:span text:style-name="T19_13"><text:s/></text:span><text:span text:style-name="T19_14">Sidoroviča</text:span><text:span text:style-name="T19_15"><text:s/></text:span><text:span text:style-name="T19_16">u</text:span><text:span text:style-name="T19_17"><text:s/></text:span><text:span text:style-name="T19_18">vezi</text:span><text:span text:style-name="T19_19"><text:s/></text:span><text:span text:style-name="T19_20">kitova</text:span><text:span text:style-name="T19_21"><text:s/></text:span><text:span text:style-name="T19_22">za</text:span><text:span text:style-name="T19_23"><text:s/></text:span><text:span text:style-name="T19_24">popravku</text:span><text:span text:style-name="T19_25"><text:s/></text:span><text:span text:style-name="T19_26">oružja</text:span><text:span text:style-name="T19_27"><text:s/></text:span><text:span text:style-name="T19_28">i</text:span><text:span text:style-name="T19_29"><text:s/></text:span><text:span text:style-name="T19_30">zaštitnih</text:span><text:span text:style-name="T19_31"><text:s/></text:span><text:span text:style-name="T19_32">odela</text:span><text:span text:style-name="T19_33">.</text:span></text:p>
      <text:p text:style-name="P20"/>
      <text:p text:style-name="P21"><text:span text:style-name="T21_1">Potraga</text:span><text:span text:style-name="T21_2"><text:s/></text:span><text:span text:style-name="T21_3">za</text:span><text:span text:style-name="T21_4"><text:s/></text:span><text:span text:style-name="T21_5">izgubljenom</text:span><text:span text:style-name="T21_6"><text:s/></text:span><text:span text:style-name="T21_7">ekspedicijom</text:span><text:span text:style-name="T21_8"><text:s/>(</text:span><text:span text:style-name="T21_9">Lost</text:span><text:span text:style-name="T21_10"><text:s/></text:span><text:span text:style-name="T21_11">Expedition</text:span><text:span text:style-name="T21_12">)</text:span></text:p>
      <text:p text:style-name="P22"/>
      <text:p text:style-name="P23"><text:span text:style-name="T23_1">1.<text:s/></text:span><text:span text:style-name="T23_2">Potraži</text:span><text:span text:style-name="T23_3"><text:s/></text:span><text:span text:style-name="T23_4">leš</text:span><text:span text:style-name="T23_5"><text:s/></text:span><text:span text:style-name="T23_6">vojnika</text:span><text:span text:style-name="T23_7"><text:s/></text:span><text:span text:style-name="T23_8">ispod</text:span><text:span text:style-name="T23_9"><text:s/></text:span><text:span text:style-name="T23_10">viedukta</text:span><text:span text:style-name="T23_11"><text:s/></text:span><text:span text:style-name="T23_12">u</text:span><text:span text:style-name="T23_13"><text:s/></text:span><text:span text:style-name="T23_14">Kordonu</text:span><text:span text:style-name="T23_15"><text:s/></text:span><text:span text:style-name="T23_16">blizo</text:span><text:span text:style-name="T23_17"><text:s/></text:span><text:span text:style-name="T23_18">Sela</text:span><text:span text:style-name="T23_19"><text:s/></text:span><text:span text:style-name="T23_20">Početnika</text:span><text:span text:style-name="T23_21"><text:s/>(</text:span><text:span text:style-name="T23_22">Rookie</text:span><text:span text:style-name="T23_23"><text:s/></text:span><text:span text:style-name="T23_24">Village</text:span><text:span text:style-name="T23_25">)<text:s/></text:span><text:span text:style-name="T23_26">da</text:span><text:span text:style-name="T23_27"><text:s/></text:span><text:span text:style-name="T23_28">bi</text:span><text:span text:style-name="T23_29"><text:s/></text:span><text:span text:style-name="T23_30">pronašao</text:span><text:span text:style-name="T23_31"><text:s/></text:span><text:span text:style-name="T23_32">poruku</text:span><text:span text:style-name="T23_33"><text:s/>(</text:span><text:span text:style-name="T23_34">Viedukt</text:span><text:span text:style-name="T23_35"><text:s/></text:span><text:span text:style-name="T23_36">je</text:span><text:span text:style-name="T23_37"><text:s/></text:span><text:span text:style-name="T23_38">tunel</text:span><text:span text:style-name="T23_39"><text:s/></text:span><text:span text:style-name="T23_40">ispod</text:span><text:span text:style-name="T23_41"><text:s/></text:span><text:span text:style-name="T23_42">puta</text:span><text:span text:style-name="T23_43"><text:s/></text:span><text:span text:style-name="T23_44">između</text:span><text:span text:style-name="T23_45"><text:s/></text:span><text:span text:style-name="T23_46">sela</text:span><text:span text:style-name="T23_47"><text:s/></text:span><text:span text:style-name="T23_48">početnika</text:span><text:span text:style-name="T23_49"><text:s/></text:span><text:span text:style-name="T23_50">i</text:span><text:span text:style-name="T23_51"><text:s/></text:span><text:span text:style-name="T23_52">mosta</text:span><text:span text:style-name="T23_53">).</text:span></text:p>
      <text:p text:style-name="P24"><text:span text:style-name="T24_1">Ps</text:span><text:span text:style-name="T24_2">.<text:s/></text:span><text:span text:style-name="T24_3">Ovo</text:span><text:span text:style-name="T24_4"><text:s/></text:span><text:span text:style-name="T24_5">je</text:span><text:span text:style-name="T24_6"><text:s/></text:span><text:span text:style-name="T24_7">potrebno</text:span><text:span text:style-name="T24_8"><text:s/></text:span><text:span text:style-name="T24_9">da</text:span><text:span text:style-name="T24_10"><text:s/></text:span><text:span text:style-name="T24_11">se</text:span><text:span text:style-name="T24_12"><text:s/></text:span><text:span text:style-name="T24_13">uradi</text:span><text:span text:style-name="T24_14"><text:s/></text:span><text:span text:style-name="T24_15">odmah</text:span><text:span text:style-name="T24_16"><text:s/></text:span><text:span text:style-name="T24_17">posle</text:span><text:span text:style-name="T24_18"><text:s/></text:span><text:span text:style-name="T24_19">prvog</text:span><text:span text:style-name="T24_20"><text:s/></text:span><text:span text:style-name="T24_21">prolaza</text:span><text:span text:style-name="T24_22"><text:s/></text:span><text:span text:style-name="T24_23">ispod</text:span><text:span text:style-name="T24_24"><text:s/></text:span><text:span text:style-name="T24_25">mosta</text:span><text:span text:style-name="T24_26"><text:s/>(</text:span><text:span text:style-name="T24_27">sekcija</text:span><text:span text:style-name="T24_28">:<text:s/></text:span><text:span text:style-name="T24_29">Prvog</text:span><text:span text:style-name="T24_30"><text:s/></text:span><text:span text:style-name="T24_31">dana</text:span><text:span text:style-name="T24_32"><text:s/>1.<text:s/></text:span><text:span text:style-name="T24_33">odsjek</text:span><text:span text:style-name="T24_34">)!</text:span></text:p>
      <text:p text:style-name="P25"/>
      <text:p text:style-name="P26"><text:span text:style-name="T26_1">2.<text:s/></text:span><text:span text:style-name="T26_2">Pronađi</text:span><text:span text:style-name="T26_3"><text:s/></text:span><text:span text:style-name="T26_4">ranjenog</text:span><text:span text:style-name="T26_5"><text:s/></text:span><text:span text:style-name="T26_6">bandita</text:span><text:span text:style-name="T26_7"><text:s/></text:span><text:span text:style-name="T26_8">koji</text:span><text:span text:style-name="T26_9"><text:s/></text:span><text:span text:style-name="T26_10">se</text:span><text:span text:style-name="T26_11"><text:s/></text:span><text:span text:style-name="T26_12">pojavljuje</text:span><text:span text:style-name="T26_13"><text:s/></text:span><text:span text:style-name="T26_14">u</text:span><text:span text:style-name="T26_15"><text:s/></text:span><text:span text:style-name="T26_16">Deponiji</text:span><text:span text:style-name="T26_17"><text:s/>(</text:span><text:span text:style-name="T26_18">Garbage</text:span><text:span text:style-name="T26_19">)<text:s/></text:span><text:span text:style-name="T26_20">nakon</text:span><text:span text:style-name="T26_21"><text:s/></text:span><text:span text:style-name="T26_22">što</text:span><text:span text:style-name="T26_23"><text:s/></text:span><text:span text:style-name="T26_24">si</text:span><text:span text:style-name="T26_25"><text:s/></text:span><text:span text:style-name="T26_26">uzeo</text:span><text:span text:style-name="T26_27"><text:s/></text:span><text:span text:style-name="T26_28">poruku</text:span><text:span text:style-name="T26_29"><text:s/></text:span><text:span text:style-name="T26_30">od</text:span><text:span text:style-name="T26_31"><text:s/></text:span><text:span text:style-name="T26_32">mrtvog</text:span><text:span text:style-name="T26_33"><text:s/></text:span><text:span text:style-name="T26_34">vojnika</text:span><text:span text:style-name="T26_35">.<text:s/></text:span><text:span text:style-name="T26_36">Bandit</text:span><text:span text:style-name="T26_37"><text:s/></text:span><text:span text:style-name="T26_38">ti</text:span><text:span text:style-name="T26_39"><text:s/></text:span><text:span text:style-name="T26_40">je</text:span><text:span text:style-name="T26_41"><text:s/></text:span><text:span text:style-name="T26_42">označen</text:span><text:span text:style-name="T26_43"><text:s/></text:span><text:span text:style-name="T26_44">na</text:span><text:span text:style-name="T26_45"><text:s/></text:span><text:span text:style-name="T26_46">mapi</text:span><text:span text:style-name="T26_47"><text:s/></text:span><text:span text:style-name="T26_48">PDA</text:span><text:span text:style-name="T26_49"><text:s/></text:span><text:span text:style-name="T26_50">u</text:span><text:span text:style-name="T26_51"><text:s/></text:span><text:span text:style-name="T26_52">Deponiji</text:span><text:span text:style-name="T26_53"><text:s/>(</text:span><text:span text:style-name="T26_54">Garbage</text:span><text:span text:style-name="T26_55">)<text:s/></text:span><text:span text:style-name="T26_56">blizo</text:span><text:span text:style-name="T26_57"><text:s/></text:span><text:span text:style-name="T26_58">srušene</text:span><text:span text:style-name="T26_59"><text:s/></text:span><text:span text:style-name="T26_60">zgrade</text:span><text:span text:style-name="T26_61"><text:s/></text:span><text:span text:style-name="T26_62">pored</text:span><text:span text:style-name="T26_63"><text:s/></text:span><text:span text:style-name="T26_64">punkta</text:span><text:span text:style-name="T26_65"><text:s/></text:span><text:span text:style-name="T26_66">Djutija</text:span><text:span text:style-name="T26_67"><text:s/>(</text:span><text:span text:style-name="T26_68">Duty</text:span><text:span text:style-name="T26_69">).<text:s/></text:span><text:span text:style-name="T26_70">Uzmi</text:span><text:span text:style-name="T26_71"><text:s/></text:span><text:span text:style-name="T26_72">PDA</text:span><text:span text:style-name="T26_73"><text:s/></text:span><text:span text:style-name="T26_74">od</text:span><text:span text:style-name="T26_75"><text:s/></text:span><text:span text:style-name="T26_76">bandita</text:span><text:span text:style-name="T26_77">.</text:span></text:p>
      <text:p text:style-name="P27"/>
      <text:p text:style-name="P28"><text:span text:style-name="T28_1">3.<text:s/></text:span><text:span text:style-name="T28_2">Nakon</text:span><text:span text:style-name="T28_3"><text:s/></text:span><text:span text:style-name="T28_4">toga</text:span><text:span text:style-name="T28_5"><text:s/></text:span><text:span text:style-name="T28_6">tražiš</text:span><text:span text:style-name="T28_7"><text:s/></text:span><text:span text:style-name="T28_8">bandita</text:span><text:span text:style-name="T28_9"><text:s/></text:span><text:span text:style-name="T28_10">po</text:span><text:span text:style-name="T28_11"><text:s/></text:span><text:span text:style-name="T28_12">imenu</text:span><text:span text:style-name="T28_13"><text:s/></text:span><text:span text:style-name="T28_14">Friar</text:span><text:span text:style-name="T28_15"><text:s/></text:span><text:span text:style-name="T28_16">koji</text:span><text:span text:style-name="T28_17"><text:s/></text:span><text:span text:style-name="T28_18">je</text:span><text:span text:style-name="T28_19"><text:s/></text:span><text:span text:style-name="T28_20">ukrao</text:span><text:span text:style-name="T28_21"><text:s/></text:span><text:span text:style-name="T28_22">PDA</text:span><text:span text:style-name="T28_23"><text:s/>(</text:span><text:span text:style-name="T28_24">Friars</text:span><text:span text:style-name="T28_25"><text:s/></text:span><text:span text:style-name="T28_26">PDA</text:span><text:span text:style-name="T28_27">).<text:s/></text:span><text:span text:style-name="T28_28">Friar</text:span><text:span text:style-name="T28_29"><text:s/></text:span><text:span text:style-name="T28_30">se</text:span><text:span text:style-name="T28_31"><text:s/></text:span><text:span text:style-name="T28_32">može</text:span><text:span text:style-name="T28_33"><text:s/></text:span><text:span text:style-name="T28_34">pojaviti</text:span><text:span text:style-name="T28_35"><text:s/></text:span><text:span text:style-name="T28_36">u</text:span><text:span text:style-name="T28_37"><text:s/></text:span><text:span text:style-name="T28_38">zadatku</text:span><text:span text:style-name="T28_39"><text:s/>“</text:span><text:span text:style-name="T28_40">Ubiti</text:span><text:span text:style-name="T28_41"><text:s/></text:span><text:span text:style-name="T28_42">bandita</text:span><text:span text:style-name="T28_43"><text:s/></text:span><text:span text:style-name="T28_44">Pokera</text:span><text:span text:style-name="T28_45">”<text:s/></text:span><text:span text:style-name="T28_46">koji</text:span><text:span text:style-name="T28_47"><text:s/></text:span><text:span text:style-name="T28_48">ćeš</text:span><text:span text:style-name="T28_49"><text:s/></text:span><text:span text:style-name="T28_50">dobiti</text:span><text:span text:style-name="T28_51"><text:s/></text:span><text:span text:style-name="T28_52">od</text:span><text:span text:style-name="T28_53"><text:s/></text:span><text:span text:style-name="T28_54">generala</text:span><text:span text:style-name="T28_55"><text:s/></text:span><text:span text:style-name="T28_56">Voronjina</text:span><text:span text:style-name="T28_57">.<text:s/>(</text:span><text:span text:style-name="T28_58">Na</text:span><text:span text:style-name="T28_59"><text:s/></text:span><text:span text:style-name="T28_60">raznim</text:span><text:span text:style-name="T28_61"><text:s/></text:span><text:span text:style-name="T28_62">prolazima</text:span><text:span text:style-name="T28_63"><text:s/></text:span><text:span text:style-name="T28_64">možeš</text:span><text:span text:style-name="T28_65"><text:s/></text:span><text:span text:style-name="T28_66">naići</text:span><text:span text:style-name="T28_67"><text:s/></text:span><text:span text:style-name="T28_68">na</text:span><text:span text:style-name="T28_69"><text:s/></text:span><text:span text:style-name="T28_70">Friara</text:span><text:span text:style-name="T28_71"><text:s/></text:span><text:span text:style-name="T28_72">u</text:span><text:span text:style-name="T28_73"><text:s/></text:span><text:span text:style-name="T28_74">Tamnoj</text:span><text:span text:style-name="T28_75"><text:s/></text:span><text:span text:style-name="T28_76">Dolini</text:span><text:span text:style-name="T28_77"><text:s/>(</text:span><text:span text:style-name="T28_78">Dark</text:span><text:span text:style-name="T28_79"><text:s/></text:span><text:span text:style-name="T28_80">Valley</text:span><text:span text:style-name="T28_81">),<text:s/></text:span><text:span text:style-name="T28_82">Deponiji</text:span><text:span text:style-name="T28_83"><text:s/>(</text:span><text:span text:style-name="T28_84">Garbage</text:span><text:span text:style-name="T28_85">),<text:s/></text:span><text:span text:style-name="T28_86">u</text:span><text:span text:style-name="T28_87"><text:s/></text:span><text:span text:style-name="T28_88">Agropromu</text:span><text:span text:style-name="T28_89"><text:s/></text:span><text:span text:style-name="T28_90">ili</text:span><text:span text:style-name="T28_91"><text:s/></text:span><text:span text:style-name="T28_92">u</text:span><text:span text:style-name="T28_93"><text:s/></text:span><text:span text:style-name="T28_94">podzemlju</text:span><text:span text:style-name="T28_95"><text:s/></text:span><text:span text:style-name="T28_96">Agroproma</text:span><text:span text:style-name="T28_97">.</text:span></text:p>
      <text:p text:style-name="P29"/>
      <text:p text:style-name="P30"><text:span text:style-name="T30_1">4.<text:s/></text:span><text:span text:style-name="T30_2">Kada</text:span><text:span text:style-name="T30_3"><text:s/></text:span><text:span text:style-name="T30_4">dođeš</text:span><text:span text:style-name="T30_5"><text:s/></text:span><text:span text:style-name="T30_6">do</text:span><text:span text:style-name="T30_7"><text:s/></text:span><text:span text:style-name="T30_8">punkta</text:span><text:span text:style-name="T30_9"><text:s/></text:span><text:span text:style-name="T30_10">Djutija</text:span><text:span text:style-name="T30_11"><text:s/></text:span><text:span text:style-name="T30_12">u</text:span><text:span text:style-name="T30_13"><text:s/></text:span><text:span text:style-name="T30_14">Deponiji</text:span><text:span text:style-name="T30_15"><text:s/>(</text:span><text:span text:style-name="T30_16">Garbage</text:span><text:span text:style-name="T30_17">)<text:s/></text:span><text:span text:style-name="T30_18">popričaj</text:span><text:span text:style-name="T30_19"><text:s/></text:span><text:span text:style-name="T30_20">sa</text:span><text:span text:style-name="T30_21"><text:s/></text:span><text:span text:style-name="T30_22">Praporom</text:span><text:span text:style-name="T30_23"><text:s/>(</text:span><text:span text:style-name="T30_24">Nadležni</text:span><text:span text:style-name="T30_25"><text:s/></text:span><text:span text:style-name="T30_26">Oficir</text:span><text:span text:style-name="T30_27">).<text:s/></text:span><text:span text:style-name="T30_28">Prapor</text:span><text:span text:style-name="T30_29"><text:s/></text:span><text:span text:style-name="T30_30">ti</text:span><text:span text:style-name="T30_31"><text:s/></text:span><text:span text:style-name="T30_32">nudi</text:span><text:span text:style-name="T30_33"><text:s/></text:span><text:span text:style-name="T30_34">u</text:span><text:span text:style-name="T30_35"><text:s/></text:span><text:span text:style-name="T30_36">zamenu</text:span><text:span text:style-name="T30_37"><text:s/></text:span><text:span text:style-name="T30_38">za</text:span><text:span text:style-name="T30_39"><text:s/></text:span><text:span text:style-name="T30_40">pokvareni</text:span><text:span text:style-name="T30_41"><text:s/></text:span><text:span text:style-name="T30_42">PDA</text:span><text:span text:style-name="T30_43"><text:s/></text:span><text:span text:style-name="T30_44">koji</text:span><text:span text:style-name="T30_45"><text:s/></text:span><text:span text:style-name="T30_46">je</text:span><text:span text:style-name="T30_47"><text:s/></text:span><text:span text:style-name="T30_48">pronašao</text:span><text:span text:style-name="T30_49"><text:s/></text:span><text:span text:style-name="T30_50">kod</text:span><text:span text:style-name="T30_51"><text:s/></text:span><text:span text:style-name="T30_52">bandita</text:span><text:span text:style-name="T30_53"><text:s/>(</text:span><text:span text:style-name="T30_54">Mojito</text:span><text:span text:style-name="T30_55">)<text:s/></text:span><text:span text:style-name="T30_56">za</text:span><text:span text:style-name="T30_57"><text:s/>10<text:s/></text:span><text:span text:style-name="T30_58">naučničkih</text:span><text:span text:style-name="T30_59"><text:s/></text:span><text:span text:style-name="T30_60">prvih</text:span><text:span text:style-name="T30_61"><text:s/></text:span><text:span text:style-name="T30_62">pomoći</text:span><text:span text:style-name="T30_63"><text:s/>(</text:span><text:span text:style-name="T30_64">first</text:span><text:span text:style-name="T30_65"><text:s/></text:span><text:span text:style-name="T30_66">aid</text:span><text:span text:style-name="T30_67"><text:s/></text:span><text:span text:style-name="T30_68">kits</text:span><text:span text:style-name="T30_69">).<text:s/></text:span><text:span text:style-name="T30_70">Nakon</text:span><text:span text:style-name="T30_71"><text:s/></text:span><text:span text:style-name="T30_72">što</text:span><text:span text:style-name="T30_73"><text:s/></text:span><text:span text:style-name="T30_74">mu</text:span><text:span text:style-name="T30_75"><text:s/></text:span><text:span text:style-name="T30_76">daš</text:span><text:span text:style-name="T30_77"><text:s/></text:span><text:span text:style-name="T30_78">prve</text:span><text:span text:style-name="T30_79"><text:s/></text:span><text:span text:style-name="T30_80">pomoći</text:span><text:span text:style-name="T30_81"><text:s/></text:span><text:span text:style-name="T30_82">kazaće</text:span><text:span text:style-name="T30_83"><text:s/></text:span><text:span text:style-name="T30_84">ti</text:span><text:span text:style-name="T30_85"><text:s/></text:span><text:span text:style-name="T30_86">da</text:span><text:span text:style-name="T30_87"><text:s/></text:span><text:span text:style-name="T30_88">tehničari</text:span><text:span text:style-name="T30_89"><text:s/></text:span><text:span text:style-name="T30_90">u</text:span><text:span text:style-name="T30_91"><text:s/></text:span><text:span text:style-name="T30_92">baru</text:span><text:span text:style-name="T30_93"><text:s/></text:span><text:span text:style-name="T30_94">mogu</text:span><text:span text:style-name="T30_95"><text:s/></text:span><text:span text:style-name="T30_96">da</text:span><text:span text:style-name="T30_97"><text:s/></text:span><text:span text:style-name="T30_98">poprave</text:span><text:span text:style-name="T30_99"><text:s/></text:span><text:span text:style-name="T30_100">taj</text:span><text:span text:style-name="T30_101"><text:s/></text:span><text:span text:style-name="T30_102">PDA</text:span><text:span text:style-name="T30_103">.<text:s/></text:span><text:span text:style-name="T30_104">Popričaj</text:span><text:span text:style-name="T30_105"><text:s/></text:span><text:span text:style-name="T30_106">sa</text:span><text:span text:style-name="T30_107"><text:s/></text:span><text:span text:style-name="T30_108">barmenom</text:span><text:span text:style-name="T30_109">.</text:span></text:p>
      <text:p text:style-name="P31"/>
      <text:p text:style-name="P32"><text:span text:style-name="T32_1">5.<text:s/></text:span><text:span text:style-name="T32_2">Ideš</text:span><text:span text:style-name="T32_3"><text:s/></text:span><text:span text:style-name="T32_4">kod</text:span><text:span text:style-name="T32_5"><text:s/></text:span><text:span text:style-name="T32_6">barmena</text:span><text:span text:style-name="T32_7"><text:s/></text:span><text:span text:style-name="T32_8">i</text:span><text:span text:style-name="T32_9"><text:s/></text:span><text:span text:style-name="T32_10">daš</text:span><text:span text:style-name="T32_11"><text:s/></text:span><text:span text:style-name="T32_12">mu</text:span><text:span text:style-name="T32_13"><text:s/></text:span><text:span text:style-name="T32_14">taj</text:span><text:span text:style-name="T32_15"><text:s/></text:span><text:span text:style-name="T32_16">PDA</text:span><text:span text:style-name="T32_17">.<text:s/></text:span><text:span text:style-name="T32_18">On</text:span><text:span text:style-name="T32_19"><text:s/></text:span><text:span text:style-name="T32_20">zauzvrat</text:span><text:span text:style-name="T32_21"><text:s/></text:span><text:span text:style-name="T32_22">traži</text:span><text:span text:style-name="T32_23"><text:s/></text:span><text:span text:style-name="T32_24">artefakt</text:span><text:span text:style-name="T32_25"><text:s/>“</text:span><text:span text:style-name="T32_26">Tears</text:span><text:span text:style-name="T32_27"><text:s/></text:span><text:span text:style-name="T32_28">of</text:span><text:span text:style-name="T32_29"><text:s/></text:span><text:span text:style-name="T32_30">Fire</text:span><text:span text:style-name="T32_31">”<text:s/>(</text:span><text:span text:style-name="T32_32">Vatrene</text:span><text:span text:style-name="T32_33"><text:s/></text:span><text:span text:style-name="T32_34">suze</text:span><text:span text:style-name="T32_35">)<text:s/></text:span><text:span text:style-name="T32_36">za</text:span><text:span text:style-name="T32_37"><text:s/></text:span><text:span text:style-name="T32_38">popravku</text:span><text:span text:style-name="T32_39"><text:s/></text:span><text:span text:style-name="T32_40">tog</text:span><text:span text:style-name="T32_41"><text:s/></text:span><text:span text:style-name="T32_42">PDA</text:span><text:span text:style-name="T32_43">.</text:span></text:p>
      <text:p text:style-name="P33"/>
      <text:p text:style-name="P34"><text:span text:style-name="T34_1">6.<text:s/></text:span><text:span text:style-name="T34_2">Barmen</text:span><text:span text:style-name="T34_3"><text:s/></text:span><text:span text:style-name="T34_4">ti</text:span><text:span text:style-name="T34_5"><text:s/></text:span><text:span text:style-name="T34_6">govori</text:span><text:span text:style-name="T34_7"><text:s/></text:span><text:span text:style-name="T34_8">da</text:span><text:span text:style-name="T34_9"><text:s/></text:span><text:span text:style-name="T34_10">je</text:span><text:span text:style-name="T34_11"><text:s/></text:span><text:span text:style-name="T34_12">PDA</text:span><text:span text:style-name="T34_13"><text:s/></text:span><text:span text:style-name="T34_14">slučajno</text:span><text:span text:style-name="T34_15"><text:s/></text:span><text:span text:style-name="T34_16">uništen</text:span><text:span text:style-name="T34_17"><text:s/></text:span><text:span text:style-name="T34_18">od</text:span><text:span text:style-name="T34_19"><text:s/></text:span><text:span text:style-name="T34_20">strane</text:span><text:span text:style-name="T34_21"><text:s/></text:span><text:span text:style-name="T34_22">tehničara</text:span><text:span text:style-name="T34_23">.<text:s/></text:span><text:span text:style-name="T34_24">Čini</text:span><text:span text:style-name="T34_25"><text:s/></text:span><text:span text:style-name="T34_26">se</text:span><text:span text:style-name="T34_27"><text:s/></text:span><text:span text:style-name="T34_28">da</text:span><text:span text:style-name="T34_29"><text:s/></text:span><text:span text:style-name="T34_30">je</text:span><text:span text:style-name="T34_31"><text:s/></text:span><text:span text:style-name="T34_32">misija</text:span><text:span text:style-name="T34_33"><text:s/></text:span><text:span text:style-name="T34_34">izgubljena</text:span><text:span text:style-name="T34_35">.</text:span></text:p>
      <text:p text:style-name="P35"/>
      <text:p text:style-name="P36"><text:span text:style-name="T36_1">7.<text:s/></text:span><text:span text:style-name="T36_2">Da</text:span><text:span text:style-name="T36_3"><text:s/></text:span><text:span text:style-name="T36_4">bi</text:span><text:span text:style-name="T36_5"><text:s/></text:span><text:span text:style-name="T36_6">se</text:span><text:span text:style-name="T36_7"><text:s/></text:span><text:span text:style-name="T36_8">lanac</text:span><text:span text:style-name="T36_9"><text:s/></text:span><text:span text:style-name="T36_10">događaja</text:span><text:span text:style-name="T36_11"><text:s/></text:span><text:span text:style-name="T36_12">nastavio</text:span><text:span text:style-name="T36_13"><text:s/></text:span><text:span text:style-name="T36_14">moraš</text:span><text:span text:style-name="T36_15"><text:s/></text:span><text:span text:style-name="T36_16">obaviti</text:span><text:span text:style-name="T36_17"><text:s/></text:span><text:span text:style-name="T36_18">zadatke</text:span><text:span text:style-name="T36_19"><text:s/></text:span><text:span text:style-name="T36_20">za</text:span><text:span text:style-name="T36_21"><text:s/></text:span><text:span text:style-name="T36_22">Lukaša</text:span><text:span text:style-name="T36_23"><text:s/></text:span><text:span text:style-name="T36_24">vođu</text:span><text:span text:style-name="T36_25"><text:s/></text:span><text:span text:style-name="T36_26">Freedom</text:span><text:span text:style-name="T36_27">-</text:span><text:span text:style-name="T36_28">a</text:span><text:span text:style-name="T36_29">.<text:s/></text:span><text:span text:style-name="T36_30">Da</text:span><text:span text:style-name="T36_31"><text:s/></text:span><text:span text:style-name="T36_32">bi</text:span><text:span text:style-name="T36_33"><text:s/></text:span><text:span text:style-name="T36_34">to</text:span><text:span text:style-name="T36_35"><text:s/></text:span><text:span text:style-name="T36_36">uradio</text:span><text:span text:style-name="T36_37"><text:s/></text:span><text:span text:style-name="T36_38">moraš</text:span><text:span text:style-name="T36_39"><text:s/></text:span><text:span text:style-name="T36_40">ga</text:span><text:span text:style-name="T36_41"><text:s/></text:span><text:span text:style-name="T36_42">obavestiti</text:span><text:span text:style-name="T36_43"><text:s/></text:span><text:span text:style-name="T36_44">o</text:span><text:span text:style-name="T36_45"><text:s/></text:span><text:span text:style-name="T36_46">odbegloj</text:span><text:span text:style-name="T36_47"><text:s/></text:span><text:span text:style-name="T36_48">grupi</text:span><text:span text:style-name="T36_49"><text:s/></text:span><text:span text:style-name="T36_50">Djutija</text:span><text:span text:style-name="T36_51"><text:s/>(</text:span><text:span text:style-name="T36_52">Dutu</text:span><text:span text:style-name="T36_53">)<text:s/></text:span><text:span text:style-name="T36_54">predvođenoj</text:span><text:span text:style-name="T36_55"><text:s/></text:span><text:span text:style-name="T36_56">Skull</text:span><text:span text:style-name="T36_57">-</text:span><text:span text:style-name="T36_58">om</text:span><text:span text:style-name="T36_59"><text:s/></text:span><text:span text:style-name="T36_60">na</text:span><text:span text:style-name="T36_61"><text:s/></text:span><text:span text:style-name="T36_62">farmi</text:span><text:span text:style-name="T36_63"><text:s/></text:span><text:span text:style-name="T36_64">kod</text:span><text:span text:style-name="T36_65"><text:s/></text:span><text:span text:style-name="T36_66">Freedom</text:span><text:span text:style-name="T36_67"><text:s/></text:span><text:span text:style-name="T36_68">baze</text:span><text:span text:style-name="T36_69">.<text:s/></text:span><text:span text:style-name="T36_70">Kada</text:span><text:span text:style-name="T36_71"><text:s/></text:span><text:span text:style-name="T36_72">grupa</text:span><text:span text:style-name="T36_73"><text:s/></text:span><text:span text:style-name="T36_74">Djutija</text:span><text:span text:style-name="T36_75"><text:s/></text:span><text:span text:style-name="T36_76">bude</text:span><text:span text:style-name="T36_77"><text:s/></text:span><text:span text:style-name="T36_78">eliminisana</text:span><text:span text:style-name="T36_79"><text:s/></text:span><text:span text:style-name="T36_80">odeš</text:span><text:span text:style-name="T36_81"><text:s/></text:span><text:span text:style-name="T36_82">do</text:span><text:span text:style-name="T36_83"><text:s/></text:span><text:span text:style-name="T36_84">Lukaša</text:span><text:span text:style-name="T36_85"><text:s/></text:span><text:span text:style-name="T36_86">i</text:span><text:span text:style-name="T36_87"><text:s/></text:span><text:span text:style-name="T36_88">uzmeš</text:span><text:span text:style-name="T36_89"><text:s/></text:span><text:span text:style-name="T36_90">zadatak</text:span><text:span text:style-name="T36_91"><text:s/></text:span><text:span text:style-name="T36_92">da</text:span><text:span text:style-name="T36_93"><text:s/></text:span><text:span text:style-name="T36_94">ubiješ</text:span><text:span text:style-name="T36_95"><text:s/></text:span><text:span text:style-name="T36_96">izdajnika</text:span><text:span text:style-name="T36_97"><text:s/></text:span><text:span text:style-name="T36_98">Pavlika</text:span><text:span text:style-name="T36_99">.<text:s/></text:span><text:span text:style-name="T36_100">Izvrši</text:span><text:span text:style-name="T36_101"><text:s/></text:span><text:span text:style-name="T36_102">zadatak</text:span><text:span text:style-name="T36_103"><text:s/></text:span><text:span text:style-name="T36_104">i</text:span><text:span text:style-name="T36_105"><text:s/></text:span><text:span text:style-name="T36_106">onda</text:span><text:span text:style-name="T36_107"><text:s/></text:span><text:span text:style-name="T36_108">pretaži</text:span><text:span text:style-name="T36_109"><text:s/></text:span><text:span text:style-name="T36_110">tela</text:span><text:span text:style-name="T36_111">.<text:s/></text:span><text:span text:style-name="T36_112">Kada</text:span><text:span text:style-name="T36_113"><text:s/></text:span><text:span text:style-name="T36_114">uzmeš</text:span><text:span text:style-name="T36_115"><text:s/></text:span><text:span text:style-name="T36_116">PDA</text:span><text:span text:style-name="T36_117"><text:s/></text:span><text:span text:style-name="T36_118">od</text:span><text:span text:style-name="T36_119"><text:s/></text:span><text:span text:style-name="T36_120">jednog</text:span><text:span text:style-name="T36_121"><text:s/></text:span><text:span text:style-name="T36_122">mrtvog</text:span><text:span text:style-name="T36_123"><text:s/>(</text:span><text:span text:style-name="T36_124">Arasov</text:span><text:span text:style-name="T36_125"><text:s/></text:span><text:span text:style-name="T36_126">leš</text:span><text:span text:style-name="T36_127">)<text:s/></text:span><text:span text:style-name="T36_128">dobićeš</text:span><text:span text:style-name="T36_129"><text:s/></text:span><text:span text:style-name="T36_130">informaciju</text:span><text:span text:style-name="T36_131"><text:s/></text:span><text:span text:style-name="T36_132">o</text:span><text:span text:style-name="T36_133"><text:s/></text:span><text:span text:style-name="T36_134">lokaciji</text:span><text:span text:style-name="T36_135"><text:s/></text:span><text:span text:style-name="T36_136">plaćenika</text:span><text:span text:style-name="T36_137"><text:s/></text:span><text:span text:style-name="T36_138">Grey</text:span><text:span text:style-name="T36_139">-</text:span><text:span text:style-name="T36_140">a</text:span><text:span text:style-name="T36_141"><text:s/></text:span><text:span text:style-name="T36_142">u</text:span><text:span text:style-name="T36_143"><text:s/></text:span><text:span text:style-name="T36_144">Rostoku</text:span><text:span text:style-name="T36_145"><text:s/>(</text:span><text:span text:style-name="T36_146">Wild</text:span><text:span text:style-name="T36_147"><text:s/></text:span><text:span text:style-name="T36_148">Territiry</text:span><text:span text:style-name="T36_149">).<text:s/></text:span><text:span text:style-name="T36_150">Uputi</text:span><text:span text:style-name="T36_151"><text:s/></text:span><text:span text:style-name="T36_152">se</text:span><text:span text:style-name="T36_153"><text:s/></text:span><text:span text:style-name="T36_154">prema</text:span><text:span text:style-name="T36_155"><text:s/></text:span><text:span text:style-name="T36_156">njegovoj</text:span><text:span text:style-name="T36_157"><text:s/></text:span><text:span text:style-name="T36_158">lokaciji</text:span><text:span text:style-name="T36_159"><text:s/></text:span><text:span text:style-name="T36_160">kako</text:span><text:span text:style-name="T36_161"><text:s/></text:span><text:span text:style-name="T36_162">je</text:span><text:span text:style-name="T36_163"><text:s/></text:span><text:span text:style-name="T36_164">prikazano</text:span><text:span text:style-name="T36_165"><text:s/></text:span><text:span text:style-name="T36_166">na</text:span><text:span text:style-name="T36_167"><text:s/></text:span><text:span text:style-name="T36_168">mapi</text:span><text:span text:style-name="T36_169">.</text:span></text:p>
      <text:p text:style-name="P37"/>
      <text:p text:style-name="P38"><text:span text:style-name="T38_1">!<text:s/></text:span><text:span text:style-name="T38_2">Važno</text:span><text:span text:style-name="T38_3">:<text:s/></text:span><text:span text:style-name="T38_4">Grey</text:span><text:span text:style-name="T38_5"><text:s/></text:span><text:span text:style-name="T38_6">se</text:span><text:span text:style-name="T38_7"><text:s/></text:span><text:span text:style-name="T38_8">neće</text:span><text:span text:style-name="T38_9"><text:s/></text:span><text:span text:style-name="T38_10">pojaviti</text:span><text:span text:style-name="T38_11"><text:s/></text:span><text:span text:style-name="T38_12">dok</text:span><text:span text:style-name="T38_13"><text:s/></text:span><text:span text:style-name="T38_14">misija</text:span><text:span text:style-name="T38_15"><text:s/></text:span><text:span text:style-name="T38_16">ne</text:span><text:span text:style-name="T38_17"><text:s/></text:span><text:span text:style-name="T38_18">bude</text:span><text:span text:style-name="T38_19"><text:s/></text:span><text:span text:style-name="T38_20">gotova</text:span><text:span text:style-name="T38_21">.<text:s/></text:span><text:span text:style-name="T38_22">Krug</text:span><text:span text:style-name="T38_23"><text:s/></text:span><text:span text:style-name="T38_24">na</text:span><text:span text:style-name="T38_25"><text:s/></text:span><text:span text:style-name="T38_26">mapi</text:span><text:span text:style-name="T38_27"><text:s/></text:span><text:span text:style-name="T38_28">će</text:span><text:span text:style-name="T38_29"><text:s/></text:span><text:span text:style-name="T38_30">pokazivati</text:span><text:span text:style-name="T38_31"><text:s/></text:span><text:span text:style-name="T38_32">njegovu</text:span><text:span text:style-name="T38_33"><text:s/></text:span><text:span text:style-name="T38_34">lokaciju</text:span><text:span text:style-name="T38_35"><text:s/></text:span><text:span text:style-name="T38_36">ali</text:span><text:span text:style-name="T38_37"><text:s/></text:span><text:span text:style-name="T38_38">on</text:span><text:span text:style-name="T38_39"><text:s/></text:span><text:span text:style-name="T38_40">još</text:span><text:span text:style-name="T38_41"><text:s/></text:span><text:span text:style-name="T38_42">uvek</text:span><text:span text:style-name="T38_43"><text:s/></text:span><text:span text:style-name="T38_44">neće</text:span><text:span text:style-name="T38_45"><text:s/></text:span><text:span text:style-name="T38_46">biti</text:span><text:span text:style-name="T38_47"><text:s/></text:span><text:span text:style-name="T38_48">tu</text:span><text:span text:style-name="T38_49">.</text:span></text:p>
      <text:p text:style-name="P39"/>
      <text:p text:style-name="P40"><text:span text:style-name="T40_1">!<text:s/></text:span><text:span text:style-name="T40_2">Info</text:span><text:span text:style-name="T40_3">:<text:s/></text:span><text:span text:style-name="T40_4">Max</text:span><text:span text:style-name="T40_5"><text:s/></text:span><text:span text:style-name="T40_6">neće</text:span><text:span text:style-name="T40_7"><text:s/></text:span><text:span text:style-name="T40_8">voditi</text:span><text:span text:style-name="T40_9"><text:s/></text:span><text:span text:style-name="T40_10">tim</text:span><text:span text:style-name="T40_11"><text:s/></text:span><text:span text:style-name="T40_12">Freedom</text:span><text:span text:style-name="T40_13"><text:s/></text:span><text:span text:style-name="T40_14">momaka</text:span><text:span text:style-name="T40_15"><text:s/></text:span><text:span text:style-name="T40_16">da</text:span><text:span text:style-name="T40_17"><text:s/></text:span><text:span text:style-name="T40_18">napadnu</text:span><text:span text:style-name="T40_19"><text:s/></text:span><text:span text:style-name="T40_20">Duty</text:span><text:span text:style-name="T40_21"><text:s/></text:span><text:span text:style-name="T40_22">grupu</text:span><text:span text:style-name="T40_23"><text:s/></text:span><text:span text:style-name="T40_24">ako</text:span><text:span text:style-name="T40_25"><text:s/></text:span><text:span text:style-name="T40_26">neko</text:span><text:span text:style-name="T40_27"><text:s/></text:span><text:span text:style-name="T40_28">od</text:span><text:span text:style-name="T40_29"><text:s/></text:span><text:span text:style-name="T40_30">Freedom</text:span><text:span text:style-name="T40_31">-</text:span><text:span text:style-name="T40_32">a</text:span><text:span text:style-name="T40_33"><text:s/></text:span><text:span text:style-name="T40_34">leži</text:span><text:span text:style-name="T40_35"><text:s/></text:span><text:span text:style-name="T40_36">ranjen</text:span><text:span text:style-name="T40_37"><text:s/></text:span><text:span text:style-name="T40_38">negde</text:span><text:span text:style-name="T40_39"><text:s/>(</text:span><text:span text:style-name="T40_40">Obična</text:span><text:span text:style-name="T40_41"><text:s/></text:span><text:span text:style-name="T40_42">na</text:span><text:span text:style-name="T40_43"><text:s/></text:span><text:span text:style-name="T40_44">snajperskom</text:span><text:span text:style-name="T40_45"><text:s/></text:span><text:span text:style-name="T40_46">tornju</text:span><text:span text:style-name="T40_47">).</text:span></text:p>
      <text:p text:style-name="P41"/>
      <text:p text:style-name="P42"><text:span text:style-name="T42_1">8.<text:s/></text:span><text:span text:style-name="T42_2">U</text:span><text:span text:style-name="T42_3"><text:s/></text:span><text:span text:style-name="T42_4">Rostoku</text:span><text:span text:style-name="T42_5"><text:s/>(</text:span><text:span text:style-name="T42_6">Wild</text:span><text:span text:style-name="T42_7"><text:s/></text:span><text:span text:style-name="T42_8">Territory</text:span><text:span text:style-name="T42_9">),<text:s/></text:span><text:span text:style-name="T42_10">blizu</text:span><text:span text:style-name="T42_11"><text:s/></text:span><text:span text:style-name="T42_12">prelaza</text:span><text:span text:style-name="T42_13"><text:s/></text:span><text:span text:style-name="T42_14">u</text:span><text:span text:style-name="T42_15"><text:s/></text:span><text:span text:style-name="T42_16">Yantar</text:span><text:span text:style-name="T42_17"><text:s/></text:span><text:span text:style-name="T42_18">naći</text:span><text:span text:style-name="T42_19"><text:s/></text:span><text:span text:style-name="T42_20">ćeš</text:span><text:span text:style-name="T42_21"><text:s/></text:span><text:span text:style-name="T42_22">grupu</text:span><text:span text:style-name="T42_23"><text:s/></text:span><text:span text:style-name="T42_24">plaćenika</text:span><text:span text:style-name="T42_25">.<text:s/></text:span><text:span text:style-name="T42_26">Ubij</text:span><text:span text:style-name="T42_27"><text:s/></text:span><text:span text:style-name="T42_28">Grey</text:span><text:span text:style-name="T42_29">-</text:span><text:span text:style-name="T42_30">a</text:span><text:span text:style-name="T42_31"><text:s/></text:span><text:span text:style-name="T42_32">u</text:span><text:span text:style-name="T42_33"><text:s/></text:span><text:span text:style-name="T42_34">pretraži</text:span><text:span text:style-name="T42_35"><text:s/></text:span><text:span text:style-name="T42_36">njegovo</text:span><text:span text:style-name="T42_37"><text:s/></text:span><text:span text:style-name="T42_38">telo</text:span><text:span text:style-name="T42_39">.<text:s/></text:span><text:span text:style-name="T42_40">Iz</text:span><text:span text:style-name="T42_41"><text:s/></text:span><text:span text:style-name="T42_42">njegovog</text:span><text:span text:style-name="T42_43"><text:s/></text:span><text:span text:style-name="T42_44">PDA</text:span><text:span text:style-name="T42_45"><text:s/></text:span><text:span text:style-name="T42_46">ćeš</text:span><text:span text:style-name="T42_47"><text:s/></text:span><text:span text:style-name="T42_48">saznati</text:span><text:span text:style-name="T42_49"><text:s/></text:span><text:span text:style-name="T42_50">o</text:span><text:span text:style-name="T42_51"><text:s/></text:span><text:span text:style-name="T42_52">izgubljenoj</text:span><text:span text:style-name="T42_53"><text:s/></text:span><text:span text:style-name="T42_54">ekspediciji</text:span><text:span text:style-name="T42_55">.<text:s/></text:span><text:span text:style-name="T42_56">Iz</text:span><text:span text:style-name="T42_57"><text:s/></text:span><text:span text:style-name="T42_58">informacija</text:span><text:span text:style-name="T42_59"><text:s/></text:span><text:span text:style-name="T42_60">sa</text:span><text:span text:style-name="T42_61"><text:s/></text:span><text:span text:style-name="T42_62">PDA</text:span><text:span text:style-name="T42_63"><text:s/></text:span><text:span text:style-name="T42_64">takođe</text:span><text:span text:style-name="T42_65"><text:s/></text:span><text:span text:style-name="T42_66">saznaješ</text:span><text:span text:style-name="T42_67"><text:s/></text:span><text:span text:style-name="T42_68">da</text:span><text:span text:style-name="T42_69"><text:s/></text:span><text:span text:style-name="T42_70">Saharov</text:span><text:span text:style-name="T42_71"><text:s/></text:span><text:span text:style-name="T42_72">zna</text:span><text:span text:style-name="T42_73"><text:s/></text:span><text:span text:style-name="T42_74">za</text:span><text:span text:style-name="T42_75"><text:s/></text:span><text:span text:style-name="T42_76">tu</text:span><text:span text:style-name="T42_77"><text:s/></text:span><text:span text:style-name="T42_78">ekspediciju</text:span><text:span text:style-name="T42_79">.<text:s/></text:span><text:span text:style-name="T42_80">Idi</text:span><text:span text:style-name="T42_81"><text:s/></text:span><text:span text:style-name="T42_82">da</text:span><text:span text:style-name="T42_83"><text:s/></text:span><text:span text:style-name="T42_84">pričaš</text:span><text:span text:style-name="T42_85"><text:s/></text:span><text:span text:style-name="T42_86">s</text:span><text:span text:style-name="T42_87"><text:s/></text:span><text:span text:style-name="T42_88">njim</text:span><text:span text:style-name="T42_89">.</text:span></text:p>
      <text:p text:style-name="P43"/>
      <text:p text:style-name="P44"><text:span text:style-name="T44_1">9.<text:s/></text:span><text:span text:style-name="T44_2">Saharov</text:span><text:span text:style-name="T44_3"><text:s/></text:span><text:span text:style-name="T44_4">će</text:span><text:span text:style-name="T44_5"><text:s/></text:span><text:span text:style-name="T44_6">o</text:span><text:span text:style-name="T44_7"><text:s/></text:span><text:span text:style-name="T44_8">tome</text:span><text:span text:style-name="T44_9"><text:s/></text:span><text:span text:style-name="T44_10">pričeti</text:span><text:span text:style-name="T44_11"><text:s/></text:span><text:span text:style-name="T44_12">tek</text:span><text:span text:style-name="T44_13"><text:s/></text:span><text:span text:style-name="T44_14">kada</text:span><text:span text:style-name="T44_15"><text:s/></text:span><text:span text:style-name="T44_16">isključiš</text:span><text:span text:style-name="T44_17"><text:s/></text:span><text:span text:style-name="T44_18">pržač</text:span><text:span text:style-name="T44_19"><text:s/>(</text:span><text:span text:style-name="T44_20">Burner</text:span><text:span text:style-name="T44_21">)<text:s/></text:span><text:span text:style-name="T44_22">u</text:span><text:span text:style-name="T44_23"><text:s/></text:span><text:span text:style-name="T44_24">X</text:span><text:span text:style-name="T44_25">-16<text:s/></text:span><text:span text:style-name="T44_26">laboratoriji</text:span><text:span text:style-name="T44_27"><text:s/></text:span><text:span text:style-name="T44_28">i</text:span><text:span text:style-name="T44_29"><text:s/></text:span><text:span text:style-name="T44_30">završiš</text:span><text:span text:style-name="T44_31"><text:s/></text:span><text:span text:style-name="T44_32">potragu</text:span><text:span text:style-name="T44_33"><text:s/></text:span><text:span text:style-name="T44_34">za</text:span><text:span text:style-name="T44_35"><text:s/></text:span><text:span text:style-name="T44_36">Fangovim</text:span><text:span text:style-name="T44_37"><text:s/></text:span><text:span text:style-name="T44_38">ubicama</text:span><text:span text:style-name="T44_39"><text:s/>(</text:span><text:span text:style-name="T44_40">opisano</text:span><text:span text:style-name="T44_41"><text:s/></text:span><text:span text:style-name="T44_42">nadalje</text:span><text:span text:style-name="T44_43">).</text:span></text:p>
      <text:p text:style-name="P45"/>
      <text:p text:style-name="P46"><text:span text:style-name="T46_1">10.<text:s/></text:span><text:span text:style-name="T46_2">Saharov</text:span><text:span text:style-name="T46_3"><text:s/></text:span><text:span text:style-name="T46_4">će</text:span><text:span text:style-name="T46_5"><text:s/></text:span><text:span text:style-name="T46_6">ti</text:span><text:span text:style-name="T46_7"><text:s/></text:span><text:span text:style-name="T46_8">reći</text:span><text:span text:style-name="T46_9"><text:s/></text:span><text:span text:style-name="T46_10">da</text:span><text:span text:style-name="T46_11"><text:s/></text:span><text:span text:style-name="T46_12">izgubljenu</text:span><text:span text:style-name="T46_13"><text:s/></text:span><text:span text:style-name="T46_14">ekspediciju</text:span><text:span text:style-name="T46_15"><text:s/></text:span><text:span text:style-name="T46_16">možeš</text:span><text:span text:style-name="T46_17"><text:s/></text:span><text:span text:style-name="T46_18">pronaći</text:span><text:span text:style-name="T46_19"><text:s/></text:span><text:span text:style-name="T46_20">u</text:span><text:span text:style-name="T46_21"><text:s/></text:span><text:span text:style-name="T46_22">laboratoriji</text:span><text:span text:style-name="T46_23"><text:s/></text:span><text:span text:style-name="T46_24">X</text:span><text:span text:style-name="T46_25">-10.<text:s/></text:span><text:span text:style-name="T46_26">Pretražićeš</text:span><text:span text:style-name="T46_27"><text:s/></text:span><text:span text:style-name="T46_28">laboratoriju</text:span><text:span text:style-name="T46_29"><text:s/></text:span><text:span text:style-name="T46_30">X</text:span><text:span text:style-name="T46_31">-10<text:s/></text:span><text:span text:style-name="T46_32">i</text:span><text:span text:style-name="T46_33"><text:s/></text:span><text:span text:style-name="T46_34">pronaći</text:span><text:span text:style-name="T46_35"><text:s/></text:span><text:span text:style-name="T46_36">ćeš</text:span><text:span text:style-name="T46_37"><text:s/></text:span><text:span text:style-name="T46_38">dva</text:span><text:span text:style-name="T46_39"><text:s/></text:span><text:span text:style-name="T46_40">mrtva</text:span><text:span text:style-name="T46_41"><text:s/></text:span><text:span text:style-name="T46_42">naučnika</text:span><text:span text:style-name="T46_43"><text:s/></text:span><text:span text:style-name="T46_44">i</text:span><text:span text:style-name="T46_45"><text:s/></text:span><text:span text:style-name="T46_46">jednog</text:span><text:span text:style-name="T46_47"><text:s/></text:span><text:span text:style-name="T46_48">koji</text:span><text:span text:style-name="T46_49"><text:s/></text:span><text:span text:style-name="T46_50">je</text:span><text:span text:style-name="T46_51"><text:s/></text:span><text:span text:style-name="T46_52">jedva</text:span><text:span text:style-name="T46_53"><text:s/></text:span><text:span text:style-name="T46_54">živ</text:span><text:span text:style-name="T46_55">.<text:s/></text:span><text:span text:style-name="T46_56">Taj</text:span><text:span text:style-name="T46_57"><text:s/></text:span><text:span text:style-name="T46_58">što</text:span><text:span text:style-name="T46_59"><text:s/></text:span><text:span text:style-name="T46_60">je</text:span><text:span text:style-name="T46_61"><text:s/></text:span><text:span text:style-name="T46_62">jedva</text:span><text:span text:style-name="T46_63"><text:s/></text:span><text:span text:style-name="T46_64">živ</text:span><text:span text:style-name="T46_65"><text:s/></text:span><text:span text:style-name="T46_66">tražiće</text:span><text:span text:style-name="T46_67"><text:s/></text:span><text:span text:style-name="T46_68">ti</text:span><text:span text:style-name="T46_69"><text:s/></text:span><text:span text:style-name="T46_70">da</text:span><text:span text:style-name="T46_71"><text:s/></text:span><text:span text:style-name="T46_72">ga</text:span><text:span text:style-name="T46_73"><text:s/></text:span><text:span text:style-name="T46_74">ubiješ</text:span><text:span text:style-name="T46_75">.<text:s/></text:span><text:span text:style-name="T46_76">Upucaj</text:span><text:span text:style-name="T46_77"><text:s/></text:span><text:span text:style-name="T46_78">ga</text:span><text:span text:style-name="T46_79"><text:s/></text:span><text:span text:style-name="T46_80">i</text:span><text:span text:style-name="T46_81"><text:s/></text:span><text:span text:style-name="T46_82">pretraži</text:span><text:span text:style-name="T46_83"><text:s/></text:span><text:span text:style-name="T46_84">njegovo</text:span><text:span text:style-name="T46_85"><text:s/></text:span><text:span text:style-name="T46_86">telo</text:span><text:span text:style-name="T46_87">,<text:s/></text:span><text:span text:style-name="T46_88">pronaći</text:span><text:span text:style-name="T46_89"><text:s/></text:span><text:span text:style-name="T46_90">ćeš</text:span><text:span text:style-name="T46_91"><text:s/></text:span><text:span text:style-name="T46_92">zapis</text:span><text:span text:style-name="T46_93"><text:s/>(</text:span><text:span text:style-name="T46_94">ili</text:span><text:span text:style-name="T46_95"><text:s/></text:span><text:span text:style-name="T46_96">će</text:span><text:span text:style-name="T46_97"><text:s/></text:span><text:span text:style-name="T46_98">se</text:span><text:span text:style-name="T46_99"><text:s/></text:span><text:span text:style-name="T46_100">pojaviti</text:span><text:span text:style-name="T46_101"><text:s/></text:span><text:span text:style-name="T46_102">u</text:span><text:span text:style-name="T46_103"><text:s/></text:span><text:span text:style-name="T46_104">igračevom</text:span><text:span text:style-name="T46_105"><text:s/></text:span><text:span text:style-name="T46_106">inventaru</text:span><text:span text:style-name="T46_107"><text:s/></text:span><text:span text:style-name="T46_108">u</text:span><text:span text:style-name="T46_109"><text:s/></text:span><text:span text:style-name="T46_110">zavisnosti</text:span><text:span text:style-name="T46_111"><text:s/></text:span><text:span text:style-name="T46_112">šta</text:span><text:span text:style-name="T46_113"><text:s/></text:span><text:span text:style-name="T46_114">si</text:span><text:span text:style-name="T46_115"><text:s/></text:span><text:span text:style-name="T46_116">u</text:span><text:span text:style-name="T46_117"><text:s/></text:span><text:span text:style-name="T46_118">radio</text:span><text:span text:style-name="T46_119"><text:s/></text:span><text:span text:style-name="T46_120">sa</text:span><text:span text:style-name="T46_121"><text:s/></text:span><text:span text:style-name="T46_122">svojim</text:span><text:span text:style-name="T46_123"><text:s/></text:span><text:span text:style-name="T46_124">stvarima</text:span><text:span text:style-name="T46_125"><text:s/></text:span><text:span text:style-name="T46_126">tokom</text:span><text:span text:style-name="T46_127"><text:s/></text:span><text:span text:style-name="T46_128">pljačke</text:span><text:span text:style-name="T46_129"><text:s/></text:span><text:span text:style-name="T46_130">u</text:span><text:span text:style-name="T46_131"><text:s/></text:span><text:span text:style-name="T46_132">zadatku</text:span><text:span text:style-name="T46_133"><text:s/></text:span><text:span text:style-name="T46_134">sa</text:span><text:span text:style-name="T46_135"><text:s/></text:span><text:span text:style-name="T46_136">Le</text:span><text:span text:style-name="T46_137">-</text:span><text:span text:style-name="T46_138">Havre</text:span><text:span text:style-name="T46_139">-</text:span><text:span text:style-name="T46_140">om</text:span><text:span text:style-name="T46_141">)<text:s/></text:span><text:span text:style-name="T46_142">sa</text:span><text:span text:style-name="T46_143"><text:s/></text:span><text:span text:style-name="T46_144">tranzicijom</text:span><text:span text:style-name="T46_145"><text:s/></text:span><text:span text:style-name="T46_146">između</text:span><text:span text:style-name="T46_147"><text:s/></text:span><text:span text:style-name="T46_148">X</text:span><text:span text:style-name="T46_149">-10<text:s/></text:span><text:span text:style-name="T46_150">i</text:span><text:span text:style-name="T46_151"><text:s/></text:span><text:span text:style-name="T46_152">Sarkofaga</text:span><text:span text:style-name="T46_153">.</text:span></text:p>
      <text:p text:style-name="P47"/>
      <text:p text:style-name="P48"><text:span text:style-name="T48_1">11.<text:s/></text:span><text:span text:style-name="T48_2">Počinješ</text:span><text:span text:style-name="T48_3"><text:s/></text:span><text:span text:style-name="T48_4">traganje</text:span><text:span text:style-name="T48_5"><text:s/></text:span><text:span text:style-name="T48_6">za</text:span><text:span text:style-name="T48_7"><text:s/></text:span><text:span text:style-name="T48_8">Ghost</text:span><text:span text:style-name="T48_9">-</text:span><text:span text:style-name="T48_10">ovim</text:span><text:span text:style-name="T48_11"><text:s/></text:span><text:span text:style-name="T48_12">i</text:span><text:span text:style-name="T48_13"><text:s/></text:span><text:span text:style-name="T48_14">Fangovim</text:span><text:span text:style-name="T48_15"><text:s/></text:span><text:span text:style-name="T48_16">ubicama</text:span><text:span text:style-name="T48_17"><text:s/></text:span><text:span text:style-name="T48_18">i</text:span><text:span text:style-name="T48_19"><text:s/></text:span><text:span text:style-name="T48_20">nadalje</text:span><text:span text:style-name="T48_21"><text:s/></text:span><text:span text:style-name="T48_22">u</text:span><text:span text:style-name="T48_23"><text:s/></text:span><text:span text:style-name="T48_24">potragu</text:span><text:span text:style-name="T48_25"><text:s/></text:span><text:span text:style-name="T48_26">za</text:span><text:span text:style-name="T48_27"><text:s/></text:span><text:span text:style-name="T48_28">Ghost</text:span><text:span text:style-name="T48_29">-</text:span><text:span text:style-name="T48_30">om</text:span><text:span text:style-name="T48_31"><text:s/></text:span><text:span text:style-name="T48_32">da</text:span><text:span text:style-name="T48_33"><text:s/></text:span><text:span text:style-name="T48_34">bi</text:span><text:span text:style-name="T48_35"><text:s/></text:span><text:span text:style-name="T48_36">mogao</text:span><text:span text:style-name="T48_37"><text:s/></text:span><text:span text:style-name="T48_38">nastaviti</text:span><text:span text:style-name="T48_39"><text:s/></text:span><text:span text:style-name="T48_40">liniju</text:span><text:span text:style-name="T48_41"><text:s/></text:span><text:span text:style-name="T48_42">ove</text:span><text:span text:style-name="T48_43"><text:s/></text:span><text:span text:style-name="T48_44">misije</text:span><text:span text:style-name="T48_45">.<text:s/>(</text:span><text:span text:style-name="T48_46">Ghost</text:span><text:span text:style-name="T48_47"><text:s/></text:span><text:span text:style-name="T48_48">nagoveštava</text:span><text:span text:style-name="T48_49"><text:s/></text:span><text:span text:style-name="T48_50">da</text:span><text:span text:style-name="T48_51"><text:s/></text:span><text:span text:style-name="T48_52">iz</text:span><text:span text:style-name="T48_53"><text:s/></text:span><text:span text:style-name="T48_54">X</text:span><text:span text:style-name="T48_55">-10<text:s/></text:span><text:span text:style-name="T48_56">postoji</text:span><text:span text:style-name="T48_57"><text:s/></text:span><text:span text:style-name="T48_58">još</text:span><text:span text:style-name="T48_59"><text:s/></text:span><text:span text:style-name="T48_60">jedan</text:span><text:span text:style-name="T48_61"><text:s/></text:span><text:span text:style-name="T48_62">izlaz</text:span><text:span text:style-name="T48_63">,<text:s/></text:span><text:span text:style-name="T48_64">ali</text:span><text:span text:style-name="T48_65"><text:s/></text:span><text:span text:style-name="T48_66">gde</text:span><text:span text:style-name="T48_67">?).</text:span></text:p>
      <text:p text:style-name="P49"/>
      <text:p text:style-name="P50"><text:span text:style-name="T50_1">12.<text:s/></text:span><text:span text:style-name="T50_2">Ghost</text:span><text:span text:style-name="T50_3"><text:s/></text:span><text:span text:style-name="T50_4">te</text:span><text:span text:style-name="T50_5"><text:s/></text:span><text:span text:style-name="T50_6">šalje</text:span><text:span text:style-name="T50_7"><text:s/></text:span><text:span text:style-name="T50_8">nazad</text:span><text:span text:style-name="T50_9"><text:s/></text:span><text:span text:style-name="T50_10">u</text:span><text:span text:style-name="T50_11"><text:s/></text:span><text:span text:style-name="T50_12">bar</text:span><text:span text:style-name="T50_13"><text:s/></text:span><text:span text:style-name="T50_14">da</text:span><text:span text:style-name="T50_15"><text:s/></text:span><text:span text:style-name="T50_16">bi</text:span><text:span text:style-name="T50_17"><text:s/></text:span><text:span text:style-name="T50_18">pričao</text:span><text:span text:style-name="T50_19"><text:s/></text:span><text:span text:style-name="T50_20">sa</text:span><text:span text:style-name="T50_21"><text:s/></text:span><text:span text:style-name="T50_22">Freeman</text:span><text:span text:style-name="T50_23">-</text:span><text:span text:style-name="T50_24">om</text:span><text:span text:style-name="T50_25">.<text:s/></text:span><text:span text:style-name="T50_26">U</text:span><text:span text:style-name="T50_27"><text:s/></text:span><text:span text:style-name="T50_28">slučaju</text:span><text:span text:style-name="T50_29"><text:s/></text:span><text:span text:style-name="T50_30">da</text:span><text:span text:style-name="T50_31"><text:s/></text:span><text:span text:style-name="T50_32">si</text:span><text:span text:style-name="T50_33"><text:s/></text:span><text:span text:style-name="T50_34">se</text:span><text:span text:style-name="T50_35"><text:s/></text:span><text:span text:style-name="T50_36">vratio</text:span><text:span text:style-name="T50_37"><text:s/></text:span><text:span text:style-name="T50_38">do</text:span><text:span text:style-name="T50_39"><text:s/></text:span><text:span text:style-name="T50_40">njega</text:span><text:span text:style-name="T50_41"><text:s/>(</text:span><text:span text:style-name="T50_42">zadatak</text:span><text:span text:style-name="T50_43"><text:s/>2.<text:s/></text:span><text:span text:style-name="T50_44">od</text:span><text:span text:style-name="T50_45"><text:s/></text:span><text:span text:style-name="T50_46">početka</text:span><text:span text:style-name="T50_47"><text:s/></text:span><text:span text:style-name="T50_48">potrage</text:span><text:span text:style-name="T50_49"><text:s/></text:span><text:span text:style-name="T50_50">za</text:span><text:span text:style-name="T50_51"><text:s/></text:span><text:span text:style-name="T50_52">Ghostovim</text:span><text:span text:style-name="T50_53"><text:s/></text:span><text:span text:style-name="T50_54">i</text:span><text:span text:style-name="T50_55"><text:s/></text:span><text:span text:style-name="T50_56">Fangovim</text:span><text:span text:style-name="T50_57"><text:s/></text:span><text:span text:style-name="T50_58">ubicama</text:span><text:span text:style-name="T50_59">)<text:s/></text:span><text:span text:style-name="T50_60">pronaći</text:span><text:span text:style-name="T50_61"><text:s/></text:span><text:span text:style-name="T50_62">će</text:span><text:span text:style-name="T50_63"><text:s/></text:span><text:span text:style-name="T50_64">informaciju</text:span><text:span text:style-name="T50_65"><text:s/></text:span><text:span text:style-name="T50_66">o</text:span><text:span text:style-name="T50_67"><text:s/></text:span><text:span text:style-name="T50_68">tajnom</text:span><text:span text:style-name="T50_69"><text:s/></text:span><text:span text:style-name="T50_70">prolazu</text:span><text:span text:style-name="T50_71"><text:s/></text:span><text:span text:style-name="T50_72">ka</text:span><text:span text:style-name="T50_73"><text:s/></text:span><text:span text:style-name="T50_74">Monolitu</text:span><text:span text:style-name="T50_75"><text:s/>(</text:span><text:span text:style-name="T50_76">Sarkofag</text:span><text:span text:style-name="T50_77">)<text:s/></text:span><text:span text:style-name="T50_78">iz</text:span><text:span text:style-name="T50_79"><text:s/></text:span><text:span text:style-name="T50_80">X</text:span><text:span text:style-name="T50_81">-10.</text:span></text:p>
      <text:p text:style-name="P51"/>
      <text:p text:style-name="P52"><text:span text:style-name="T52_1">13.<text:s/></text:span><text:span text:style-name="T52_2">Idi</text:span><text:span text:style-name="T52_3"><text:s/></text:span><text:span text:style-name="T52_4">na</text:span><text:span text:style-name="T52_5"><text:s/></text:span><text:span text:style-name="T52_6">Deponiju</text:span><text:span text:style-name="T52_7"><text:s/>(</text:span><text:span text:style-name="T52_8">Garbage</text:span><text:span text:style-name="T52_9">),<text:s/></text:span><text:span text:style-name="T52_10">ubij</text:span><text:span text:style-name="T52_11"><text:s/></text:span><text:span text:style-name="T52_12">Tamaza</text:span><text:span text:style-name="T52_13"><text:s/></text:span><text:span text:style-name="T52_14">i</text:span><text:span text:style-name="T52_15"><text:s/></text:span><text:span text:style-name="T52_16">pokupi</text:span><text:span text:style-name="T52_17"><text:s/></text:span><text:span text:style-name="T52_18">planove</text:span><text:span text:style-name="T52_19"><text:s/>(</text:span><text:span text:style-name="T52_20">blueprints</text:span><text:span text:style-name="T52_21">)<text:s/></text:span><text:span text:style-name="T52_22">za</text:span><text:span text:style-name="T52_23"><text:s/></text:span><text:span text:style-name="T52_24">X</text:span><text:span text:style-name="T52_25">-10<text:s/></text:span><text:span text:style-name="T52_26">i</text:span><text:span text:style-name="T52_27"><text:s/></text:span><text:span text:style-name="T52_28">donesi</text:span><text:span text:style-name="T52_29"><text:s/></text:span><text:span text:style-name="T52_30">ih</text:span><text:span text:style-name="T52_31"><text:s/></text:span><text:span text:style-name="T52_32">Freeman</text:span><text:span text:style-name="T52_33">-</text:span><text:span text:style-name="T52_34">u</text:span><text:span text:style-name="T52_35">.</text:span></text:p>
      <text:p text:style-name="P53"/>
      <text:p text:style-name="P54"><text:span text:style-name="T54_1">14.<text:s/></text:span><text:span text:style-name="T54_2">Kada</text:span><text:span text:style-name="T54_3"><text:s/></text:span><text:span text:style-name="T54_4">budeš</text:span><text:span text:style-name="T54_5"><text:s/></text:span><text:span text:style-name="T54_6">dao</text:span><text:span text:style-name="T54_7"><text:s/></text:span><text:span text:style-name="T54_8">planove</text:span><text:span text:style-name="T54_9"><text:s/>(</text:span><text:span text:style-name="T54_10">blueprints</text:span><text:span text:style-name="T54_11">)<text:s/></text:span><text:span text:style-name="T54_12">iz</text:span><text:span text:style-name="T54_13"><text:s/></text:span><text:span text:style-name="T54_14">X</text:span><text:span text:style-name="T54_15">-10<text:s/></text:span><text:span text:style-name="T54_16">Freeman</text:span><text:span text:style-name="T54_17">-</text:span><text:span text:style-name="T54_18">u</text:span><text:span text:style-name="T54_19"><text:s/></text:span><text:span text:style-name="T54_20">saznaćeš</text:span><text:span text:style-name="T54_21"><text:s/></text:span><text:span text:style-name="T54_22">za</text:span><text:span text:style-name="T54_23"><text:s/></text:span><text:span text:style-name="T54_24">tranziciju</text:span><text:span text:style-name="T54_25"><text:s/></text:span><text:span text:style-name="T54_26">od</text:span><text:span text:style-name="T54_27"><text:s/></text:span><text:span text:style-name="T54_28">X</text:span><text:span text:style-name="T54_29">-10<text:s/></text:span><text:span text:style-name="T54_30">prema</text:span><text:span text:style-name="T54_31"><text:s/></text:span><text:span text:style-name="T54_32">Sarkofagu</text:span><text:span text:style-name="T54_33"><text:s/></text:span><text:span text:style-name="T54_34">i</text:span><text:span text:style-name="T54_35"><text:s/></text:span><text:span text:style-name="T54_36">obrnuto</text:span><text:span text:style-name="T54_37">.<text:s/>(</text:span><text:span text:style-name="T54_38">Vrata</text:span><text:span text:style-name="T54_39"><text:s/></text:span><text:span text:style-name="T54_40">ulevo</text:span><text:span text:style-name="T54_41"><text:s/></text:span><text:span text:style-name="T54_42">su</text:span><text:span text:style-name="T54_43"><text:s/></text:span><text:span text:style-name="T54_44">zaključana</text:span><text:span text:style-name="T54_45"><text:s/></text:span><text:span text:style-name="T54_46">kodnom</text:span><text:span text:style-name="T54_47"><text:s/></text:span><text:span text:style-name="T54_48">bravom</text:span><text:span text:style-name="T54_49"><text:s/></text:span><text:span text:style-name="T54_50">u</text:span><text:span text:style-name="T54_51"><text:s/></text:span><text:span text:style-name="T54_52">prostoriji</text:span><text:span text:style-name="T54_53"><text:s/></text:span><text:span text:style-name="T54_54">gde</text:span><text:span text:style-name="T54_55"><text:s/></text:span><text:span text:style-name="T54_56">si</text:span><text:span text:style-name="T54_57"><text:s/></text:span><text:span text:style-name="T54_58">isključio</text:span><text:span text:style-name="T54_59"><text:s/></text:span><text:span text:style-name="T54_60">Pržač</text:span><text:span text:style-name="T54_61"><text:s/></text:span><text:span text:style-name="T54_62">Mozga</text:span><text:span text:style-name="T54_63"><text:s/>(</text:span><text:span text:style-name="T54_64">Brain</text:span><text:span text:style-name="T54_65"><text:s/></text:span><text:span text:style-name="T54_66">Scorcher</text:span><text:span text:style-name="T54_67">)<text:s/></text:span><text:span text:style-name="T54_68">Tačka</text:span><text:span text:style-name="T54_69"><text:s/></text:span><text:span text:style-name="T54_70">trnzicije</text:span><text:span text:style-name="T54_71"><text:s/></text:span><text:span text:style-name="T54_72">će</text:span><text:span text:style-name="T54_73"><text:s/></text:span><text:span text:style-name="T54_74">se</text:span><text:span text:style-name="T54_75"><text:s/></text:span><text:span text:style-name="T54_76">pojaviti</text:span><text:span text:style-name="T54_77"><text:s/></text:span><text:span text:style-name="T54_78">na</text:span><text:span text:style-name="T54_79"><text:s/></text:span><text:span text:style-name="T54_80">tvojoj</text:span><text:span text:style-name="T54_81"><text:s/></text:span><text:span text:style-name="T54_82">mini</text:span><text:span text:style-name="T54_83"><text:s/></text:span><text:span text:style-name="T54_84">mapi</text:span><text:span text:style-name="T54_85"><text:s/>(</text:span><text:span text:style-name="T54_86">HUD</text:span><text:span text:style-name="T54_87">).</text:span></text:p>
      <text:p text:style-name="P55"/>
      <text:p text:style-name="P56"><text:span text:style-name="T56_1">15.<text:s/></text:span><text:span text:style-name="T56_2">Nakon</text:span><text:span text:style-name="T56_3"><text:s/></text:span><text:span text:style-name="T56_4">toga</text:span><text:span text:style-name="T56_5"><text:s/></text:span><text:span text:style-name="T56_6">se</text:span><text:span text:style-name="T56_7"><text:s/></text:span><text:span text:style-name="T56_8">vraćaš</text:span><text:span text:style-name="T56_9"><text:s/></text:span><text:span text:style-name="T56_10">kod</text:span><text:span text:style-name="T56_11"><text:s/></text:span><text:span text:style-name="T56_12">Ghost</text:span><text:span text:style-name="T56_13">-</text:span><text:span text:style-name="T56_14">a</text:span><text:span text:style-name="T56_15">.<text:s/></text:span><text:span text:style-name="T56_16">Ukoliko</text:span><text:span text:style-name="T56_17"><text:s/></text:span><text:span text:style-name="T56_18">si</text:span><text:span text:style-name="T56_19"><text:s/></text:span><text:span text:style-name="T56_20">pronašao</text:span><text:span text:style-name="T56_21"><text:s/></text:span><text:span text:style-name="T56_22">izgubljenu</text:span><text:span text:style-name="T56_23"><text:s/></text:span><text:span text:style-name="T56_24">ekspediciju</text:span><text:span text:style-name="T56_25"><text:s/></text:span><text:span text:style-name="T56_26">i</text:span><text:span text:style-name="T56_27"><text:s/></text:span><text:span text:style-name="T56_28">tranziciju</text:span><text:span text:style-name="T56_29"><text:s/></text:span><text:span text:style-name="T56_30">između</text:span><text:span text:style-name="T56_31"><text:s/></text:span><text:span text:style-name="T56_32">X</text:span><text:span text:style-name="T56_33">-10<text:s/></text:span><text:span text:style-name="T56_34">i</text:span><text:span text:style-name="T56_35"><text:s/></text:span><text:span text:style-name="T56_36">Sarkofaga</text:span><text:span text:style-name="T56_37">,<text:s/></text:span><text:span text:style-name="T56_38">potrebno</text:span><text:span text:style-name="T56_39"><text:s/></text:span><text:span text:style-name="T56_40">je</text:span><text:span text:style-name="T56_41"><text:s/></text:span><text:span text:style-name="T56_42">da</text:span><text:span text:style-name="T56_43"><text:s/></text:span><text:span text:style-name="T56_44">doneseš</text:span><text:span text:style-name="T56_45"><text:s/>10<text:s/></text:span><text:span text:style-name="T56_46">zlatnih</text:span><text:span text:style-name="T56_47"><text:s/></text:span><text:span text:style-name="T56_48">komada</text:span><text:span text:style-name="T56_49"><text:s/></text:span><text:span text:style-name="T56_50">mesa</text:span><text:span text:style-name="T56_51"><text:s/></text:span><text:span text:style-name="T56_52">artefakata</text:span><text:span text:style-name="T56_53"><text:s/>(</text:span><text:span text:style-name="T56_54">gold</text:span><text:span text:style-name="T56_55"><text:s/></text:span><text:span text:style-name="T56_56">chunk</text:span><text:span text:style-name="T56_57"><text:s/></text:span><text:span text:style-name="T56_58">of</text:span><text:span text:style-name="T56_59"><text:s/></text:span><text:span text:style-name="T56_60">meat</text:span><text:span text:style-name="T56_61">)<text:s/></text:span><text:span text:style-name="T56_62">iz</text:span><text:span text:style-name="T56_63"><text:s/></text:span><text:span text:style-name="T56_64">Černobila</text:span><text:span text:style-name="T56_65">-2.</text:span></text:p>
      <text:p text:style-name="P57"/>
      <text:p text:style-name="P58"><text:span text:style-name="T58_1">!<text:s/></text:span><text:span text:style-name="T58_2">Važno</text:span><text:span text:style-name="T58_3">:<text:s/></text:span><text:span text:style-name="T58_4">Uzmi</text:span><text:span text:style-name="T58_5"><text:s/></text:span><text:span text:style-name="T58_6">zadatak</text:span><text:span text:style-name="T58_7"><text:s/></text:span><text:span text:style-name="T58_8">za</text:span><text:span text:style-name="T58_9"><text:s/></text:span><text:span text:style-name="T58_10">skupljanje</text:span><text:span text:style-name="T58_11"><text:s/>10<text:s/></text:span><text:span text:style-name="T58_12">zlatnih</text:span><text:span text:style-name="T58_13"><text:s/></text:span><text:span text:style-name="T58_14">komada</text:span><text:span text:style-name="T58_15"><text:s/>(</text:span><text:span text:style-name="T58_16">gold</text:span><text:span text:style-name="T58_17"><text:s/></text:span><text:span text:style-name="T58_18">chunk</text:span><text:span text:style-name="T58_19">)<text:s/></text:span><text:span text:style-name="T58_20">za</text:span><text:span text:style-name="T58_21"><text:s/></text:span><text:span text:style-name="T58_22">Ghost</text:span><text:span text:style-name="T58_23">-</text:span><text:span text:style-name="T58_24">a</text:span><text:span text:style-name="T58_25"><text:s/></text:span><text:span text:style-name="T58_26">pre</text:span><text:span text:style-name="T58_27"><text:s/></text:span><text:span text:style-name="T58_28">nego</text:span><text:span text:style-name="T58_29"><text:s/></text:span><text:span text:style-name="T58_30">što</text:span><text:span text:style-name="T58_31"><text:s/></text:span><text:span text:style-name="T58_32">završiš</text:span><text:span text:style-name="T58_33"><text:s/></text:span><text:span text:style-name="T58_34">originalnu</text:span><text:span text:style-name="T58_35"><text:s/></text:span><text:span text:style-name="T58_36">SoC</text:span><text:span text:style-name="T58_37"><text:s/></text:span><text:span text:style-name="T58_38">priču</text:span><text:span text:style-name="T58_39">.<text:s/></text:span><text:span text:style-name="T58_40">Možeš</text:span><text:span text:style-name="T58_41"><text:s/></text:span><text:span text:style-name="T58_42">upotrebiti</text:span><text:span text:style-name="T58_43"><text:s/></text:span><text:span text:style-name="T58_44">dekoder</text:span><text:span text:style-name="T58_45"><text:s/></text:span><text:span text:style-name="T58_46">za</text:span><text:span text:style-name="T58_47"><text:s/></text:span><text:span text:style-name="T58_48">otvaranje</text:span><text:span text:style-name="T58_49"><text:s/></text:span><text:span text:style-name="T58_50">vrata</text:span><text:span text:style-name="T58_51"><text:s/></text:span><text:span text:style-name="T58_52">u</text:span><text:span text:style-name="T58_53"><text:s/></text:span><text:span text:style-name="T58_54">laboratoriju</text:span><text:span text:style-name="T58_55"><text:s/></text:span><text:span text:style-name="T58_56">Monolita</text:span><text:span text:style-name="T58_57"><text:s/></text:span><text:span text:style-name="T58_58">da</text:span><text:span text:style-name="T58_59"><text:s/></text:span><text:span text:style-name="T58_60">bi</text:span><text:span text:style-name="T58_61"><text:s/></text:span><text:span text:style-name="T58_62">došao</text:span><text:span text:style-name="T58_63"><text:s/></text:span><text:span text:style-name="T58_64">do</text:span><text:span text:style-name="T58_65"><text:s/></text:span><text:span text:style-name="T58_66">Černobila</text:span><text:span text:style-name="T58_67">-2.<text:s/></text:span><text:span text:style-name="T58_68">Pokupi</text:span><text:span text:style-name="T58_69"><text:s/></text:span><text:span text:style-name="T58_70">zlatne</text:span><text:span text:style-name="T58_71"><text:s/></text:span><text:span text:style-name="T58_72">komade</text:span><text:span text:style-name="T58_73"><text:s/>(</text:span><text:span text:style-name="T58_74">gold</text:span><text:span text:style-name="T58_75"><text:s/></text:span><text:span text:style-name="T58_76">chunk</text:span><text:span text:style-name="T58_77">)<text:s/></text:span><text:span text:style-name="T58_78">i</text:span><text:span text:style-name="T58_79"><text:s/></text:span><text:span text:style-name="T58_80">igraj</text:span><text:span text:style-name="T58_81"><text:s/></text:span><text:span text:style-name="T58_82">dobar</text:span><text:span text:style-name="T58_83"><text:s/></text:span><text:span text:style-name="T58_84">završetak</text:span><text:span text:style-name="T58_85">.<text:s/></text:span><text:span text:style-name="T58_86">Poslednji</text:span><text:span text:style-name="T58_87"><text:s/></text:span><text:span text:style-name="T58_88">teleport</text:span><text:span text:style-name="T58_89"><text:s/></text:span><text:span text:style-name="T58_90">će</text:span><text:span text:style-name="T58_91"><text:s/></text:span><text:span text:style-name="T58_92">te</text:span><text:span text:style-name="T58_93"><text:s/></text:span><text:span text:style-name="T58_94">vratiti</text:span><text:span text:style-name="T58_95"><text:s/></text:span><text:span text:style-name="T58_96">u</text:span><text:span text:style-name="T58_97"><text:s/></text:span><text:span text:style-name="T58_98">Pripyat</text:span><text:span text:style-name="T58_99">.</text:span></text:p>
      <text:p text:style-name="P59"/>
      <text:p text:style-name="P60"><text:span text:style-name="T60_1">16.<text:s/></text:span><text:span text:style-name="T60_2">Donosiš</text:span><text:span text:style-name="T60_3"><text:s/></text:span><text:span text:style-name="T60_4">Ghostu</text:span><text:span text:style-name="T60_5"><text:s/></text:span><text:span text:style-name="T60_6">zlatne</text:span><text:span text:style-name="T60_7"><text:s/></text:span><text:span text:style-name="T60_8">komade</text:span><text:span text:style-name="T60_9"><text:s/>(</text:span><text:span text:style-name="T60_10">gold</text:span><text:span text:style-name="T60_11"><text:s/></text:span><text:span text:style-name="T60_12">chunk</text:span><text:span text:style-name="T60_13">).<text:s/></text:span><text:span text:style-name="T60_14">Kao</text:span><text:span text:style-name="T60_15"><text:s/></text:span><text:span text:style-name="T60_16">nagradu</text:span><text:span text:style-name="T60_17"><text:s/></text:span><text:span text:style-name="T60_18">dobijaš</text:span><text:span text:style-name="T60_19"><text:s/></text:span><text:span text:style-name="T60_20">informaciju</text:span><text:span text:style-name="T60_21"><text:s/></text:span><text:span text:style-name="T60_22">o</text:span><text:span text:style-name="T60_23"><text:s/></text:span><text:span text:style-name="T60_24">tranziciji</text:span><text:span text:style-name="T60_25"><text:s/></text:span><text:span text:style-name="T60_26">između</text:span><text:span text:style-name="T60_27"><text:s/></text:span><text:span text:style-name="T60_28">Černobila</text:span><text:span text:style-name="T60_29">-2<text:s/></text:span><text:span text:style-name="T60_30">i</text:span><text:span text:style-name="T60_31"><text:s/></text:span><text:span text:style-name="T60_32">Sarkofaga</text:span><text:span text:style-name="T60_33">.</text:span></text:p>
      <text:p text:style-name="P61"/>
      <text:p text:style-name="P62"><text:span text:style-name="T62_1">17.<text:s/></text:span><text:span text:style-name="T62_2">Pričaj</text:span><text:span text:style-name="T62_3"><text:s/></text:span><text:span text:style-name="T62_4">ponovo</text:span><text:span text:style-name="T62_5"><text:s/></text:span><text:span text:style-name="T62_6">sa</text:span><text:span text:style-name="T62_7"><text:s/></text:span><text:span text:style-name="T62_8">Ghostom</text:span><text:span text:style-name="T62_9"><text:s/></text:span><text:span text:style-name="T62_10">i</text:span><text:span text:style-name="T62_11"><text:s/></text:span><text:span text:style-name="T62_12">uzmi</text:span><text:span text:style-name="T62_13"><text:s/></text:span><text:span text:style-name="T62_14">zadatak</text:span><text:span text:style-name="T62_15"><text:s/></text:span><text:span text:style-name="T62_16">da</text:span><text:span text:style-name="T62_17"><text:s/></text:span><text:span text:style-name="T62_18">pronađeš</text:span><text:span text:style-name="T62_19"><text:s/>3<text:s/></text:span><text:span text:style-name="T62_20">dela</text:span><text:span text:style-name="T62_21"><text:s/></text:span><text:span text:style-name="T62_22">dnevnika</text:span><text:span text:style-name="T62_23"><text:s/></text:span><text:span text:style-name="T62_24">Monolita</text:span><text:span text:style-name="T62_25"><text:s/></text:span><text:span text:style-name="T62_26">u</text:span><text:span text:style-name="T62_27"><text:s/></text:span><text:span text:style-name="T62_28">Černobilu</text:span><text:span text:style-name="T62_29">-2.<text:s/></text:span><text:span text:style-name="T62_30">Lokacije</text:span><text:span text:style-name="T62_31"><text:s/></text:span><text:span text:style-name="T62_32">će</text:span><text:span text:style-name="T62_33"><text:s/></text:span><text:span text:style-name="T62_34">se</text:span><text:span text:style-name="T62_35"><text:s/></text:span><text:span text:style-name="T62_36">pojaviti</text:span><text:span text:style-name="T62_37"><text:s/></text:span><text:span text:style-name="T62_38">na</text:span><text:span text:style-name="T62_39"><text:s/></text:span><text:span text:style-name="T62_40">tvojoj</text:span><text:span text:style-name="T62_41"><text:s/></text:span><text:span text:style-name="T62_42">PDA</text:span><text:span text:style-name="T62_43"><text:s/></text:span><text:span text:style-name="T62_44">mapi</text:span><text:span text:style-name="T62_45">.</text:span></text:p>
      <text:p text:style-name="P63"/>
      <text:p text:style-name="P64"><text:span text:style-name="T64_1">!<text:s/></text:span><text:span text:style-name="T64_2">Info</text:span><text:span text:style-name="T64_3">:<text:s/></text:span><text:span text:style-name="T64_4">Tranzicija</text:span><text:span text:style-name="T64_5"><text:s/></text:span><text:span text:style-name="T64_6">između</text:span><text:span text:style-name="T64_7"><text:s/></text:span><text:span text:style-name="T64_8">Sarkofaga</text:span><text:span text:style-name="T64_9"><text:s/></text:span><text:span text:style-name="T64_10">i</text:span><text:span text:style-name="T64_11"><text:s/></text:span><text:span text:style-name="T64_12">Černobila</text:span><text:span text:style-name="T64_13">-2<text:s/></text:span><text:span text:style-name="T64_14">će</text:span><text:span text:style-name="T64_15"><text:s/></text:span><text:span text:style-name="T64_16">postati</text:span><text:span text:style-name="T64_17"><text:s/></text:span><text:span text:style-name="T64_18">vidljiva</text:span><text:span text:style-name="T64_19"><text:s/></text:span><text:span text:style-name="T64_20">na</text:span><text:span text:style-name="T64_21"><text:s/></text:span><text:span text:style-name="T64_22">tvojoj</text:span><text:span text:style-name="T64_23"><text:s/></text:span><text:span text:style-name="T64_24">mini</text:span><text:span text:style-name="T64_25"><text:s/></text:span><text:span text:style-name="T64_26">mapi</text:span><text:span text:style-name="T64_27"><text:s/>(</text:span><text:span text:style-name="T64_28">HUD</text:span><text:span text:style-name="T64_29">)<text:s/></text:span><text:span text:style-name="T64_30">kada</text:span><text:span text:style-name="T64_31"><text:s/></text:span><text:span text:style-name="T64_32">joj</text:span><text:span text:style-name="T64_33"><text:s/></text:span><text:span text:style-name="T64_34">se</text:span><text:span text:style-name="T64_35"><text:s/></text:span><text:span text:style-name="T64_36">budeš</text:span><text:span text:style-name="T64_37"><text:s/></text:span><text:span text:style-name="T64_38">približio</text:span><text:span text:style-name="T64_39">.<text:s/></text:span><text:span text:style-name="T64_40">Isto</text:span><text:span text:style-name="T64_41"><text:s/></text:span><text:span text:style-name="T64_42">će</text:span><text:span text:style-name="T64_43"><text:s/></text:span><text:span text:style-name="T64_44">se</text:span><text:span text:style-name="T64_45"><text:s/></text:span><text:span text:style-name="T64_46">dešavati</text:span><text:span text:style-name="T64_47"><text:s/></text:span><text:span text:style-name="T64_48">i</text:span><text:span text:style-name="T64_49"><text:s/></text:span><text:span text:style-name="T64_50">sa</text:span><text:span text:style-name="T64_51"><text:s/></text:span><text:span text:style-name="T64_52">tačkama</text:span><text:span text:style-name="T64_53"><text:s/></text:span><text:span text:style-name="T64_54">tranzicije</text:span><text:span text:style-name="T64_55"><text:s/></text:span><text:span text:style-name="T64_56">u</text:span><text:span text:style-name="T64_57"><text:s/></text:span><text:span text:style-name="T64_58">podzemnom</text:span><text:span text:style-name="T64_59"><text:s/></text:span><text:span text:style-name="T64_60">nivou</text:span><text:span text:style-name="T64_61">.<text:s/></text:span><text:span text:style-name="T64_62">Druga</text:span><text:span text:style-name="T64_63"><text:s/></text:span><text:span text:style-name="T64_64">tranzicija</text:span><text:span text:style-name="T64_65"><text:s/></text:span><text:span text:style-name="T64_66">iz</text:span><text:span text:style-name="T64_67"><text:s/></text:span><text:span text:style-name="T64_68">Černobila</text:span><text:span text:style-name="T64_69">-2<text:s/></text:span><text:span text:style-name="T64_70">u</text:span><text:span text:style-name="T64_71"><text:s/></text:span><text:span text:style-name="T64_72">Sarkofag</text:span><text:span text:style-name="T64_73"><text:s/></text:span><text:span text:style-name="T64_74">će</text:span><text:span text:style-name="T64_75"><text:s/></text:span><text:span text:style-name="T64_76">se</text:span><text:span text:style-name="T64_77"><text:s/></text:span><text:span text:style-name="T64_78">videti</text:span><text:span text:style-name="T64_79"><text:s/></text:span><text:span text:style-name="T64_80">na</text:span><text:span text:style-name="T64_81"><text:s/></text:span><text:span text:style-name="T64_82">regularnoj</text:span><text:span text:style-name="T64_83"><text:s/></text:span><text:span text:style-name="T64_84">mapi</text:span><text:span text:style-name="T64_85">.</text:span></text:p>
      <text:p text:style-name="P65"/>
      <text:p text:style-name="P66"><text:span text:style-name="T66_1">18.<text:s/></text:span><text:span text:style-name="T66_2">Vrati</text:span><text:span text:style-name="T66_3"><text:s/></text:span><text:span text:style-name="T66_4">se</text:span><text:span text:style-name="T66_5"><text:s/></text:span><text:span text:style-name="T66_6">kod</text:span><text:span text:style-name="T66_7"><text:s/></text:span><text:span text:style-name="T66_8">Ghost</text:span><text:span text:style-name="T66_9">-</text:span><text:span text:style-name="T66_10">a</text:span><text:span text:style-name="T66_11"><text:s/></text:span><text:span text:style-name="T66_12">i</text:span><text:span text:style-name="T66_13"><text:s/></text:span><text:span text:style-name="T66_14">daj</text:span><text:span text:style-name="T66_15"><text:s/></text:span><text:span text:style-name="T66_16">mu</text:span><text:span text:style-name="T66_17"><text:s/></text:span><text:span text:style-name="T66_18">dnevnike</text:span><text:span text:style-name="T66_19">.</text:span></text:p>
      <text:p text:style-name="P67"/>
      <text:p text:style-name="P68"><text:span text:style-name="T68_1">Potraga</text:span><text:span text:style-name="T68_2"><text:s/></text:span><text:span text:style-name="T68_3">za</text:span><text:span text:style-name="T68_4"><text:s/></text:span><text:span text:style-name="T68_5">Arharinim</text:span><text:span text:style-name="T68_6"><text:s/></text:span><text:span text:style-name="T68_7">notebook</text:span><text:span text:style-name="T68_8">-</text:span><text:span text:style-name="T68_9">om</text:span><text:span text:style-name="T68_10"><text:s/>(</text:span><text:span text:style-name="T68_11">Arkharas</text:span><text:span text:style-name="T68_12"><text:s/></text:span><text:span text:style-name="T68_13">Notebook</text:span><text:span text:style-name="T68_14">)</text:span></text:p>
      <text:p text:style-name="P69"/>
      <text:p text:style-name="P70"><text:span text:style-name="T70_1">1.<text:s/></text:span><text:span text:style-name="T70_2">Pričaj</text:span><text:span text:style-name="T70_3"><text:s/></text:span><text:span text:style-name="T70_4">sa</text:span><text:span text:style-name="T70_5"><text:s/></text:span><text:span text:style-name="T70_6">Danom</text:span><text:span text:style-name="T70_7"><text:s/></text:span><text:span text:style-name="T70_8">koji</text:span><text:span text:style-name="T70_9"><text:s/></text:span><text:span text:style-name="T70_10">se</text:span><text:span text:style-name="T70_11"><text:s/></text:span><text:span text:style-name="T70_12">nalazi</text:span><text:span text:style-name="T70_13"><text:s/></text:span><text:span text:style-name="T70_14">u</text:span><text:span text:style-name="T70_15"><text:s/></text:span><text:span text:style-name="T70_16">Mašinskom</text:span><text:span text:style-name="T70_17"><text:s/></text:span><text:span text:style-name="T70_18">parku</text:span><text:span text:style-name="T70_19"><text:s/>(</text:span><text:span text:style-name="T70_20">machine</text:span><text:span text:style-name="T70_21"><text:s/></text:span><text:span text:style-name="T70_22">yard</text:span><text:span text:style-name="T70_23">)<text:s/></text:span><text:span text:style-name="T70_24">u</text:span><text:span text:style-name="T70_25"><text:s/></text:span><text:span text:style-name="T70_26">Močvarama</text:span><text:span text:style-name="T70_27"><text:s/>(</text:span><text:span text:style-name="T70_28">Swamp</text:span><text:span text:style-name="T70_29">).<text:s/></text:span><text:span text:style-name="T70_30">Dan</text:span><text:span text:style-name="T70_31"><text:s/></text:span><text:span text:style-name="T70_32">će</text:span><text:span text:style-name="T70_33"><text:s/></text:span><text:span text:style-name="T70_34">se</text:span><text:span text:style-name="T70_35"><text:s/></text:span><text:span text:style-name="T70_36">pojaviti</text:span><text:span text:style-name="T70_37"><text:s/></text:span><text:span text:style-name="T70_38">tek</text:span><text:span text:style-name="T70_39"><text:s/></text:span><text:span text:style-name="T70_40">nakon</text:span><text:span text:style-name="T70_41"><text:s/></text:span><text:span text:style-name="T70_42">izvršenja</text:span><text:span text:style-name="T70_43"><text:s/></text:span><text:span text:style-name="T70_44">PKM</text:span><text:span text:style-name="T70_45"><text:s/></text:span><text:span text:style-name="T70_46">zadatka</text:span><text:span text:style-name="T70_47"><text:s/></text:span><text:span text:style-name="T70_48">dobijenog</text:span><text:span text:style-name="T70_49"><text:s/></text:span><text:span text:style-name="T70_50">od</text:span><text:span text:style-name="T70_51"><text:s/></text:span><text:span text:style-name="T70_52">strane</text:span><text:span text:style-name="T70_53"><text:s/></text:span><text:span text:style-name="T70_54">vođe</text:span><text:span text:style-name="T70_55"><text:s/></text:span><text:span text:style-name="T70_56">Čistog</text:span><text:span text:style-name="T70_57"><text:s/></text:span><text:span text:style-name="T70_58">Neba</text:span><text:span text:style-name="T70_59"><text:s/>(</text:span><text:span text:style-name="T70_60">Clear</text:span><text:span text:style-name="T70_61"><text:s/></text:span><text:span text:style-name="T70_62">Sky</text:span><text:span text:style-name="T70_63">)<text:s/></text:span><text:span text:style-name="T70_64">Sviblova</text:span><text:span text:style-name="T70_65">.<text:s/></text:span><text:span text:style-name="T70_66">Iako</text:span><text:span text:style-name="T70_67"><text:s/></text:span><text:span text:style-name="T70_68">je</text:span><text:span text:style-name="T70_69"><text:s/></text:span><text:span text:style-name="T70_70">označen</text:span><text:span text:style-name="T70_71"><text:s/></text:span><text:span text:style-name="T70_72">na</text:span><text:span text:style-name="T70_73"><text:s/></text:span><text:span text:style-name="T70_74">mapi</text:span><text:span text:style-name="T70_75"><text:s/></text:span><text:span text:style-name="T70_76">PDA</text:span><text:span text:style-name="T70_77"><text:s/></text:span><text:span text:style-name="T70_78">on</text:span><text:span text:style-name="T70_79"><text:s/></text:span><text:span text:style-name="T70_80">tamo</text:span><text:span text:style-name="T70_81"><text:s/></text:span><text:span text:style-name="T70_82">neće</text:span><text:span text:style-name="T70_83"><text:s/></text:span><text:span text:style-name="T70_84">postojati</text:span><text:span text:style-name="T70_85"><text:s/></text:span><text:span text:style-name="T70_86">dok</text:span><text:span text:style-name="T70_87"><text:s/></text:span><text:span text:style-name="T70_88">ne</text:span><text:span text:style-name="T70_89"><text:s/></text:span><text:span text:style-name="T70_90">izvršiš</text:span><text:span text:style-name="T70_91"><text:s/></text:span><text:span text:style-name="T70_92">PKM</text:span><text:span text:style-name="T70_93"><text:s/></text:span><text:span text:style-name="T70_94">zadatak</text:span><text:span text:style-name="T70_95">.</text:span></text:p>
      <text:p text:style-name="P71"/>
      <text:p text:style-name="P72"><text:span text:style-name="T72_1">2.<text:s/></text:span><text:span text:style-name="T72_2">Zatim</text:span><text:span text:style-name="T72_3"><text:s/></text:span><text:span text:style-name="T72_4">idi</text:span><text:span text:style-name="T72_5"><text:s/></text:span><text:span text:style-name="T72_6">u</text:span><text:span text:style-name="T72_7"><text:s/></text:span><text:span text:style-name="T72_8">Agroprom</text:span><text:span text:style-name="T72_9"><text:s/>(</text:span><text:span text:style-name="T72_10">treba</text:span><text:span text:style-name="T72_11"><text:s/></text:span><text:span text:style-name="T72_12">da</text:span><text:span text:style-name="T72_13"><text:s/></text:span><text:span text:style-name="T72_14">ukradeš</text:span><text:span text:style-name="T72_15"><text:s/></text:span><text:span text:style-name="T72_16">dokument</text:span><text:span text:style-name="T72_17"><text:s/></text:span><text:span text:style-name="T72_18">iz</text:span><text:span text:style-name="T72_19"><text:s/></text:span><text:span text:style-name="T72_20">glavne</text:span><text:span text:style-name="T72_21"><text:s/></text:span><text:span text:style-name="T72_22">STALKER</text:span><text:span text:style-name="T72_23"><text:s/></text:span><text:span text:style-name="T72_24">priče</text:span><text:span text:style-name="T72_25">).</text:span></text:p>
      <text:p text:style-name="P73"/>
      <text:p text:style-name="P74"><text:span text:style-name="T74_1">3.<text:s/></text:span><text:span text:style-name="T74_2">Onda</text:span><text:span text:style-name="T74_3"><text:s/></text:span><text:span text:style-name="T74_4">pričaj</text:span><text:span text:style-name="T74_5"><text:s/></text:span><text:span text:style-name="T74_6">sa</text:span><text:span text:style-name="T74_7"><text:s/></text:span><text:span text:style-name="T74_8">Zaharom</text:span><text:span text:style-name="T74_9"><text:s/></text:span><text:span text:style-name="T74_10">u</text:span><text:span text:style-name="T74_11"><text:s/></text:span><text:span text:style-name="T74_12">Baru</text:span><text:span text:style-name="T74_13"><text:s/>(</text:span><text:span text:style-name="T74_14">može</text:span><text:span text:style-name="T74_15"><text:s/></text:span><text:span text:style-name="T74_16">ti</text:span><text:span text:style-name="T74_17"><text:s/></text:span><text:span text:style-name="T74_18">se</text:span><text:span text:style-name="T74_19"><text:s/></text:span><text:span text:style-name="T74_20">desiti</text:span><text:span text:style-name="T74_21"><text:s/></text:span><text:span text:style-name="T74_22">da</text:span><text:span text:style-name="T74_23"><text:s/></text:span><text:span text:style-name="T74_24">slučajno</text:span><text:span text:style-name="T74_25"><text:s/></text:span><text:span text:style-name="T74_26">prihvatiš</text:span><text:span text:style-name="T74_27"><text:s/></text:span><text:span text:style-name="T74_28">zadatak</text:span><text:span text:style-name="T74_29"><text:s/></text:span><text:span text:style-name="T74_30">da</text:span><text:span text:style-name="T74_31"><text:s/></text:span><text:span text:style-name="T74_32">zaštitiš</text:span><text:span text:style-name="T74_33"><text:s/></text:span><text:span text:style-name="T74_34">članove</text:span><text:span text:style-name="T74_35"><text:s/></text:span><text:span text:style-name="T74_36">Danove</text:span><text:span text:style-name="T74_37"><text:s/></text:span><text:span text:style-name="T74_38">grupe</text:span><text:span text:style-name="T74_39"><text:s/></text:span><text:span text:style-name="T74_40">u</text:span><text:span text:style-name="T74_41"><text:s/></text:span><text:span text:style-name="T74_42">Kordonu</text:span><text:span text:style-name="T74_43"><text:s/>-<text:s/></text:span><text:span text:style-name="T74_44">to</text:span><text:span text:style-name="T74_45"><text:s/></text:span><text:span text:style-name="T74_46">je</text:span><text:span text:style-name="T74_47"><text:s/></text:span><text:span text:style-name="T74_48">opciono</text:span><text:span text:style-name="T74_49">).</text:span></text:p>
      <text:p text:style-name="P75"><text:span text:style-name="T75_1">Ps</text:span><text:span text:style-name="T75_2">.<text:s/></text:span><text:span text:style-name="T75_3">Zadatak</text:span><text:span text:style-name="T75_4"><text:s/></text:span><text:span text:style-name="T75_5">za</text:span><text:span text:style-name="T75_6"><text:s/></text:span><text:span text:style-name="T75_7">zaštitu</text:span><text:span text:style-name="T75_8"><text:s/></text:span><text:span text:style-name="T75_9">Danove</text:span><text:span text:style-name="T75_10"><text:s/></text:span><text:span text:style-name="T75_11">grupe</text:span><text:span text:style-name="T75_12"><text:s/></text:span><text:span text:style-name="T75_13">si</text:span><text:span text:style-name="T75_14"><text:s/></text:span><text:span text:style-name="T75_15">možeš</text:span><text:span text:style-name="T75_16"><text:s/></text:span><text:span text:style-name="T75_17">ostaviti</text:span><text:span text:style-name="T75_18"><text:s/></text:span><text:span text:style-name="T75_19">za</text:span><text:span text:style-name="T75_20"><text:s/></text:span><text:span text:style-name="T75_21">kasnije</text:span><text:span text:style-name="T75_22">,<text:s/></text:span><text:span text:style-name="T75_23">dok</text:span><text:span text:style-name="T75_24"><text:s/></text:span><text:span text:style-name="T75_25">ne</text:span><text:span text:style-name="T75_26"><text:s/></text:span><text:span text:style-name="T75_27">nabaviš</text:span><text:span text:style-name="T75_28"><text:s/></text:span><text:span text:style-name="T75_29">dosta</text:span><text:span text:style-name="T75_30"><text:s/></text:span><text:span text:style-name="T75_31">dobro</text:span><text:span text:style-name="T75_32"><text:s/></text:span><text:span text:style-name="T75_33">oružje</text:span><text:span text:style-name="T75_34">!</text:span></text:p>
      <text:p text:style-name="P76"/>
      <text:p text:style-name="P77"><text:span text:style-name="T77_1">4.<text:s/></text:span><text:span text:style-name="T77_2">Dan</text:span><text:span text:style-name="T77_3"><text:s/></text:span><text:span text:style-name="T77_4">ti</text:span><text:span text:style-name="T77_5"><text:s/></text:span><text:span text:style-name="T77_6">priča</text:span><text:span text:style-name="T77_7"><text:s/></text:span><text:span text:style-name="T77_8">o</text:span><text:span text:style-name="T77_9"><text:s/></text:span><text:span text:style-name="T77_10">neobičnim</text:span><text:span text:style-name="T77_11"><text:s/></text:span><text:span text:style-name="T77_12">dešavanjima</text:span><text:span text:style-name="T77_13"><text:s/></text:span><text:span text:style-name="T77_14">u</text:span><text:span text:style-name="T77_15"><text:s/></text:span><text:span text:style-name="T77_16">vojnoj</text:span><text:span text:style-name="T77_17"><text:s/></text:span><text:span text:style-name="T77_18">bazi</text:span><text:span text:style-name="T77_19"><text:s/></text:span><text:span text:style-name="T77_20">u</text:span><text:span text:style-name="T77_21"><text:s/></text:span><text:span text:style-name="T77_22">Agropromu</text:span><text:span text:style-name="T77_23">.<text:s/></text:span><text:span text:style-name="T77_24">Šalje</text:span><text:span text:style-name="T77_25"><text:s/></text:span><text:span text:style-name="T77_26">te</text:span><text:span text:style-name="T77_27"><text:s/></text:span><text:span text:style-name="T77_28">da</text:span><text:span text:style-name="T77_29"><text:s/></text:span><text:span text:style-name="T77_30">se</text:span><text:span text:style-name="T77_31"><text:s/></text:span><text:span text:style-name="T77_32">sretneš</text:span><text:span text:style-name="T77_33"><text:s/></text:span><text:span text:style-name="T77_34">sa</text:span><text:span text:style-name="T77_35"><text:s/></text:span><text:span text:style-name="T77_36">grupom</text:span><text:span text:style-name="T77_37"><text:s/></text:span><text:span text:style-name="T77_38">stalkera</text:span><text:span text:style-name="T77_39"><text:s/></text:span><text:span text:style-name="T77_40">predvođenim</text:span><text:span text:style-name="T77_41"><text:s/></text:span><text:span text:style-name="T77_42">Arharom</text:span><text:span text:style-name="T77_43">.<text:s/></text:span><text:span text:style-name="T77_44">Srećeš</text:span><text:span text:style-name="T77_45"><text:s/></text:span><text:span text:style-name="T77_46">se</text:span><text:span text:style-name="T77_47"><text:s/></text:span><text:span text:style-name="T77_48">sa</text:span><text:span text:style-name="T77_49"><text:s/></text:span><text:span text:style-name="T77_50">grupon</text:span><text:span text:style-name="T77_51"><text:s/></text:span><text:span text:style-name="T77_52">stalkera</text:span><text:span text:style-name="T77_53"><text:s/></text:span><text:span text:style-name="T77_54">koja</text:span><text:span text:style-name="T77_55"><text:s/></text:span><text:span text:style-name="T77_56">počinje</text:span><text:span text:style-name="T77_57"><text:s/></text:span><text:span text:style-name="T77_58">napad</text:span><text:span text:style-name="T77_59"><text:s/></text:span><text:span text:style-name="T77_60">na</text:span><text:span text:style-name="T77_61"><text:s/></text:span><text:span text:style-name="T77_62">vojnu</text:span><text:span text:style-name="T77_63"><text:s/></text:span><text:span text:style-name="T77_64">bazu</text:span><text:span text:style-name="T77_65"><text:s/></text:span><text:span text:style-name="T77_66">i</text:span><text:span text:style-name="T77_67"><text:s/></text:span><text:span text:style-name="T77_68">uzimaš</text:span><text:span text:style-name="T77_69"><text:s/></text:span><text:span text:style-name="T77_70">ne</text:span><text:span text:style-name="T77_71"><text:s/></text:span><text:span text:style-name="T77_72">uštelovanu</text:span><text:span text:style-name="T77_73"><text:s/></text:span><text:span text:style-name="T77_74">PSI</text:span><text:span text:style-name="T77_75"><text:s/></text:span><text:span text:style-name="T77_76">kacigu</text:span><text:span text:style-name="T77_77"><text:s/>(</text:span><text:span text:style-name="T77_78">PSI</text:span><text:span text:style-name="T77_79"><text:s/></text:span><text:span text:style-name="T77_80">helmet</text:span><text:span text:style-name="T77_81">).<text:s/></text:span><text:span text:style-name="T77_82">Isporučuješ</text:span><text:span text:style-name="T77_83"><text:s/></text:span><text:span text:style-name="T77_84">je</text:span><text:span text:style-name="T77_85"><text:s/></text:span><text:span text:style-name="T77_86">Danu</text:span><text:span text:style-name="T77_87">.</text:span></text:p>
      <text:p text:style-name="P78"/>
      <text:p text:style-name="P79"><text:span text:style-name="T79_1">!<text:s/></text:span><text:span text:style-name="T79_2">Info</text:span><text:span text:style-name="T79_3">:<text:s/></text:span><text:span text:style-name="T79_4">Možeš</text:span><text:span text:style-name="T79_5"><text:s/></text:span><text:span text:style-name="T79_6">ostaviti</text:span><text:span text:style-name="T79_7"><text:s/></text:span><text:span text:style-name="T79_8">vojnog</text:span><text:span text:style-name="T79_9"><text:s/></text:span><text:span text:style-name="T79_10">trgovca</text:span><text:span text:style-name="T79_11"><text:s/></text:span><text:span text:style-name="T79_12">u</text:span><text:span text:style-name="T79_13"><text:s/></text:span><text:span text:style-name="T79_14">agropromu</text:span><text:span text:style-name="T79_15"><text:s/></text:span><text:span text:style-name="T79_16">u</text:span><text:span text:style-name="T79_17"><text:s/></text:span><text:span text:style-name="T79_18">životu</text:span><text:span text:style-name="T79_19"><text:s/></text:span><text:span text:style-name="T79_20">tokom</text:span><text:span text:style-name="T79_21"><text:s/></text:span><text:span text:style-name="T79_22">dnevnog</text:span><text:span text:style-name="T79_23"><text:s/></text:span><text:span text:style-name="T79_24">napada</text:span><text:span text:style-name="T79_25"><text:s/></text:span><text:span text:style-name="T79_26">na</text:span><text:span text:style-name="T79_27"><text:s/></text:span><text:span text:style-name="T79_28">vojnu</text:span><text:span text:style-name="T79_29"><text:s/></text:span><text:span text:style-name="T79_30">bazu</text:span><text:span text:style-name="T79_31"><text:s/></text:span><text:span text:style-name="T79_32">tako</text:span><text:span text:style-name="T79_33"><text:s/></text:span><text:span text:style-name="T79_34">što</text:span><text:span text:style-name="T79_35"><text:s/></text:span><text:span text:style-name="T79_36">ćeš</text:span><text:span text:style-name="T79_37"><text:s/></text:span><text:span text:style-name="T79_38">ukrasti</text:span><text:span text:style-name="T79_39"><text:s/></text:span><text:span text:style-name="T79_40">kacigu</text:span><text:span text:style-name="T79_41">,<text:s/></text:span><text:span text:style-name="T79_42">zatim</text:span><text:span text:style-name="T79_43"><text:s/></text:span><text:span text:style-name="T79_44">prespavati</text:span><text:span text:style-name="T79_45"><text:s/></text:span><text:span text:style-name="T79_46">do</text:span><text:span text:style-name="T79_47"><text:s/></text:span><text:span text:style-name="T79_48">noći</text:span><text:span text:style-name="T79_49"><text:s/>(</text:span><text:span text:style-name="T79_50">trgovac</text:span><text:span text:style-name="T79_51"><text:s/></text:span><text:span text:style-name="T79_52">nestaje</text:span><text:span text:style-name="T79_53"><text:s/></text:span><text:span text:style-name="T79_54">sa</text:span><text:span text:style-name="T79_55"><text:s/></text:span><text:span text:style-name="T79_56">svoga</text:span><text:span text:style-name="T79_57"><text:s/></text:span><text:span text:style-name="T79_58">mesta</text:span><text:span text:style-name="T79_59"><text:s/></text:span><text:span text:style-name="T79_60">ispod</text:span><text:span text:style-name="T79_61"><text:s/></text:span><text:span text:style-name="T79_62">el</text:span><text:span text:style-name="T79_63">.<text:s/></text:span><text:span text:style-name="T79_64">stuba</text:span><text:span text:style-name="T79_65"><text:s/></text:span><text:span text:style-name="T79_66">tokom</text:span><text:span text:style-name="T79_67"><text:s/></text:span><text:span text:style-name="T79_68">noći</text:span><text:span text:style-name="T79_69">),<text:s/></text:span><text:span text:style-name="T79_70">zatim</text:span><text:span text:style-name="T79_71"><text:s/></text:span><text:span text:style-name="T79_72">prati</text:span><text:span text:style-name="T79_73"><text:s/></text:span><text:span text:style-name="T79_74">Arharinu</text:span><text:span text:style-name="T79_75"><text:s/></text:span><text:span text:style-name="T79_76">grupu</text:span><text:span text:style-name="T79_77"><text:s/></text:span><text:span text:style-name="T79_78">do</text:span><text:span text:style-name="T79_79"><text:s/></text:span><text:span text:style-name="T79_80">tunela</text:span><text:span text:style-name="T79_81"><text:s/></text:span><text:span text:style-name="T79_82">za</text:span><text:span text:style-name="T79_83"><text:s/></text:span><text:span text:style-name="T79_84">vozove</text:span><text:span text:style-name="T79_85"><text:s/></text:span><text:span text:style-name="T79_86">u</text:span><text:span text:style-name="T79_87"><text:s/></text:span><text:span text:style-name="T79_88">Agropromu</text:span><text:span text:style-name="T79_89"><text:s/></text:span><text:span text:style-name="T79_90">od</text:span><text:span text:style-name="T79_91"><text:s/></text:span><text:span text:style-name="T79_92">vojne</text:span><text:span text:style-name="T79_93"><text:s/></text:span><text:span text:style-name="T79_94">baze</text:span><text:span text:style-name="T79_95">.<text:s/></text:span><text:span text:style-name="T79_96">Prati</text:span><text:span text:style-name="T79_97"><text:s/></text:span><text:span text:style-name="T79_98">tu</text:span><text:span text:style-name="T79_99"><text:s/></text:span><text:span text:style-name="T79_100">grupu</text:span><text:span text:style-name="T79_101"><text:s/></text:span><text:span text:style-name="T79_102">do</text:span><text:span text:style-name="T79_103"><text:s/></text:span><text:span text:style-name="T79_104">ulaza</text:span><text:span text:style-name="T79_105"><text:s/></text:span><text:span text:style-name="T79_106">u</text:span><text:span text:style-name="T79_107"><text:s/></text:span><text:span text:style-name="T79_108">tunel</text:span><text:span text:style-name="T79_109">.<text:s/></text:span><text:span text:style-name="T79_110">Kada</text:span><text:span text:style-name="T79_111"><text:s/></text:span><text:span text:style-name="T79_112">osvane</text:span><text:span text:style-name="T79_113"><text:s/></text:span><text:span text:style-name="T79_114">novi</text:span><text:span text:style-name="T79_115"><text:s/></text:span><text:span text:style-name="T79_116">dan</text:span><text:span text:style-name="T79_117"><text:s/></text:span><text:span text:style-name="T79_118">trgovac</text:span><text:span text:style-name="T79_119"><text:s/></text:span><text:span text:style-name="T79_120">će</text:span><text:span text:style-name="T79_121"><text:s/></text:span><text:span text:style-name="T79_122">se</text:span><text:span text:style-name="T79_123"><text:s/></text:span><text:span text:style-name="T79_124">ponovo</text:span><text:span text:style-name="T79_125"><text:s/></text:span><text:span text:style-name="T79_126">pojaviti</text:span><text:span text:style-name="T79_127"><text:s/></text:span><text:span text:style-name="T79_128">ispod</text:span><text:span text:style-name="T79_129"><text:s/></text:span><text:span text:style-name="T79_130">stuba</text:span><text:span text:style-name="T79_131"><text:s/></text:span><text:span text:style-name="T79_132">i</text:span><text:span text:style-name="T79_133"><text:s/></text:span><text:span text:style-name="T79_134">biće</text:span><text:span text:style-name="T79_135"><text:s/></text:span><text:span text:style-name="T79_136">zaštićen</text:span><text:span text:style-name="T79_137">.</text:span></text:p>
      <text:p text:style-name="P80"/>
      <text:p text:style-name="P81"><text:span text:style-name="T81_1">5.<text:s/></text:span><text:span text:style-name="T81_2">Pričaj</text:span><text:span text:style-name="T81_3"><text:s/></text:span><text:span text:style-name="T81_4">sa</text:span><text:span text:style-name="T81_5"><text:s/></text:span><text:span text:style-name="T81_6">Arharom</text:span><text:span text:style-name="T81_7"><text:s/></text:span><text:span text:style-name="T81_8">da</text:span><text:span text:style-name="T81_9"><text:s/></text:span><text:span text:style-name="T81_10">bi</text:span><text:span text:style-name="T81_11"><text:s/></text:span><text:span text:style-name="T81_12">dobio</text:span><text:span text:style-name="T81_13"><text:s/></text:span><text:span text:style-name="T81_14">posao</text:span><text:span text:style-name="T81_15"><text:s/></text:span><text:span text:style-name="T81_16">da</text:span><text:span text:style-name="T81_17"><text:s/></text:span><text:span text:style-name="T81_18">pronađeš</text:span><text:span text:style-name="T81_19"><text:s/></text:span><text:span text:style-name="T81_20">njegov</text:span><text:span text:style-name="T81_21"><text:s/></text:span><text:span text:style-name="T81_22">Notebook</text:span><text:span text:style-name="T81_23">.</text:span></text:p>
      <text:p text:style-name="P82"/>
      <text:p text:style-name="P83"><text:span text:style-name="T83_1">6.<text:s/></text:span><text:span text:style-name="T83_2">Upodzemlju</text:span><text:span text:style-name="T83_3"><text:s/></text:span><text:span text:style-name="T83_4">Agroproma</text:span><text:span text:style-name="T83_5"><text:s/></text:span><text:span text:style-name="T83_6">pronalaziš</text:span><text:span text:style-name="T83_7"><text:s/></text:span><text:span text:style-name="T83_8">leš</text:span><text:span text:style-name="T83_9"><text:s/></text:span><text:span text:style-name="T83_10">kod</text:span><text:span text:style-name="T83_11"><text:s/></text:span><text:span text:style-name="T83_12">kojeg</text:span><text:span text:style-name="T83_13"><text:s/></text:span><text:span text:style-name="T83_14">ćeš</text:span><text:span text:style-name="T83_15"><text:s/></text:span><text:span text:style-name="T83_16">pronaći</text:span><text:span text:style-name="T83_17"><text:s/></text:span><text:span text:style-name="T83_18">Arharin</text:span><text:span text:style-name="T83_19"><text:s/></text:span><text:span text:style-name="T83_20">Notepad</text:span><text:span text:style-name="T83_21">.</text:span></text:p>
      <text:p text:style-name="P84"/>
      <text:p text:style-name="P85"><text:span text:style-name="T85_1">7.<text:s/></text:span><text:span text:style-name="T85_2">Daješ</text:span><text:span text:style-name="T85_3"><text:s/></text:span><text:span text:style-name="T85_4">ga</text:span><text:span text:style-name="T85_5"><text:s/></text:span><text:span text:style-name="T85_6">Arhari</text:span><text:span text:style-name="T85_7">.<text:s/></text:span><text:span text:style-name="T85_8">Sledeći</text:span><text:span text:style-name="T85_9"><text:s/></text:span><text:span text:style-name="T85_10">posao</text:span><text:span text:style-name="T85_11"><text:s/></text:span><text:span text:style-name="T85_12">koji</text:span><text:span text:style-name="T85_13"><text:s/></text:span><text:span text:style-name="T85_14">dobijaš</text:span><text:span text:style-name="T85_15"><text:s/></text:span><text:span text:style-name="T85_16">je</text:span><text:span text:style-name="T85_17"><text:s/></text:span><text:span text:style-name="T85_18">da</text:span><text:span text:style-name="T85_19"><text:s/></text:span><text:span text:style-name="T85_20">doneseš</text:span><text:span text:style-name="T85_21"><text:s/></text:span><text:span text:style-name="T85_22">lap</text:span><text:span text:style-name="T85_23">-</text:span><text:span text:style-name="T85_24">top</text:span><text:span text:style-name="T85_25"><text:s/></text:span><text:span text:style-name="T85_26">Arhari</text:span><text:span text:style-name="T85_27">,<text:s/></text:span><text:span text:style-name="T85_28">ali</text:span><text:span text:style-name="T85_29"><text:s/></text:span><text:span text:style-name="T85_30">ti</text:span><text:span text:style-name="T85_31"><text:s/></text:span><text:span text:style-name="T85_32">je</text:span><text:span text:style-name="T85_33"><text:s/></text:span><text:span text:style-name="T85_34">potrebna</text:span><text:span text:style-name="T85_35"><text:s/></text:span><text:span text:style-name="T85_36">PSI</text:span><text:span text:style-name="T85_37"><text:s/></text:span><text:span text:style-name="T85_38">kaciga</text:span><text:span text:style-name="T85_39"><text:s/>(</text:span><text:span text:style-name="T85_40">PSI</text:span><text:span text:style-name="T85_41"><text:s/></text:span><text:span text:style-name="T85_42">helmet</text:span><text:span text:style-name="T85_43">)<text:s/></text:span><text:span text:style-name="T85_44">od</text:span><text:span text:style-name="T85_45"><text:s/></text:span><text:span text:style-name="T85_46">Dana</text:span><text:span text:style-name="T85_47">.<text:s/></text:span><text:span text:style-name="T85_48">Zato</text:span><text:span text:style-name="T85_49"><text:s/></text:span><text:span text:style-name="T85_50">idi</text:span><text:span text:style-name="T85_51"><text:s/></text:span><text:span text:style-name="T85_52">i</text:span><text:span text:style-name="T85_53"><text:s/></text:span><text:span text:style-name="T85_54">vidi</text:span><text:span text:style-name="T85_55"><text:s/></text:span><text:span text:style-name="T85_56">se</text:span><text:span text:style-name="T85_57"><text:s/></text:span><text:span text:style-name="T85_58">sa</text:span><text:span text:style-name="T85_59"><text:s/></text:span><text:span text:style-name="T85_60">Danom</text:span><text:span text:style-name="T85_61">.</text:span></text:p>
      <text:p text:style-name="P86"/>
      <text:p text:style-name="P87"><text:span text:style-name="T87_1">8.<text:s/></text:span><text:span text:style-name="T87_2">Pričaš</text:span><text:span text:style-name="T87_3"><text:s/></text:span><text:span text:style-name="T87_4">sa</text:span><text:span text:style-name="T87_5"><text:s/></text:span><text:span text:style-name="T87_6">Danom</text:span><text:span text:style-name="T87_7"><text:s/></text:span><text:span text:style-name="T87_8">i</text:span><text:span text:style-name="T87_9"><text:s/></text:span><text:span text:style-name="T87_10">dobijaš</text:span><text:span text:style-name="T87_11"><text:s/></text:span><text:span text:style-name="T87_12">zadatak</text:span><text:span text:style-name="T87_13"><text:s/></text:span><text:span text:style-name="T87_14">da</text:span><text:span text:style-name="T87_15"><text:s/></text:span><text:span text:style-name="T87_16">pronađeš</text:span><text:span text:style-name="T87_17"><text:s/></text:span><text:span text:style-name="T87_18">naučnički</text:span><text:span text:style-name="T87_19"><text:s/></text:span><text:span text:style-name="T87_20">fleš</text:span><text:span text:style-name="T87_21"><text:s/></text:span><text:span text:style-name="T87_22">drajv</text:span><text:span text:style-name="T87_23"><text:s/>(</text:span><text:span text:style-name="T87_24">flash</text:span><text:span text:style-name="T87_25"><text:s/></text:span><text:span text:style-name="T87_26">card</text:span><text:span text:style-name="T87_27">)<text:s/></text:span><text:span text:style-name="T87_28">iz</text:span><text:span text:style-name="T87_29"><text:s/></text:span><text:span text:style-name="T87_30">X</text:span><text:span text:style-name="T87_31">-18<text:s/></text:span><text:span text:style-name="T87_32">laboratorije</text:span><text:span text:style-name="T87_33"><text:s/></text:span><text:span text:style-name="T87_34">u</text:span><text:span text:style-name="T87_35"><text:s/></text:span><text:span text:style-name="T87_36">Tamnoj</text:span><text:span text:style-name="T87_37"><text:s/></text:span><text:span text:style-name="T87_38">Dolini</text:span><text:span text:style-name="T87_39"><text:s/>(</text:span><text:span text:style-name="T87_40">Dark</text:span><text:span text:style-name="T87_41"><text:s/></text:span><text:span text:style-name="T87_42">Valley</text:span><text:span text:style-name="T87_43">).</text:span></text:p>
      <text:p text:style-name="P88"/>
      <text:p text:style-name="P89"><text:span text:style-name="T89_1">!<text:s/></text:span><text:span text:style-name="T89_2">Info</text:span><text:span text:style-name="T89_3">:<text:s/></text:span><text:span text:style-name="T89_4">Verovatno</text:span><text:span text:style-name="T89_5"><text:s/></text:span><text:span text:style-name="T89_6">ćeš</text:span><text:span text:style-name="T89_7"><text:s/></text:span><text:span text:style-name="T89_8">već</text:span><text:span text:style-name="T89_9"><text:s/></text:span><text:span text:style-name="T89_10">do</text:span><text:span text:style-name="T89_11"><text:s/></text:span><text:span text:style-name="T89_12">tada</text:span><text:span text:style-name="T89_13"><text:s/></text:span><text:span text:style-name="T89_14">imati</text:span><text:span text:style-name="T89_15"><text:s/></text:span><text:span text:style-name="T89_16">taj</text:span><text:span text:style-name="T89_17"><text:s/></text:span><text:span text:style-name="T89_18">fleš</text:span><text:span text:style-name="T89_19"><text:s/></text:span><text:span text:style-name="T89_20">drajv</text:span><text:span text:style-name="T89_21"><text:s/></text:span><text:span text:style-name="T89_22">iz</text:span><text:span text:style-name="T89_23"><text:s/></text:span><text:span text:style-name="T89_24">prethodne</text:span><text:span text:style-name="T89_25"><text:s/></text:span><text:span text:style-name="T89_26">misije</text:span><text:span text:style-name="T89_27">.<text:s/></text:span><text:span text:style-name="T89_28">Potraži</text:span><text:span text:style-name="T89_29"><text:s/></text:span><text:span text:style-name="T89_30">u</text:span><text:span text:style-name="T89_31"><text:s/></text:span><text:span text:style-name="T89_32">svom</text:span><text:span text:style-name="T89_33"><text:s/></text:span><text:span text:style-name="T89_34">inventaru</text:span><text:span text:style-name="T89_35"><text:s/></text:span><text:span text:style-name="T89_36">fleš</text:span><text:span text:style-name="T89_37"><text:s/></text:span><text:span text:style-name="T89_38">drajv</text:span><text:span text:style-name="T89_39"><text:s/></text:span><text:span text:style-name="T89_40">po</text:span><text:span text:style-name="T89_41"><text:s/></text:span><text:span text:style-name="T89_42">imenu</text:span><text:span text:style-name="T89_43">:<text:s/>“</text:span><text:span text:style-name="T89_44">Flash</text:span><text:span text:style-name="T89_45"><text:s/></text:span><text:span text:style-name="T89_46">Card</text:span><text:span text:style-name="T89_47"><text:s/></text:span><text:span text:style-name="T89_48">of</text:span><text:span text:style-name="T89_49"><text:s/></text:span><text:span text:style-name="T89_50">Scientist</text:span><text:span text:style-name="T89_51">”.</text:span></text:p>
      <text:p text:style-name="P90"/>
      <text:p text:style-name="P91"><text:span text:style-name="T91_1">9.<text:s/></text:span><text:span text:style-name="T91_2">Daj</text:span><text:span text:style-name="T91_3"><text:s/></text:span><text:span text:style-name="T91_4">taj</text:span><text:span text:style-name="T91_5"><text:s/></text:span><text:span text:style-name="T91_6">fleš</text:span><text:span text:style-name="T91_7"><text:s/></text:span><text:span text:style-name="T91_8">drajv</text:span><text:span text:style-name="T91_9"><text:s/></text:span><text:span text:style-name="T91_10">Danu</text:span><text:span text:style-name="T91_11"><text:s/></text:span><text:span text:style-name="T91_12">i</text:span><text:span text:style-name="T91_13"><text:s/></text:span><text:span text:style-name="T91_14">on</text:span><text:span text:style-name="T91_15"><text:s/></text:span><text:span text:style-name="T91_16">će</text:span><text:span text:style-name="T91_17"><text:s/></text:span><text:span text:style-name="T91_18">ti</text:span><text:span text:style-name="T91_19"><text:s/></text:span><text:span text:style-name="T91_20">dati</text:span><text:span text:style-name="T91_21"><text:s/></text:span><text:span text:style-name="T91_22">PSI</text:span><text:span text:style-name="T91_23"><text:s/></text:span><text:span text:style-name="T91_24">kacigu</text:span><text:span text:style-name="T91_25"><text:s/></text:span><text:span text:style-name="T91_26">koja</text:span><text:span text:style-name="T91_27"><text:s/></text:span><text:span text:style-name="T91_28">je</text:span><text:span text:style-name="T91_29"><text:s/></text:span><text:span text:style-name="T91_30">identična</text:span><text:span text:style-name="T91_31"><text:s/></text:span><text:span text:style-name="T91_32">onoj</text:span><text:span text:style-name="T91_33"><text:s/></text:span><text:span text:style-name="T91_34">koju</text:span><text:span text:style-name="T91_35"><text:s/></text:span><text:span text:style-name="T91_36">si</text:span><text:span text:style-name="T91_37"><text:s/></text:span><text:span text:style-name="T91_38">dobio</text:span><text:span text:style-name="T91_39"><text:s/></text:span><text:span text:style-name="T91_40">od</text:span><text:span text:style-name="T91_41"><text:s/></text:span><text:span text:style-name="T91_42">Saharova</text:span><text:span text:style-name="T91_43">.</text:span></text:p>
      <text:p text:style-name="P92"/>
      <text:p text:style-name="P93"><text:span text:style-name="T93_1">10.<text:s/></text:span><text:span text:style-name="T93_2">Idi</text:span><text:span text:style-name="T93_3"><text:s/></text:span><text:span text:style-name="T93_4">u</text:span><text:span text:style-name="T93_5"><text:s/></text:span><text:span text:style-name="T93_6">Radar</text:span><text:span text:style-name="T93_7"><text:s/></text:span><text:span text:style-name="T93_8">i</text:span><text:span text:style-name="T93_9"><text:s/></text:span><text:span text:style-name="T93_10">pronađi</text:span><text:span text:style-name="T93_11"><text:s/></text:span><text:span text:style-name="T93_12">Arharin</text:span><text:span text:style-name="T93_13"><text:s/></text:span><text:span text:style-name="T93_14">Notebook</text:span><text:span text:style-name="T93_15"><text:s/>(</text:span><text:span text:style-name="T93_16">to</text:span><text:span text:style-name="T93_17"><text:s/></text:span><text:span text:style-name="T93_18">je</text:span><text:span text:style-name="T93_19"><text:s/></text:span><text:span text:style-name="T93_20">u</text:span><text:span text:style-name="T93_21"><text:s/></text:span><text:span text:style-name="T93_22">stvari</text:span><text:span text:style-name="T93_23"><text:s/></text:span><text:span text:style-name="T93_24">lap</text:span><text:span text:style-name="T93_25">-</text:span><text:span text:style-name="T93_26">top</text:span><text:span text:style-name="T93_27">).<text:s/></text:span><text:span text:style-name="T93_28">Sivi</text:span><text:span text:style-name="T93_29"><text:s/></text:span><text:span text:style-name="T93_30">krug</text:span><text:span text:style-name="T93_31"><text:s/></text:span><text:span text:style-name="T93_32">na</text:span><text:span text:style-name="T93_33"><text:s/></text:span><text:span text:style-name="T93_34">mapi</text:span><text:span text:style-name="T93_35"><text:s/></text:span><text:span text:style-name="T93_36">će</text:span><text:span text:style-name="T93_37"><text:s/></text:span><text:span text:style-name="T93_38">ti</text:span><text:span text:style-name="T93_39"><text:s/></text:span><text:span text:style-name="T93_40">približno</text:span><text:span text:style-name="T93_41"><text:s/></text:span><text:span text:style-name="T93_42">pokazati</text:span><text:span text:style-name="T93_43"><text:s/></text:span><text:span text:style-name="T93_44">lokaciju</text:span><text:span text:style-name="T93_45">.</text:span></text:p>
      <text:p text:style-name="P94"/>
      <text:p text:style-name="P95"><text:span text:style-name="T95_1">11.<text:s/></text:span><text:span text:style-name="T95_2">Lap</text:span><text:span text:style-name="T95_3">-</text:span><text:span text:style-name="T95_4">top</text:span><text:span text:style-name="T95_5"><text:s/></text:span><text:span text:style-name="T95_6">odnesi</text:span><text:span text:style-name="T95_7"><text:s/></text:span><text:span text:style-name="T95_8">Yakutu</text:span><text:span text:style-name="T95_9"><text:s/></text:span><text:span text:style-name="T95_10">koji</text:span><text:span text:style-name="T95_11"><text:s/></text:span><text:span text:style-name="T95_12">je</text:span><text:span text:style-name="T95_13"><text:s/></text:span><text:span text:style-name="T95_14">u</text:span><text:span text:style-name="T95_15"><text:s/></text:span><text:span text:style-name="T95_16">Vojnim</text:span><text:span text:style-name="T95_17"><text:s/></text:span><text:span text:style-name="T95_18">skladištima</text:span><text:span text:style-name="T95_19"><text:s/>(</text:span><text:span text:style-name="T95_20">Military</text:span><text:span text:style-name="T95_21"><text:s/></text:span><text:span text:style-name="T95_22">Warehouses</text:span><text:span text:style-name="T95_23">)<text:s/></text:span><text:span text:style-name="T95_24">u</text:span><text:span text:style-name="T95_25"><text:s/></text:span><text:span text:style-name="T95_26">kampu</text:span><text:span text:style-name="T95_27"><text:s/></text:span><text:span text:style-name="T95_28">samotnjaka</text:span><text:span text:style-name="T95_29"><text:s/>(</text:span><text:span text:style-name="T95_30">Loner</text:span><text:span text:style-name="T95_31">)<text:s/></text:span><text:span text:style-name="T95_32">nasuprot</text:span><text:span text:style-name="T95_33"><text:s/></text:span><text:span text:style-name="T95_34">ulaza</text:span><text:span text:style-name="T95_35"><text:s/></text:span><text:span text:style-name="T95_36">u</text:span><text:span text:style-name="T95_37"><text:s/></text:span><text:span text:style-name="T95_38">Freedom</text:span><text:span text:style-name="T95_39"><text:s/></text:span><text:span text:style-name="T95_40">bazu</text:span><text:span text:style-name="T95_41"><text:s/>(</text:span><text:span text:style-name="T95_42">centralni</text:span><text:span text:style-name="T95_43"><text:s/></text:span><text:span text:style-name="T95_44">deo</text:span><text:span text:style-name="T95_45"><text:s/></text:span><text:span text:style-name="T95_46">oblasti</text:span><text:span text:style-name="T95_47">).</text:span></text:p>
      <text:p text:style-name="P96"/>
      <text:p text:style-name="P97"><text:span text:style-name="T97_1">Početak</text:span><text:span text:style-name="T97_2"><text:s/></text:span><text:span text:style-name="T97_3">potrage</text:span><text:span text:style-name="T97_4"><text:s/></text:span><text:span text:style-name="T97_5">za</text:span><text:span text:style-name="T97_6"><text:s/></text:span><text:span text:style-name="T97_7">Ghost</text:span><text:span text:style-name="T97_8">-</text:span><text:span text:style-name="T97_9">ovim</text:span><text:span text:style-name="T97_10"><text:s/></text:span><text:span text:style-name="T97_11">i</text:span><text:span text:style-name="T97_12"><text:s/></text:span><text:span text:style-name="T97_13">Fangovim</text:span><text:span text:style-name="T97_14"><text:s/></text:span><text:span text:style-name="T97_15">ubicama</text:span></text:p>
      <text:p text:style-name="P98"/>
      <text:p text:style-name="P99"><text:span text:style-name="T99_1">0.<text:s/></text:span><text:span text:style-name="T99_2">pričaj</text:span><text:span text:style-name="T99_3"><text:s/></text:span><text:span text:style-name="T99_4">sa</text:span><text:span text:style-name="T99_5"><text:s/></text:span><text:span text:style-name="T99_6">Freemanom</text:span><text:span text:style-name="T99_7"><text:s/></text:span><text:span text:style-name="T99_8">u</text:span><text:span text:style-name="T99_9"><text:s/></text:span><text:span text:style-name="T99_10">Baru</text:span><text:span text:style-name="T99_11">.<text:s/></text:span><text:span text:style-name="T99_12">On</text:span><text:span text:style-name="T99_13"><text:s/></text:span><text:span text:style-name="T99_14">će</text:span><text:span text:style-name="T99_15"><text:s/></text:span><text:span text:style-name="T99_16">ti</text:span><text:span text:style-name="T99_17"><text:s/></text:span><text:span text:style-name="T99_18">dati</text:span><text:span text:style-name="T99_19"><text:s/></text:span><text:span text:style-name="T99_20">misiju</text:span><text:span text:style-name="T99_21"><text:s/></text:span><text:span text:style-name="T99_22">da</text:span><text:span text:style-name="T99_23"><text:s/></text:span><text:span text:style-name="T99_24">mu</text:span><text:span text:style-name="T99_25"><text:s/></text:span><text:span text:style-name="T99_26">vratiš</text:span><text:span text:style-name="T99_27"><text:s/></text:span><text:span text:style-name="T99_28">njegov</text:span><text:span text:style-name="T99_29"><text:s/></text:span><text:span text:style-name="T99_30">pištolj</text:span><text:span text:style-name="T99_31"><text:s/>(</text:span><text:span text:style-name="T99_32">Desert</text:span><text:span text:style-name="T99_33"><text:s/></text:span><text:span text:style-name="T99_34">Eagle</text:span><text:span text:style-name="T99_35">)<text:s/></text:span><text:span text:style-name="T99_36">iz</text:span><text:span text:style-name="T99_37"><text:s/></text:span><text:span text:style-name="T99_38">Rostoka</text:span><text:span text:style-name="T99_39"><text:s/>(</text:span><text:span text:style-name="T99_40">Wild</text:span><text:span text:style-name="T99_41"><text:s/></text:span><text:span text:style-name="T99_42">Territory</text:span><text:span text:style-name="T99_43">).</text:span></text:p>
      <text:p text:style-name="P100"/>
      <text:p text:style-name="P101"><text:span text:style-name="T101_1">1.<text:s/></text:span><text:span text:style-name="T101_2">Kada</text:span><text:span text:style-name="T101_3"><text:s/></text:span><text:span text:style-name="T101_4">mu</text:span><text:span text:style-name="T101_5"><text:s/></text:span><text:span text:style-name="T101_6">budeš</text:span><text:span text:style-name="T101_7"><text:s/></text:span><text:span text:style-name="T101_8">vratio</text:span><text:span text:style-name="T101_9"><text:s/></text:span><text:span text:style-name="T101_10">pištolj</text:span><text:span text:style-name="T101_11"><text:s/></text:span><text:span text:style-name="T101_12">popričaj</text:span><text:span text:style-name="T101_13"><text:s/></text:span><text:span text:style-name="T101_14">sa</text:span><text:span text:style-name="T101_15"><text:s/></text:span><text:span text:style-name="T101_16">njim</text:span><text:span text:style-name="T101_17"><text:s/></text:span><text:span text:style-name="T101_18">ponovo</text:span><text:span text:style-name="T101_19">.<text:s/></text:span><text:span text:style-name="T101_20">Daće</text:span><text:span text:style-name="T101_21"><text:s/></text:span><text:span text:style-name="T101_22">ti</text:span><text:span text:style-name="T101_23"><text:s/></text:span><text:span text:style-name="T101_24">novi</text:span><text:span text:style-name="T101_25"><text:s/></text:span><text:span text:style-name="T101_26">zadatak</text:span><text:span text:style-name="T101_27"><text:s/></text:span><text:span text:style-name="T101_28">da</text:span><text:span text:style-name="T101_29"><text:s/></text:span><text:span text:style-name="T101_30">mu</text:span><text:span text:style-name="T101_31"><text:s/></text:span><text:span text:style-name="T101_32">doneseš</text:span><text:span text:style-name="T101_33"><text:s/></text:span><text:span text:style-name="T101_34">njegov</text:span><text:span text:style-name="T101_35"><text:s/></text:span><text:span text:style-name="T101_36">kofer</text:span><text:span text:style-name="T101_37"><text:s/></text:span><text:span text:style-name="T101_38">koji</text:span><text:span text:style-name="T101_39"><text:s/></text:span><text:span text:style-name="T101_40">se</text:span><text:span text:style-name="T101_41"><text:s/></text:span><text:span text:style-name="T101_42">nalazi</text:span><text:span text:style-name="T101_43"><text:s/></text:span><text:span text:style-name="T101_44">kod</text:span><text:span text:style-name="T101_45"><text:s/></text:span><text:span text:style-name="T101_46">plaćenika</text:span><text:span text:style-name="T101_47"><text:s/></text:span><text:span text:style-name="T101_48">Džejmsa</text:span><text:span text:style-name="T101_49"><text:s/>(</text:span><text:span text:style-name="T101_50">James</text:span><text:span text:style-name="T101_51">)<text:s/></text:span><text:span text:style-name="T101_52">u</text:span><text:span text:style-name="T101_53"><text:s/></text:span><text:span text:style-name="T101_54">Rostoku</text:span><text:span text:style-name="T101_55"><text:s/>(</text:span><text:span text:style-name="T101_56">Wild</text:span><text:span text:style-name="T101_57"><text:s/></text:span><text:span text:style-name="T101_58">Territory</text:span><text:span text:style-name="T101_59">).<text:s/></text:span><text:span text:style-name="T101_60">Pronađi</text:span><text:span text:style-name="T101_61"><text:s/></text:span><text:span text:style-name="T101_62">Džejmsa</text:span><text:span text:style-name="T101_63"><text:s/>(</text:span><text:span text:style-name="T101_64">u</text:span><text:span text:style-name="T101_65"><text:s/></text:span><text:span text:style-name="T101_66">vagonu</text:span><text:span text:style-name="T101_67">)<text:s/></text:span><text:span text:style-name="T101_68">i</text:span><text:span text:style-name="T101_69"><text:s/></text:span><text:span text:style-name="T101_70">pričaj</text:span><text:span text:style-name="T101_71"><text:s/></text:span><text:span text:style-name="T101_72">sa</text:span><text:span text:style-name="T101_73"><text:s/></text:span><text:span text:style-name="T101_74">njim</text:span><text:span text:style-name="T101_75">.<text:s/></text:span><text:span text:style-name="T101_76">On</text:span><text:span text:style-name="T101_77"><text:s/></text:span><text:span text:style-name="T101_78">neće</text:span><text:span text:style-name="T101_79"><text:s/></text:span><text:span text:style-name="T101_80">hteti</text:span><text:span text:style-name="T101_81"><text:s/></text:span><text:span text:style-name="T101_82">da</text:span><text:span text:style-name="T101_83"><text:s/></text:span><text:span text:style-name="T101_84">da</text:span><text:span text:style-name="T101_85"><text:s/></text:span><text:span text:style-name="T101_86">Freemanov</text:span><text:span text:style-name="T101_87"><text:s/></text:span><text:span text:style-name="T101_88">kofer</text:span><text:span text:style-name="T101_89"><text:s/></text:span><text:span text:style-name="T101_90">i</text:span><text:span text:style-name="T101_91"><text:s/></text:span><text:span text:style-name="T101_92">napada</text:span><text:span text:style-name="T101_93"><text:s/></text:span><text:span text:style-name="T101_94">te</text:span><text:span text:style-name="T101_95">.<text:s/></text:span><text:span text:style-name="T101_96">Ubij</text:span><text:span text:style-name="T101_97"><text:s/></text:span><text:span text:style-name="T101_98">njegao</text:span><text:span text:style-name="T101_99"><text:s/></text:span><text:span text:style-name="T101_100">i</text:span><text:span text:style-name="T101_101"><text:s/></text:span><text:span text:style-name="T101_102">ostale</text:span><text:span text:style-name="T101_103"><text:s/></text:span><text:span text:style-name="T101_104">plaćenike</text:span><text:span text:style-name="T101_105"><text:s/></text:span><text:span text:style-name="T101_106">koji</text:span><text:span text:style-name="T101_107"><text:s/></text:span><text:span text:style-name="T101_108">se</text:span><text:span text:style-name="T101_109"><text:s/></text:span><text:span text:style-name="T101_110">budu</text:span><text:span text:style-name="T101_111"><text:s/></text:span><text:span text:style-name="T101_112">pojavili</text:span><text:span text:style-name="T101_113">.<text:s/></text:span><text:span text:style-name="T101_114">Prodžepari</text:span><text:span text:style-name="T101_115"><text:s/></text:span><text:span text:style-name="T101_116">leševe</text:span><text:span text:style-name="T101_117"><text:s/></text:span><text:span text:style-name="T101_118">i</text:span><text:span text:style-name="T101_119"><text:s/></text:span><text:span text:style-name="T101_120">kofer</text:span><text:span text:style-name="T101_121"><text:s/></text:span><text:span text:style-name="T101_122">odnesi</text:span><text:span text:style-name="T101_123"><text:s/></text:span><text:span text:style-name="T101_124">Freemanu</text:span><text:span text:style-name="T101_125">.</text:span></text:p>
      <text:p text:style-name="P102"/>
      <text:p text:style-name="P103"><text:span text:style-name="T103_1">2.<text:s/></text:span><text:span text:style-name="T103_2">Zatim</text:span><text:span text:style-name="T103_3"><text:s/></text:span><text:span text:style-name="T103_4">idi</text:span><text:span text:style-name="T103_5"><text:s/></text:span><text:span text:style-name="T103_6">kod</text:span><text:span text:style-name="T103_7"><text:s/></text:span><text:span text:style-name="T103_8">Saharova</text:span><text:span text:style-name="T103_9"><text:s/></text:span><text:span text:style-name="T103_10">on</text:span><text:span text:style-name="T103_11"><text:s/></text:span><text:span text:style-name="T103_12">će</text:span><text:span text:style-name="T103_13"><text:s/></text:span><text:span text:style-name="T103_14">ti</text:span><text:span text:style-name="T103_15"><text:s/></text:span><text:span text:style-name="T103_16">dati</text:span><text:span text:style-name="T103_17"><text:s/></text:span><text:span text:style-name="T103_18">zadatak</text:span><text:span text:style-name="T103_19"><text:s/></text:span><text:span text:style-name="T103_20">da</text:span><text:span text:style-name="T103_21"><text:s/></text:span><text:span text:style-name="T103_22">pronađeš</text:span><text:span text:style-name="T103_23"><text:s/></text:span><text:span text:style-name="T103_24">Ghost</text:span><text:span text:style-name="T103_25">-</text:span><text:span text:style-name="T103_26">ov</text:span><text:span text:style-name="T103_27"><text:s/></text:span><text:span text:style-name="T103_28">PDA</text:span><text:span text:style-name="T103_29"><text:s/></text:span><text:span text:style-name="T103_30">u</text:span><text:span text:style-name="T103_31"><text:s/></text:span><text:span text:style-name="T103_32">laboratoriji</text:span><text:span text:style-name="T103_33"><text:s/></text:span><text:span text:style-name="T103_34">X</text:span><text:span text:style-name="T103_35">-16.<text:s/></text:span><text:span text:style-name="T103_36">Kruglov</text:span><text:span text:style-name="T103_37"><text:s/></text:span><text:span text:style-name="T103_38">ti</text:span><text:span text:style-name="T103_39"><text:s/></text:span><text:span text:style-name="T103_40">takođe</text:span><text:span text:style-name="T103_41"><text:s/></text:span><text:span text:style-name="T103_42">daje</text:span><text:span text:style-name="T103_43"><text:s/></text:span><text:span text:style-name="T103_44">zadatak</text:span><text:span text:style-name="T103_45"><text:s/></text:span><text:span text:style-name="T103_46">da</text:span><text:span text:style-name="T103_47"><text:s/></text:span><text:span text:style-name="T103_48">mu</text:span><text:span text:style-name="T103_49"><text:s/></text:span><text:span text:style-name="T103_50">pronađeš</text:span><text:span text:style-name="T103_51"><text:s/></text:span><text:span text:style-name="T103_52">dekoder</text:span><text:span text:style-name="T103_53"><text:s/></text:span><text:span text:style-name="T103_54">na</text:span><text:span text:style-name="T103_55"><text:s/></text:span><text:span text:style-name="T103_56">istoj</text:span><text:span text:style-name="T103_57"><text:s/></text:span><text:span text:style-name="T103_58">lokaciji</text:span><text:span text:style-name="T103_59">.<text:s/></text:span><text:span text:style-name="T103_60">Možeš</text:span><text:span text:style-name="T103_61"><text:s/></text:span><text:span text:style-name="T103_62">oba</text:span><text:span text:style-name="T103_63"><text:s/></text:span><text:span text:style-name="T103_64">zadatka</text:span><text:span text:style-name="T103_65"><text:s/></text:span><text:span text:style-name="T103_66">obaviti</text:span><text:span text:style-name="T103_67"><text:s/></text:span><text:span text:style-name="T103_68">u</text:span><text:span text:style-name="T103_69"><text:s/></text:span><text:span text:style-name="T103_70">isto</text:span><text:span text:style-name="T103_71"><text:s/></text:span><text:span text:style-name="T103_72">vreme</text:span><text:span text:style-name="T103_73">.</text:span></text:p>
      <text:p text:style-name="P104"/>
      <text:p text:style-name="P105"><text:span text:style-name="T105_1">3.<text:s/></text:span><text:span text:style-name="T105_2">Nakon</text:span><text:span text:style-name="T105_3"><text:s/></text:span><text:span text:style-name="T105_4">toga</text:span><text:span text:style-name="T105_5"><text:s/></text:span><text:span text:style-name="T105_6">pričaš</text:span><text:span text:style-name="T105_7"><text:s/></text:span><text:span text:style-name="T105_8">sa</text:span><text:span text:style-name="T105_9"><text:s/></text:span><text:span text:style-name="T105_10">Kruglovom</text:span><text:span text:style-name="T105_11"><text:s/>(</text:span><text:span text:style-name="T105_12">ili</text:span><text:span text:style-name="T105_13"><text:s/></text:span><text:span text:style-name="T105_14">Semjonovim</text:span><text:span text:style-name="T105_15"><text:s/></text:span><text:span text:style-name="T105_16">ako</text:span><text:span text:style-name="T105_17"><text:s/></text:span><text:span text:style-name="T105_18">je</text:span><text:span text:style-name="T105_19"><text:s/></text:span><text:span text:style-name="T105_20">ovaj</text:span><text:span text:style-name="T105_21"><text:s/></text:span><text:span text:style-name="T105_22">poginuo</text:span><text:span text:style-name="T105_23">)<text:s/></text:span><text:span text:style-name="T105_24">o</text:span><text:span text:style-name="T105_25"><text:s/></text:span><text:span text:style-name="T105_26">Ghostu</text:span><text:span text:style-name="T105_27">.<text:s/></text:span><text:span text:style-name="T105_28">On</text:span><text:span text:style-name="T105_29"><text:s/></text:span><text:span text:style-name="T105_30">ti</text:span><text:span text:style-name="T105_31"><text:s/></text:span><text:span text:style-name="T105_32">daje</text:span><text:span text:style-name="T105_33"><text:s/></text:span><text:span text:style-name="T105_34">zadatak</text:span><text:span text:style-name="T105_35"><text:s/></text:span><text:span text:style-name="T105_36">da</text:span><text:span text:style-name="T105_37"><text:s/></text:span><text:span text:style-name="T105_38">pronađeš</text:span><text:span text:style-name="T105_39"><text:s/></text:span><text:span text:style-name="T105_40">Ghostov</text:span><text:span text:style-name="T105_41"><text:s/></text:span><text:span text:style-name="T105_42">dnevnik</text:span><text:span text:style-name="T105_43">.<text:s/></text:span><text:span text:style-name="T105_44">Lokacija</text:span><text:span text:style-name="T105_45"><text:s/></text:span><text:span text:style-name="T105_46">je</text:span><text:span text:style-name="T105_47"><text:s/></text:span><text:span text:style-name="T105_48">označena</text:span><text:span text:style-name="T105_49"><text:s/></text:span><text:span text:style-name="T105_50">na</text:span><text:span text:style-name="T105_51"><text:s/></text:span><text:span text:style-name="T105_52">PDA</text:span><text:span text:style-name="T105_53">.<text:s/></text:span><text:span text:style-name="T105_54">Pronađi</text:span><text:span text:style-name="T105_55"><text:s/></text:span><text:span text:style-name="T105_56">Ghostov</text:span><text:span text:style-name="T105_57"><text:s/></text:span><text:span text:style-name="T105_58">dnevnik</text:span><text:span text:style-name="T105_59"><text:s/></text:span><text:span text:style-name="T105_60">u</text:span><text:span text:style-name="T105_61"><text:s/></text:span><text:span text:style-name="T105_62">Agropromu</text:span><text:span text:style-name="T105_63"><text:s/></text:span><text:span text:style-name="T105_64">i</text:span><text:span text:style-name="T105_65"><text:s/></text:span><text:span text:style-name="T105_66">donesiga</text:span><text:span text:style-name="T105_67"><text:s/></text:span><text:span text:style-name="T105_68">Kruglovu</text:span><text:span text:style-name="T105_69">.<text:s/></text:span><text:span text:style-name="T105_70">Kruglov</text:span><text:span text:style-name="T105_71"><text:s/></text:span><text:span text:style-name="T105_72">ti</text:span><text:span text:style-name="T105_73"><text:s/></text:span><text:span text:style-name="T105_74">nagoveštava</text:span><text:span text:style-name="T105_75"><text:s/></text:span><text:span text:style-name="T105_76">da</text:span><text:span text:style-name="T105_77"><text:s/></text:span><text:span text:style-name="T105_78">treba</text:span><text:span text:style-name="T105_79"><text:s/></text:span><text:span text:style-name="T105_80">da</text:span><text:span text:style-name="T105_81"><text:s/></text:span><text:span text:style-name="T105_82">pričaš</text:span><text:span text:style-name="T105_83"><text:s/></text:span><text:span text:style-name="T105_84">sa</text:span><text:span text:style-name="T105_85"><text:s/></text:span><text:span text:style-name="T105_86">barmenom</text:span><text:span text:style-name="T105_87">.</text:span></text:p>
      <text:p text:style-name="P106"/>
      <text:p text:style-name="P107"><text:span text:style-name="T107_1">4.<text:s/></text:span><text:span text:style-name="T107_2">Ideš</text:span><text:span text:style-name="T107_3"><text:s/></text:span><text:span text:style-name="T107_4">da</text:span><text:span text:style-name="T107_5"><text:s/></text:span><text:span text:style-name="T107_6">pričaš</text:span><text:span text:style-name="T107_7"><text:s/></text:span><text:span text:style-name="T107_8">sa</text:span><text:span text:style-name="T107_9"><text:s/></text:span><text:span text:style-name="T107_10">Barmenom</text:span><text:span text:style-name="T107_11">.<text:s/></text:span><text:span text:style-name="T107_12">Tražiće</text:span><text:span text:style-name="T107_13"><text:s/></text:span><text:span text:style-name="T107_14">da</text:span><text:span text:style-name="T107_15"><text:s/></text:span><text:span text:style-name="T107_16">mu</text:span><text:span text:style-name="T107_17"><text:s/></text:span><text:span text:style-name="T107_18">doneseš</text:span><text:span text:style-name="T107_19"><text:s/></text:span><text:span text:style-name="T107_20">artefakt</text:span><text:span text:style-name="T107_21"><text:s/></text:span><text:span text:style-name="T107_22">Symbion</text:span><text:span text:style-name="T107_23"><text:s/></text:span><text:span text:style-name="T107_24">u</text:span><text:span text:style-name="T107_25"><text:s/></text:span><text:span text:style-name="T107_26">zamenu</text:span><text:span text:style-name="T107_27"><text:s/></text:span><text:span text:style-name="T107_28">za</text:span><text:span text:style-name="T107_29"><text:s/></text:span><text:span text:style-name="T107_30">važnu</text:span><text:span text:style-name="T107_31"><text:s/></text:span><text:span text:style-name="T107_32">informaciju</text:span><text:span text:style-name="T107_33">.<text:s/></text:span><text:span text:style-name="T107_34">Donesi</text:span><text:span text:style-name="T107_35"><text:s/></text:span><text:span text:style-name="T107_36">mu</text:span><text:span text:style-name="T107_37"><text:s/></text:span><text:span text:style-name="T107_38">artefakt</text:span><text:span text:style-name="T107_39">.</text:span></text:p>
      <text:p text:style-name="P108"/>
      <text:p text:style-name="P109"><text:span text:style-name="T109_1">U</text:span><text:span text:style-name="T109_2"><text:s/></text:span><text:span text:style-name="T109_3">potrazi</text:span><text:span text:style-name="T109_4"><text:s/></text:span><text:span text:style-name="T109_5">za</text:span><text:span text:style-name="T109_6"><text:s/></text:span><text:span text:style-name="T109_7">Fangovim</text:span><text:span text:style-name="T109_8"><text:s/></text:span><text:span text:style-name="T109_9">ubicom</text:span></text:p>
      <text:p text:style-name="P110"/>
      <text:p text:style-name="P111"><text:span text:style-name="T111_1">7.<text:s/></text:span><text:span text:style-name="T111_2">Pričaj</text:span><text:span text:style-name="T111_3"><text:s/></text:span><text:span text:style-name="T111_4">sa</text:span><text:span text:style-name="T111_5"><text:s/></text:span><text:span text:style-name="T111_6">liderom</text:span><text:span text:style-name="T111_7"><text:s/></text:span><text:span text:style-name="T111_8">Djutija</text:span><text:span text:style-name="T111_9"><text:s/></text:span><text:span text:style-name="T111_10">generalom</text:span><text:span text:style-name="T111_11"><text:s/></text:span><text:span text:style-name="T111_12">Voronjinom</text:span><text:span text:style-name="T111_13"><text:s/></text:span><text:span text:style-name="T111_14">da</text:span><text:span text:style-name="T111_15"><text:s/></text:span><text:span text:style-name="T111_16">bi</text:span><text:span text:style-name="T111_17"><text:s/></text:span><text:span text:style-name="T111_18">ti</text:span><text:span text:style-name="T111_19"><text:s/></text:span><text:span text:style-name="T111_20">on</text:span><text:span text:style-name="T111_21"><text:s/></text:span><text:span text:style-name="T111_22">dao</text:span><text:span text:style-name="T111_23"><text:s/></text:span><text:span text:style-name="T111_24">zadatak</text:span><text:span text:style-name="T111_25"><text:s/></text:span><text:span text:style-name="T111_26">da</text:span><text:span text:style-name="T111_27"><text:s/></text:span><text:span text:style-name="T111_28">doneseš</text:span><text:span text:style-name="T111_29"><text:s/></text:span><text:span text:style-name="T111_30">fleš</text:span><text:span text:style-name="T111_31"><text:s/></text:span><text:span text:style-name="T111_32">drajv</text:span><text:span text:style-name="T111_33"><text:s/></text:span><text:span text:style-name="T111_34">od</text:span><text:span text:style-name="T111_35"><text:s/></text:span><text:span text:style-name="T111_36">ludog</text:span><text:span text:style-name="T111_37"><text:s/></text:span><text:span text:style-name="T111_38">stalkera</text:span><text:span text:style-name="T111_39"><text:s/>(</text:span><text:span text:style-name="T111_40">Crazy</text:span><text:span text:style-name="T111_41"><text:s/></text:span><text:span text:style-name="T111_42">Stalker</text:span><text:span text:style-name="T111_43">).</text:span></text:p>
      <text:p text:style-name="P112"/>
      <text:p text:style-name="P113"><text:span text:style-name="T113_1">8.<text:s/></text:span><text:span text:style-name="T113_2">Ubiješ</text:span><text:span text:style-name="T113_3"><text:s/></text:span><text:span text:style-name="T113_4">ludog</text:span><text:span text:style-name="T113_5"><text:s/></text:span><text:span text:style-name="T113_6">stalkera</text:span><text:span text:style-name="T113_7"><text:s/></text:span><text:span text:style-name="T113_8">koji</text:span><text:span text:style-name="T113_9"><text:s/></text:span><text:span text:style-name="T113_10">živi</text:span><text:span text:style-name="T113_11"><text:s/></text:span><text:span text:style-name="T113_12">u</text:span><text:span text:style-name="T113_13"><text:s/></text:span><text:span text:style-name="T113_14">Vojnim</text:span><text:span text:style-name="T113_15"><text:s/></text:span><text:span text:style-name="T113_16">Skladištima</text:span><text:span text:style-name="T113_17"><text:s/>(</text:span><text:span text:style-name="T113_18">Army</text:span><text:span text:style-name="T113_19"><text:s/></text:span><text:span text:style-name="T113_20">Warehouse</text:span><text:span text:style-name="T113_21">)<text:s/></text:span><text:span text:style-name="T113_22">u</text:span><text:span text:style-name="T113_23"><text:s/></text:span><text:span text:style-name="T113_24">močvari</text:span><text:span text:style-name="T113_25"><text:s/>(</text:span><text:span text:style-name="T113_26">Brvnara</text:span><text:span text:style-name="T113_27"><text:s/></text:span><text:span text:style-name="T113_28">na</text:span><text:span text:style-name="T113_29"><text:s/></text:span><text:span text:style-name="T113_30">šipovima</text:span><text:span text:style-name="T113_31">).<text:s/></text:span><text:span text:style-name="T113_32">Iz</text:span><text:span text:style-name="T113_33"><text:s/></text:span><text:span text:style-name="T113_34">njgovog</text:span><text:span text:style-name="T113_35"><text:s/></text:span><text:span text:style-name="T113_36">inventara</text:span><text:span text:style-name="T113_37"><text:s/></text:span><text:span text:style-name="T113_38">uzmi</text:span><text:span text:style-name="T113_39"><text:s/></text:span><text:span text:style-name="T113_40">fleš</text:span><text:span text:style-name="T113_41"><text:s/></text:span><text:span text:style-name="T113_42">drajv</text:span><text:span text:style-name="T113_43"><text:s/></text:span><text:span text:style-name="T113_44">i</text:span><text:span text:style-name="T113_45"><text:s/></text:span><text:span text:style-name="T113_46">vrati</text:span><text:span text:style-name="T113_47"><text:s/></text:span><text:span text:style-name="T113_48">ga</text:span><text:span text:style-name="T113_49"><text:s/></text:span><text:span text:style-name="T113_50">generalu</text:span><text:span text:style-name="T113_51">.</text:span></text:p>
      <text:p text:style-name="P114"><text:span text:style-name="T114_1">(</text:span><text:span text:style-name="T114_2">Freedomovac</text:span><text:span text:style-name="T114_3"><text:s/></text:span><text:span text:style-name="T114_4">Max</text:span><text:span text:style-name="T114_5"><text:s/></text:span><text:span text:style-name="T114_6">će</text:span><text:span text:style-name="T114_7"><text:s/></text:span><text:span text:style-name="T114_8">ti</text:span><text:span text:style-name="T114_9"><text:s/></text:span><text:span text:style-name="T114_10">tražiti</text:span><text:span text:style-name="T114_11"><text:s/></text:span><text:span text:style-name="T114_12">isti</text:span><text:span text:style-name="T114_13"><text:s/></text:span><text:span text:style-name="T114_14">taj</text:span><text:span text:style-name="T114_15"><text:s/></text:span><text:span text:style-name="T114_16">fleš</text:span><text:span text:style-name="T114_17"><text:s/></text:span><text:span text:style-name="T114_18">drajv</text:span><text:span text:style-name="T114_19">,<text:s/></text:span><text:span text:style-name="T114_20">uzmi</text:span><text:span text:style-name="T114_21"><text:s/></text:span><text:span text:style-name="T114_22">oba</text:span><text:span text:style-name="T114_23"><text:s/></text:span><text:span text:style-name="T114_24">zadatka</text:span><text:span text:style-name="T114_25"><text:s/></text:span><text:span text:style-name="T114_26">i</text:span><text:span text:style-name="T114_27"><text:s/></text:span><text:span text:style-name="T114_28">prvo</text:span><text:span text:style-name="T114_29"><text:s/></text:span><text:span text:style-name="T114_30">ga</text:span><text:span text:style-name="T114_31"><text:s/></text:span><text:span text:style-name="T114_32">daj</text:span><text:span text:style-name="T114_33"><text:s/></text:span><text:span text:style-name="T114_34">Maxu</text:span><text:span text:style-name="T114_35">,<text:s/></text:span><text:span text:style-name="T114_36">pa</text:span><text:span text:style-name="T114_37"><text:s/></text:span><text:span text:style-name="T114_38">ga</text:span><text:span text:style-name="T114_39"><text:s/></text:span><text:span text:style-name="T114_40">otkupi</text:span><text:span text:style-name="T114_41"><text:s/></text:span><text:span text:style-name="T114_42">od</text:span><text:span text:style-name="T114_43"><text:s/></text:span><text:span text:style-name="T114_44">njega</text:span><text:span text:style-name="T114_45">,<text:s/></text:span><text:span text:style-name="T114_46">a</text:span><text:span text:style-name="T114_47"><text:s/></text:span><text:span text:style-name="T114_48">potom</text:span><text:span text:style-name="T114_49"><text:s/></text:span><text:span text:style-name="T114_50">ga</text:span><text:span text:style-name="T114_51"><text:s/></text:span><text:span text:style-name="T114_52">daj</text:span><text:span text:style-name="T114_53"><text:s/></text:span><text:span text:style-name="T114_54">Voronjinu</text:span><text:span text:style-name="T114_55">).</text:span></text:p>
      <text:p text:style-name="P115"><text:span text:style-name="T115_1">(</text:span><text:span text:style-name="T115_2">Još</text:span><text:span text:style-name="T115_3"><text:s/></text:span><text:span text:style-name="T115_4">jedna</text:span><text:span text:style-name="T115_5"><text:s/></text:span><text:span text:style-name="T115_6">stvar</text:span><text:span text:style-name="T115_7">:<text:s/></text:span><text:span text:style-name="T115_8">Može</text:span><text:span text:style-name="T115_9"><text:s/></text:span><text:span text:style-name="T115_10">se</text:span><text:span text:style-name="T115_11"><text:s/></text:span><text:span text:style-name="T115_12">desiti</text:span><text:span text:style-name="T115_13"><text:s/></text:span><text:span text:style-name="T115_14">da</text:span><text:span text:style-name="T115_15"><text:s/></text:span><text:span text:style-name="T115_16">stvorenja</text:span><text:span text:style-name="T115_17"><text:s/></text:span><text:span text:style-name="T115_18">u</text:span><text:span text:style-name="T115_19"><text:s/></text:span><text:span text:style-name="T115_20">močvari</text:span><text:span text:style-name="T115_21"><text:s/></text:span><text:span text:style-name="T115_22">ubiju</text:span><text:span text:style-name="T115_23"><text:s/></text:span><text:span text:style-name="T115_24">ludog</text:span><text:span text:style-name="T115_25"><text:s/></text:span><text:span text:style-name="T115_26">stalkera</text:span><text:span text:style-name="T115_27"><text:s/></text:span><text:span text:style-name="T115_28">još</text:span><text:span text:style-name="T115_29"><text:s/></text:span><text:span text:style-name="T115_30">pre</text:span><text:span text:style-name="T115_31"><text:s/></text:span><text:span text:style-name="T115_32">misije</text:span><text:span text:style-name="T115_33"><text:s/></text:span><text:span text:style-name="T115_34">i</text:span><text:span text:style-name="T115_35"><text:s/></text:span><text:span text:style-name="T115_36">njegovo</text:span><text:span text:style-name="T115_37"><text:s/></text:span><text:span text:style-name="T115_38">telo</text:span><text:span text:style-name="T115_39"><text:s/></text:span><text:span text:style-name="T115_40">može</text:span><text:span text:style-name="T115_41"><text:s/></text:span><text:span text:style-name="T115_42">nestati</text:span><text:span text:style-name="T115_43">.<text:s/></text:span><text:span text:style-name="T115_44">Da</text:span><text:span text:style-name="T115_45"><text:s/></text:span><text:span text:style-name="T115_46">bi</text:span><text:span text:style-name="T115_47"><text:s/></text:span><text:span text:style-name="T115_48">to</text:span><text:span text:style-name="T115_49"><text:s/></text:span><text:span text:style-name="T115_50">sprečio</text:span><text:span text:style-name="T115_51"><text:s/></text:span><text:span text:style-name="T115_52">ubij</text:span><text:span text:style-name="T115_53"><text:s/></text:span><text:span text:style-name="T115_54">ludog</text:span><text:span text:style-name="T115_55"><text:s/></text:span><text:span text:style-name="T115_56">stalkera</text:span><text:span text:style-name="T115_57"><text:s/></text:span><text:span text:style-name="T115_58">što</text:span><text:span text:style-name="T115_59"><text:s/></text:span><text:span text:style-name="T115_60">je</text:span><text:span text:style-name="T115_61"><text:s/></text:span><text:span text:style-name="T115_62">pre</text:span><text:span text:style-name="T115_63"><text:s/></text:span><text:span text:style-name="T115_64">moguće</text:span><text:span text:style-name="T115_65">).</text:span></text:p>
      <text:p text:style-name="P116"/>
      <text:p text:style-name="P117"><text:span text:style-name="T117_1">9.<text:s/></text:span><text:span text:style-name="T117_2">Sledeće</text:span><text:span text:style-name="T117_3"><text:s/></text:span><text:span text:style-name="T117_4">šta</text:span><text:span text:style-name="T117_5"><text:s/></text:span><text:span text:style-name="T117_6">radiš</text:span><text:span text:style-name="T117_7"><text:s/></text:span><text:span text:style-name="T117_8">da</text:span><text:span text:style-name="T117_9"><text:s/></text:span><text:span text:style-name="T117_10">ideš</text:span><text:span text:style-name="T117_11"><text:s/></text:span><text:span text:style-name="T117_12">u</text:span><text:span text:style-name="T117_13"><text:s/></text:span><text:span text:style-name="T117_14">bar</text:span><text:span text:style-name="T117_15"><text:s/></text:span><text:span text:style-name="T117_16">da</text:span><text:span text:style-name="T117_17"><text:s/></text:span><text:span text:style-name="T117_18">pričaš</text:span><text:span text:style-name="T117_19"><text:s/></text:span><text:span text:style-name="T117_20">sa</text:span><text:span text:style-name="T117_21"><text:s/></text:span><text:span text:style-name="T117_22">Doušnikom</text:span><text:span text:style-name="T117_23"><text:s/>(</text:span><text:span text:style-name="T117_24">Snitch</text:span><text:span text:style-name="T117_25">).<text:s/></text:span><text:span text:style-name="T117_26">Za</text:span><text:span text:style-name="T117_27"><text:s/></text:span><text:span text:style-name="T117_28">informaciju</text:span><text:span text:style-name="T117_29"><text:s/></text:span><text:span text:style-name="T117_30">tražiće</text:span><text:span text:style-name="T117_31"><text:s/></text:span><text:span text:style-name="T117_32">ti</text:span><text:span text:style-name="T117_33"><text:s/></text:span><text:span text:style-name="T117_34">PDA</text:span><text:span text:style-name="T117_35"><text:s/></text:span><text:span text:style-name="T117_36">od</text:span><text:span text:style-name="T117_37"><text:s/></text:span><text:span text:style-name="T117_38">plaćenika</text:span><text:span text:style-name="T117_39"><text:s/></text:span><text:span text:style-name="T117_40">po</text:span><text:span text:style-name="T117_41"><text:s/></text:span><text:span text:style-name="T117_42">imenu</text:span><text:span text:style-name="T117_43"><text:s/></text:span><text:span text:style-name="T117_44">Tirana</text:span><text:span text:style-name="T117_45">.</text:span></text:p>
      <text:p text:style-name="P118"/>
      <text:p text:style-name="P119"><text:span text:style-name="T119_1">10.<text:s/></text:span><text:span text:style-name="T119_2">Doušnik</text:span><text:span text:style-name="T119_3"><text:s/>(</text:span><text:span text:style-name="T119_4">Snitch</text:span><text:span text:style-name="T119_5">)<text:s/></text:span><text:span text:style-name="T119_6">će</text:span><text:span text:style-name="T119_7"><text:s/></text:span><text:span text:style-name="T119_8">te</text:span><text:span text:style-name="T119_9"><text:s/></text:span><text:span text:style-name="T119_10">poslati</text:span><text:span text:style-name="T119_11"><text:s/></text:span><text:span text:style-name="T119_12">kod</text:span><text:span text:style-name="T119_13"><text:s/></text:span><text:span text:style-name="T119_14">Dana</text:span><text:span text:style-name="T119_15"><text:s/></text:span><text:span text:style-name="T119_16">u</text:span><text:span text:style-name="T119_17"><text:s/></text:span><text:span text:style-name="T119_18">Močvaru</text:span><text:span text:style-name="T119_19"><text:s/>(</text:span><text:span text:style-name="T119_20">Swamp</text:span><text:span text:style-name="T119_21">)<text:s/></text:span><text:span text:style-name="T119_22">da</text:span><text:span text:style-name="T119_23"><text:s/></text:span><text:span text:style-name="T119_24">bi</text:span><text:span text:style-name="T119_25"><text:s/></text:span><text:span text:style-name="T119_26">pronašao</text:span><text:span text:style-name="T119_27"><text:s/></text:span><text:span text:style-name="T119_28">PDA</text:span><text:span text:style-name="T119_29">.<text:s/></text:span><text:span text:style-name="T119_30">Dan</text:span><text:span text:style-name="T119_31"><text:s/></text:span><text:span text:style-name="T119_32">se</text:span><text:span text:style-name="T119_33"><text:s/></text:span><text:span text:style-name="T119_34">pojavljuje</text:span><text:span text:style-name="T119_35"><text:s/></text:span><text:span text:style-name="T119_36">tokom</text:span><text:span text:style-name="T119_37"><text:s/></text:span><text:span text:style-name="T119_38">PKM</text:span><text:span text:style-name="T119_39"><text:s/></text:span><text:span text:style-name="T119_40">Misije</text:span><text:span text:style-name="T119_41"><text:s/></text:span><text:span text:style-name="T119_42">koju</text:span><text:span text:style-name="T119_43"><text:s/></text:span><text:span text:style-name="T119_44">dobijaš</text:span><text:span text:style-name="T119_45"><text:s/></text:span><text:span text:style-name="T119_46">od</text:span><text:span text:style-name="T119_47"><text:s/></text:span><text:span text:style-name="T119_48">Sviblova</text:span><text:span text:style-name="T119_49">.<text:s/></text:span><text:span text:style-name="T119_50">Pre</text:span><text:span text:style-name="T119_51"><text:s/></text:span><text:span text:style-name="T119_52">toga</text:span><text:span text:style-name="T119_53"><text:s/></text:span><text:span text:style-name="T119_54">on</text:span><text:span text:style-name="T119_55"><text:s/></text:span><text:span text:style-name="T119_56">može</text:span><text:span text:style-name="T119_57"><text:s/></text:span><text:span text:style-name="T119_58">biti</text:span><text:span text:style-name="T119_59"><text:s/></text:span><text:span text:style-name="T119_60">markiran</text:span><text:span text:style-name="T119_61"><text:s/></text:span><text:span text:style-name="T119_62">na</text:span><text:span text:style-name="T119_63"><text:s/></text:span><text:span text:style-name="T119_64">mapi</text:span><text:span text:style-name="T119_65"><text:s/></text:span><text:span text:style-name="T119_66">ali</text:span><text:span text:style-name="T119_67"><text:s/></text:span><text:span text:style-name="T119_68">ga</text:span><text:span text:style-name="T119_69"><text:s/></text:span><text:span text:style-name="T119_70">neće</text:span><text:span text:style-name="T119_71"><text:s/></text:span><text:span text:style-name="T119_72">biti</text:span><text:span text:style-name="T119_73"><text:s/></text:span><text:span text:style-name="T119_74">natoj</text:span><text:span text:style-name="T119_75"><text:s/></text:span><text:span text:style-name="T119_76">lokaciji</text:span><text:span text:style-name="T119_77">.<text:s/></text:span><text:span text:style-name="T119_78">Zato</text:span><text:span text:style-name="T119_79"><text:s/></text:span><text:span text:style-name="T119_80">je</text:span><text:span text:style-name="T119_81"><text:s/></text:span><text:span text:style-name="T119_82">potrebno</text:span><text:span text:style-name="T119_83"><text:s/></text:span><text:span text:style-name="T119_84">da</text:span><text:span text:style-name="T119_85"><text:s/></text:span><text:span text:style-name="T119_86">tu</text:span><text:span text:style-name="T119_87"><text:s/></text:span><text:span text:style-name="T119_88">misiju</text:span><text:span text:style-name="T119_89"><text:s/></text:span><text:span text:style-name="T119_90">počneš</text:span><text:span text:style-name="T119_91"><text:s/></text:span><text:span text:style-name="T119_92">ranije</text:span><text:span text:style-name="T119_93">.</text:span></text:p>
      <text:p text:style-name="P120"/>
      <text:p text:style-name="P121"><text:span text:style-name="T121_1">!<text:s/></text:span><text:span text:style-name="T121_2">Info</text:span><text:span text:style-name="T121_3">:<text:s/></text:span><text:span text:style-name="T121_4">Tranzicija</text:span><text:span text:style-name="T121_5"><text:s/></text:span><text:span text:style-name="T121_6">između</text:span><text:span text:style-name="T121_7"><text:s/></text:span><text:span text:style-name="T121_8">Močvare</text:span><text:span text:style-name="T121_9"><text:s/>(</text:span><text:span text:style-name="T121_10">Swamp</text:span><text:span text:style-name="T121_11">)<text:s/></text:span><text:span text:style-name="T121_12">i</text:span><text:span text:style-name="T121_13"><text:s/></text:span><text:span text:style-name="T121_14">Kordona</text:span><text:span text:style-name="T121_15"><text:s/></text:span><text:span text:style-name="T121_16">se</text:span><text:span text:style-name="T121_17"><text:s/></text:span><text:span text:style-name="T121_18">pojavljuje</text:span><text:span text:style-name="T121_19"><text:s/></text:span><text:span text:style-name="T121_20">nakon</text:span><text:span text:style-name="T121_21"><text:s/></text:span><text:span text:style-name="T121_22">razgovora</text:span><text:span text:style-name="T121_23"><text:s/></text:span><text:span text:style-name="T121_24">sa</text:span><text:span text:style-name="T121_25"><text:s/></text:span><text:span text:style-name="T121_26">Fanatikom</text:span><text:span text:style-name="T121_27"><text:s/></text:span><text:span text:style-name="T121_28">i</text:span><text:span text:style-name="T121_29"><text:s/></text:span><text:span text:style-name="T121_30">odbrane</text:span><text:span text:style-name="T121_31"><text:s/></text:span><text:span text:style-name="T121_32">Sela</text:span><text:span text:style-name="T121_33"><text:s/></text:span><text:span text:style-name="T121_34">Početnika</text:span><text:span text:style-name="T121_35"><text:s/>(</text:span><text:span text:style-name="T121_36">Rookie</text:span><text:span text:style-name="T121_37"><text:s/></text:span><text:span text:style-name="T121_38">Village</text:span><text:span text:style-name="T121_39">)<text:s/></text:span><text:span text:style-name="T121_40">od</text:span><text:span text:style-name="T121_41"><text:s/></text:span><text:span text:style-name="T121_42">plaćenika</text:span><text:span text:style-name="T121_43"><text:s/></text:span><text:span text:style-name="T121_44">nakon</text:span><text:span text:style-name="T121_45"><text:s/></text:span><text:span text:style-name="T121_46">bekstva</text:span><text:span text:style-name="T121_47"><text:s/></text:span><text:span text:style-name="T121_48">iz</text:span><text:span text:style-name="T121_49"><text:s/></text:span><text:span text:style-name="T121_50">laboratorije</text:span><text:span text:style-name="T121_51"><text:s/></text:span><text:span text:style-name="T121_52">X</text:span><text:span text:style-name="T121_53">-18<text:s/></text:span><text:span text:style-name="T121_54">u</text:span><text:span text:style-name="T121_55"><text:s/></text:span><text:span text:style-name="T121_56">Tamnoj</text:span><text:span text:style-name="T121_57"><text:s/></text:span><text:span text:style-name="T121_58">Dolini</text:span><text:span text:style-name="T121_59"><text:s/>(</text:span><text:span text:style-name="T121_60">Dark</text:span><text:span text:style-name="T121_61"><text:s/></text:span><text:span text:style-name="T121_62">Valley</text:span><text:span text:style-name="T121_63">).</text:span></text:p>
      <text:p text:style-name="P122"/>
      <text:p text:style-name="P123"><text:span text:style-name="T123_1">11.<text:s/></text:span><text:span text:style-name="T123_2">Tiranov</text:span><text:span text:style-name="T123_3"><text:s/></text:span><text:span text:style-name="T123_4">PDA</text:span><text:span text:style-name="T123_5"><text:s/></text:span><text:span text:style-name="T123_6">daješ</text:span><text:span text:style-name="T123_7"><text:s/></text:span><text:span text:style-name="T123_8">Doušniku</text:span><text:span text:style-name="T123_9"><text:s/>(</text:span><text:span text:style-name="T123_10">Snitch</text:span><text:span text:style-name="T123_11">).<text:s/></text:span><text:span text:style-name="T123_12">On</text:span><text:span text:style-name="T123_13"><text:s/></text:span><text:span text:style-name="T123_14">će</text:span><text:span text:style-name="T123_15"><text:s/></text:span><text:span text:style-name="T123_16">ti</text:span><text:span text:style-name="T123_17"><text:s/></text:span><text:span text:style-name="T123_18">reći</text:span><text:span text:style-name="T123_19"><text:s/></text:span><text:span text:style-name="T123_20">za</text:span><text:span text:style-name="T123_21"><text:s/></text:span><text:span text:style-name="T123_22">plaćenika</text:span><text:span text:style-name="T123_23"><text:s/></text:span><text:span text:style-name="T123_24">Le</text:span><text:span text:style-name="T123_25">-</text:span><text:span text:style-name="T123_26">Havra</text:span><text:span text:style-name="T123_27">.</text:span></text:p>
      <text:p text:style-name="P124"/>
      <text:p text:style-name="P125"><text:span text:style-name="T125_1">12.<text:s/></text:span><text:span text:style-name="T125_2">U</text:span><text:span text:style-name="T125_3"><text:s/></text:span><text:span text:style-name="T125_4">razgovoru</text:span><text:span text:style-name="T125_5"><text:s/></text:span><text:span text:style-name="T125_6">sa</text:span><text:span text:style-name="T125_7"><text:s/></text:span><text:span text:style-name="T125_8">Doušnikom</text:span><text:span text:style-name="T125_9"><text:s/></text:span><text:span text:style-name="T125_10">shvataš</text:span><text:span text:style-name="T125_11"><text:s/></text:span><text:span text:style-name="T125_12">da</text:span><text:span text:style-name="T125_13"><text:s/></text:span><text:span text:style-name="T125_14">je</text:span><text:span text:style-name="T125_15"><text:s/></text:span><text:span text:style-name="T125_16">Freedom</text:span><text:span text:style-name="T125_17"><text:s/></text:span><text:span text:style-name="T125_18">u</text:span><text:span text:style-name="T125_19"><text:s/></text:span><text:span text:style-name="T125_20">kontaktu</text:span><text:span text:style-name="T125_21"><text:s/></text:span><text:span text:style-name="T125_22">sa</text:span><text:span text:style-name="T125_23"><text:s/></text:span><text:span text:style-name="T125_24">Le</text:span><text:span text:style-name="T125_25">-</text:span><text:span text:style-name="T125_26">Havrom</text:span><text:span text:style-name="T125_27">.</text:span></text:p>
      <text:p text:style-name="P126"/>
      <text:p text:style-name="P127"><text:span text:style-name="T127_1">13.<text:s/></text:span><text:span text:style-name="T127_2">Ideš</text:span><text:span text:style-name="T127_3"><text:s/></text:span><text:span text:style-name="T127_4">da</text:span><text:span text:style-name="T127_5"><text:s/></text:span><text:span text:style-name="T127_6">razgovaraš</text:span><text:span text:style-name="T127_7"><text:s/></text:span><text:span text:style-name="T127_8">sa</text:span><text:span text:style-name="T127_9"><text:s/></text:span><text:span text:style-name="T127_10">Le</text:span><text:span text:style-name="T127_11">-</text:span><text:span text:style-name="T127_12">Havrom</text:span><text:span text:style-name="T127_13"><text:s/></text:span><text:span text:style-name="T127_14">u</text:span><text:span text:style-name="T127_15"><text:s/></text:span><text:span text:style-name="T127_16">Freedom</text:span><text:span text:style-name="T127_17"><text:s/></text:span><text:span text:style-name="T127_18">bazu</text:span><text:span text:style-name="T127_19">.<text:s/></text:span><text:span text:style-name="T127_20">On</text:span><text:span text:style-name="T127_21"><text:s/></text:span><text:span text:style-name="T127_22">ti</text:span><text:span text:style-name="T127_23"><text:s/></text:span><text:span text:style-name="T127_24">daje</text:span><text:span text:style-name="T127_25"><text:s/></text:span><text:span text:style-name="T127_26">zadatak</text:span><text:span text:style-name="T127_27"><text:s/></text:span><text:span text:style-name="T127_28">da</text:span><text:span text:style-name="T127_29"><text:s/></text:span><text:span text:style-name="T127_30">ubiješ</text:span><text:span text:style-name="T127_31"><text:s/></text:span><text:span text:style-name="T127_32">plaćenika</text:span><text:span text:style-name="T127_33"><text:s/></text:span><text:span text:style-name="T127_34">po</text:span><text:span text:style-name="T127_35"><text:s/></text:span><text:span text:style-name="T127_36">imenu</text:span><text:span text:style-name="T127_37"><text:s/></text:span><text:span text:style-name="T127_38">Bolt</text:span><text:span text:style-name="T127_39"><text:s/></text:span><text:span text:style-name="T127_40">i</text:span><text:span text:style-name="T127_41"><text:s/></text:span><text:span text:style-name="T127_42">doneseš</text:span><text:span text:style-name="T127_43"><text:s/></text:span><text:span text:style-name="T127_44">mu</text:span><text:span text:style-name="T127_45"><text:s/></text:span><text:span text:style-name="T127_46">Boltov</text:span><text:span text:style-name="T127_47"><text:s/></text:span><text:span text:style-name="T127_48">PDA</text:span><text:span text:style-name="T127_49">.</text:span></text:p>
      <text:p text:style-name="P128"/>
      <text:p text:style-name="P129"><text:span text:style-name="T129_1">14.<text:s/></text:span><text:span text:style-name="T129_2">Ponovo</text:span><text:span text:style-name="T129_3"><text:s/></text:span><text:span text:style-name="T129_4">pričaš</text:span><text:span text:style-name="T129_5"><text:s/></text:span><text:span text:style-name="T129_6">sa</text:span><text:span text:style-name="T129_7"><text:s/></text:span><text:span text:style-name="T129_8">Le</text:span><text:span text:style-name="T129_9">-</text:span><text:span text:style-name="T129_10">Havrom</text:span><text:span text:style-name="T129_11"><text:s/></text:span><text:span text:style-name="T129_12">i</text:span><text:span text:style-name="T129_13"><text:s/></text:span><text:span text:style-name="T129_14">prihvataš</text:span><text:span text:style-name="T129_15"><text:s/></text:span><text:span text:style-name="T129_16">zadatak</text:span><text:span text:style-name="T129_17"><text:s/></text:span><text:span text:style-name="T129_18">da</text:span><text:span text:style-name="T129_19"><text:s/></text:span><text:span text:style-name="T129_20">pokupiš</text:span><text:span text:style-name="T129_21"><text:s/></text:span><text:span text:style-name="T129_22">informaciju</text:span><text:span text:style-name="T129_23"><text:s/></text:span><text:span text:style-name="T129_24">od</text:span><text:span text:style-name="T129_25"><text:s/></text:span><text:span text:style-name="T129_26">mrtvog</text:span><text:span text:style-name="T129_27"><text:s/></text:span><text:span text:style-name="T129_28">Monolitskog</text:span><text:span text:style-name="T129_29"><text:s/></text:span><text:span text:style-name="T129_30">špijuna</text:span><text:span text:style-name="T129_31"><text:s/></text:span><text:span text:style-name="T129_32">u</text:span><text:span text:style-name="T129_33"><text:s/></text:span><text:span text:style-name="T129_34">X</text:span><text:span text:style-name="T129_35">-10.</text:span></text:p>
      <text:p text:style-name="P130"/>
      <text:p text:style-name="P131"><text:span text:style-name="T131_1">15.</text:span><text:span text:style-name="T131_2">U</text:span><text:span text:style-name="T131_3"><text:s/></text:span><text:span text:style-name="T131_4">X</text:span><text:span text:style-name="T131_5">-10<text:s/></text:span><text:span text:style-name="T131_6">pronalaziš</text:span><text:span text:style-name="T131_7"><text:s/></text:span><text:span text:style-name="T131_8">leš</text:span><text:span text:style-name="T131_9"><text:s/></text:span><text:span text:style-name="T131_10">Monolita</text:span><text:span text:style-name="T131_11"><text:s/></text:span><text:span text:style-name="T131_12">u</text:span><text:span text:style-name="T131_13"><text:s/></text:span><text:span text:style-name="T131_14">uzimaš</text:span><text:span text:style-name="T131_15"><text:s/></text:span><text:span text:style-name="T131_16">dokumenta</text:span><text:span text:style-name="T131_17">,<text:s/></text:span><text:span text:style-name="T131_18">Donosiš</text:span><text:span text:style-name="T131_19"><text:s/></text:span><text:span text:style-name="T131_20">ih</text:span><text:span text:style-name="T131_21"><text:s/></text:span><text:span text:style-name="T131_22">Le</text:span><text:span text:style-name="T131_23">-</text:span><text:span text:style-name="T131_24">Havru</text:span><text:span text:style-name="T131_25">.</text:span></text:p>
      <text:p text:style-name="P132"/>
      <text:p text:style-name="P133"><text:span text:style-name="T133_1">16.<text:s/></text:span><text:span text:style-name="T133_2">Posle</text:span><text:span text:style-name="T133_3"><text:s/></text:span><text:span text:style-name="T133_4">toga</text:span><text:span text:style-name="T133_5"><text:s/></text:span><text:span text:style-name="T133_6">idi</text:span><text:span text:style-name="T133_7"><text:s/></text:span><text:span text:style-name="T133_8">u</text:span><text:span text:style-name="T133_9"><text:s/></text:span><text:span text:style-name="T133_10">Bar</text:span><text:span text:style-name="T133_11"><text:s/></text:span><text:span text:style-name="T133_12">da</text:span><text:span text:style-name="T133_13"><text:s/></text:span><text:span text:style-name="T133_14">pričaš</text:span><text:span text:style-name="T133_15"><text:s/></text:span><text:span text:style-name="T133_16">sa</text:span><text:span text:style-name="T133_17"><text:s/></text:span><text:span text:style-name="T133_18">Freemanom</text:span><text:span text:style-name="T133_19">.<text:s/></text:span><text:span text:style-name="T133_20">On</text:span><text:span text:style-name="T133_21"><text:s/></text:span><text:span text:style-name="T133_22">će</text:span><text:span text:style-name="T133_23"><text:s/></text:span><text:span text:style-name="T133_24">ti</text:span><text:span text:style-name="T133_25"><text:s/></text:span><text:span text:style-name="T133_26">pričati</text:span><text:span text:style-name="T133_27"><text:s/></text:span><text:span text:style-name="T133_28">o</text:span><text:span text:style-name="T133_29"><text:s/></text:span><text:span text:style-name="T133_30">skupu</text:span><text:span text:style-name="T133_31"><text:s/></text:span><text:span text:style-name="T133_32">plaćenika</text:span><text:span text:style-name="T133_33"><text:s/></text:span><text:span text:style-name="T133_34">u</text:span><text:span text:style-name="T133_35"><text:s/></text:span><text:span text:style-name="T133_36">Tamnoj</text:span><text:span text:style-name="T133_37"><text:s/></text:span><text:span text:style-name="T133_38">Dolini</text:span><text:span text:style-name="T133_39"><text:s/>(</text:span><text:span text:style-name="T133_40">Dark</text:span><text:span text:style-name="T133_41"><text:s/></text:span><text:span text:style-name="T133_42">Valley</text:span><text:span text:style-name="T133_43">).<text:s/></text:span><text:span text:style-name="T133_44">Tražiće</text:span><text:span text:style-name="T133_45"><text:s/></text:span><text:span text:style-name="T133_46">da</text:span><text:span text:style-name="T133_47"><text:s/></text:span><text:span text:style-name="T133_48">mu</text:span><text:span text:style-name="T133_49"><text:s/></text:span><text:span text:style-name="T133_50">doneseš</text:span><text:span text:style-name="T133_51"><text:s/></text:span><text:span text:style-name="T133_52">fleš</text:span><text:span text:style-name="T133_53"><text:s/></text:span><text:span text:style-name="T133_54">drajv</text:span><text:span text:style-name="T133_55"><text:s/></text:span><text:span text:style-name="T133_56">od</text:span><text:span text:style-name="T133_57"><text:s/></text:span><text:span text:style-name="T133_58">jednog</text:span><text:span text:style-name="T133_59"><text:s/></text:span><text:span text:style-name="T133_60">plaćenika</text:span><text:span text:style-name="T133_61">.<text:s/></text:span><text:span text:style-name="T133_62">Ikonica</text:span><text:span text:style-name="T133_63"><text:s/></text:span><text:span text:style-name="T133_64">na</text:span><text:span text:style-name="T133_65"><text:s/></text:span><text:span text:style-name="T133_66">mapi</text:span><text:span text:style-name="T133_67"><text:s/></text:span><text:span text:style-name="T133_68">će</text:span><text:span text:style-name="T133_69"><text:s/></text:span><text:span text:style-name="T133_70">se</text:span><text:span text:style-name="T133_71"><text:s/></text:span><text:span text:style-name="T133_72">pojaviti</text:span><text:span text:style-name="T133_73"><text:s/></text:span><text:span text:style-name="T133_74">na</text:span><text:span text:style-name="T133_75"><text:s/></text:span><text:span text:style-name="T133_76">tvom</text:span><text:span text:style-name="T133_77"><text:s/></text:span><text:span text:style-name="T133_78">PDA</text:span><text:span text:style-name="T133_79"><text:s/></text:span><text:span text:style-name="T133_80">u</text:span><text:span text:style-name="T133_81"><text:s/></text:span><text:span text:style-name="T133_82">Fabrici</text:span><text:span text:style-name="T133_83"><text:s/></text:span><text:span text:style-name="T133_84">gde</text:span><text:span text:style-name="T133_85"><text:s/></text:span><text:span text:style-name="T133_86">je</text:span><text:span text:style-name="T133_87"><text:s/></text:span><text:span text:style-name="T133_88">ulaz</text:span><text:span text:style-name="T133_89"><text:s/></text:span><text:span text:style-name="T133_90">u</text:span><text:span text:style-name="T133_91"><text:s/></text:span><text:span text:style-name="T133_92">X</text:span><text:span text:style-name="T133_93">18.</text:span></text:p>
      <text:p text:style-name="P134"/>
      <text:p text:style-name="P135"><text:span text:style-name="T135_1">17.<text:s/></text:span><text:span text:style-name="T135_2">Idi</text:span><text:span text:style-name="T135_3"><text:s/></text:span><text:span text:style-name="T135_4">u</text:span><text:span text:style-name="T135_5"><text:s/></text:span><text:span text:style-name="T135_6">Fabriku</text:span><text:span text:style-name="T135_7">,<text:s/></text:span><text:span text:style-name="T135_8">sretni</text:span><text:span text:style-name="T135_9"><text:s/></text:span><text:span text:style-name="T135_10">se</text:span><text:span text:style-name="T135_11"><text:s/></text:span><text:span text:style-name="T135_12">sa</text:span><text:span text:style-name="T135_13"><text:s/></text:span><text:span text:style-name="T135_14">tim</text:span><text:span text:style-name="T135_15"><text:s/></text:span><text:span text:style-name="T135_16">plaćenikom</text:span><text:span text:style-name="T135_17"><text:s/></text:span><text:span text:style-name="T135_18">i</text:span><text:span text:style-name="T135_19"><text:s/></text:span><text:span text:style-name="T135_20">fleš</text:span><text:span text:style-name="T135_21"><text:s/></text:span><text:span text:style-name="T135_22">drajv</text:span><text:span text:style-name="T135_23"><text:s/></text:span><text:span text:style-name="T135_24">donesi</text:span><text:span text:style-name="T135_25"><text:s/></text:span><text:span text:style-name="T135_26">Freemanu</text:span><text:span text:style-name="T135_27">.</text:span></text:p>
      <text:p text:style-name="P136"/>
      <text:p text:style-name="P137"><text:span text:style-name="T137_1">18,<text:s/></text:span><text:span text:style-name="T137_2">Kada</text:span><text:span text:style-name="T137_3"><text:s/></text:span><text:span text:style-name="T137_4">mu</text:span><text:span text:style-name="T137_5"><text:s/></text:span><text:span text:style-name="T137_6">predaš</text:span><text:span text:style-name="T137_7"><text:s/></text:span><text:span text:style-name="T137_8">taj</text:span><text:span text:style-name="T137_9"><text:s/></text:span><text:span text:style-name="T137_10">fleš</text:span><text:span text:style-name="T137_11"><text:s/></text:span><text:span text:style-name="T137_12">drajv</text:span><text:span text:style-name="T137_13">,<text:s/></text:span><text:span text:style-name="T137_14">idi</text:span><text:span text:style-name="T137_15"><text:s/></text:span><text:span text:style-name="T137_16">i</text:span><text:span text:style-name="T137_17"><text:s/></text:span><text:span text:style-name="T137_18">pričaj</text:span><text:span text:style-name="T137_19"><text:s/></text:span><text:span text:style-name="T137_20">sa</text:span><text:span text:style-name="T137_21"><text:s/></text:span><text:span text:style-name="T137_22">Le</text:span><text:span text:style-name="T137_23">-</text:span><text:span text:style-name="T137_24">Havrom</text:span><text:span text:style-name="T137_25"><text:s/></text:span><text:span text:style-name="T137_26">ponovo</text:span><text:span text:style-name="T137_27">.<text:s/></text:span><text:span text:style-name="T137_28">Le</text:span><text:span text:style-name="T137_29">-</text:span><text:span text:style-name="T137_30">Havre</text:span><text:span text:style-name="T137_31"><text:s/></text:span><text:span text:style-name="T137_32">će</text:span><text:span text:style-name="T137_33"><text:s/></text:span><text:span text:style-name="T137_34">te</text:span><text:span text:style-name="T137_35"><text:s/></text:span><text:span text:style-name="T137_36">drogirati</text:span><text:span text:style-name="T137_37"><text:s/></text:span><text:span text:style-name="T137_38">i</text:span><text:span text:style-name="T137_39"><text:s/></text:span><text:span text:style-name="T137_40">opljačkati</text:span><text:span text:style-name="T137_41">.<text:s/>(</text:span><text:span text:style-name="T137_42">Pre</text:span><text:span text:style-name="T137_43"><text:s/></text:span><text:span text:style-name="T137_44">tog</text:span><text:span text:style-name="T137_45"><text:s/></text:span><text:span text:style-name="T137_46">razgovora</text:span><text:span text:style-name="T137_47"><text:s/></text:span><text:span text:style-name="T137_48">nemoj</text:span><text:span text:style-name="T137_49"><text:s/></text:span><text:span text:style-name="T137_50">nositi</text:span><text:span text:style-name="T137_51"><text:s/></text:span><text:span text:style-name="T137_52">puno</text:span><text:span text:style-name="T137_53"><text:s/></text:span><text:span text:style-name="T137_54">stvari</text:span><text:span text:style-name="T137_55"><text:s/></text:span><text:span text:style-name="T137_56">sa</text:span><text:span text:style-name="T137_57"><text:s/></text:span><text:span text:style-name="T137_58">sobom</text:span><text:span text:style-name="T137_59">.<text:s/></text:span><text:span text:style-name="T137_60">Kada</text:span><text:span text:style-name="T137_61"><text:s/></text:span><text:span text:style-name="T137_62">uđeš</text:span><text:span text:style-name="T137_63"><text:s/></text:span><text:span text:style-name="T137_64">u</text:span><text:span text:style-name="T137_65"><text:s/></text:span><text:span text:style-name="T137_66">prostoriju</text:span><text:span text:style-name="T137_67"><text:s/></text:span><text:span text:style-name="T137_68">sa</text:span><text:span text:style-name="T137_69"><text:s/></text:span><text:span text:style-name="T137_70">Le</text:span><text:span text:style-name="T137_71">-</text:span><text:span text:style-name="T137_72">Havrom</text:span><text:span text:style-name="T137_73"><text:s/></text:span><text:span text:style-name="T137_74">izbaci</text:span><text:span text:style-name="T137_75"><text:s/></text:span><text:span text:style-name="T137_76">sve</text:span><text:span text:style-name="T137_77"><text:s/></text:span><text:span text:style-name="T137_78">važne</text:span><text:span text:style-name="T137_79"><text:s/></text:span><text:span text:style-name="T137_80">stvari</text:span><text:span text:style-name="T137_81"><text:s/></text:span><text:span text:style-name="T137_82">iz</text:span><text:span text:style-name="T137_83"><text:s/></text:span><text:span text:style-name="T137_84">inventara</text:span><text:span text:style-name="T137_85">,<text:s/></text:span><text:span text:style-name="T137_86">jer</text:span><text:span text:style-name="T137_87"><text:s/></text:span><text:span text:style-name="T137_88">kada</text:span><text:span text:style-name="T137_89"><text:s/></text:span><text:span text:style-name="T137_90">se</text:span><text:span text:style-name="T137_91"><text:s/></text:span><text:span text:style-name="T137_92">probudiš</text:span><text:span text:style-name="T137_93"><text:s/></text:span><text:span text:style-name="T137_94">moći</text:span><text:span text:style-name="T137_95"><text:s/></text:span><text:span text:style-name="T137_96">ćeš</text:span><text:span text:style-name="T137_97"><text:s/></text:span><text:span text:style-name="T137_98">da</text:span><text:span text:style-name="T137_99"><text:s/></text:span><text:span text:style-name="T137_100">ih</text:span><text:span text:style-name="T137_101"><text:s/></text:span><text:span text:style-name="T137_102">pokupiš</text:span><text:span text:style-name="T137_103"><text:s/></text:span><text:span text:style-name="T137_104">i</text:span><text:span text:style-name="T137_105"><text:s/></text:span><text:span text:style-name="T137_106">one</text:span><text:span text:style-name="T137_107"><text:s/></text:span><text:span text:style-name="T137_108">neće</text:span><text:span text:style-name="T137_109"><text:s/></text:span><text:span text:style-name="T137_110">nestati</text:span><text:span text:style-name="T137_111">.</text:span><text:span text:style-name="T137_112"><text:s/></text:span><text:span text:style-name="T137_113">I</text:span><text:span text:style-name="T137_114"><text:s/></text:span><text:span text:style-name="T137_115">jako</text:span><text:span text:style-name="T137_116"><text:s/></text:span><text:span text:style-name="T137_117">važno</text:span><text:span text:style-name="T137_118"><text:s/></text:span><text:span text:style-name="T137_119">Otvori</text:span><text:span text:style-name="T137_120"><text:s/></text:span><text:span text:style-name="T137_121">ona</text:span><text:span text:style-name="T137_122"><text:s/></text:span><text:span text:style-name="T137_123">vrata</text:span><text:span text:style-name="T137_124"><text:s/></text:span><text:span text:style-name="T137_125">u</text:span><text:span text:style-name="T137_126"><text:s/></text:span><text:span text:style-name="T137_127">sarkofagu</text:span><text:span text:style-name="T137_128"><text:s/></text:span><text:span text:style-name="T137_129">sa</text:span><text:span text:style-name="T137_130"><text:s/></text:span><text:span text:style-name="T137_131">dekoderom</text:span><text:span text:style-name="T137_132"><text:s/></text:span><text:span text:style-name="T137_133">iz</text:span><text:span text:style-name="T137_134"><text:s/></text:span><text:span text:style-name="T137_135">Pripyata</text:span><text:span text:style-name="T137_136"><text:s/></text:span><text:span text:style-name="T137_137">pre</text:span><text:span text:style-name="T137_138"><text:s/></text:span><text:span text:style-name="T137_139">ovoga</text:span><text:span text:style-name="T137_140"><text:s/></text:span><text:span text:style-name="T137_141">jer</text:span><text:span text:style-name="T137_142"><text:s/></text:span><text:span text:style-name="T137_143">ćeš</text:span><text:span text:style-name="T137_144"><text:s/></text:span><text:span text:style-name="T137_145">dekoder</text:span><text:span text:style-name="T137_146"><text:s/></text:span><text:span text:style-name="T137_147">trajno</text:span><text:span text:style-name="T137_148"><text:s/></text:span><text:span text:style-name="T137_149">izgubiti</text:span><text:span text:style-name="T137_150">,<text:s/></text:span><text:span text:style-name="T137_151">kit</text:span><text:span text:style-name="T137_152"><text:s/></text:span><text:span text:style-name="T137_153">za</text:span><text:span text:style-name="T137_154"><text:s/></text:span><text:span text:style-name="T137_155">opravku</text:span><text:span text:style-name="T137_156"><text:s/></text:span><text:span text:style-name="T137_157">oružja</text:span><text:span text:style-name="T137_158"><text:s/></text:span><text:span text:style-name="T137_159">i</text:span><text:span text:style-name="T137_160"><text:s/></text:span><text:span text:style-name="T137_161">odela</text:span><text:span text:style-name="T137_162"><text:s/></text:span><text:span text:style-name="T137_163">isto</text:span><text:span text:style-name="T137_164"><text:s/></text:span><text:span text:style-name="T137_165">obavezno</text:span><text:span text:style-name="T137_166"><text:s/></text:span><text:span text:style-name="T137_167">izbaci</text:span><text:span text:style-name="T137_168">).</text:span></text:p>
      <text:p text:style-name="P138"/>
      <text:p text:style-name="P139"><text:span text:style-name="T139_1">19.<text:s/></text:span><text:span text:style-name="T139_2">Ponovo</text:span><text:span text:style-name="T139_3"><text:s/></text:span><text:span text:style-name="T139_4">pričaj</text:span><text:span text:style-name="T139_5"><text:s/></text:span><text:span text:style-name="T139_6">sa</text:span><text:span text:style-name="T139_7"><text:s/></text:span><text:span text:style-name="T139_8">Le</text:span><text:span text:style-name="T139_9">-</text:span><text:span text:style-name="T139_10">Havrom</text:span><text:span text:style-name="T139_11">,<text:s/></text:span><text:span text:style-name="T139_12">on</text:span><text:span text:style-name="T139_13"><text:s/></text:span><text:span text:style-name="T139_14">ti</text:span><text:span text:style-name="T139_15"><text:s/></text:span><text:span text:style-name="T139_16">tada</text:span><text:span text:style-name="T139_17"><text:s/></text:span><text:span text:style-name="T139_18">postaje</text:span><text:span text:style-name="T139_19"><text:s/></text:span><text:span text:style-name="T139_20">neprijatelj</text:span><text:span text:style-name="T139_21">,<text:s/></text:span><text:span text:style-name="T139_22">slobodno</text:span><text:span text:style-name="T139_23"><text:s/></text:span><text:span text:style-name="T139_24">ga</text:span><text:span text:style-name="T139_25"><text:s/></text:span><text:span text:style-name="T139_26">rokni</text:span><text:span text:style-name="T139_27"><text:s/></text:span><text:span text:style-name="T139_28">i</text:span><text:span text:style-name="T139_29"><text:s/></text:span><text:span text:style-name="T139_30">ostale</text:span><text:span text:style-name="T139_31"><text:s/></text:span><text:span text:style-name="T139_32">njegove</text:span><text:span text:style-name="T139_33"><text:s/></text:span><text:span text:style-name="T139_34">saradnike</text:span><text:span text:style-name="T139_35">.</text:span></text:p>
      <text:p text:style-name="P140"/>
      <text:p text:style-name="P141"><text:span text:style-name="T141_1">20.<text:s/></text:span><text:span text:style-name="T141_2">Pričaj</text:span><text:span text:style-name="T141_3"><text:s/></text:span><text:span text:style-name="T141_4">sa</text:span><text:span text:style-name="T141_5"><text:s/></text:span><text:span text:style-name="T141_6">Yakutom</text:span><text:span text:style-name="T141_7"><text:s/></text:span><text:span text:style-name="T141_8">u</text:span><text:span text:style-name="T141_9"><text:s/></text:span><text:span text:style-name="T141_10">kampu</text:span><text:span text:style-name="T141_11"><text:s/></text:span><text:span text:style-name="T141_12">Samotnjaka</text:span><text:span text:style-name="T141_13"><text:s/>(</text:span><text:span text:style-name="T141_14">Loner</text:span><text:span text:style-name="T141_15"><text:s/></text:span><text:span text:style-name="T141_16">camp</text:span><text:span text:style-name="T141_17">).<text:s/></text:span><text:span text:style-name="T141_18">Reći</text:span><text:span text:style-name="T141_19"><text:s/></text:span><text:span text:style-name="T141_20">će</text:span><text:span text:style-name="T141_21"><text:s/></text:span><text:span text:style-name="T141_22">ti</text:span><text:span text:style-name="T141_23"><text:s/></text:span><text:span text:style-name="T141_24">za</text:span><text:span text:style-name="T141_25"><text:s/></text:span><text:span text:style-name="T141_26">sanduk</text:span><text:span text:style-name="T141_27"><text:s/></text:span><text:span text:style-name="T141_28">odnet</text:span><text:span text:style-name="T141_29"><text:s/></text:span><text:span text:style-name="T141_30">iz</text:span><text:span text:style-name="T141_31"><text:s/></text:span><text:span text:style-name="T141_32">Freedom</text:span><text:span text:style-name="T141_33"><text:s/></text:span><text:span text:style-name="T141_34">baze</text:span><text:span text:style-name="T141_35"><text:s/></text:span><text:span text:style-name="T141_36">skorije</text:span><text:span text:style-name="T141_37"><text:s/>(</text:span><text:span text:style-name="T141_38">tu</text:span><text:span text:style-name="T141_39"><text:s/></text:span><text:span text:style-name="T141_40">su</text:span><text:span text:style-name="T141_41"><text:s/></text:span><text:span text:style-name="T141_42">ti</text:span><text:span text:style-name="T141_43"><text:s/></text:span><text:span text:style-name="T141_44">stvari</text:span><text:span text:style-name="T141_45"><text:s/></text:span><text:span text:style-name="T141_46">koje</text:span><text:span text:style-name="T141_47"><text:s/></text:span><text:span text:style-name="T141_48">ti</text:span><text:span text:style-name="T141_49"><text:s/></text:span><text:span text:style-name="T141_50">je</text:span><text:span text:style-name="T141_51"><text:s/></text:span><text:span text:style-name="T141_52">Le</text:span><text:span text:style-name="T141_53">-</text:span><text:span text:style-name="T141_54">Havre</text:span><text:span text:style-name="T141_55"><text:s/></text:span><text:span text:style-name="T141_56">opljačkao</text:span><text:span text:style-name="T141_57">).</text:span></text:p>
      <text:p text:style-name="P142"/>
      <text:p text:style-name="P143"><text:span text:style-name="T143_1">21.<text:s/></text:span><text:span text:style-name="T143_2">Idi</text:span><text:span text:style-name="T143_3"><text:s/></text:span><text:span text:style-name="T143_4">prema</text:span><text:span text:style-name="T143_5"><text:s/></text:span><text:span text:style-name="T143_6">plaćeničkom</text:span><text:span text:style-name="T143_7"><text:s/></text:span><text:span text:style-name="T143_8">punktu</text:span><text:span text:style-name="T143_9"><text:s/></text:span><text:span text:style-name="T143_10">i</text:span><text:span text:style-name="T143_11"><text:s/></text:span><text:span text:style-name="T143_12">pobij</text:span><text:span text:style-name="T143_13"><text:s/></text:span><text:span text:style-name="T143_14">sve</text:span><text:span text:style-name="T143_15"><text:s/></text:span><text:span text:style-name="T143_16">plaćenike</text:span><text:span text:style-name="T143_17"><text:s/></text:span><text:span text:style-name="T143_18">i</text:span><text:span text:style-name="T143_19"><text:s/></text:span><text:span text:style-name="T143_20">pokupi</text:span><text:span text:style-name="T143_21"><text:s/></text:span><text:span text:style-name="T143_22">sanduk</text:span><text:span text:style-name="T143_23">.</text:span></text:p>
      <text:p text:style-name="P144"/>
      <text:p text:style-name="P145"><text:span text:style-name="T145_1">22.<text:s/></text:span><text:span text:style-name="T145_2">Daj</text:span><text:span text:style-name="T145_3"><text:s/></text:span><text:span text:style-name="T145_4">sanduk</text:span><text:span text:style-name="T145_5"><text:s/></text:span><text:span text:style-name="T145_6">Yakutu</text:span><text:span text:style-name="T145_7"><text:s/></text:span><text:span text:style-name="T145_8">i</text:span><text:span text:style-name="T145_9"><text:s/></text:span><text:span text:style-name="T145_10">on</text:span><text:span text:style-name="T145_11"><text:s/></text:span><text:span text:style-name="T145_12">će</text:span><text:span text:style-name="T145_13"><text:s/></text:span><text:span text:style-name="T145_14">ti</text:span><text:span text:style-name="T145_15"><text:s/></text:span><text:span text:style-name="T145_16">vretiti</text:span><text:span text:style-name="T145_17"><text:s/></text:span><text:span text:style-name="T145_18">tvoje</text:span><text:span text:style-name="T145_19"><text:s/></text:span><text:span text:style-name="T145_20">stvari</text:span><text:span text:style-name="T145_21">.<text:s/>(</text:span><text:span text:style-name="T145_22">UPOZORENJE</text:span><text:span text:style-name="T145_23">:<text:s/></text:span><text:span text:style-name="T145_24">neke</text:span><text:span text:style-name="T145_25"><text:s/></text:span><text:span text:style-name="T145_26">stvari</text:span><text:span text:style-name="T145_27"><text:s/></text:span><text:span text:style-name="T145_28">mogu</text:span><text:span text:style-name="T145_29"><text:s/></text:span><text:span text:style-name="T145_30">nestati</text:span><text:span text:style-name="T145_31"><text:s/></text:span><text:span text:style-name="T145_32">kao</text:span><text:span text:style-name="T145_33"><text:s/></text:span><text:span text:style-name="T145_34">pomenuti</text:span><text:span text:style-name="T145_35"><text:s/></text:span><text:span text:style-name="T145_36">dekoder</text:span><text:span text:style-name="T145_37">.<text:s/></text:span><text:span text:style-name="T145_38">Ukoliko</text:span><text:span text:style-name="T145_39"><text:s/></text:span><text:span text:style-name="T145_40">se</text:span><text:span text:style-name="T145_41"><text:s/></text:span><text:span text:style-name="T145_42">to</text:span><text:span text:style-name="T145_43"><text:s/></text:span><text:span text:style-name="T145_44">desi</text:span><text:span text:style-name="T145_45"><text:s/></text:span><text:span text:style-name="T145_46">možeš</text:span><text:span text:style-name="T145_47"><text:s/></text:span><text:span text:style-name="T145_48">ga</text:span><text:span text:style-name="T145_49"><text:s/></text:span><text:span text:style-name="T145_50">dodati</text:span><text:span text:style-name="T145_51"><text:s/></text:span><text:span text:style-name="T145_52">među</text:span><text:span text:style-name="T145_53"><text:s/></text:span><text:span text:style-name="T145_54">trgovčeve</text:span><text:span text:style-name="T145_55"><text:s/></text:span><text:span text:style-name="T145_56">stvari</text:span><text:span text:style-name="T145_57"><text:s/></text:span><text:span text:style-name="T145_58">da</text:span><text:span text:style-name="T145_59"><text:s/></text:span><text:span text:style-name="T145_60">bi</text:span><text:span text:style-name="T145_61"><text:s/></text:span><text:span text:style-name="T145_62">ponovo</text:span><text:span text:style-name="T145_63"><text:s/></text:span><text:span text:style-name="T145_64">došao</text:span><text:span text:style-name="T145_65"><text:s/></text:span><text:span text:style-name="T145_66">do</text:span><text:span text:style-name="T145_67"><text:s/></text:span><text:span text:style-name="T145_68">njega</text:span><text:span text:style-name="T145_69">.)</text:span></text:p>
      <text:p text:style-name="P146"/>
      <text:p text:style-name="P147"><text:span text:style-name="T147_1">Potraga</text:span><text:span text:style-name="T147_2"><text:s/></text:span><text:span text:style-name="T147_3">za</text:span><text:span text:style-name="T147_4"><text:s/></text:span><text:span text:style-name="T147_5">Ghostom</text:span></text:p>
      <text:p text:style-name="P148"/>
      <text:p text:style-name="P149"><text:span text:style-name="T149_1">7.<text:s/></text:span><text:span text:style-name="T149_2">Pričaj</text:span><text:span text:style-name="T149_3"><text:s/></text:span><text:span text:style-name="T149_4">sa</text:span><text:span text:style-name="T149_5"><text:s/></text:span><text:span text:style-name="T149_6">Kruglovom</text:span><text:span text:style-name="T149_7">.<text:s/></text:span><text:span text:style-name="T149_8">Da</text:span><text:span text:style-name="T149_9"><text:s/></text:span><text:span text:style-name="T149_10">bi</text:span><text:span text:style-name="T149_11"><text:s/></text:span><text:span text:style-name="T149_12">dešifrovao</text:span><text:span text:style-name="T149_13"><text:s/></text:span><text:span text:style-name="T149_14">dnevnik</text:span><text:span text:style-name="T149_15"><text:s/></text:span><text:span text:style-name="T149_16">treba</text:span><text:span text:style-name="T149_17"><text:s/></text:span><text:span text:style-name="T149_18">mu</text:span><text:span text:style-name="T149_19"><text:s/></text:span><text:span text:style-name="T149_20">kompjuter</text:span><text:span text:style-name="T149_21"><text:s/></text:span><text:span text:style-name="T149_22">koji</text:span><text:span text:style-name="T149_23"><text:s/></text:span><text:span text:style-name="T149_24">radi</text:span><text:span text:style-name="T149_25">.<text:s/></text:span><text:span text:style-name="T149_26">Šalje</text:span><text:span text:style-name="T149_27"><text:s/></text:span><text:span text:style-name="T149_28">te</text:span><text:span text:style-name="T149_29"><text:s/></text:span><text:span text:style-name="T149_30">kod</text:span><text:span text:style-name="T149_31"><text:s/></text:span><text:span text:style-name="T149_32">Arhare</text:span><text:span text:style-name="T149_33">.<text:s/></text:span><text:span text:style-name="T149_34">Arhara</text:span><text:span text:style-name="T149_35"><text:s/></text:span><text:span text:style-name="T149_36">će</text:span><text:span text:style-name="T149_37"><text:s/></text:span><text:span text:style-name="T149_38">se</text:span><text:span text:style-name="T149_39"><text:s/></text:span><text:span text:style-name="T149_40">pojaviti</text:span><text:span text:style-name="T149_41"><text:s/></text:span><text:span text:style-name="T149_42">tokom</text:span><text:span text:style-name="T149_43"><text:s/></text:span><text:span text:style-name="T149_44">zadatka</text:span><text:span text:style-name="T149_45"><text:s/></text:span><text:span text:style-name="T149_46">u</text:span><text:span text:style-name="T149_47"><text:s/></text:span><text:span text:style-name="T149_48">vezi</text:span><text:span text:style-name="T149_49"><text:s/></text:span><text:span text:style-name="T149_50">pronalaska</text:span><text:span text:style-name="T149_51"><text:s/></text:span><text:span text:style-name="T149_52">neispravne</text:span><text:span text:style-name="T149_53"><text:s/></text:span><text:span text:style-name="T149_54">PSI</text:span><text:span text:style-name="T149_55"><text:s/></text:span><text:span text:style-name="T149_56">kacige</text:span><text:span text:style-name="T149_57"><text:s/>(</text:span><text:span text:style-name="T149_58">not</text:span><text:span text:style-name="T149_59"><text:s/></text:span><text:span text:style-name="T149_60">adjusted</text:span><text:span text:style-name="T149_61"><text:s/></text:span><text:span text:style-name="T149_62">PSI</text:span><text:span text:style-name="T149_63"><text:s/></text:span><text:span text:style-name="T149_64">Helmet</text:span><text:span text:style-name="T149_65">)<text:s/></text:span><text:span text:style-name="T149_66">od</text:span><text:span text:style-name="T149_67"><text:s/></text:span><text:span text:style-name="T149_68">vojske</text:span><text:span text:style-name="T149_69"><text:s/></text:span><text:span text:style-name="T149_70">u</text:span><text:span text:style-name="T149_71"><text:s/></text:span><text:span text:style-name="T149_72">Agropromu</text:span><text:span text:style-name="T149_73"><text:s/></text:span><text:span text:style-name="T149_74">koji</text:span><text:span text:style-name="T149_75"><text:s/></text:span><text:span text:style-name="T149_76">si</text:span><text:span text:style-name="T149_77"><text:s/></text:span><text:span text:style-name="T149_78">dobio</text:span><text:span text:style-name="T149_79"><text:s/></text:span><text:span text:style-name="T149_80">od</text:span><text:span text:style-name="T149_81"><text:s/></text:span><text:span text:style-name="T149_82">Dana</text:span><text:span text:style-name="T149_83">.<text:s/></text:span><text:span text:style-name="T149_84">Ikona</text:span><text:span text:style-name="T149_85"><text:s/></text:span><text:span text:style-name="T149_86">može</text:span><text:span text:style-name="T149_87"><text:s/></text:span><text:span text:style-name="T149_88">pokazivati</text:span><text:span text:style-name="T149_89"><text:s/></text:span><text:span text:style-name="T149_90">njegovu</text:span><text:span text:style-name="T149_91"><text:s/></text:span><text:span text:style-name="T149_92">lokaciju</text:span><text:span text:style-name="T149_93"><text:s/></text:span><text:span text:style-name="T149_94">ali</text:span><text:span text:style-name="T149_95"><text:s/></text:span><text:span text:style-name="T149_96">njega</text:span><text:span text:style-name="T149_97"><text:s/></text:span><text:span text:style-name="T149_98">tamo</text:span><text:span text:style-name="T149_99"><text:s/></text:span><text:span text:style-name="T149_100">neće</text:span><text:span text:style-name="T149_101"><text:s/></text:span><text:span text:style-name="T149_102">biti</text:span><text:span text:style-name="T149_103">.<text:s/></text:span><text:span text:style-name="T149_104">Tako</text:span><text:span text:style-name="T149_105"><text:s/></text:span><text:span text:style-name="T149_106">da</text:span><text:span text:style-name="T149_107"><text:s/></text:span><text:span text:style-name="T149_108">taj</text:span><text:span text:style-name="T149_109"><text:s/></text:span><text:span text:style-name="T149_110">zadatak</text:span><text:span text:style-name="T149_111"><text:s/></text:span><text:span text:style-name="T149_112">moraš</text:span><text:span text:style-name="T149_113"><text:s/></text:span><text:span text:style-name="T149_114">odradtiti</text:span><text:span text:style-name="T149_115"><text:s/></text:span><text:span text:style-name="T149_116">pre</text:span><text:span text:style-name="T149_117"><text:s/></text:span><text:span text:style-name="T149_118">ovog</text:span><text:span text:style-name="T149_119"><text:s/>(</text:span><text:span text:style-name="T149_120">zadatak</text:span><text:span text:style-name="T149_121"><text:s/></text:span><text:span text:style-name="T149_122">je</text:span><text:span text:style-name="T149_123"><text:s/></text:span><text:span text:style-name="T149_124">opisan</text:span><text:span text:style-name="T149_125"><text:s/></text:span><text:span text:style-name="T149_126">u</text:span><text:span text:style-name="T149_127"><text:s/></text:span><text:span text:style-name="T149_128">sekciji</text:span><text:span text:style-name="T149_129"><text:s/></text:span><text:span text:style-name="T149_130">potraga</text:span><text:span text:style-name="T149_131"><text:s/></text:span><text:span text:style-name="T149_132">za</text:span><text:span text:style-name="T149_133"><text:s/></text:span><text:span text:style-name="T149_134">Arharinim</text:span><text:span text:style-name="T149_135"><text:s/></text:span><text:span text:style-name="T149_136">Notebook</text:span><text:span text:style-name="T149_137">-</text:span><text:span text:style-name="T149_138">om</text:span><text:span text:style-name="T149_139">).</text:span></text:p>
      <text:p text:style-name="P150"/>
      <text:p text:style-name="P151"><text:span text:style-name="T151_1">8.<text:s/></text:span><text:span text:style-name="T151_2">U</text:span><text:span text:style-name="T151_3"><text:s/></text:span><text:span text:style-name="T151_4">priči</text:span><text:span text:style-name="T151_5"><text:s/></text:span><text:span text:style-name="T151_6">sa</text:span><text:span text:style-name="T151_7"><text:s/></text:span><text:span text:style-name="T151_8">Arharom</text:span><text:span text:style-name="T151_9"><text:s/></text:span><text:span text:style-name="T151_10">saznaješ</text:span><text:span text:style-name="T151_11"><text:s/></text:span><text:span text:style-name="T151_12">da</text:span><text:span text:style-name="T151_13"><text:s/></text:span><text:span text:style-name="T151_14">ćeš</text:span><text:span text:style-name="T151_15"><text:s/></text:span><text:span text:style-name="T151_16">ispravan</text:span><text:span text:style-name="T151_17"><text:s/></text:span><text:span text:style-name="T151_18">kompjuter</text:span><text:span text:style-name="T151_19"><text:s/></text:span><text:span text:style-name="T151_20">pronaći</text:span><text:span text:style-name="T151_21"><text:s/></text:span><text:span text:style-name="T151_22">u</text:span><text:span text:style-name="T151_23"><text:s/></text:span><text:span text:style-name="T151_24">laboratoriji</text:span><text:span text:style-name="T151_25"><text:s/></text:span><text:span text:style-name="T151_26">X</text:span><text:span text:style-name="T151_27">-18.</text:span></text:p>
      <text:p text:style-name="P152"/>
      <text:p text:style-name="P153"><text:span text:style-name="T153_1">9.<text:s/></text:span><text:span text:style-name="T153_2">Idi</text:span><text:span text:style-name="T153_3"><text:s/></text:span><text:span text:style-name="T153_4">u</text:span><text:span text:style-name="T153_5"><text:s/></text:span><text:span text:style-name="T153_6">X</text:span><text:span text:style-name="T153_7">-18<text:s/></text:span><text:span text:style-name="T153_8">da</text:span><text:span text:style-name="T153_9"><text:s/></text:span><text:span text:style-name="T153_10">nađeš</text:span><text:span text:style-name="T153_11"><text:s/></text:span><text:span text:style-name="T153_12">taj</text:span><text:span text:style-name="T153_13"><text:s/></text:span><text:span text:style-name="T153_14">komjuter</text:span><text:span text:style-name="T153_15"><text:s/></text:span><text:span text:style-name="T153_16">i</text:span><text:span text:style-name="T153_17"><text:s/></text:span><text:span text:style-name="T153_18">donesi</text:span><text:span text:style-name="T153_19"><text:s/></text:span><text:span text:style-name="T153_20">ga</text:span><text:span text:style-name="T153_21"><text:s/></text:span><text:span text:style-name="T153_22">Kruglovu</text:span><text:span text:style-name="T153_23">.</text:span></text:p>
      <text:p text:style-name="P154"/>
      <text:p text:style-name="P155"><text:span text:style-name="T155_1">10.<text:s/></text:span><text:span text:style-name="T155_2">Kruglov</text:span><text:span text:style-name="T155_3"><text:s/></text:span><text:span text:style-name="T155_4">te</text:span><text:span text:style-name="T155_5"><text:s/></text:span><text:span text:style-name="T155_6">šalje</text:span><text:span text:style-name="T155_7"><text:s/></text:span><text:span text:style-name="T155_8">kod</text:span><text:span text:style-name="T155_9"><text:s/></text:span><text:span text:style-name="T155_10">Yakuta</text:span><text:span text:style-name="T155_11"><text:s/>(</text:span><text:span text:style-name="T155_12">u</text:span><text:span text:style-name="T155_13"><text:s/></text:span><text:span text:style-name="T155_14">kampu</text:span><text:span text:style-name="T155_15"><text:s/></text:span><text:span text:style-name="T155_16">samotnjaka</text:span><text:span text:style-name="T155_17"><text:s/></text:span><text:span text:style-name="T155_18">kod</text:span><text:span text:style-name="T155_19"><text:s/></text:span><text:span text:style-name="T155_20">Freedom</text:span><text:span text:style-name="T155_21"><text:s/></text:span><text:span text:style-name="T155_22">baze</text:span><text:span text:style-name="T155_23">).</text:span></text:p>
      <text:p text:style-name="P156"><text:span text:style-name="T156_1">(</text:span><text:span text:style-name="T156_2">Dijalog</text:span><text:span text:style-name="T156_3"><text:s/></text:span><text:span text:style-name="T156_4">će</text:span><text:span text:style-name="T156_5"><text:s/></text:span><text:span text:style-name="T156_6">biti</text:span><text:span text:style-name="T156_7"><text:s/></text:span><text:span text:style-name="T156_8">moguć</text:span><text:span text:style-name="T156_9"><text:s/></text:span><text:span text:style-name="T156_10">jedino</text:span><text:span text:style-name="T156_11"><text:s/></text:span><text:span text:style-name="T156_12">ako</text:span><text:span text:style-name="T156_13"><text:s/></text:span><text:span text:style-name="T156_14">pre</text:span><text:span text:style-name="T156_15"><text:s/></text:span><text:span text:style-name="T156_16">toga</text:span><text:span text:style-name="T156_17"><text:s/></text:span><text:span text:style-name="T156_18">imaš</text:span><text:span text:style-name="T156_19"><text:s/></text:span><text:span text:style-name="T156_20">odrađene</text:span><text:span text:style-name="T156_21"><text:s/></text:span><text:span text:style-name="T156_22">zadatke</text:span><text:span text:style-name="T156_23">:<text:s/></text:span><text:span text:style-name="T156_24">potraga</text:span><text:span text:style-name="T156_25"><text:s/></text:span><text:span text:style-name="T156_26">za</text:span><text:span text:style-name="T156_27"><text:s/></text:span><text:span text:style-name="T156_28">Fangovim</text:span><text:span text:style-name="T156_29"><text:s/></text:span><text:span text:style-name="T156_30">ubicama</text:span><text:span text:style-name="T156_31"><text:s/></text:span><text:span text:style-name="T156_32">i</text:span><text:span text:style-name="T156_33"><text:s/></text:span><text:span text:style-name="T156_34">pržač</text:span><text:span text:style-name="T156_35"><text:s/>(</text:span><text:span text:style-name="T156_36">Burner</text:span><text:span text:style-name="T156_37">)<text:s/></text:span><text:span text:style-name="T156_38">u</text:span><text:span text:style-name="T156_39"><text:s/></text:span><text:span text:style-name="T156_40">Yantaru</text:span><text:span text:style-name="T156_41"><text:s/></text:span><text:span text:style-name="T156_42">u</text:span><text:span text:style-name="T156_43"><text:s/></text:span><text:span text:style-name="T156_44">lab</text:span><text:span text:style-name="T156_45"><text:s/></text:span><text:span text:style-name="T156_46">X</text:span><text:span text:style-name="T156_47">-16).</text:span></text:p>
      <text:p text:style-name="P157"/>
      <text:p text:style-name="P158"><text:span text:style-name="T158_1">11.<text:s/></text:span><text:span text:style-name="T158_2">Dobićeš</text:span><text:span text:style-name="T158_3"><text:s/>(</text:span><text:span text:style-name="T158_4">ili</text:span><text:span text:style-name="T158_5"><text:s/></text:span><text:span text:style-name="T158_6">si</text:span><text:span text:style-name="T158_7"><text:s/></text:span><text:span text:style-name="T158_8">već</text:span><text:span text:style-name="T158_9"><text:s/></text:span><text:span text:style-name="T158_10">dobio</text:span><text:span text:style-name="T158_11">)<text:s/></text:span><text:span text:style-name="T158_12">SMS</text:span><text:span text:style-name="T158_13"><text:s/></text:span><text:span text:style-name="T158_14">od</text:span><text:span text:style-name="T158_15"><text:s/></text:span><text:span text:style-name="T158_16">Ghosta</text:span><text:span text:style-name="T158_17">.</text:span></text:p>
      <text:p text:style-name="P159"/>
      <text:p text:style-name="P160"><text:span text:style-name="T160_1">12.<text:s/></text:span><text:span text:style-name="T160_2">Onda</text:span><text:span text:style-name="T160_3"><text:s/></text:span><text:span text:style-name="T160_4">ideš</text:span><text:span text:style-name="T160_5"><text:s/></text:span><text:span text:style-name="T160_6">do</text:span><text:span text:style-name="T160_7"><text:s/></text:span><text:span text:style-name="T160_8">Yakuta</text:span><text:span text:style-name="T160_9"><text:s/></text:span><text:span text:style-name="T160_10">i</text:span><text:span text:style-name="T160_11"><text:s/></text:span><text:span text:style-name="T160_12">pitaš</text:span><text:span text:style-name="T160_13"><text:s/></text:span><text:span text:style-name="T160_14">ga</text:span><text:span text:style-name="T160_15"><text:s/></text:span><text:span text:style-name="T160_16">hde</text:span><text:span text:style-name="T160_17"><text:s/></text:span><text:span text:style-name="T160_18">da</text:span><text:span text:style-name="T160_19"><text:s/></text:span><text:span text:style-name="T160_20">nađeš</text:span><text:span text:style-name="T160_21"><text:s/></text:span><text:span text:style-name="T160_22">Ghosta</text:span><text:span text:style-name="T160_23">?<text:s/></text:span><text:span text:style-name="T160_24">On</text:span><text:span text:style-name="T160_25"><text:s/></text:span><text:span text:style-name="T160_26">te</text:span><text:span text:style-name="T160_27"><text:s/></text:span><text:span text:style-name="T160_28">šalje</text:span><text:span text:style-name="T160_29"><text:s/></text:span><text:span text:style-name="T160_30">u</text:span><text:span text:style-name="T160_31"><text:s/></text:span><text:span text:style-name="T160_32">Agroprom</text:span><text:span text:style-name="T160_33"><text:s/></text:span><text:span text:style-name="T160_34">podzemlje</text:span><text:span text:style-name="T160_35">.</text:span></text:p>
      <text:p text:style-name="P161"/>
      <text:p text:style-name="P162"><text:span text:style-name="T162_1">13.<text:s/></text:span><text:span text:style-name="T162_2">U</text:span><text:span text:style-name="T162_3"><text:s/></text:span><text:span text:style-name="T162_4">podzemlju</text:span><text:span text:style-name="T162_5"><text:s/></text:span><text:span text:style-name="T162_6">Agroproma</text:span><text:span text:style-name="T162_7"><text:s/></text:span><text:span text:style-name="T162_8">nalećeš</text:span><text:span text:style-name="T162_9"><text:s/></text:span><text:span text:style-name="T162_10">na</text:span><text:span text:style-name="T162_11"><text:s/></text:span><text:span text:style-name="T162_12">zasedu</text:span><text:span text:style-name="T162_13">,<text:s/></text:span><text:span text:style-name="T162_14">ali</text:span><text:span text:style-name="T162_15"><text:s/></text:span><text:span text:style-name="T162_16">oni</text:span><text:span text:style-name="T162_17"><text:s/></text:span><text:span text:style-name="T162_18">očigledno</text:span><text:span text:style-name="T162_19"><text:s/></text:span><text:span text:style-name="T162_20">nisu</text:span><text:span text:style-name="T162_21"><text:s/></text:span><text:span text:style-name="T162_22">tebe</text:span><text:span text:style-name="T162_23"><text:s/></text:span><text:span text:style-name="T162_24">čekali</text:span><text:span text:style-name="T162_25">.<text:s/>(</text:span><text:span text:style-name="T162_26">Nije</text:span><text:span text:style-name="T162_27"><text:s/></text:span><text:span text:style-name="T162_28">sasvim</text:span><text:span text:style-name="T162_29"><text:s/></text:span><text:span text:style-name="T162_30">jasno</text:span><text:span text:style-name="T162_31"><text:s/></text:span><text:span text:style-name="T162_32">da</text:span><text:span text:style-name="T162_33"><text:s/></text:span><text:span text:style-name="T162_34">li</text:span><text:span text:style-name="T162_35"><text:s/></text:span><text:span text:style-name="T162_36">je</text:span><text:span text:style-name="T162_37"><text:s/></text:span><text:span text:style-name="T162_38">ispunjenje</text:span><text:span text:style-name="T162_39"><text:s/></text:span><text:span text:style-name="T162_40">ove</text:span><text:span text:style-name="T162_41"><text:s/></text:span><text:span text:style-name="T162_42">misije</text:span><text:span text:style-name="T162_43"><text:s/></text:span><text:span text:style-name="T162_44">definisano</text:span><text:span text:style-name="T162_45"><text:s/></text:span><text:span text:style-name="T162_46">ubistvom</text:span><text:span text:style-name="T162_47"><text:s/></text:span><text:span text:style-name="T162_48">svih</text:span><text:span text:style-name="T162_49"><text:s/></text:span><text:span text:style-name="T162_50">Osvetnika</text:span><text:span text:style-name="T162_51"><text:s/>(</text:span><text:span text:style-name="T162_52">Avengers</text:span><text:span text:style-name="T162_53">)<text:s/></text:span><text:span text:style-name="T162_54">ili</text:span><text:span text:style-name="T162_55"><text:s/></text:span><text:span text:style-name="T162_56">izlaskom</text:span><text:span text:style-name="T162_57"><text:s/></text:span><text:span text:style-name="T162_58">na</text:span><text:span text:style-name="T162_59"><text:s/></text:span><text:span text:style-name="T162_60">drugi</text:span><text:span text:style-name="T162_61"><text:s/></text:span><text:span text:style-name="T162_62">izlaz</text:span><text:span text:style-name="T162_63"><text:s/></text:span><text:span text:style-name="T162_64">iz</text:span><text:span text:style-name="T162_65"><text:s/></text:span><text:span text:style-name="T162_66">podzemlja</text:span><text:span text:style-name="T162_67">).</text:span></text:p>
      <text:p text:style-name="P163"/>
      <text:p text:style-name="P164"><text:span text:style-name="T164_1">14.<text:s/></text:span><text:span text:style-name="T164_2">posle</text:span><text:span text:style-name="T164_3"><text:s/></text:span><text:span text:style-name="T164_4">toga</text:span><text:span text:style-name="T164_5"><text:s/></text:span><text:span text:style-name="T164_6">se</text:span><text:span text:style-name="T164_7"><text:s/></text:span><text:span text:style-name="T164_8">vraćaš</text:span><text:span text:style-name="T164_9"><text:s/></text:span><text:span text:style-name="T164_10">do</text:span><text:span text:style-name="T164_11"><text:s/></text:span><text:span text:style-name="T164_12">Yakuta</text:span><text:span text:style-name="T164_13">.<text:s/></text:span><text:span text:style-name="T164_14">On</text:span><text:span text:style-name="T164_15"><text:s/></text:span><text:span text:style-name="T164_16">ti</text:span><text:span text:style-name="T164_17"><text:s/></text:span><text:span text:style-name="T164_18">navodi</text:span><text:span text:style-name="T164_19"><text:s/></text:span><text:span text:style-name="T164_20">na</text:span><text:span text:style-name="T164_21"><text:s/></text:span><text:span text:style-name="T164_22">drugu</text:span><text:span text:style-name="T164_23"><text:s/></text:span><text:span text:style-name="T164_24">lokaciju</text:span><text:span text:style-name="T164_25"><text:s/></text:span><text:span text:style-name="T164_26">gde</text:span><text:span text:style-name="T164_27"><text:s/></text:span><text:span text:style-name="T164_28">bi</text:span><text:span text:style-name="T164_29"><text:s/></text:span><text:span text:style-name="T164_30">Ghost</text:span><text:span text:style-name="T164_31"><text:s/></text:span><text:span text:style-name="T164_32">mogao</text:span><text:span text:style-name="T164_33"><text:s/></text:span><text:span text:style-name="T164_34">biti</text:span><text:span text:style-name="T164_35">.<text:s/></text:span><text:span text:style-name="T164_36">Šalje</text:span><text:span text:style-name="T164_37"><text:s/></text:span><text:span text:style-name="T164_38">te</text:span><text:span text:style-name="T164_39"><text:s/></text:span><text:span text:style-name="T164_40">u</text:span><text:span text:style-name="T164_41"><text:s/></text:span><text:span text:style-name="T164_42">Radar</text:span><text:span text:style-name="T164_43">.<text:s/></text:span><text:span text:style-name="T164_44">Ghostova</text:span><text:span text:style-name="T164_45"><text:s/></text:span><text:span text:style-name="T164_46">lokacija</text:span><text:span text:style-name="T164_47"><text:s/></text:span><text:span text:style-name="T164_48">je</text:span><text:span text:style-name="T164_49"><text:s/></text:span><text:span text:style-name="T164_50">obeležena</text:span><text:span text:style-name="T164_51"><text:s/></text:span><text:span text:style-name="T164_52">na</text:span><text:span text:style-name="T164_53"><text:s/></text:span><text:span text:style-name="T164_54">mapi</text:span><text:span text:style-name="T164_55"><text:s/>(</text:span><text:span text:style-name="T164_56">ulaz</text:span><text:span text:style-name="T164_57"><text:s/></text:span><text:span text:style-name="T164_58">u</text:span><text:span text:style-name="T164_59"><text:s/></text:span><text:span text:style-name="T164_60">lab</text:span><text:span text:style-name="T164_61"><text:s/></text:span><text:span text:style-name="T164_62">X</text:span><text:span text:style-name="T164_63">-10).<text:s/></text:span><text:span text:style-name="T164_64">Idi</text:span><text:span text:style-name="T164_65"><text:s/></text:span><text:span text:style-name="T164_66">tamo</text:span><text:span text:style-name="T164_67"><text:s/></text:span><text:span text:style-name="T164_68">i</text:span><text:span text:style-name="T164_69"><text:s/></text:span><text:span text:style-name="T164_70">pronaći</text:span><text:span text:style-name="T164_71"><text:s/></text:span><text:span text:style-name="T164_72">ćeš</text:span><text:span text:style-name="T164_73"><text:s/></text:span><text:span text:style-name="T164_74">Ghosta</text:span><text:span text:style-name="T164_75">.!</text:span></text:p>
      <text:p text:style-name="P165"/>
      <text:p text:style-name="P166"><text:span text:style-name="T166_1">15.<text:s/></text:span><text:span text:style-name="T166_2">Ghost</text:span><text:span text:style-name="T166_3"><text:s/></text:span><text:span text:style-name="T166_4">te</text:span><text:span text:style-name="T166_5"><text:s/></text:span><text:span text:style-name="T166_6">šalje</text:span><text:span text:style-name="T166_7"><text:s/></text:span><text:span text:style-name="T166_8">u</text:span><text:span text:style-name="T166_9"><text:s/></text:span><text:span text:style-name="T166_10">Močvaru</text:span><text:span text:style-name="T166_11"><text:s/>(</text:span><text:span text:style-name="T166_12">Swamp</text:span><text:span text:style-name="T166_13">)<text:s/></text:span><text:span text:style-name="T166_14">da</text:span><text:span text:style-name="T166_15"><text:s/></text:span><text:span text:style-name="T166_16">bi</text:span><text:span text:style-name="T166_17"><text:s/></text:span><text:span text:style-name="T166_18">sreo</text:span><text:span text:style-name="T166_19"><text:s/></text:span><text:span text:style-name="T166_20">Sovinu</text:span><text:span text:style-name="T166_21"><text:s/>(</text:span><text:span text:style-name="T166_22">Owl</text:span><text:span text:style-name="T166_23">)<text:s/></text:span><text:span text:style-name="T166_24">grupu</text:span><text:span text:style-name="T166_25"><text:s/></text:span><text:span text:style-name="T166_26">i</text:span><text:span text:style-name="T166_27"><text:s/></text:span><text:span text:style-name="T166_28">pokušao</text:span><text:span text:style-name="T166_29"><text:s/></text:span><text:span text:style-name="T166_30">da</text:span><text:span text:style-name="T166_31"><text:s/></text:span><text:span text:style-name="T166_32">ubiješ</text:span><text:span text:style-name="T166_33"><text:s/></text:span><text:span text:style-name="T166_34">Životinju</text:span><text:span text:style-name="T166_35"><text:s/>(</text:span><text:span text:style-name="T166_36">Beast</text:span><text:span text:style-name="T166_37">).<text:s/></text:span><text:span text:style-name="T166_38">Sovina</text:span><text:span text:style-name="T166_39"><text:s/></text:span><text:span text:style-name="T166_40">grupa</text:span><text:span text:style-name="T166_41"><text:s/></text:span><text:span text:style-name="T166_42">će</text:span><text:span text:style-name="T166_43"><text:s/></text:span><text:span text:style-name="T166_44">ti</text:span><text:span text:style-name="T166_45"><text:s/></text:span><text:span text:style-name="T166_46">biti</text:span><text:span text:style-name="T166_47"><text:s/></text:span><text:span text:style-name="T166_48">prikazana</text:span><text:span text:style-name="T166_49"><text:s/></text:span><text:span text:style-name="T166_50">na</text:span><text:span text:style-name="T166_51"><text:s/></text:span><text:span text:style-name="T166_52">mapi</text:span><text:span text:style-name="T166_53"><text:s/></text:span><text:span text:style-name="T166_54">u</text:span><text:span text:style-name="T166_55"><text:s/></text:span><text:span text:style-name="T166_56">mopčvari</text:span><text:span text:style-name="T166_57"><text:s/></text:span><text:span text:style-name="T166_58">kada</text:span><text:span text:style-name="T166_59"><text:s/></text:span><text:span text:style-name="T166_60">misija</text:span><text:span text:style-name="T166_61"><text:s/></text:span><text:span text:style-name="T166_62">bude</text:span><text:span text:style-name="T166_63"><text:s/></text:span><text:span text:style-name="T166_64">prihvaćena</text:span><text:span text:style-name="T166_65">.<text:s/></text:span><text:span text:style-name="T166_66">Životinja</text:span><text:span text:style-name="T166_67"><text:s/>(</text:span><text:span text:style-name="T166_68">Beast</text:span><text:span text:style-name="T166_69">)<text:s/></text:span><text:span text:style-name="T166_70">je</text:span><text:span text:style-name="T166_71"><text:s/></text:span><text:span text:style-name="T166_72">lociran</text:span><text:span text:style-name="T166_73"><text:s/></text:span><text:span text:style-name="T166_74">na</text:span><text:span text:style-name="T166_75"><text:s/></text:span><text:span text:style-name="T166_76">Severnoj</text:span><text:span text:style-name="T166_77"><text:s/></text:span><text:span text:style-name="T166_78">farmi</text:span><text:span text:style-name="T166_79"><text:s/>(</text:span><text:span text:style-name="T166_80">Northern</text:span><text:span text:style-name="T166_81"><text:s/></text:span><text:span text:style-name="T166_82">farmstead</text:span><text:span text:style-name="T166_83">)<text:s/></text:span><text:span text:style-name="T166_84">u</text:span><text:span text:style-name="T166_85"><text:s/></text:span><text:span text:style-name="T166_86">gornjem</text:span><text:span text:style-name="T166_87"><text:s/></text:span><text:span text:style-name="T166_88">NE</text:span><text:span text:style-name="T166_89"><text:s/></text:span><text:span text:style-name="T166_90">uglu</text:span><text:span text:style-name="T166_91"><text:s/></text:span><text:span text:style-name="T166_92">mape</text:span><text:span text:style-name="T166_93"><text:s/></text:span><text:span text:style-name="T166_94">močvare</text:span><text:span text:style-name="T166_95"><text:s/></text:span><text:span text:style-name="T166_96">blizo</text:span><text:span text:style-name="T166_97"><text:s/></text:span><text:span text:style-name="T166_98">tranzicije</text:span><text:span text:style-name="T166_99"><text:s/></text:span><text:span text:style-name="T166_100">u</text:span><text:span text:style-name="T166_101"><text:s/></text:span><text:span text:style-name="T166_102">Kordon</text:span><text:span text:style-name="T166_103">.<text:s/></text:span><text:span text:style-name="T166_104">Ubij</text:span><text:span text:style-name="T166_105"><text:s/></text:span><text:span text:style-name="T166_106">jednog</text:span><text:span text:style-name="T166_107"><text:s/></text:span><text:span text:style-name="T166_108">od</text:span><text:span text:style-name="T166_109"><text:s/></text:span><text:span text:style-name="T166_110">Životinjinih</text:span><text:span text:style-name="T166_111"><text:s/>(</text:span><text:span text:style-name="T166_112">Beast</text:span><text:span text:style-name="T166_113">)<text:s/></text:span><text:span text:style-name="T166_114">pristalica</text:span><text:span text:style-name="T166_115"><text:s/></text:span><text:span text:style-name="T166_116">i</text:span><text:span text:style-name="T166_117"><text:s/></text:span><text:span text:style-name="T166_118">uzmi</text:span><text:span text:style-name="T166_119"><text:s/></text:span><text:span text:style-name="T166_120">fleš</text:span><text:span text:style-name="T166_121"><text:s/></text:span><text:span text:style-name="T166_122">drajv</text:span><text:span text:style-name="T166_123">.</text:span></text:p>
      <text:p text:style-name="P167"/>
      <text:p text:style-name="P168"><text:span text:style-name="T168_1">16.<text:s/></text:span><text:span text:style-name="T168_2">Usput</text:span><text:span text:style-name="T168_3">,<text:s/></text:span><text:span text:style-name="T168_4">ukoliko</text:span><text:span text:style-name="T168_5"><text:s/></text:span><text:span text:style-name="T168_6">je</text:span><text:span text:style-name="T168_7"><text:s/></text:span><text:span text:style-name="T168_8">Sova</text:span><text:span text:style-name="T168_9"><text:s/>(</text:span><text:span text:style-name="T168_10">Owl</text:span><text:span text:style-name="T168_11">)<text:s/></text:span><text:span text:style-name="T168_12">ubijen</text:span><text:span text:style-name="T168_13">,<text:s/></text:span><text:span text:style-name="T168_14">pretraži</text:span><text:span text:style-name="T168_15"><text:s/></text:span><text:span text:style-name="T168_16">njegov</text:span><text:span text:style-name="T168_17"><text:s/></text:span><text:span text:style-name="T168_18">leš</text:span><text:span text:style-name="T168_19"><text:s/></text:span><text:span text:style-name="T168_20">i</text:span><text:span text:style-name="T168_21"><text:s/></text:span><text:span text:style-name="T168_22">dobićeš</text:span><text:span text:style-name="T168_23"><text:s/></text:span><text:span text:style-name="T168_24">informaciju</text:span><text:span text:style-name="T168_25"><text:s/></text:span><text:span text:style-name="T168_26">o</text:span><text:span text:style-name="T168_27"><text:s/></text:span><text:span text:style-name="T168_28">njegovom</text:span><text:span text:style-name="T168_29"><text:s/></text:span><text:span text:style-name="T168_30">šteku</text:span><text:span text:style-name="T168_31"><text:s/></text:span><text:span text:style-name="T168_32">u</text:span><text:span text:style-name="T168_33"><text:s/></text:span><text:span text:style-name="T168_34">X</text:span><text:span text:style-name="T168_35">-10.<text:s/></text:span><text:span text:style-name="T168_36">U</text:span><text:span text:style-name="T168_37"><text:s/></text:span><text:span text:style-name="T168_38">njegovom</text:span><text:span text:style-name="T168_39"><text:s/></text:span><text:span text:style-name="T168_40">šteku</text:span><text:span text:style-name="T168_41"><text:s/></text:span><text:span text:style-name="T168_42">pronaći</text:span><text:span text:style-name="T168_43"><text:s/></text:span><text:span text:style-name="T168_44">ćeš</text:span><text:span text:style-name="T168_45"><text:s/></text:span><text:span text:style-name="T168_46">poruku</text:span><text:span text:style-name="T168_47"><text:s/></text:span><text:span text:style-name="T168_48">od</text:span><text:span text:style-name="T168_49"><text:s/></text:span><text:span text:style-name="T168_50">Sove</text:span><text:span text:style-name="T168_51"><text:s/>(</text:span><text:span text:style-name="T168_52">Owl</text:span><text:span text:style-name="T168_53">)<text:s/></text:span><text:span text:style-name="T168_54">za</text:span><text:span text:style-name="T168_55"><text:s/></text:span><text:span text:style-name="T168_56">Ghosta</text:span><text:span text:style-name="T168_57">.<text:s/>(</text:span><text:span text:style-name="T168_58">Štek</text:span><text:span text:style-name="T168_59"><text:s/></text:span><text:span text:style-name="T168_60">je</text:span><text:span text:style-name="T168_61"><text:s/></text:span><text:span text:style-name="T168_62">moguće</text:span><text:span text:style-name="T168_63"><text:s/></text:span><text:span text:style-name="T168_64">pronaći</text:span><text:span text:style-name="T168_65"><text:s/></text:span><text:span text:style-name="T168_66">bez</text:span><text:span text:style-name="T168_67"><text:s/></text:span><text:span text:style-name="T168_68">obzira</text:span><text:span text:style-name="T168_69"><text:s/></text:span><text:span text:style-name="T168_70">jeli</text:span><text:span text:style-name="T168_71"><text:s/></text:span><text:span text:style-name="T168_72">Sova</text:span><text:span text:style-name="T168_73"><text:s/></text:span><text:span text:style-name="T168_74">poginuo</text:span><text:span text:style-name="T168_75"><text:s/></text:span><text:span text:style-name="T168_76">ili</text:span><text:span text:style-name="T168_77"><text:s/></text:span><text:span text:style-name="T168_78">nije</text:span><text:span text:style-name="T168_79">.<text:s/></text:span><text:span text:style-name="T168_80">Treba</text:span><text:span text:style-name="T168_81"><text:s/></text:span><text:span text:style-name="T168_82">samo</text:span><text:span text:style-name="T168_83"><text:s/></text:span><text:span text:style-name="T168_84">da</text:span><text:span text:style-name="T168_85"><text:s/></text:span><text:span text:style-name="T168_86">ga</text:span><text:span text:style-name="T168_87"><text:s/></text:span><text:span text:style-name="T168_88">potražiš</text:span><text:span text:style-name="T168_89">).</text:span></text:p>
      <text:p text:style-name="P169"/>
      <text:p text:style-name="P170"><text:span text:style-name="T170_1">17.<text:s/></text:span><text:span text:style-name="T170_2">Vrati</text:span><text:span text:style-name="T170_3"><text:s/></text:span><text:span text:style-name="T170_4">se</text:span><text:span text:style-name="T170_5"><text:s/></text:span><text:span text:style-name="T170_6">kod</text:span><text:span text:style-name="T170_7"><text:s/></text:span><text:span text:style-name="T170_8">Ghosta</text:span><text:span text:style-name="T170_9"><text:s/></text:span><text:span text:style-name="T170_10">i</text:span><text:span text:style-name="T170_11"><text:s/></text:span><text:span text:style-name="T170_12">donesi</text:span><text:span text:style-name="T170_13"><text:s/></text:span><text:span text:style-name="T170_14">mu</text:span><text:span text:style-name="T170_15"><text:s/></text:span><text:span text:style-name="T170_16">Životinjin</text:span><text:span text:style-name="T170_17"><text:s/>(</text:span><text:span text:style-name="T170_18">Animal</text:span><text:span text:style-name="T170_19">)<text:s/></text:span><text:span text:style-name="T170_20">fleš</text:span><text:span text:style-name="T170_21"><text:s/></text:span><text:span text:style-name="T170_22">drajv</text:span><text:span text:style-name="T170_23">.</text:span></text:p>
      <text:p text:style-name="P171"/>
      <text:p text:style-name="P172"><text:span text:style-name="T172_1">18.</text:span><text:span text:style-name="T172_2">Tada</text:span><text:span text:style-name="T172_3"><text:s/></text:span><text:span text:style-name="T172_4">te</text:span><text:span text:style-name="T172_5"><text:s/></text:span><text:span text:style-name="T172_6">Ghost</text:span><text:span text:style-name="T172_7"><text:s/></text:span><text:span text:style-name="T172_8">šalje</text:span><text:span text:style-name="T172_9"><text:s/></text:span><text:span text:style-name="T172_10">u</text:span><text:span text:style-name="T172_11"><text:s/></text:span><text:span text:style-name="T172_12">Kordon</text:span><text:span text:style-name="T172_13"><text:s/></text:span><text:span text:style-name="T172_14">do</text:span><text:span text:style-name="T172_15"><text:s/></text:span><text:span text:style-name="T172_16">Vojnog</text:span><text:span text:style-name="T172_17"><text:s/></text:span><text:span text:style-name="T172_18">punkta</text:span><text:span text:style-name="T172_19">.<text:s/></text:span><text:span text:style-name="T172_20">Pobij</text:span><text:span text:style-name="T172_21"><text:s/></text:span><text:span text:style-name="T172_22">vojsku</text:span><text:span text:style-name="T172_23"><text:s/></text:span><text:span text:style-name="T172_24">i</text:span><text:span text:style-name="T172_25"><text:s/></text:span><text:span text:style-name="T172_26">Osvetnike</text:span><text:span text:style-name="T172_27"><text:s/>(</text:span><text:span text:style-name="T172_28">Avengers</text:span><text:span text:style-name="T172_29">)<text:s/></text:span><text:span text:style-name="T172_30">i</text:span><text:span text:style-name="T172_31"><text:s/></text:span><text:span text:style-name="T172_32">uzmi</text:span><text:span text:style-name="T172_33"><text:s/></text:span><text:span text:style-name="T172_34">dokumente</text:span><text:span text:style-name="T172_35"><text:s/></text:span><text:span text:style-name="T172_36">od</text:span><text:span text:style-name="T172_37"><text:s/></text:span><text:span text:style-name="T172_38">vođe</text:span><text:span text:style-name="T172_39"><text:s/></text:span><text:span text:style-name="T172_40">osvetnika</text:span><text:span text:style-name="T172_41"><text:s/>(</text:span><text:span text:style-name="T172_42">opet</text:span><text:span text:style-name="T172_43">)<text:s/></text:span><text:span text:style-name="T172_44">Životinje</text:span><text:span text:style-name="T172_45"><text:s/>(</text:span><text:span text:style-name="T172_46">Beast</text:span><text:span text:style-name="T172_47">-</text:span><text:span text:style-name="T172_48">Animal</text:span><text:span text:style-name="T172_49">).</text:span></text:p>
      <text:p text:style-name="P173"/>
      <text:p text:style-name="P174"><text:span text:style-name="T174_1">!<text:s/></text:span><text:span text:style-name="T174_2">Info</text:span><text:span text:style-name="T174_3">:<text:s/></text:span><text:span text:style-name="T174_4">Ubistvom</text:span><text:span text:style-name="T174_5"><text:s/></text:span><text:span text:style-name="T174_6">vođe</text:span><text:span text:style-name="T174_7"><text:s/></text:span><text:span text:style-name="T174_8">Osvetnika</text:span><text:span text:style-name="T174_9"><text:s/>(</text:span><text:span text:style-name="T174_10">Avengers</text:span><text:span text:style-name="T174_11">)<text:s/></text:span><text:span text:style-name="T174_12">sa</text:span><text:span text:style-name="T174_13"><text:s/></text:span><text:span text:style-name="T174_14">dokumentima</text:span><text:span text:style-name="T174_15"><text:s/></text:span><text:span text:style-name="T174_16">može</text:span><text:span text:style-name="T174_17"><text:s/></text:span><text:span text:style-name="T174_18">prouzrokovati</text:span><text:span text:style-name="T174_19"><text:s/></text:span><text:span text:style-name="T174_20">da</text:span><text:span text:style-name="T174_21"><text:s/></text:span><text:span text:style-name="T174_22">helikopteri</text:span><text:span text:style-name="T174_23"><text:s/></text:span><text:span text:style-name="T174_24">odu</text:span><text:span text:style-name="T174_25">.<text:s/></text:span><text:span text:style-name="T174_26">Takođe</text:span><text:span text:style-name="T174_27"><text:s/></text:span><text:span text:style-name="T174_28">možeš</text:span><text:span text:style-name="T174_29"><text:s/></text:span><text:span text:style-name="T174_30">probati</text:span><text:span text:style-name="T174_31"><text:s/></text:span><text:span text:style-name="T174_32">da</text:span><text:span text:style-name="T174_33"><text:s/></text:span><text:span text:style-name="T174_34">zaštitiš</text:span><text:span text:style-name="T174_35"><text:s/></text:span><text:span text:style-name="T174_36">selo</text:span><text:span text:style-name="T174_37"><text:s/></text:span><text:span text:style-name="T174_38">početnika</text:span><text:span text:style-name="T174_39"><text:s/>(</text:span><text:span text:style-name="T174_40">Rookie</text:span><text:span text:style-name="T174_41"><text:s/></text:span><text:span text:style-name="T174_42">Village</text:span><text:span text:style-name="T174_43">)<text:s/></text:span><text:span text:style-name="T174_44">od</text:span><text:span text:style-name="T174_45"><text:s/></text:span><text:span text:style-name="T174_46">protivnapada</text:span><text:span text:style-name="T174_47"><text:s/></text:span><text:span text:style-name="T174_48">da</text:span><text:span text:style-name="T174_49"><text:s/></text:span><text:span text:style-name="T174_50">bi</text:span><text:span text:style-name="T174_51"><text:s/></text:span><text:span text:style-name="T174_52">Fanatika</text:span><text:span text:style-name="T174_53"><text:s/></text:span><text:span text:style-name="T174_54">održao</text:span><text:span text:style-name="T174_55"><text:s/></text:span><text:span text:style-name="T174_56">u</text:span><text:span text:style-name="T174_57"><text:s/></text:span><text:span text:style-name="T174_58">životu</text:span><text:span text:style-name="T174_59">.</text:span></text:p>
      <text:p text:style-name="P175"/>
      <text:p text:style-name="P176"><text:span text:style-name="T176_1">19.<text:s/></text:span><text:span text:style-name="T176_2">Dokumenta</text:span><text:span text:style-name="T176_3"><text:s/></text:span><text:span text:style-name="T176_4">donesi</text:span><text:span text:style-name="T176_5"><text:s/></text:span><text:span text:style-name="T176_6">Ghostu</text:span><text:span text:style-name="T176_7">.</text:span></text:p>
      <text:p text:style-name="P177"/>
      <text:p text:style-name="P178"><text:span text:style-name="T178_1">(</text:span><text:span text:style-name="T178_2">Ovde</text:span><text:span text:style-name="T178_3"><text:s/></text:span><text:span text:style-name="T178_4">se</text:span><text:span text:style-name="T178_5"><text:s/></text:span><text:span text:style-name="T178_6">završavaju</text:span><text:span text:style-name="T178_7"><text:s/></text:span><text:span text:style-name="T178_8">određeni</text:span><text:span text:style-name="T178_9"><text:s/></text:span><text:span text:style-name="T178_10">zadaci</text:span><text:span text:style-name="T178_11">,<text:s/></text:span><text:span text:style-name="T178_12">ali</text:span><text:span text:style-name="T178_13"><text:s/></text:span><text:span text:style-name="T178_14">ne</text:span><text:span text:style-name="T178_15"><text:s/></text:span><text:span text:style-name="T178_16">svi</text:span><text:span text:style-name="T178_17"><text:s/></text:span><text:span text:style-name="T178_18">iz</text:span><text:span text:style-name="T178_19"><text:s/></text:span><text:span text:style-name="T178_20">Soljanke</text:span><text:span text:style-name="T178_21">).</text:span></text:p>
      <text:p text:style-name="P179"/>
      <text:p text:style-name="P180"><text:span text:style-name="T180_1">Zadaci</text:span><text:span text:style-name="T180_2"><text:s/></text:span><text:span text:style-name="T180_3">Čistog</text:span><text:span text:style-name="T180_4"><text:s/></text:span><text:span text:style-name="T180_5">Neba</text:span><text:span text:style-name="T180_6"><text:s/>(</text:span><text:span text:style-name="T180_7">Clear</text:span><text:span text:style-name="T180_8"><text:s/></text:span><text:span text:style-name="T180_9">Sky</text:span><text:span text:style-name="T180_10">)</text:span></text:p>
      <text:p text:style-name="P181"/>
      <text:p text:style-name="P182"><text:span text:style-name="T182_1">INFO</text:span><text:span text:style-name="T182_2">:<text:s/></text:span><text:span text:style-name="T182_3">Fanatik</text:span><text:span text:style-name="T182_4"><text:s/></text:span><text:span text:style-name="T182_5">te</text:span><text:span text:style-name="T182_6"><text:s/></text:span><text:span text:style-name="T182_7">nagrađuje</text:span><text:span text:style-name="T182_8"><text:s/></text:span><text:span text:style-name="T182_9">tranzicijom</text:span><text:span text:style-name="T182_10"><text:s/></text:span><text:span text:style-name="T182_11">između</text:span><text:span text:style-name="T182_12"><text:s/></text:span><text:span text:style-name="T182_13">Kordona</text:span><text:span text:style-name="T182_14"><text:s/></text:span><text:span text:style-name="T182_15">i</text:span><text:span text:style-name="T182_16"><text:s/></text:span><text:span text:style-name="T182_17">Močvare</text:span><text:span text:style-name="T182_18"><text:s/></text:span><text:span text:style-name="T182_19">kada</text:span><text:span text:style-name="T182_20"><text:s/></text:span><text:span text:style-name="T182_21">završiš</text:span><text:span text:style-name="T182_22"><text:s/></text:span><text:span text:style-name="T182_23">zadatak</text:span><text:span text:style-name="T182_24"><text:s/></text:span><text:span text:style-name="T182_25">zaštite</text:span><text:span text:style-name="T182_26"><text:s/></text:span><text:span text:style-name="T182_27">sela</text:span><text:span text:style-name="T182_28"><text:s/></text:span><text:span text:style-name="T182_29">početnika</text:span><text:span text:style-name="T182_30"><text:s/></text:span><text:span text:style-name="T182_31">od</text:span><text:span text:style-name="T182_32"><text:s/></text:span><text:span text:style-name="T182_33">plaćenika</text:span><text:span text:style-name="T182_34"><text:s/></text:span><text:span text:style-name="T182_35">pri</text:span><text:span text:style-name="T182_36"><text:s/></text:span><text:span text:style-name="T182_37">povratki</text:span><text:span text:style-name="T182_38"><text:s/></text:span><text:span text:style-name="T182_39">iz</text:span><text:span text:style-name="T182_40"><text:s/></text:span><text:span text:style-name="T182_41">X</text:span><text:span text:style-name="T182_42">-18<text:s/></text:span><text:span text:style-name="T182_43">iz</text:span><text:span text:style-name="T182_44"><text:s/></text:span><text:span text:style-name="T182_45">Tamne</text:span><text:span text:style-name="T182_46"><text:s/></text:span><text:span text:style-name="T182_47">Doline</text:span><text:span text:style-name="T182_48">.</text:span></text:p>
      <text:p text:style-name="P183"/>
      <text:p text:style-name="P184"><text:span text:style-name="T184_1">1.<text:s/></text:span><text:span text:style-name="T184_2">Na</text:span><text:span text:style-name="T184_3"><text:s/></text:span><text:span text:style-name="T184_4">ulazu</text:span><text:span text:style-name="T184_5"><text:s/></text:span><text:span text:style-name="T184_6">u</text:span><text:span text:style-name="T184_7"><text:s/></text:span><text:span text:style-name="T184_8">Močvaru</text:span><text:span text:style-name="T184_9"><text:s/></text:span><text:span text:style-name="T184_10">nalazi</text:span><text:span text:style-name="T184_11"><text:s/></text:span><text:span text:style-name="T184_12">se</text:span><text:span text:style-name="T184_13"><text:s/></text:span><text:span text:style-name="T184_14">naselje</text:span><text:span text:style-name="T184_15"><text:s/></text:span><text:span text:style-name="T184_16">u</text:span><text:span text:style-name="T184_17"><text:s/></text:span><text:span text:style-name="T184_18">kojem</text:span><text:span text:style-name="T184_19"><text:s/></text:span><text:span text:style-name="T184_20">srećeš</text:span><text:span text:style-name="T184_21"><text:s/></text:span><text:span text:style-name="T184_22">seoskog</text:span><text:span text:style-name="T184_23"><text:s/></text:span><text:span text:style-name="T184_24">vođu</text:span><text:span text:style-name="T184_25"><text:s/>(</text:span><text:span text:style-name="T184_26">Village</text:span><text:span text:style-name="T184_27"><text:s/></text:span><text:span text:style-name="T184_28">Clerk</text:span><text:span text:style-name="T184_29">).<text:s/></text:span><text:span text:style-name="T184_30">On</text:span><text:span text:style-name="T184_31"><text:s/></text:span><text:span text:style-name="T184_32">ti</text:span><text:span text:style-name="T184_33"><text:s/></text:span><text:span text:style-name="T184_34">daje</text:span><text:span text:style-name="T184_35"><text:s/></text:span><text:span text:style-name="T184_36">zadatak</text:span><text:span text:style-name="T184_37"><text:s/></text:span><text:span text:style-name="T184_38">da</text:span><text:span text:style-name="T184_39"><text:s/></text:span><text:span text:style-name="T184_40">mu</text:span><text:span text:style-name="T184_41"><text:s/></text:span><text:span text:style-name="T184_42">spaseš</text:span><text:span text:style-name="T184_43"><text:s/></text:span><text:span text:style-name="T184_44">prijatelja</text:span><text:span text:style-name="T184_45"><text:s/></text:span><text:span text:style-name="T184_46">iz</text:span><text:span text:style-name="T184_47"><text:s/></text:span><text:span text:style-name="T184_48">zarobljeništva</text:span><text:span text:style-name="T184_49"><text:s/></text:span><text:span text:style-name="T184_50">kod</text:span><text:span text:style-name="T184_51"><text:s/></text:span><text:span text:style-name="T184_52">bandita</text:span><text:span text:style-name="T184_53">.<text:s/></text:span><text:span text:style-name="T184_54">idi</text:span><text:span text:style-name="T184_55"><text:s/></text:span><text:span text:style-name="T184_56">do</text:span><text:span text:style-name="T184_57"><text:s/></text:span><text:span text:style-name="T184_58">Crkve</text:span><text:span text:style-name="T184_59"><text:s/></text:span><text:span text:style-name="T184_60">i</text:span><text:span text:style-name="T184_61"><text:s/></text:span><text:span text:style-name="T184_62">pobij</text:span><text:span text:style-name="T184_63"><text:s/></text:span><text:span text:style-name="T184_64">bandite</text:span><text:span text:style-name="T184_65"><text:s/></text:span><text:span text:style-name="T184_66">i</text:span><text:span text:style-name="T184_67"><text:s/></text:span><text:span text:style-name="T184_68">spasi</text:span><text:span text:style-name="T184_69"><text:s/></text:span><text:span text:style-name="T184_70">zarobljenika</text:span><text:span text:style-name="T184_71"><text:s/></text:span><text:span text:style-name="T184_72">koji</text:span><text:span text:style-name="T184_73"><text:s/></text:span><text:span text:style-name="T184_74">se</text:span><text:span text:style-name="T184_75"><text:s/></text:span><text:span text:style-name="T184_76">zove</text:span><text:span text:style-name="T184_77"><text:s/></text:span><text:span text:style-name="T184_78">Sahat</text:span><text:span text:style-name="T184_79">.</text:span></text:p>
      <text:p text:style-name="P185"/>
      <text:p text:style-name="P186"><text:span text:style-name="T186_1">2.<text:s/></text:span><text:span text:style-name="T186_2">Vrati</text:span><text:span text:style-name="T186_3"><text:s/></text:span><text:span text:style-name="T186_4">se</text:span><text:span text:style-name="T186_5"><text:s/></text:span><text:span text:style-name="T186_6">kod</text:span><text:span text:style-name="T186_7"><text:s/></text:span><text:span text:style-name="T186_8">seoskog</text:span><text:span text:style-name="T186_9"><text:s/></text:span><text:span text:style-name="T186_10">vođe</text:span><text:span text:style-name="T186_11"><text:s/>(</text:span><text:span text:style-name="T186_12">Village</text:span><text:span text:style-name="T186_13"><text:s/></text:span><text:span text:style-name="T186_14">Clerk</text:span><text:span text:style-name="T186_15">)<text:s/></text:span><text:span text:style-name="T186_16">i</text:span><text:span text:style-name="T186_17"><text:s/></text:span><text:span text:style-name="T186_18">kaži</text:span><text:span text:style-name="T186_19"><text:s/></text:span><text:span text:style-name="T186_20">mu</text:span><text:span text:style-name="T186_21"><text:s/></text:span><text:span text:style-name="T186_22">da</text:span><text:span text:style-name="T186_23"><text:s/></text:span><text:span text:style-name="T186_24">si</text:span><text:span text:style-name="T186_25"><text:s/></text:span><text:span text:style-name="T186_26">ga</text:span><text:span text:style-name="T186_27"><text:s/></text:span><text:span text:style-name="T186_28">spasao</text:span><text:span text:style-name="T186_29">.<text:s/></text:span><text:span text:style-name="T186_30">On</text:span><text:span text:style-name="T186_31"><text:s/></text:span><text:span text:style-name="T186_32">će</text:span><text:span text:style-name="T186_33"><text:s/></text:span><text:span text:style-name="T186_34">ti</text:span><text:span text:style-name="T186_35"><text:s/></text:span><text:span text:style-name="T186_36">onda</text:span><text:span text:style-name="T186_37"><text:s/></text:span><text:span text:style-name="T186_38">reći</text:span><text:span text:style-name="T186_39"><text:s/></text:span><text:span text:style-name="T186_40">gde</text:span><text:span text:style-name="T186_41"><text:s/></text:span><text:span text:style-name="T186_42">se</text:span><text:span text:style-name="T186_43"><text:s/></text:span><text:span text:style-name="T186_44">nalazi</text:span><text:span text:style-name="T186_45"><text:s/></text:span><text:span text:style-name="T186_46">telepor</text:span><text:span text:style-name="T186_47"><text:s/></text:span><text:span text:style-name="T186_48">za</text:span><text:span text:style-name="T186_49"><text:s/></text:span><text:span text:style-name="T186_50">bazu</text:span><text:span text:style-name="T186_51"><text:s/></text:span><text:span text:style-name="T186_52">Čistog</text:span><text:span text:style-name="T186_53"><text:s/></text:span><text:span text:style-name="T186_54">Neba</text:span><text:span text:style-name="T186_55"><text:s/>(</text:span><text:span text:style-name="T186_56">Clear</text:span><text:span text:style-name="T186_57"><text:s/></text:span><text:span text:style-name="T186_58">Sky</text:span><text:span text:style-name="T186_59">).</text:span></text:p>
      <text:p text:style-name="P187"/>
      <text:p text:style-name="P188"><text:span text:style-name="T188_1">3.<text:s/></text:span><text:span text:style-name="T188_2">Onda</text:span><text:span text:style-name="T188_3"><text:s/></text:span><text:span text:style-name="T188_4">ideš</text:span><text:span text:style-name="T188_5"><text:s/></text:span><text:span text:style-name="T188_6">u</text:span><text:span text:style-name="T188_7"><text:s/></text:span><text:span text:style-name="T188_8">bazu</text:span><text:span text:style-name="T188_9"><text:s/></text:span><text:span text:style-name="T188_10">i</text:span><text:span text:style-name="T188_11"><text:s/></text:span><text:span text:style-name="T188_12">srećeš</text:span><text:span text:style-name="T188_13"><text:s/>3<text:s/></text:span><text:span text:style-name="T188_14">različita</text:span><text:span text:style-name="T188_15"><text:s/></text:span><text:span text:style-name="T188_16">karaktera</text:span><text:span text:style-name="T188_17"><text:s/></text:span><text:span text:style-name="T188_18">koji</text:span><text:span text:style-name="T188_19"><text:s/></text:span><text:span text:style-name="T188_20">ti</text:span><text:span text:style-name="T188_21"><text:s/></text:span><text:span text:style-name="T188_22">daju</text:span><text:span text:style-name="T188_23"><text:s/></text:span><text:span text:style-name="T188_24">zadatke</text:span><text:span text:style-name="T188_25"><text:s/>-<text:s/></text:span><text:span text:style-name="T188_26">Basila</text:span><text:span text:style-name="T188_27">,<text:s/></text:span><text:span text:style-name="T188_28">Colda</text:span><text:span text:style-name="T188_29"><text:s/></text:span><text:span text:style-name="T188_30">i</text:span><text:span text:style-name="T188_31"><text:s/></text:span><text:span text:style-name="T188_32">vođu</text:span><text:span text:style-name="T188_33"><text:s/></text:span><text:span text:style-name="T188_34">Sviblova</text:span><text:span text:style-name="T188_35">.</text:span></text:p>
      <text:p text:style-name="P189"/>
      <text:p text:style-name="P190"><text:span text:style-name="T190_1">4.<text:s/></text:span><text:span text:style-name="T190_2">Basilov</text:span><text:span text:style-name="T190_3"><text:s/></text:span><text:span text:style-name="T190_4">zadatak</text:span><text:span text:style-name="T190_5"><text:s/></text:span><text:span text:style-name="T190_6">je</text:span><text:span text:style-name="T190_7"><text:s/></text:span><text:span text:style-name="T190_8">pronaći</text:span><text:span text:style-name="T190_9"><text:s/></text:span><text:span text:style-name="T190_10">lekovitu</text:span><text:span text:style-name="T190_11"><text:s/></text:span><text:span text:style-name="T190_12">salve</text:span><text:span text:style-name="T190_13"><text:s/>(</text:span><text:span text:style-name="T190_14">Healing</text:span><text:span text:style-name="T190_15"><text:s/></text:span><text:span text:style-name="T190_16">Salve</text:span><text:span text:style-name="T190_17">?!?)</text:span></text:p>
      <text:p text:style-name="P191"><text:span text:style-name="T191_1"><text:s/>4.1<text:s/></text:span><text:span text:style-name="T191_2">Ideš</text:span><text:span text:style-name="T191_3"><text:s/></text:span><text:span text:style-name="T191_4">do</text:span><text:span text:style-name="T191_5"><text:s/></text:span><text:span text:style-name="T191_6">Kalmika</text:span><text:span text:style-name="T191_7"><text:s/>(</text:span><text:span text:style-name="T191_8">Kalmyk</text:span><text:span text:style-name="T191_9">)<text:s/></text:span><text:span text:style-name="T191_10">na</text:span><text:span text:style-name="T191_11"><text:s/></text:span><text:span text:style-name="T191_12">pumpnoj</text:span><text:span text:style-name="T191_13"><text:s/></text:span><text:span text:style-name="T191_14">stanici</text:span><text:span text:style-name="T191_15"><text:s/>-<text:s/></text:span><text:span text:style-name="T191_16">mesto</text:span><text:span text:style-name="T191_17"><text:s/></text:span><text:span text:style-name="T191_18">ti</text:span><text:span text:style-name="T191_19"><text:s/></text:span><text:span text:style-name="T191_20">je</text:span><text:span text:style-name="T191_21"><text:s/></text:span><text:span text:style-name="T191_22">označeno</text:span><text:span text:style-name="T191_23"><text:s/></text:span><text:span text:style-name="T191_24">na</text:span><text:span text:style-name="T191_25"><text:s/></text:span><text:span text:style-name="T191_26">mapi</text:span><text:span text:style-name="T191_27"><text:s/></text:span><text:span text:style-name="T191_28">sivim</text:span><text:span text:style-name="T191_29"><text:s/></text:span><text:span text:style-name="T191_30">krugom</text:span><text:span text:style-name="T191_31">.<text:s/></text:span><text:span text:style-name="T191_32">U</text:span><text:span text:style-name="T191_33"><text:s/></text:span><text:span text:style-name="T191_34">kolibi</text:span><text:span text:style-name="T191_35"><text:s/></text:span><text:span text:style-name="T191_36">na</text:span><text:span text:style-name="T191_37"><text:s/></text:span><text:span text:style-name="T191_38">platformi</text:span><text:span text:style-name="T191_39"><text:s/></text:span><text:span text:style-name="T191_40">je</text:span><text:span text:style-name="T191_41"><text:s/></text:span><text:span text:style-name="T191_42">ranac</text:span><text:span text:style-name="T191_43"><text:s/>(</text:span><text:span text:style-name="T191_44">backpack</text:span><text:span text:style-name="T191_45">)<text:s/></text:span><text:span text:style-name="T191_46">sa</text:span><text:span text:style-name="T191_47"><text:s/></text:span><text:span text:style-name="T191_48">ručnom</text:span><text:span text:style-name="T191_49"><text:s/></text:span><text:span text:style-name="T191_50">granatom</text:span><text:span text:style-name="T191_51"><text:s/></text:span><text:span text:style-name="T191_52">u</text:span><text:span text:style-name="T191_53"><text:s/></text:span><text:span text:style-name="T191_54">sebi</text:span><text:span text:style-name="T191_55">.<text:s/></text:span><text:span text:style-name="T191_56">Uzmi</text:span><text:span text:style-name="T191_57"><text:s/></text:span><text:span text:style-name="T191_58">granatu</text:span><text:span text:style-name="T191_59"><text:s/></text:span><text:span text:style-name="T191_60">i</text:span><text:span text:style-name="T191_61"><text:s/></text:span><text:span text:style-name="T191_62">ona</text:span><text:span text:style-name="T191_63"><text:s/></text:span><text:span text:style-name="T191_64">će</text:span><text:span text:style-name="T191_65"><text:s/></text:span><text:span text:style-name="T191_66">eksplodirati</text:span><text:span text:style-name="T191_67"><text:s/>(</text:span><text:span text:style-name="T191_68">trebalo</text:span><text:span text:style-name="T191_69"><text:s/></text:span><text:span text:style-name="T191_70">bi</text:span><text:span text:style-name="T191_71"><text:s/></text:span><text:span text:style-name="T191_72">da</text:span><text:span text:style-name="T191_73"><text:s/></text:span><text:span text:style-name="T191_74">si</text:span><text:span text:style-name="T191_75"><text:s/></text:span><text:span text:style-name="T191_76">dobro</text:span><text:span text:style-name="T191_77"><text:s/></text:span><text:span text:style-name="T191_78">zaštićen</text:span><text:span text:style-name="T191_79"><text:s/></text:span><text:span text:style-name="T191_80">od</text:span><text:span text:style-name="T191_81"><text:s/></text:span><text:span text:style-name="T191_82">eksplozije</text:span><text:span text:style-name="T191_83"><text:s/>-<text:s/></text:span><text:span text:style-name="T191_84">artefakti</text:span><text:span text:style-name="T191_85">+</text:span><text:span text:style-name="T191_86">odelo</text:span><text:span text:style-name="T191_87">).<text:s/></text:span><text:span text:style-name="T191_88">Nakon</text:span><text:span text:style-name="T191_89"><text:s/></text:span><text:span text:style-name="T191_90">eksplozije</text:span><text:span text:style-name="T191_91"><text:s/></text:span><text:span text:style-name="T191_92">Kalmik</text:span><text:span text:style-name="T191_93"><text:s/></text:span><text:span text:style-name="T191_94">se</text:span><text:span text:style-name="T191_95"><text:s/></text:span><text:span text:style-name="T191_96">pojavljuje</text:span><text:span text:style-name="T191_97">.</text:span></text:p>
      <text:p text:style-name="P192"><text:span text:style-name="T192_1"><text:s/>4.2<text:s/></text:span><text:span text:style-name="T192_2">razgovaraš</text:span><text:span text:style-name="T192_3"><text:s/></text:span><text:span text:style-name="T192_4">sa</text:span><text:span text:style-name="T192_5"><text:s/></text:span><text:span text:style-name="T192_6">Kalmikom</text:span><text:span text:style-name="T192_7"><text:s/></text:span><text:span text:style-name="T192_8">koji</text:span><text:span text:style-name="T192_9"><text:s/></text:span><text:span text:style-name="T192_10">traži</text:span><text:span text:style-name="T192_11"><text:s/></text:span><text:span text:style-name="T192_12">da</text:span><text:span text:style-name="T192_13"><text:s/></text:span><text:span text:style-name="T192_14">mu</text:span><text:span text:style-name="T192_15"><text:s/></text:span><text:span text:style-name="T192_16">doneseš</text:span><text:span text:style-name="T192_17"><text:s/></text:span><text:span text:style-name="T192_18">kontejner</text:span><text:span text:style-name="T192_19"><text:s/></text:span><text:span text:style-name="T192_20">iz</text:span><text:span text:style-name="T192_21"><text:s/></text:span><text:span text:style-name="T192_22">ranca</text:span><text:span text:style-name="T192_23">.<text:s/></text:span><text:span text:style-name="T192_24">Lokacija</text:span><text:span text:style-name="T192_25"><text:s/></text:span><text:span text:style-name="T192_26">kontejnera</text:span><text:span text:style-name="T192_27"><text:s/></text:span><text:span text:style-name="T192_28">je</text:span><text:span text:style-name="T192_29"><text:s/></text:span><text:span text:style-name="T192_30">markirana</text:span><text:span text:style-name="T192_31"><text:s/></text:span><text:span text:style-name="T192_32">na</text:span><text:span text:style-name="T192_33"><text:s/></text:span><text:span text:style-name="T192_34">mapi</text:span><text:span text:style-name="T192_35"><text:s/></text:span><text:span text:style-name="T192_36">sivim</text:span><text:span text:style-name="T192_37"><text:s/></text:span><text:span text:style-name="T192_38">krugom</text:span><text:span text:style-name="T192_39">.</text:span></text:p>
      <text:p text:style-name="P193"><text:span text:style-name="T193_1"><text:s/>4.3<text:s/></text:span><text:span text:style-name="T193_2">Ideš</text:span><text:span text:style-name="T193_3"><text:s/></text:span><text:span text:style-name="T193_4">do</text:span><text:span text:style-name="T193_5"><text:s/></text:span><text:span text:style-name="T193_6">ranca</text:span><text:span text:style-name="T193_7"><text:s/></text:span><text:span text:style-name="T193_8">i</text:span><text:span text:style-name="T193_9"><text:s/></text:span><text:span text:style-name="T193_10">uzimaš</text:span><text:span text:style-name="T193_11"><text:s/></text:span><text:span text:style-name="T193_12">kontejner</text:span><text:span text:style-name="T193_13">.<text:s/></text:span><text:span text:style-name="T193_14">Ranac</text:span><text:span text:style-name="T193_15"><text:s/></text:span><text:span text:style-name="T193_16">je</text:span><text:span text:style-name="T193_17"><text:s/></text:span><text:span text:style-name="T193_18">okružen</text:span><text:span text:style-name="T193_19"><text:s/></text:span><text:span text:style-name="T193_20">teleportima</text:span><text:span text:style-name="T193_21">.<text:s/></text:span><text:span text:style-name="T193_22">Postoji</text:span><text:span text:style-name="T193_23"><text:s/></text:span><text:span text:style-name="T193_24">samo</text:span><text:span text:style-name="T193_25"><text:s/></text:span><text:span text:style-name="T193_26">jedan</text:span><text:span text:style-name="T193_27"><text:s/></text:span><text:span text:style-name="T193_28">prolaz</text:span><text:span text:style-name="T193_29"><text:s/></text:span><text:span text:style-name="T193_30">do</text:span><text:span text:style-name="T193_31"><text:s/></text:span><text:span text:style-name="T193_32">ranca</text:span><text:span text:style-name="T193_33">.<text:s/>(</text:span><text:span text:style-name="T193_34">Obično</text:span><text:span text:style-name="T193_35"><text:s/></text:span><text:span text:style-name="T193_36">se</text:span><text:span text:style-name="T193_37"><text:s/></text:span><text:span text:style-name="T193_38">rancu</text:span><text:span text:style-name="T193_39"><text:s/></text:span><text:span text:style-name="T193_40">može</text:span><text:span text:style-name="T193_41"><text:s/></text:span><text:span text:style-name="T193_42">prići</text:span><text:span text:style-name="T193_43"><text:s/></text:span><text:span text:style-name="T193_44">sa</text:span><text:span text:style-name="T193_45"><text:s/></text:span><text:span text:style-name="T193_46">južne</text:span><text:span text:style-name="T193_47"><text:s/></text:span><text:span text:style-name="T193_48">strane</text:span><text:span text:style-name="T193_49"><text:s/></text:span><text:span text:style-name="T193_50">od</text:span><text:span text:style-name="T193_51"><text:s/></text:span><text:span text:style-name="T193_52">prilike</text:span><text:span text:style-name="T193_53"><text:s/></text:span><text:span text:style-name="T193_54">iz</text:span><text:span text:style-name="T193_55"><text:s/></text:span><text:span text:style-name="T193_56">pravca</text:span><text:span text:style-name="T193_57"><text:s/></text:span><text:span text:style-name="T193_58">Clear</text:span><text:span text:style-name="T193_59"><text:s/></text:span><text:span text:style-name="T193_60">Sky</text:span><text:span text:style-name="T193_61"><text:s/></text:span><text:span text:style-name="T193_62">baze</text:span><text:span text:style-name="T193_63">).</text:span></text:p>
      <text:p text:style-name="P194"><text:span text:style-name="T194_1"><text:s/>4.4<text:s/></text:span><text:span text:style-name="T194_2">Donesi</text:span><text:span text:style-name="T194_3"><text:s/></text:span><text:span text:style-name="T194_4">kontejner</text:span><text:span text:style-name="T194_5"><text:s/></text:span><text:span text:style-name="T194_6">Kalmiku</text:span><text:span text:style-name="T194_7"><text:s/></text:span><text:span text:style-name="T194_8">i</text:span><text:span text:style-name="T194_9"><text:s/></text:span><text:span text:style-name="T194_10">on</text:span><text:span text:style-name="T194_11"><text:s/></text:span><text:span text:style-name="T194_12">će</text:span><text:span text:style-name="T194_13"><text:s/></text:span><text:span text:style-name="T194_14">to</text:span><text:span text:style-name="T194_15"><text:s/></text:span><text:span text:style-name="T194_16">onda</text:span><text:span text:style-name="T194_17"><text:s/></text:span><text:span text:style-name="T194_18">ponuditi</text:span><text:span text:style-name="T194_19"><text:s/></text:span><text:span text:style-name="T194_20">kontejnere</text:span><text:span text:style-name="T194_21"><text:s/></text:span><text:span text:style-name="T194_22">sa</text:span><text:span text:style-name="T194_23"><text:s/></text:span><text:span text:style-name="T194_24">mašću</text:span><text:span text:style-name="T194_25"><text:s/></text:span><text:span text:style-name="T194_26">u</text:span><text:span text:style-name="T194_27"><text:s/></text:span><text:span text:style-name="T194_28">zamenu</text:span><text:span text:style-name="T194_29"><text:s/></text:span><text:span text:style-name="T194_30">za</text:span><text:span text:style-name="T194_31"><text:s/></text:span><text:span text:style-name="T194_32">flaše</text:span><text:span text:style-name="T194_33"><text:s/></text:span><text:span text:style-name="T194_34">sa</text:span><text:span text:style-name="T194_35"><text:s/></text:span><text:span text:style-name="T194_36">vodkom</text:span><text:span text:style-name="T194_37">.<text:s/></text:span><text:span text:style-name="T194_38">Zameni</text:span><text:span text:style-name="T194_39"><text:s/></text:span><text:span text:style-name="T194_40">se</text:span><text:span text:style-name="T194_41"><text:s/></text:span><text:span text:style-name="T194_42">za</text:span><text:span text:style-name="T194_43"><text:s/>3<text:s/></text:span><text:span text:style-name="T194_44">posude</text:span><text:span text:style-name="T194_45"><text:s/></text:span><text:span text:style-name="T194_46">sa</text:span><text:span text:style-name="T194_47"><text:s/></text:span><text:span text:style-name="T194_48">mašću</text:span><text:span text:style-name="T194_49"><text:s/></text:span><text:span text:style-name="T194_50">i</text:span><text:span text:style-name="T194_51"><text:s/></text:span><text:span text:style-name="T194_52">donesi</text:span><text:span text:style-name="T194_53"><text:s/></text:span><text:span text:style-name="T194_54">ih</text:span><text:span text:style-name="T194_55"><text:s/></text:span><text:span text:style-name="T194_56">Basilu</text:span><text:span text:style-name="T194_57">.</text:span></text:p>
      <text:p text:style-name="P195"><text:span text:style-name="T195_1"><text:s/>4.5<text:s/></text:span><text:span text:style-name="T195_2">Nakon</text:span><text:span text:style-name="T195_3"><text:s/></text:span><text:span text:style-name="T195_4">što</text:span><text:span text:style-name="T195_5"><text:s/></text:span><text:span text:style-name="T195_6">si</text:span><text:span text:style-name="T195_7"><text:s/></text:span><text:span text:style-name="T195_8">dao</text:span><text:span text:style-name="T195_9"><text:s/></text:span><text:span text:style-name="T195_10">Basilu</text:span><text:span text:style-name="T195_11"><text:s/></text:span><text:span text:style-name="T195_12">mast</text:span><text:span text:style-name="T195_13"><text:s/></text:span><text:span text:style-name="T195_14">on</text:span><text:span text:style-name="T195_15"><text:s/></text:span><text:span text:style-name="T195_16">će</text:span><text:span text:style-name="T195_17"><text:s/></text:span><text:span text:style-name="T195_18">moći</text:span><text:span text:style-name="T195_19"><text:s/></text:span><text:span text:style-name="T195_20">da</text:span><text:span text:style-name="T195_21"><text:s/></text:span><text:span text:style-name="T195_22">ti</text:span><text:span text:style-name="T195_23"><text:s/></text:span><text:span text:style-name="T195_24">nadogradi</text:span><text:span text:style-name="T195_25"><text:s/></text:span><text:span text:style-name="T195_26">određena</text:span><text:span text:style-name="T195_27"><text:s/></text:span><text:span text:style-name="T195_28">odela</text:span><text:span text:style-name="T195_29">.</text:span></text:p>
      <text:p text:style-name="P196"/>
      <text:p text:style-name="P197"><text:span text:style-name="T197_1">5.<text:s/></text:span><text:span text:style-name="T197_2">Cold</text:span><text:span text:style-name="T197_3"><text:s/></text:span><text:span text:style-name="T197_4">ti</text:span><text:span text:style-name="T197_5"><text:s/></text:span><text:span text:style-name="T197_6">daje</text:span><text:span text:style-name="T197_7"><text:s/></text:span><text:span text:style-name="T197_8">jednostavan</text:span><text:span text:style-name="T197_9"><text:s/></text:span><text:span text:style-name="T197_10">zadatak</text:span><text:span text:style-name="T197_11"><text:s/>-<text:s/></text:span><text:span text:style-name="T197_12">označi</text:span><text:span text:style-name="T197_13"><text:s/></text:span><text:span text:style-name="T197_14">jedinstvenog</text:span><text:span text:style-name="T197_15"><text:s/></text:span><text:span text:style-name="T197_16">Pseudo</text:span><text:span text:style-name="T197_17"><text:s/></text:span><text:span text:style-name="T197_18">Giganta</text:span><text:span text:style-name="T197_19"><text:s/>(</text:span><text:span text:style-name="T197_20">Pseudo</text:span><text:span text:style-name="T197_21"><text:s/></text:span><text:span text:style-name="T197_22">Giant</text:span><text:span text:style-name="T197_23">)<text:s/></text:span><text:span text:style-name="T197_24">u</text:span><text:span text:style-name="T197_25"><text:s/></text:span><text:span text:style-name="T197_26">Agropromu</text:span><text:span text:style-name="T197_27">.<text:s/></text:span><text:span text:style-name="T197_28">Lokacija</text:span><text:span text:style-name="T197_29"><text:s/></text:span><text:span text:style-name="T197_30">je</text:span><text:span text:style-name="T197_31"><text:s/></text:span><text:span text:style-name="T197_32">označena</text:span><text:span text:style-name="T197_33"><text:s/></text:span><text:span text:style-name="T197_34">na</text:span><text:span text:style-name="T197_35"><text:s/></text:span><text:span text:style-name="T197_36">mapi</text:span><text:span text:style-name="T197_37"><text:s/></text:span><text:span text:style-name="T197_38">PDA</text:span><text:span text:style-name="T197_39">.<text:s/></text:span><text:span text:style-name="T197_40">Pseudo</text:span><text:span text:style-name="T197_41"><text:s/></text:span><text:span text:style-name="T197_42">Gigant</text:span><text:span text:style-name="T197_43"><text:s/></text:span><text:span text:style-name="T197_44">se</text:span><text:span text:style-name="T197_45"><text:s/></text:span><text:span text:style-name="T197_46">kreće</text:span><text:span text:style-name="T197_47"><text:s/></text:span><text:span text:style-name="T197_48">u</text:span><text:span text:style-name="T197_49"><text:s/></text:span><text:span text:style-name="T197_50">jaruzi</text:span><text:span text:style-name="T197_51"><text:s/></text:span><text:span text:style-name="T197_52">u</text:span><text:span text:style-name="T197_53"><text:s/></text:span><text:span text:style-name="T197_54">severno</text:span><text:span text:style-name="T197_55">-</text:span><text:span text:style-name="T197_56">istočnom</text:span><text:span text:style-name="T197_57"><text:s/></text:span><text:span text:style-name="T197_58">delu</text:span><text:span text:style-name="T197_59"><text:s/></text:span><text:span text:style-name="T197_60">Agroproma</text:span><text:span text:style-name="T197_61"><text:s/></text:span><text:span text:style-name="T197_62">gde</text:span><text:span text:style-name="T197_63"><text:s/></text:span><text:span text:style-name="T197_64">je</text:span><text:span text:style-name="T197_65"><text:s/></text:span><text:span text:style-name="T197_66">trgovac</text:span><text:span text:style-name="T197_67"><text:s/></text:span><text:span text:style-name="T197_68">Adrenalin</text:span><text:span text:style-name="T197_69"><text:s/>(</text:span><text:span text:style-name="T197_70">od</text:span><text:span text:style-name="T197_71"><text:s/></text:span><text:span text:style-name="T197_72">ulaza</text:span><text:span text:style-name="T197_73"><text:s/></text:span><text:span text:style-name="T197_74">iz</text:span><text:span text:style-name="T197_75"><text:s/></text:span><text:span text:style-name="T197_76">Deponije</text:span><text:span text:style-name="T197_77"><text:s/></text:span><text:span text:style-name="T197_78">na</text:span><text:span text:style-name="T197_79"><text:s/></text:span><text:span text:style-name="T197_80">desno</text:span><text:span text:style-name="T197_81"><text:s/></text:span><text:span text:style-name="T197_82">uz</text:span><text:span text:style-name="T197_83"><text:s/></text:span><text:span text:style-name="T197_84">ogradu</text:span><text:span text:style-name="T197_85">).<text:s/></text:span><text:span text:style-name="T197_86">Moraš</text:span><text:span text:style-name="T197_87"><text:s/></text:span><text:span text:style-name="T197_88">pogoditi</text:span><text:span text:style-name="T197_89"><text:s/></text:span><text:span text:style-name="T197_90">Pseudo</text:span><text:span text:style-name="T197_91"><text:s/></text:span><text:span text:style-name="T197_92">Giganta</text:span><text:span text:style-name="T197_93"><text:s/></text:span><text:span text:style-name="T197_94">sa</text:span><text:span text:style-name="T197_95"><text:s/></text:span><text:span text:style-name="T197_96">specijalnom</text:span><text:span text:style-name="T197_97"><text:s/></text:span><text:span text:style-name="T197_98">strelicom</text:span><text:span text:style-name="T197_99"><text:s/></text:span><text:span text:style-name="T197_100">iz</text:span><text:span text:style-name="T197_101"><text:s/></text:span><text:span text:style-name="T197_102">Iglometa</text:span><text:span text:style-name="T197_103"><text:s/></text:span><text:span text:style-name="T197_104">koji</text:span><text:span text:style-name="T197_105"><text:s/></text:span><text:span text:style-name="T197_106">ti</text:span><text:span text:style-name="T197_107"><text:s/></text:span><text:span text:style-name="T197_108">Cold</text:span><text:span text:style-name="T197_109"><text:s/></text:span><text:span text:style-name="T197_110">bude</text:span><text:span text:style-name="T197_111"><text:s/></text:span><text:span text:style-name="T197_112">dao</text:span><text:span text:style-name="T197_113">.</text:span></text:p>
      <text:p text:style-name="P198"><text:span text:style-name="T198_1">Ps</text:span><text:span text:style-name="T198_2">.<text:s/></text:span><text:span text:style-name="T198_3">Pseudopsi</text:span><text:span text:style-name="T198_4"><text:s/></text:span><text:span text:style-name="T198_5">u</text:span><text:span text:style-name="T198_6"><text:s/></text:span><text:span text:style-name="T198_7">Agropromu</text:span><text:span text:style-name="T198_8"><text:s/></text:span><text:span text:style-name="T198_9">mogu</text:span><text:span text:style-name="T198_10"><text:s/></text:span><text:span text:style-name="T198_11">prije</text:span><text:span text:style-name="T198_12"><text:s/></text:span><text:span text:style-name="T198_13">teba</text:span><text:span text:style-name="T198_14"><text:s/></text:span><text:span text:style-name="T198_15">da</text:span><text:span text:style-name="T198_16"><text:s/></text:span><text:span text:style-name="T198_17">napadnu</text:span><text:span text:style-name="T198_18"><text:s/></text:span><text:span text:style-name="T198_19">Pseudo</text:span><text:span text:style-name="T198_20"><text:s/></text:span><text:span text:style-name="T198_21">Giganta</text:span><text:span text:style-name="T198_22">,<text:s/></text:span><text:span text:style-name="T198_23">pa</text:span><text:span text:style-name="T198_24"><text:s/></text:span><text:span text:style-name="T198_25">je</text:span><text:span text:style-name="T198_26"><text:s/></text:span><text:span text:style-name="T198_27">potrebno</text:span><text:span text:style-name="T198_28"><text:s/></text:span><text:span text:style-name="T198_29">da</text:span><text:span text:style-name="T198_30"><text:s/></text:span><text:span text:style-name="T198_31">se</text:span><text:span text:style-name="T198_32"><text:s/></text:span><text:span text:style-name="T198_33">taj</text:span><text:span text:style-name="T198_34"><text:s/></text:span><text:span text:style-name="T198_35">zadatak</text:span><text:span text:style-name="T198_36"><text:s/></text:span><text:span text:style-name="T198_37">napravi</text:span><text:span text:style-name="T198_38"><text:s/></text:span><text:span text:style-name="T198_39">odmah</text:span><text:span text:style-name="T198_40"><text:s/></text:span><text:span text:style-name="T198_41">kod</text:span><text:span text:style-name="T198_42"><text:s/></text:span><text:span text:style-name="T198_43">dolazka</text:span><text:span text:style-name="T198_44"><text:s/></text:span><text:span text:style-name="T198_45">u</text:span><text:span text:style-name="T198_46"><text:s/></text:span><text:span text:style-name="T198_47">Agroprom</text:span><text:span text:style-name="T198_48">!</text:span></text:p>
      <text:p text:style-name="P199"><text:span text:style-name="T199_1"><text:s/>5.1<text:s/></text:span><text:span text:style-name="T199_2">Vraćaš</text:span><text:span text:style-name="T199_3"><text:s/></text:span><text:span text:style-name="T199_4">Iglomet</text:span><text:span text:style-name="T199_5"><text:s/></text:span><text:span text:style-name="T199_6">Coldu</text:span><text:span text:style-name="T199_7"><text:s/></text:span><text:span text:style-name="T199_8">i</text:span><text:span text:style-name="T199_9"><text:s/></text:span><text:span text:style-name="T199_10">govoriš</text:span><text:span text:style-name="T199_11"><text:s/></text:span><text:span text:style-name="T199_12">mu</text:span><text:span text:style-name="T199_13"><text:s/></text:span><text:span text:style-name="T199_14">da</text:span><text:span text:style-name="T199_15"><text:s/></text:span><text:span text:style-name="T199_16">si</text:span><text:span text:style-name="T199_17"><text:s/></text:span><text:span text:style-name="T199_18">označio</text:span><text:span text:style-name="T199_19"><text:s/></text:span><text:span text:style-name="T199_20">Pseudo</text:span><text:span text:style-name="T199_21"><text:s/></text:span><text:span text:style-name="T199_22">Giganta</text:span><text:span text:style-name="T199_23">.</text:span></text:p>
      <text:p text:style-name="P200"><text:span text:style-name="T200_1">Zadatci</text:span><text:span text:style-name="T200_2"><text:s/></text:span><text:span text:style-name="T200_3">Sviblova</text:span><text:span text:style-name="T200_4"><text:s/></text:span><text:span text:style-name="T200_5">su</text:span><text:span text:style-name="T200_6"><text:s/></text:span><text:span text:style-name="T200_7">ključni</text:span><text:span text:style-name="T200_8"><text:s/></text:span><text:span text:style-name="T200_9">za</text:span><text:span text:style-name="T200_10"><text:s/></text:span><text:span text:style-name="T200_11">dalji</text:span><text:span text:style-name="T200_12"><text:s/></text:span><text:span text:style-name="T200_13">nastavak</text:span><text:span text:style-name="T200_14"><text:s/></text:span><text:span text:style-name="T200_15">priče</text:span><text:span text:style-name="T200_16">,<text:s/></text:span><text:span text:style-name="T200_17">uključujući</text:span><text:span text:style-name="T200_18"><text:s/></text:span><text:span text:style-name="T200_19">otvaranje</text:span><text:span text:style-name="T200_20"><text:s/></text:span><text:span text:style-name="T200_21">tranzicije</text:span><text:span text:style-name="T200_22"><text:s/></text:span><text:span text:style-name="T200_23">ka</text:span><text:span text:style-name="T200_24"><text:s/></text:span><text:span text:style-name="T200_25">novim</text:span><text:span text:style-name="T200_26"><text:s/></text:span><text:span text:style-name="T200_27">lokacijama</text:span><text:span text:style-name="T200_28"><text:s/>(</text:span><text:span text:style-name="T200_29">Limansk</text:span><text:span text:style-name="T200_30"><text:s/></text:span><text:span text:style-name="T200_31">i</text:span><text:span text:style-name="T200_32"><text:s/></text:span><text:span text:style-name="T200_33">sl</text:span><text:span text:style-name="T200_34">.)</text:span></text:p>
      <text:p text:style-name="P201"/>
      <text:p text:style-name="P202"><text:span text:style-name="T202_1">6.<text:s/></text:span><text:span text:style-name="T202_2">Pričaš</text:span><text:span text:style-name="T202_3"><text:s/></text:span><text:span text:style-name="T202_4">sa</text:span><text:span text:style-name="T202_5"><text:s/></text:span><text:span text:style-name="T202_6">vođom</text:span><text:span text:style-name="T202_7"><text:s/></text:span><text:span text:style-name="T202_8">Čisog</text:span><text:span text:style-name="T202_9"><text:s/></text:span><text:span text:style-name="T202_10">Neba</text:span><text:span text:style-name="T202_11"><text:s/>(</text:span><text:span text:style-name="T202_12">Clear</text:span><text:span text:style-name="T202_13"><text:s/></text:span><text:span text:style-name="T202_14">Sky</text:span><text:span text:style-name="T202_15">)<text:s/></text:span><text:span text:style-name="T202_16">Sviblovim</text:span><text:span text:style-name="T202_17"><text:s/></text:span><text:span text:style-name="T202_18">da</text:span><text:span text:style-name="T202_19"><text:s/></text:span><text:span text:style-name="T202_20">bi</text:span><text:span text:style-name="T202_21"><text:s/></text:span><text:span text:style-name="T202_22">dobio</text:span><text:span text:style-name="T202_23"><text:s/></text:span><text:span text:style-name="T202_24">zadatak</text:span><text:span text:style-name="T202_25"><text:s/></text:span><text:span text:style-name="T202_26">da</text:span><text:span text:style-name="T202_27"><text:s/></text:span><text:span text:style-name="T202_28">mu</text:span><text:span text:style-name="T202_29"><text:s/></text:span><text:span text:style-name="T202_30">doneseš</text:span><text:span text:style-name="T202_31"><text:s/></text:span><text:span text:style-name="T202_32">mozak</text:span><text:span text:style-name="T202_33"><text:s/></text:span><text:span text:style-name="T202_34">jedinstvenog</text:span><text:span text:style-name="T202_35"><text:s/></text:span><text:span text:style-name="T202_36">Kontrolera</text:span><text:span text:style-name="T202_37"><text:s/>(</text:span><text:span text:style-name="T202_38">Controller</text:span><text:span text:style-name="T202_39">).<text:s/></text:span><text:span text:style-name="T202_40">Lokacija</text:span><text:span text:style-name="T202_41"><text:s/></text:span><text:span text:style-name="T202_42">gde</text:span><text:span text:style-name="T202_43"><text:s/></text:span><text:span text:style-name="T202_44">se</text:span><text:span text:style-name="T202_45"><text:s/></text:span><text:span text:style-name="T202_46">Kontroleri</text:span><text:span text:style-name="T202_47"><text:s/></text:span><text:span text:style-name="T202_48">pojavljuju</text:span><text:span text:style-name="T202_49"><text:s/></text:span><text:span text:style-name="T202_50">je</text:span><text:span text:style-name="T202_51"><text:s/></text:span><text:span text:style-name="T202_52">označena</text:span><text:span text:style-name="T202_53"><text:s/></text:span><text:span text:style-name="T202_54">na</text:span><text:span text:style-name="T202_55"><text:s/></text:span><text:span text:style-name="T202_56">mapi</text:span><text:span text:style-name="T202_57">.<text:s/></text:span><text:span text:style-name="T202_58">Pobij</text:span><text:span text:style-name="T202_59"><text:s/></text:span><text:span text:style-name="T202_60">Kontrolere</text:span><text:span text:style-name="T202_61"><text:s/></text:span><text:span text:style-name="T202_62">i</text:span><text:span text:style-name="T202_63"><text:s/></text:span><text:span text:style-name="T202_64">pretraži</text:span><text:span text:style-name="T202_65"><text:s/></text:span><text:span text:style-name="T202_66">tela</text:span><text:span text:style-name="T202_67"><text:s/></text:span><text:span text:style-name="T202_68">da</text:span><text:span text:style-name="T202_69"><text:s/></text:span><text:span text:style-name="T202_70">bi</text:span><text:span text:style-name="T202_71"><text:s/></text:span><text:span text:style-name="T202_72">došao</text:span><text:span text:style-name="T202_73"><text:s/></text:span><text:span text:style-name="T202_74">do</text:span><text:span text:style-name="T202_75"><text:s/></text:span><text:span text:style-name="T202_76">mozgova</text:span><text:span text:style-name="T202_77">.</text:span></text:p>
      <text:p text:style-name="P203"><text:span text:style-name="T203_1">Ps</text:span><text:span text:style-name="T203_2">.<text:s/></text:span><text:span text:style-name="T203_3">Najlakše</text:span><text:span text:style-name="T203_4"><text:s/></text:span><text:span text:style-name="T203_5">se</text:span><text:span text:style-name="T203_6"><text:s/></text:span><text:span text:style-name="T203_7">taj</text:span><text:span text:style-name="T203_8"><text:s/></text:span><text:span text:style-name="T203_9">zadatak</text:span><text:span text:style-name="T203_10"><text:s/></text:span><text:span text:style-name="T203_11">odigra</text:span><text:span text:style-name="T203_12"><text:s/></text:span><text:span text:style-name="T203_13">sa</text:span><text:span text:style-name="T203_14"><text:s/></text:span><text:span text:style-name="T203_15">granatama</text:span><text:span text:style-name="T203_16">...</text:span></text:p>
      <text:p text:style-name="P204"/>
      <text:p text:style-name="P205"><text:span text:style-name="T205_1">7.<text:s/></text:span><text:span text:style-name="T205_2">Daj</text:span><text:span text:style-name="T205_3"><text:s/></text:span><text:span text:style-name="T205_4">mozgove</text:span><text:span text:style-name="T205_5"><text:s/></text:span><text:span text:style-name="T205_6">Sviblovu</text:span><text:span text:style-name="T205_7"><text:s/></text:span><text:span text:style-name="T205_8">da</text:span><text:span text:style-name="T205_9"><text:s/></text:span><text:span text:style-name="T205_10">bi</text:span><text:span text:style-name="T205_11"><text:s/></text:span><text:span text:style-name="T205_12">imao</text:span><text:span text:style-name="T205_13"><text:s/></text:span><text:span text:style-name="T205_14">mogućnost</text:span><text:span text:style-name="T205_15"><text:s/></text:span><text:span text:style-name="T205_16">da</text:span><text:span text:style-name="T205_17"><text:s/></text:span><text:span text:style-name="T205_18">razmeni</text:span><text:span text:style-name="T205_19"><text:s/></text:span><text:span text:style-name="T205_20">informacije</text:span><text:span text:style-name="T205_21"><text:s/></text:span><text:span text:style-name="T205_22">o</text:span><text:span text:style-name="T205_23"><text:s/></text:span><text:span text:style-name="T205_24">jedinstvenim</text:span><text:span text:style-name="T205_25"><text:s/></text:span><text:span text:style-name="T205_26">stvorenjima</text:span><text:span text:style-name="T205_27"><text:s/></text:span><text:span text:style-name="T205_28">za</text:span><text:span text:style-name="T205_29"><text:s/></text:span><text:span text:style-name="T205_30">oružje</text:span><text:span text:style-name="T205_31">.</text:span></text:p>
      <text:p text:style-name="P206"/>
      <text:p text:style-name="P207"><text:span text:style-name="T207_1">8.<text:s/></text:span><text:span text:style-name="T207_2">Ponovo</text:span><text:span text:style-name="T207_3"><text:s/></text:span><text:span text:style-name="T207_4">pričaj</text:span><text:span text:style-name="T207_5"><text:s/></text:span><text:span text:style-name="T207_6">sa</text:span><text:span text:style-name="T207_7"><text:s/></text:span><text:span text:style-name="T207_8">Sviblovim</text:span><text:span text:style-name="T207_9"><text:s/></text:span><text:span text:style-name="T207_10">i</text:span><text:span text:style-name="T207_11"><text:s/></text:span><text:span text:style-name="T207_12">uzmi</text:span><text:span text:style-name="T207_13"><text:s/></text:span><text:span text:style-name="T207_14">zadatak</text:span><text:span text:style-name="T207_15"><text:s/></text:span><text:span text:style-name="T207_16">da</text:span><text:span text:style-name="T207_17"><text:s/></text:span><text:span text:style-name="T207_18">ukradeš</text:span><text:span text:style-name="T207_19"><text:s/></text:span><text:span text:style-name="T207_20">jedinstveni</text:span><text:span text:style-name="T207_21"><text:s/></text:span><text:span text:style-name="T207_22">PKM</text:span><text:span text:style-name="T207_23"><text:s/></text:span><text:span text:style-name="T207_24">od</text:span><text:span text:style-name="T207_25"><text:s/></text:span><text:span text:style-name="T207_26">bandita</text:span><text:span text:style-name="T207_27">.<text:s/></text:span><text:span text:style-name="T207_28">Šalje</text:span><text:span text:style-name="T207_29"><text:s/></text:span><text:span text:style-name="T207_30">te</text:span><text:span text:style-name="T207_31"><text:s/></text:span><text:span text:style-name="T207_32">da</text:span><text:span text:style-name="T207_33"><text:s/></text:span><text:span text:style-name="T207_34">se</text:span><text:span text:style-name="T207_35"><text:s/></text:span><text:span text:style-name="T207_36">sretneš</text:span><text:span text:style-name="T207_37"><text:s/></text:span><text:span text:style-name="T207_38">sa</text:span><text:span text:style-name="T207_39"><text:s/></text:span><text:span text:style-name="T207_40">izviđačem</text:span><text:span text:style-name="T207_41"><text:s/></text:span><text:span text:style-name="T207_42">Kashcheyev</text:span><text:span text:style-name="T207_43">-</text:span><text:span text:style-name="T207_44">im</text:span><text:span text:style-name="T207_45"><text:s/></text:span><text:span text:style-name="T207_46">blizo</text:span><text:span text:style-name="T207_47"><text:s/></text:span><text:span text:style-name="T207_48">mašinskog</text:span><text:span text:style-name="T207_49"><text:s/></text:span><text:span text:style-name="T207_50">parka</text:span><text:span text:style-name="T207_51"><text:s/>(</text:span><text:span text:style-name="T207_52">Machine</text:span><text:span text:style-name="T207_53"><text:s/></text:span><text:span text:style-name="T207_54">Yard</text:span><text:span text:style-name="T207_55">).<text:s/></text:span><text:span text:style-name="T207_56">Kashcheyev</text:span><text:span text:style-name="T207_57">-</text:span><text:span text:style-name="T207_58">a</text:span><text:span text:style-name="T207_59"><text:s/></text:span><text:span text:style-name="T207_60">lokacija</text:span><text:span text:style-name="T207_61"><text:s/></text:span><text:span text:style-name="T207_62">je</text:span><text:span text:style-name="T207_63"><text:s/></text:span><text:span text:style-name="T207_64">označena</text:span><text:span text:style-name="T207_65"><text:s/></text:span><text:span text:style-name="T207_66">na</text:span><text:span text:style-name="T207_67"><text:s/></text:span><text:span text:style-name="T207_68">mapi</text:span><text:span text:style-name="T207_69">.<text:s/></text:span><text:span text:style-name="T207_70">Idi</text:span><text:span text:style-name="T207_71"><text:s/></text:span><text:span text:style-name="T207_72">i</text:span><text:span text:style-name="T207_73"><text:s/></text:span><text:span text:style-name="T207_74">pričaj</text:span><text:span text:style-name="T207_75"><text:s/></text:span><text:span text:style-name="T207_76">s</text:span><text:span text:style-name="T207_77"><text:s/></text:span><text:span text:style-name="T207_78">njim</text:span><text:span text:style-name="T207_79"><text:s/></text:span><text:span text:style-name="T207_80">odmah</text:span><text:span text:style-name="T207_81">.<text:s/></text:span><text:span text:style-name="T207_82">Inače</text:span><text:span text:style-name="T207_83"><text:s/></text:span><text:span text:style-name="T207_84">će</text:span><text:span text:style-name="T207_85"><text:s/></text:span><text:span text:style-name="T207_86">ubzo</text:span><text:span text:style-name="T207_87"><text:s/></text:span><text:span text:style-name="T207_88">poginuti</text:span><text:span text:style-name="T207_89"><text:s/></text:span><text:span text:style-name="T207_90">u</text:span><text:span text:style-name="T207_91"><text:s/></text:span><text:span text:style-name="T207_92">borbi</text:span><text:span text:style-name="T207_93"><text:s/></text:span><text:span text:style-name="T207_94">s</text:span><text:span text:style-name="T207_95"><text:s/></text:span><text:span text:style-name="T207_96">banditima</text:span><text:span text:style-name="T207_97"><text:s/></text:span><text:span text:style-name="T207_98">ili</text:span><text:span text:style-name="T207_99"><text:s/></text:span><text:span text:style-name="T207_100">nestati</text:span><text:span text:style-name="T207_101"><text:s/></text:span><text:span text:style-name="T207_102">u</text:span><text:span text:style-name="T207_103"><text:s/></text:span><text:span text:style-name="T207_104">nekoj</text:span><text:span text:style-name="T207_105"><text:s/></text:span><text:span text:style-name="T207_106">anomaliji</text:span><text:span text:style-name="T207_107">.</text:span></text:p>
      <text:p text:style-name="P208"/>
      <text:p text:style-name="P209"><text:span text:style-name="T209_1">9.<text:s/></text:span><text:span text:style-name="T209_2">Pričaj</text:span><text:span text:style-name="T209_3"><text:s/></text:span><text:span text:style-name="T209_4">s</text:span><text:span text:style-name="T209_5"><text:s/></text:span><text:span text:style-name="T209_6">Kashcheyev</text:span><text:span text:style-name="T209_7">-</text:span><text:span text:style-name="T209_8">om</text:span><text:span text:style-name="T209_9"><text:s/></text:span><text:span text:style-name="T209_10">zbog</text:span><text:span text:style-name="T209_11"><text:s/></text:span><text:span text:style-name="T209_12">instrukcija</text:span><text:span text:style-name="T209_13">.</text:span></text:p>
      <text:p text:style-name="P210"/>
      <text:p text:style-name="P211"><text:span text:style-name="T211_1">10.<text:s/></text:span><text:span text:style-name="T211_2">Ideš</text:span><text:span text:style-name="T211_3"><text:s/></text:span><text:span text:style-name="T211_4">na</text:span><text:span text:style-name="T211_5"><text:s/></text:span><text:span text:style-name="T211_6">lokaciju</text:span><text:span text:style-name="T211_7"><text:s/></text:span><text:span text:style-name="T211_8">gde</text:span><text:span text:style-name="T211_9"><text:s/></text:span><text:span text:style-name="T211_10">su</text:span><text:span text:style-name="T211_11"><text:s/></text:span><text:span text:style-name="T211_12">banditi</text:span><text:span text:style-name="T211_13"><text:s/></text:span><text:span text:style-name="T211_14">i</text:span><text:span text:style-name="T211_15"><text:s/></text:span><text:span text:style-name="T211_16">penješ</text:span><text:span text:style-name="T211_17"><text:s/></text:span><text:span text:style-name="T211_18">se</text:span><text:span text:style-name="T211_19"><text:s/></text:span><text:span text:style-name="T211_20">na</text:span><text:span text:style-name="T211_21"><text:s/></text:span><text:span text:style-name="T211_22">krov</text:span><text:span text:style-name="T211_23">.<text:s/></text:span><text:span text:style-name="T211_24">S</text:span><text:span text:style-name="T211_25"><text:s/></text:span><text:span text:style-name="T211_26">krova</text:span><text:span text:style-name="T211_27"><text:s/></text:span><text:span text:style-name="T211_28">skačeš</text:span><text:span text:style-name="T211_29"><text:s/></text:span><text:span text:style-name="T211_30">dole</text:span><text:span text:style-name="T211_31"><text:s/></text:span><text:span text:style-name="T211_32">da</text:span><text:span text:style-name="T211_33"><text:s/></text:span><text:span text:style-name="T211_34">bi</text:span><text:span text:style-name="T211_35"><text:s/></text:span><text:span text:style-name="T211_36">pokupio</text:span><text:span text:style-name="T211_37"><text:s/></text:span><text:span text:style-name="T211_38">PKM</text:span><text:span text:style-name="T211_39">.<text:s/></text:span><text:span text:style-name="T211_40">Pre</text:span><text:span text:style-name="T211_41"><text:s/></text:span><text:span text:style-name="T211_42">nego</text:span><text:span text:style-name="T211_43"><text:s/></text:span><text:span text:style-name="T211_44">što</text:span><text:span text:style-name="T211_45"><text:s/></text:span><text:span text:style-name="T211_46">uzmeš</text:span><text:span text:style-name="T211_47"><text:s/></text:span><text:span text:style-name="T211_48">PKM</text:span><text:span text:style-name="T211_49"><text:s/></text:span><text:span text:style-name="T211_50">banditi</text:span><text:span text:style-name="T211_51"><text:s/></text:span><text:span text:style-name="T211_52">te</text:span><text:span text:style-name="T211_53"><text:s/></text:span><text:span text:style-name="T211_54">nesmeu</text:span><text:span text:style-name="T211_55"><text:s/></text:span><text:span text:style-name="T211_56">videti</text:span><text:span text:style-name="T211_57">.<text:s/></text:span><text:span text:style-name="T211_58">inače</text:span><text:span text:style-name="T211_59"><text:s/></text:span><text:span text:style-name="T211_60">će</text:span><text:span text:style-name="T211_61"><text:s/></text:span><text:span text:style-name="T211_62">misija</text:span><text:span text:style-name="T211_63"><text:s/></text:span><text:span text:style-name="T211_64">propasti</text:span><text:span text:style-name="T211_65">.(</text:span><text:span text:style-name="T211_66">Najbolje</text:span><text:span text:style-name="T211_67"><text:s/></text:span><text:span text:style-name="T211_68">je</text:span><text:span text:style-name="T211_69"><text:s/></text:span><text:span text:style-name="T211_70">sa</text:span><text:span text:style-name="T211_71"><text:s/></text:span><text:span text:style-name="T211_72">istočne</text:span><text:span text:style-name="T211_73"><text:s/></text:span><text:span text:style-name="T211_74">strane</text:span><text:span text:style-name="T211_75"><text:s/></text:span><text:span text:style-name="T211_76">popeti</text:span><text:span text:style-name="T211_77"><text:s/></text:span><text:span text:style-name="T211_78">se</text:span><text:span text:style-name="T211_79"><text:s/></text:span><text:span text:style-name="T211_80">na</text:span><text:span text:style-name="T211_81"><text:s/></text:span><text:span text:style-name="T211_82">tank</text:span><text:span text:style-name="T211_83"><text:s/></text:span><text:span text:style-name="T211_84">i</text:span><text:span text:style-name="T211_85"><text:s/></text:span><text:span text:style-name="T211_86">sa</text:span><text:span text:style-name="T211_87"><text:s/></text:span><text:span text:style-name="T211_88">njega</text:span><text:span text:style-name="T211_89"><text:s/></text:span><text:span text:style-name="T211_90">na</text:span><text:span text:style-name="T211_91"><text:s/></text:span><text:span text:style-name="T211_92">krov</text:span><text:span text:style-name="T211_93"><text:s/></text:span><text:span text:style-name="T211_94">i</text:span><text:span text:style-name="T211_95"><text:s/></text:span><text:span text:style-name="T211_96">onda</text:span><text:span text:style-name="T211_97"><text:s/></text:span><text:span text:style-name="T211_98">puzeći</text:span><text:span text:style-name="T211_99"><text:s/></text:span><text:span text:style-name="T211_100">doći</text:span><text:span text:style-name="T211_101"><text:s/></text:span><text:span text:style-name="T211_102">do</text:span><text:span text:style-name="T211_103"><text:s/></text:span><text:span text:style-name="T211_104">mesta</text:span><text:span text:style-name="T211_105"><text:s/></text:span><text:span text:style-name="T211_106">gde</text:span><text:span text:style-name="T211_107"><text:s/></text:span><text:span text:style-name="T211_108">se</text:span><text:span text:style-name="T211_109"><text:s/></text:span><text:span text:style-name="T211_110">ranac</text:span><text:span text:style-name="T211_111"><text:s/></text:span><text:span text:style-name="T211_112">nalazi</text:span><text:span text:style-name="T211_113">,<text:s/></text:span><text:span text:style-name="T211_114">uzeti</text:span><text:span text:style-name="T211_115"><text:s/></text:span><text:span text:style-name="T211_116">PKM</text:span><text:span text:style-name="T211_117"><text:s/></text:span><text:span text:style-name="T211_118">i</text:span><text:span text:style-name="T211_119"><text:s/></text:span><text:span text:style-name="T211_120">to</text:span><text:span text:style-name="T211_121"><text:s/></text:span><text:span text:style-name="T211_122">je</text:span><text:span text:style-name="T211_123"><text:s/></text:span><text:span text:style-name="T211_124">to</text:span><text:span text:style-name="T211_125">).</text:span></text:p>
      <text:p text:style-name="P212"/>
      <text:p text:style-name="P213"><text:span text:style-name="T213_1">11.<text:s/></text:span><text:span text:style-name="T213_2">kada</text:span><text:span text:style-name="T213_3"><text:s/></text:span><text:span text:style-name="T213_4">uzmeš</text:span><text:span text:style-name="T213_5"><text:s/></text:span><text:span text:style-name="T213_6">PKM</text:span><text:span text:style-name="T213_7"><text:s/></text:span><text:span text:style-name="T213_8">iz</text:span><text:span text:style-name="T213_9"><text:s/></text:span><text:span text:style-name="T213_10">ranca</text:span><text:span text:style-name="T213_11"><text:s/></text:span><text:span text:style-name="T213_12">grupa</text:span><text:span text:style-name="T213_13"><text:s/></text:span><text:span text:style-name="T213_14">Lovaca</text:span><text:span text:style-name="T213_15"><text:s/>(</text:span><text:span text:style-name="T213_16">Hunters</text:span><text:span text:style-name="T213_17">)<text:s/></text:span><text:span text:style-name="T213_18">predvođena</text:span><text:span text:style-name="T213_19"><text:s/></text:span><text:span text:style-name="T213_20">Danom</text:span><text:span text:style-name="T213_21"><text:s/></text:span><text:span text:style-name="T213_22">se</text:span><text:span text:style-name="T213_23"><text:s/></text:span><text:span text:style-name="T213_24">pojavljuje</text:span><text:span text:style-name="T213_25">.<text:s/></text:span><text:span text:style-name="T213_26">Oni</text:span><text:span text:style-name="T213_27"><text:s/></text:span><text:span text:style-name="T213_28">tipomažu</text:span><text:span text:style-name="T213_29"><text:s/></text:span><text:span text:style-name="T213_30">da</text:span><text:span text:style-name="T213_31"><text:s/></text:span><text:span text:style-name="T213_32">uništiš</text:span><text:span text:style-name="T213_33"><text:s/></text:span><text:span text:style-name="T213_34">bandite</text:span><text:span text:style-name="T213_35">..<text:s/></text:span><text:span text:style-name="T213_36">Sada</text:span><text:span text:style-name="T213_37"><text:s/></text:span><text:span text:style-name="T213_38">možeš</text:span><text:span text:style-name="T213_39"><text:s/></text:span><text:span text:style-name="T213_40">napasti</text:span><text:span text:style-name="T213_41"><text:s/></text:span><text:span text:style-name="T213_42">bandite</text:span><text:span text:style-name="T213_43">.<text:s/></text:span><text:span text:style-name="T213_44">Kada</text:span><text:span text:style-name="T213_45"><text:s/></text:span><text:span text:style-name="T213_46">banditi</text:span><text:span text:style-name="T213_47"><text:s/></text:span><text:span text:style-name="T213_48">budu</text:span><text:span text:style-name="T213_49"><text:s/></text:span><text:span text:style-name="T213_50">pobijeni</text:span><text:span text:style-name="T213_51"><text:s/></text:span><text:span text:style-name="T213_52">pričaj</text:span><text:span text:style-name="T213_53"><text:s/></text:span><text:span text:style-name="T213_54">sa</text:span><text:span text:style-name="T213_55"><text:s/></text:span><text:span text:style-name="T213_56">Danom</text:span><text:span text:style-name="T213_57">.<text:s/></text:span><text:span text:style-name="T213_58">Ali</text:span><text:span text:style-name="T213_59"><text:s/></text:span><text:span text:style-name="T213_60">o</text:span><text:span text:style-name="T213_61"><text:s/></text:span><text:span text:style-name="T213_62">tome</text:span><text:span text:style-name="T213_63"><text:s/></text:span><text:span text:style-name="T213_64">više</text:span><text:span text:style-name="T213_65"><text:s/></text:span><text:span text:style-name="T213_66">kasnije</text:span><text:span text:style-name="T213_67">.</text:span></text:p>
      <text:p text:style-name="P214"/>
      <text:p text:style-name="P215"><text:span text:style-name="T215_1">12.<text:s/></text:span><text:span text:style-name="T215_2">PKM</text:span><text:span text:style-name="T215_3"><text:s/></text:span><text:span text:style-name="T215_4">odnesi</text:span><text:span text:style-name="T215_5"><text:s/></text:span><text:span text:style-name="T215_6">Sviblovu</text:span><text:span text:style-name="T215_7"><text:s/></text:span><text:span text:style-name="T215_8">da</text:span><text:span text:style-name="T215_9"><text:s/></text:span><text:span text:style-name="T215_10">bi</text:span><text:span text:style-name="T215_11"><text:s/></text:span><text:span text:style-name="T215_12">dobio</text:span><text:span text:style-name="T215_13"><text:s/></text:span><text:span text:style-name="T215_14">novi</text:span><text:span text:style-name="T215_15"><text:s/></text:span><text:span text:style-name="T215_16">zadatak</text:span><text:span text:style-name="T215_17"><text:s/>-<text:s/></text:span><text:span text:style-name="T215_18">da</text:span><text:span text:style-name="T215_19"><text:s/></text:span><text:span text:style-name="T215_20">obezbediš</text:span><text:span text:style-name="T215_21"><text:s/></text:span><text:span text:style-name="T215_22">trgovinu</text:span><text:span text:style-name="T215_23"><text:s/></text:span><text:span text:style-name="T215_24">oružjem</text:span><text:span text:style-name="T215_25"><text:s/></text:span><text:span text:style-name="T215_26">između</text:span><text:span text:style-name="T215_27"><text:s/></text:span><text:span text:style-name="T215_28">Čistog</text:span><text:span text:style-name="T215_29"><text:s/></text:span><text:span text:style-name="T215_30">Neba</text:span><text:span text:style-name="T215_31">(</text:span><text:span text:style-name="T215_32">clear</text:span><text:span text:style-name="T215_33"><text:s/></text:span><text:span text:style-name="T215_34">Sky</text:span><text:span text:style-name="T215_35">)<text:s/></text:span><text:span text:style-name="T215_36">i</text:span><text:span text:style-name="T215_37"><text:s/></text:span><text:span text:style-name="T215_38">grupe</text:span><text:span text:style-name="T215_39"><text:s/></text:span><text:span text:style-name="T215_40">plaćenika</text:span><text:span text:style-name="T215_41"><text:s/></text:span><text:span text:style-name="T215_42">u</text:span><text:span text:style-name="T215_43"><text:s/></text:span><text:span text:style-name="T215_44">Kordonu</text:span><text:span text:style-name="T215_45">.</text:span></text:p>
      <text:p text:style-name="P216"/>
      <text:p text:style-name="P217"><text:span text:style-name="T217_1">13.</text:span><text:span text:style-name="T217_2">Ideš</text:span><text:span text:style-name="T217_3"><text:s/></text:span><text:span text:style-name="T217_4">u</text:span><text:span text:style-name="T217_5"><text:s/></text:span><text:span text:style-name="T217_6">fabriku</text:span><text:span text:style-name="T217_7"><text:s/></text:span><text:span text:style-name="T217_8">pored</text:span><text:span text:style-name="T217_9"><text:s/></text:span><text:span text:style-name="T217_10">porušenog</text:span><text:span text:style-name="T217_11"><text:s/></text:span><text:span text:style-name="T217_12">željezničkog</text:span><text:span text:style-name="T217_13"><text:s/></text:span><text:span text:style-name="T217_14">mosta</text:span><text:span text:style-name="T217_15"><text:s/></text:span><text:span text:style-name="T217_16">u</text:span><text:span text:style-name="T217_17"><text:s/></text:span><text:span text:style-name="T217_18">kordonu</text:span><text:span text:style-name="T217_19">.<text:s/>(</text:span><text:span text:style-name="T217_20">Ako</text:span><text:span text:style-name="T217_21"><text:s/></text:span><text:span text:style-name="T217_22">si</text:span><text:span text:style-name="T217_23"><text:s/></text:span><text:span text:style-name="T217_24">uzeo</text:span><text:span text:style-name="T217_25"><text:s/></text:span><text:span text:style-name="T217_26">od</text:span><text:span text:style-name="T217_27"><text:s/></text:span><text:span text:style-name="T217_28">Zahara</text:span><text:span text:style-name="T217_29"><text:s/></text:span><text:span text:style-name="T217_30">misiju</text:span><text:span text:style-name="T217_31"><text:s/></text:span><text:span text:style-name="T217_32">u</text:span><text:span text:style-name="T217_33"><text:s/></text:span><text:span text:style-name="T217_34">vezi</text:span><text:span text:style-name="T217_35"><text:s/></text:span><text:span text:style-name="T217_36">njegovih</text:span><text:span text:style-name="T217_37"><text:s/></text:span><text:span text:style-name="T217_38">momaka</text:span><text:span text:style-name="T217_39">,<text:s/></text:span><text:span text:style-name="T217_40">oni</text:span><text:span text:style-name="T217_41"><text:s/></text:span><text:span text:style-name="T217_42">će</text:span><text:span text:style-name="T217_43"><text:s/></text:span><text:span text:style-name="T217_44">biti</text:span><text:span text:style-name="T217_45"><text:s/></text:span><text:span text:style-name="T217_46">tamo</text:span><text:span text:style-name="T217_47"><text:s/></text:span><text:span text:style-name="T217_48">i</text:span><text:span text:style-name="T217_49"><text:s/></text:span><text:span text:style-name="T217_50">pomoći</text:span><text:span text:style-name="T217_51"><text:s/></text:span><text:span text:style-name="T217_52">pri</text:span><text:span text:style-name="T217_53"><text:s/></text:span><text:span text:style-name="T217_54">borbi</text:span><text:span text:style-name="T217_55">).<text:s/>(</text:span><text:span text:style-name="T217_56">PDA</text:span><text:span text:style-name="T217_57"><text:s/></text:span><text:span text:style-name="T217_58">će</text:span><text:span text:style-name="T217_59"><text:s/></text:span><text:span text:style-name="T217_60">te</text:span><text:span text:style-name="T217_61"><text:s/></text:span><text:span text:style-name="T217_62">možda</text:span><text:span text:style-name="T217_63"><text:s/></text:span><text:span text:style-name="T217_64">pogrešno</text:span><text:span text:style-name="T217_65"><text:s/></text:span><text:span text:style-name="T217_66">obavestiti</text:span><text:span text:style-name="T217_67"><text:s/></text:span><text:span text:style-name="T217_68">da</text:span><text:span text:style-name="T217_69"><text:s/></text:span><text:span text:style-name="T217_70">se</text:span><text:span text:style-name="T217_71"><text:s/></text:span><text:span text:style-name="T217_72">posao</text:span><text:span text:style-name="T217_73"><text:s/></text:span><text:span text:style-name="T217_74">odvija</text:span><text:span text:style-name="T217_75"><text:s/></text:span><text:span text:style-name="T217_76">na</text:span><text:span text:style-name="T217_77"><text:s/></text:span><text:span text:style-name="T217_78">farmi</text:span><text:span text:style-name="T217_79"><text:s/></text:span><text:span text:style-name="T217_80">slobodnjaka</text:span><text:span text:style-name="T217_81">).<text:s/></text:span><text:span text:style-name="T217_82">Da</text:span><text:span text:style-name="T217_83"><text:s/></text:span><text:span text:style-name="T217_84">bi</text:span><text:span text:style-name="T217_85"><text:s/></text:span><text:span text:style-name="T217_86">ovaj</text:span><text:span text:style-name="T217_87"><text:s/></text:span><text:span text:style-name="T217_88">posao</text:span><text:span text:style-name="T217_89"><text:s/></text:span><text:span text:style-name="T217_90">ordradio</text:span><text:span text:style-name="T217_91"><text:s/></text:span><text:span text:style-name="T217_92">moraš</text:span><text:span text:style-name="T217_93"><text:s/></text:span><text:span text:style-name="T217_94">ispuniti</text:span><text:span text:style-name="T217_95"><text:s/>2<text:s/></text:span><text:span text:style-name="T217_96">uslova</text:span><text:span text:style-name="T217_97">:</text:span></text:p>
      <text:p text:style-name="P218"><text:span text:style-name="T218_1">-</text:span><text:span text:style-name="T218_2">Plaćenici</text:span><text:span text:style-name="T218_3"><text:s/></text:span><text:span text:style-name="T218_4">te</text:span><text:span text:style-name="T218_5"><text:s/></text:span><text:span text:style-name="T218_6">ne</text:span><text:span text:style-name="T218_7"><text:s/></text:span><text:span text:style-name="T218_8">smeju</text:span><text:span text:style-name="T218_9"><text:s/></text:span><text:span text:style-name="T218_10">primetiti</text:span><text:span text:style-name="T218_11"><text:s/></text:span><text:span text:style-name="T218_12">pre</text:span><text:span text:style-name="T218_13"><text:s/></text:span><text:span text:style-name="T218_14">poziva</text:span><text:span text:style-name="T218_15"><text:s/></text:span><text:span text:style-name="T218_16">u</text:span><text:span text:style-name="T218_17"><text:s/></text:span><text:span text:style-name="T218_18">pomoć</text:span></text:p>
      <text:p text:style-name="P219"><text:span text:style-name="T219_1">-</text:span><text:span text:style-name="T219_2">Nakon</text:span><text:span text:style-name="T219_3"><text:s/></text:span><text:span text:style-name="T219_4">poziva</text:span><text:span text:style-name="T219_5"><text:s/></text:span><text:span text:style-name="T219_6">u</text:span><text:span text:style-name="T219_7"><text:s/></text:span><text:span text:style-name="T219_8">pomoć</text:span><text:span text:style-name="T219_9"><text:s/></text:span><text:span text:style-name="T219_10">i</text:span><text:span text:style-name="T219_11"><text:s/></text:span><text:span text:style-name="T219_12">kada</text:span><text:span text:style-name="T219_13"><text:s/></text:span><text:span text:style-name="T219_14">plaćenici</text:span><text:span text:style-name="T219_15"><text:s/></text:span><text:span text:style-name="T219_16">ubiju</text:span><text:span text:style-name="T219_17"><text:s/></text:span><text:span text:style-name="T219_18">slobodnjaka</text:span><text:span text:style-name="T219_19"><text:s/>(</text:span><text:span text:style-name="T219_20">Muff</text:span><text:span text:style-name="T219_21">)<text:s/></text:span><text:span text:style-name="T219_22">njegov</text:span><text:span text:style-name="T219_23"><text:s/></text:span><text:span text:style-name="T219_24">drugar</text:span><text:span text:style-name="T219_25"><text:s/></text:span><text:span text:style-name="T219_26">mora</text:span><text:span text:style-name="T219_27"><text:s/></text:span><text:span text:style-name="T219_28">preživeti</text:span><text:span text:style-name="T219_29">.</text:span></text:p>
      <text:p text:style-name="P220"><text:span text:style-name="T220_1">Da</text:span><text:span text:style-name="T220_2"><text:s/></text:span><text:span text:style-name="T220_3">bi</text:span><text:span text:style-name="T220_4"><text:s/></text:span><text:span text:style-name="T220_5">izvršio</text:span><text:span text:style-name="T220_6"><text:s/></text:span><text:span text:style-name="T220_7">ovaj</text:span><text:span text:style-name="T220_8"><text:s/></text:span><text:span text:style-name="T220_9">zadatak</text:span><text:span text:style-name="T220_10"><text:s/></text:span><text:span text:style-name="T220_11">moraš</text:span><text:span text:style-name="T220_12"><text:s/></text:span><text:span text:style-name="T220_13">se</text:span><text:span text:style-name="T220_14"><text:s/></text:span><text:span text:style-name="T220_15">sakriti</text:span><text:span text:style-name="T220_16"><text:s/></text:span><text:span text:style-name="T220_17">u</text:span><text:span text:style-name="T220_18"><text:s/></text:span><text:span text:style-name="T220_19">fabrici</text:span><text:span text:style-name="T220_20"><text:s/></text:span><text:span text:style-name="T220_21">tako</text:span><text:span text:style-name="T220_22"><text:s/></text:span><text:span text:style-name="T220_23">da</text:span><text:span text:style-name="T220_24"><text:s/></text:span><text:span text:style-name="T220_25">ti</text:span><text:span text:style-name="T220_26"><text:s/></text:span><text:span text:style-name="T220_27">bude</text:span><text:span text:style-name="T220_28"><text:s/></text:span><text:span text:style-name="T220_29">zgodno</text:span><text:span text:style-name="T220_30"><text:s/></text:span><text:span text:style-name="T220_31">da</text:span><text:span text:style-name="T220_32"><text:s/></text:span><text:span text:style-name="T220_33">iskočiš</text:span><text:span text:style-name="T220_34"><text:s/></text:span><text:span text:style-name="T220_35">i</text:span><text:span text:style-name="T220_36"><text:s/></text:span><text:span text:style-name="T220_37">počneš</text:span><text:span text:style-name="T220_38"><text:s/></text:span><text:span text:style-name="T220_39">ubijati</text:span><text:span text:style-name="T220_40"><text:s/></text:span><text:span text:style-name="T220_41">plaćenike</text:span><text:span text:style-name="T220_42">.<text:s/></text:span><text:span text:style-name="T220_43">Nakon</text:span><text:span text:style-name="T220_44"><text:s/></text:span><text:span text:style-name="T220_45">poziva</text:span><text:span text:style-name="T220_46"><text:s/></text:span><text:span text:style-name="T220_47">u</text:span><text:span text:style-name="T220_48"><text:s/></text:span><text:span text:style-name="T220_49">pomoć</text:span><text:span text:style-name="T220_50"><text:s/></text:span><text:span text:style-name="T220_51">jedva</text:span><text:span text:style-name="T220_52"><text:s/></text:span><text:span text:style-name="T220_53">par</text:span><text:span text:style-name="T220_54"><text:s/></text:span><text:span text:style-name="T220_55">sekundi</text:span><text:span text:style-name="T220_56"><text:s/></text:span><text:span text:style-name="T220_57">imaš</text:span><text:span text:style-name="T220_58"><text:s/></text:span><text:span text:style-name="T220_59">da</text:span><text:span text:style-name="T220_60"><text:s/></text:span><text:span text:style-name="T220_61">odreaguješ</text:span><text:span text:style-name="T220_62"><text:s/></text:span><text:span text:style-name="T220_63">dok</text:span><text:span text:style-name="T220_64"><text:s/></text:span><text:span text:style-name="T220_65">plaćenici</text:span><text:span text:style-name="T220_66"><text:s/></text:span><text:span text:style-name="T220_67">mirno</text:span><text:span text:style-name="T220_68"><text:s/></text:span><text:span text:style-name="T220_69">stoje</text:span><text:span text:style-name="T220_70"><text:s/>-<text:s/></text:span><text:span text:style-name="T220_71">tokom</text:span><text:span text:style-name="T220_72"><text:s/></text:span><text:span text:style-name="T220_73">tog</text:span><text:span text:style-name="T220_74"><text:s/></text:span><text:span text:style-name="T220_75">vremena</text:span><text:span text:style-name="T220_76"><text:s/></text:span><text:span text:style-name="T220_77">gledaj</text:span><text:span text:style-name="T220_78"><text:s/></text:span><text:span text:style-name="T220_79">da</text:span><text:span text:style-name="T220_80"><text:s/></text:span><text:span text:style-name="T220_81">ih</text:span><text:span text:style-name="T220_82"><text:s/></text:span><text:span text:style-name="T220_83">ubiješ</text:span><text:span text:style-name="T220_84"><text:s/></text:span><text:span text:style-name="T220_85">najmanje</text:span><text:span text:style-name="T220_86"><text:s/>2.<text:s/></text:span><text:span text:style-name="T220_87">Muff</text:span><text:span text:style-name="T220_88"><text:s/></text:span><text:span text:style-name="T220_89">i</text:span><text:span text:style-name="T220_90"><text:s/></text:span><text:span text:style-name="T220_91">njegov</text:span><text:span text:style-name="T220_92"><text:s/></text:span><text:span text:style-name="T220_93">drugar</text:span><text:span text:style-name="T220_94"><text:s/></text:span><text:span text:style-name="T220_95">će</text:span><text:span text:style-name="T220_96"><text:s/></text:span><text:span text:style-name="T220_97">pomoći</text:span><text:span text:style-name="T220_98"><text:s/></text:span><text:span text:style-name="T220_99">da</text:span><text:span text:style-name="T220_100"><text:s/></text:span><text:span text:style-name="T220_101">se</text:span><text:span text:style-name="T220_102"><text:s/></text:span><text:span text:style-name="T220_103">pobiju</text:span><text:span text:style-name="T220_104"><text:s/></text:span><text:span text:style-name="T220_105">ostali</text:span><text:span text:style-name="T220_106"><text:s/></text:span><text:span text:style-name="T220_107">plaćenici</text:span><text:span text:style-name="T220_108">.</text:span></text:p>
      <text:p text:style-name="P221"/>
      <text:p text:style-name="P222"><text:span text:style-name="T222_1">14.<text:s/></text:span><text:span text:style-name="T222_2">Idi</text:span><text:span text:style-name="T222_3"><text:s/></text:span><text:span text:style-name="T222_4">do</text:span><text:span text:style-name="T222_5"><text:s/></text:span><text:span text:style-name="T222_6">Sviblova</text:span><text:span text:style-name="T222_7"><text:s/></text:span><text:span text:style-name="T222_8">i</text:span><text:span text:style-name="T222_9"><text:s/></text:span><text:span text:style-name="T222_10">kaži</text:span><text:span text:style-name="T222_11"><text:s/></text:span><text:span text:style-name="T222_12">mu</text:span><text:span text:style-name="T222_13"><text:s/></text:span><text:span text:style-name="T222_14">da</text:span><text:span text:style-name="T222_15"><text:s/></text:span><text:span text:style-name="T222_16">si</text:span><text:span text:style-name="T222_17"><text:s/></text:span><text:span text:style-name="T222_18">odradio</text:span><text:span text:style-name="T222_19"><text:s/></text:span><text:span text:style-name="T222_20">zadatak</text:span><text:span text:style-name="T222_21">.</text:span></text:p>
      <text:p text:style-name="P223"/>
      <text:p text:style-name="P224"/>
      <text:p text:style-name="P225"><text:span text:style-name="T225_1">Kostjini</text:span><text:span text:style-name="T225_2"><text:s/></text:span><text:span text:style-name="T225_3">zadaci</text:span><text:span text:style-name="T225_4">,<text:s/></text:span><text:span text:style-name="T225_5">Potraga</text:span><text:span text:style-name="T225_6"><text:s/></text:span><text:span text:style-name="T225_7">za</text:span><text:span text:style-name="T225_8"><text:s/></text:span><text:span text:style-name="T225_9">Crnim</text:span><text:span text:style-name="T225_10"><text:s/></text:span><text:span text:style-name="T225_11">Doktorom</text:span><text:span text:style-name="T225_12"><text:s/>(</text:span><text:span text:style-name="T225_13">Black</text:span><text:span text:style-name="T225_14"><text:s/></text:span><text:span text:style-name="T225_15">Doctor</text:span><text:span text:style-name="T225_16">)</text:span></text:p>
      <text:p text:style-name="P226"/>
      <text:p text:style-name="P227"><text:span text:style-name="T227_1">1.<text:s/></text:span><text:span text:style-name="T227_2">Pričaj</text:span><text:span text:style-name="T227_3"><text:s/></text:span><text:span text:style-name="T227_4">sa</text:span><text:span text:style-name="T227_5"><text:s/></text:span><text:span text:style-name="T227_6">Danom</text:span><text:span text:style-name="T227_7">.<text:s/></text:span><text:span text:style-name="T227_8">Dobijaš</text:span><text:span text:style-name="T227_9"><text:s/></text:span><text:span text:style-name="T227_10">zadatak</text:span><text:span text:style-name="T227_11"><text:s/></text:span><text:span text:style-name="T227_12">da</text:span><text:span text:style-name="T227_13"><text:s/></text:span><text:span text:style-name="T227_14">razgovaraš</text:span><text:span text:style-name="T227_15"><text:s/></text:span><text:span text:style-name="T227_16">sa</text:span><text:span text:style-name="T227_17"><text:s/></text:span><text:span text:style-name="T227_18">Mačkom</text:span><text:span text:style-name="T227_19"><text:s/>(</text:span><text:span text:style-name="T227_20">Cat</text:span><text:span text:style-name="T227_21">).<text:s/></text:span><text:span text:style-name="T227_22">Mačkova</text:span><text:span text:style-name="T227_23"><text:s/></text:span><text:span text:style-name="T227_24">lokacija</text:span><text:span text:style-name="T227_25"><text:s/></text:span><text:span text:style-name="T227_26">je</text:span><text:span text:style-name="T227_27"><text:s/></text:span><text:span text:style-name="T227_28">označena</text:span><text:span text:style-name="T227_29"><text:s/></text:span><text:span text:style-name="T227_30">na</text:span><text:span text:style-name="T227_31"><text:s/></text:span><text:span text:style-name="T227_32">PDA</text:span><text:span text:style-name="T227_33">.</text:span></text:p>
      <text:p text:style-name="P228"/>
      <text:p text:style-name="P229"><text:span text:style-name="T229_1">2.<text:s/></text:span><text:span text:style-name="T229_2">Odlaziš</text:span><text:span text:style-name="T229_3"><text:s/></text:span><text:span text:style-name="T229_4">do</text:span><text:span text:style-name="T229_5"><text:s/></text:span><text:span text:style-name="T229_6">Mačka</text:span><text:span text:style-name="T229_7"><text:s/>(</text:span><text:span text:style-name="T229_8">Cat</text:span><text:span text:style-name="T229_9">).<text:s/></text:span><text:span text:style-name="T229_10">On</text:span><text:span text:style-name="T229_11"><text:s/></text:span><text:span text:style-name="T229_12">će</text:span><text:span text:style-name="T229_13"><text:s/></text:span><text:span text:style-name="T229_14">tražiti</text:span><text:span text:style-name="T229_15"><text:s/></text:span><text:span text:style-name="T229_16">da</text:span><text:span text:style-name="T229_17"><text:s/></text:span><text:span text:style-name="T229_18">ga</text:span><text:span text:style-name="T229_19"><text:s/></text:span><text:span text:style-name="T229_20">otpratiš</text:span><text:span text:style-name="T229_21"><text:s/></text:span><text:span text:style-name="T229_22">do</text:span><text:span text:style-name="T229_23"><text:s/></text:span><text:span text:style-name="T229_24">spaljenog</text:span><text:span text:style-name="T229_25"><text:s/></text:span><text:span text:style-name="T229_26">sela</text:span><text:span text:style-name="T229_27"><text:s/>(</text:span><text:span text:style-name="T229_28">Burnt</text:span><text:span text:style-name="T229_29">-</text:span><text:span text:style-name="T229_30">out</text:span><text:span text:style-name="T229_31"><text:s/></text:span><text:span text:style-name="T229_32">Village</text:span><text:span text:style-name="T229_33">)<text:s/></text:span><text:span text:style-name="T229_34">da</text:span><text:span text:style-name="T229_35"><text:s/></text:span><text:span text:style-name="T229_36">bi</text:span><text:span text:style-name="T229_37"><text:s/></text:span><text:span text:style-name="T229_38">potražio</text:span><text:span text:style-name="T229_39"><text:s/></text:span><text:span text:style-name="T229_40">leš</text:span><text:span text:style-name="T229_41"><text:s/></text:span><text:span text:style-name="T229_42">monolita</text:span><text:span text:style-name="T229_43">.<text:s/></text:span><text:span text:style-name="T229_44">Direktno</text:span><text:span text:style-name="T229_45"><text:s/></text:span><text:span text:style-name="T229_46">iza</text:span><text:span text:style-name="T229_47"><text:s/></text:span><text:span text:style-name="T229_48">Maška</text:span><text:span text:style-name="T229_49"><text:s/>(</text:span><text:span text:style-name="T229_50">Cat</text:span><text:span text:style-name="T229_51">)<text:s/></text:span><text:span text:style-name="T229_52">u</text:span><text:span text:style-name="T229_53"><text:s/></text:span><text:span text:style-name="T229_54">centru</text:span><text:span text:style-name="T229_55"><text:s/></text:span><text:span text:style-name="T229_56">ruševine</text:span><text:span text:style-name="T229_57"><text:s/></text:span><text:span text:style-name="T229_58">sa</text:span><text:span text:style-name="T229_59"><text:s/></text:span><text:span text:style-name="T229_60">povećanom</text:span><text:span text:style-name="T229_61"><text:s/></text:span><text:span text:style-name="T229_62">radijacijom</text:span><text:span text:style-name="T229_63"><text:s/></text:span><text:span text:style-name="T229_64">je</text:span><text:span text:style-name="T229_65"><text:s/></text:span><text:span text:style-name="T229_66">leš</text:span><text:span text:style-name="T229_67"><text:s/></text:span><text:span text:style-name="T229_68">koji</text:span><text:span text:style-name="T229_69"><text:s/></text:span><text:span text:style-name="T229_70">tražiš</text:span><text:span text:style-name="T229_71">.<text:s/></text:span><text:span text:style-name="T229_72">Trebalo</text:span><text:span text:style-name="T229_73"><text:s/></text:span><text:span text:style-name="T229_74">bi</text:span><text:span text:style-name="T229_75"><text:s/></text:span><text:span text:style-name="T229_76">pre</text:span><text:span text:style-name="T229_77"><text:s/></text:span><text:span text:style-name="T229_78">toga</text:span><text:span text:style-name="T229_79"><text:s/></text:span><text:span text:style-name="T229_80">da</text:span><text:span text:style-name="T229_81"><text:s/></text:span><text:span text:style-name="T229_82">se</text:span><text:span text:style-name="T229_83"><text:s/></text:span><text:span text:style-name="T229_84">dobro</text:span><text:span text:style-name="T229_85"><text:s/></text:span><text:span text:style-name="T229_86">zaštitiš</text:span><text:span text:style-name="T229_87"><text:s/></text:span><text:span text:style-name="T229_88">od</text:span><text:span text:style-name="T229_89"><text:s/></text:span><text:span text:style-name="T229_90">radijacije</text:span><text:span text:style-name="T229_91">.</text:span></text:p>
      <text:p text:style-name="P230"/>
      <text:p text:style-name="P231"><text:span text:style-name="T231_1">3.<text:s/></text:span><text:span text:style-name="T231_2">Pretraži</text:span><text:span text:style-name="T231_3"><text:s/></text:span><text:span text:style-name="T231_4">leš</text:span><text:span text:style-name="T231_5"><text:s/></text:span><text:span text:style-name="T231_6">monolita</text:span><text:span text:style-name="T231_7">.<text:s/></text:span><text:span text:style-name="T231_8">Uzmi</text:span><text:span text:style-name="T231_9"><text:s/></text:span><text:span text:style-name="T231_10">mapu</text:span><text:span text:style-name="T231_11"><text:s/></text:span><text:span text:style-name="T231_12">i</text:span><text:span text:style-name="T231_13"><text:s/></text:span><text:span text:style-name="T231_14">daj</text:span><text:span text:style-name="T231_15"><text:s/></text:span><text:span text:style-name="T231_16">je</text:span><text:span text:style-name="T231_17"><text:s/></text:span><text:span text:style-name="T231_18">mačku</text:span><text:span text:style-name="T231_19"><text:s/>(</text:span><text:span text:style-name="T231_20">Cat</text:span><text:span text:style-name="T231_21">).</text:span></text:p>
      <text:p text:style-name="P232"/>
      <text:p text:style-name="P233"><text:span text:style-name="T233_1">4.<text:s/></text:span><text:span text:style-name="T233_2">Isprati</text:span><text:span text:style-name="T233_3"><text:s/></text:span><text:span text:style-name="T233_4">Mačka</text:span><text:span text:style-name="T233_5"><text:s/>(</text:span><text:span text:style-name="T233_6">Cat</text:span><text:span text:style-name="T233_7">)<text:s/></text:span><text:span text:style-name="T233_8">do</text:span><text:span text:style-name="T233_9"><text:s/></text:span><text:span text:style-name="T233_10">tečeporta</text:span><text:span text:style-name="T233_11"><text:s/></text:span><text:span text:style-name="T233_12">za</text:span><text:span text:style-name="T233_13"><text:s/></text:span><text:span text:style-name="T233_14">bazu</text:span><text:span text:style-name="T233_15"><text:s/></text:span><text:span text:style-name="T233_16">Čistog</text:span><text:span text:style-name="T233_17"><text:s/></text:span><text:span text:style-name="T233_18">Neba</text:span><text:span text:style-name="T233_19"><text:s/>(</text:span><text:span text:style-name="T233_20">Clear</text:span><text:span text:style-name="T233_21"><text:s/></text:span><text:span text:style-name="T233_22">Sky</text:span><text:span text:style-name="T233_23">).<text:s/></text:span><text:span text:style-name="T233_24">Zatim</text:span><text:span text:style-name="T233_25"><text:s/></text:span><text:span text:style-name="T233_26">ideš</text:span><text:span text:style-name="T233_27"><text:s/></text:span><text:span text:style-name="T233_28">do</text:span><text:span text:style-name="T233_29"><text:s/></text:span><text:span text:style-name="T233_30">Mačka</text:span><text:span text:style-name="T233_31"><text:s/>(</text:span><text:span text:style-name="T233_32">Cat</text:span><text:span text:style-name="T233_33">)<text:s/></text:span><text:span text:style-name="T233_34">koji</text:span><text:span text:style-name="T233_35"><text:s/></text:span><text:span text:style-name="T233_36">se</text:span><text:span text:style-name="T233_37"><text:s/></text:span><text:span text:style-name="T233_38">nalazi</text:span><text:span text:style-name="T233_39"><text:s/></text:span><text:span text:style-name="T233_40">u</text:span><text:span text:style-name="T233_41"><text:s/></text:span><text:span text:style-name="T233_42">baru</text:span><text:span text:style-name="T233_43"><text:s/></text:span><text:span text:style-name="T233_44">kod</text:span><text:span text:style-name="T233_45"><text:s/></text:span><text:span text:style-name="T233_46">Ledenog</text:span><text:span text:style-name="T233_47"><text:s/>(</text:span><text:span text:style-name="T233_48">Cold</text:span><text:span text:style-name="T233_49">)<text:s/></text:span><text:span text:style-name="T233_50">u</text:span><text:span text:style-name="T233_51"><text:s/></text:span><text:span text:style-name="T233_52">bazi</text:span><text:span text:style-name="T233_53"><text:s/></text:span><text:span text:style-name="T233_54">Čistog</text:span><text:span text:style-name="T233_55"><text:s/></text:span><text:span text:style-name="T233_56">Neba</text:span><text:span text:style-name="T233_57">.<text:s/></text:span><text:span text:style-name="T233_58">Reći</text:span><text:span text:style-name="T233_59"><text:s/></text:span><text:span text:style-name="T233_60">će</text:span><text:span text:style-name="T233_61"><text:s/></text:span><text:span text:style-name="T233_62">ti</text:span><text:span text:style-name="T233_63"><text:s/></text:span><text:span text:style-name="T233_64">da</text:span><text:span text:style-name="T233_65"><text:s/></text:span><text:span text:style-name="T233_66">porazgovaraš</text:span><text:span text:style-name="T233_67"><text:s/></text:span><text:span text:style-name="T233_68">sa</text:span><text:span text:style-name="T233_69"><text:s/></text:span><text:span text:style-name="T233_70">oficirom</text:span><text:span text:style-name="T233_71"><text:s/></text:span><text:span text:style-name="T233_72">za</text:span><text:span text:style-name="T233_73"><text:s/></text:span><text:span text:style-name="T233_74">vezu</text:span><text:span text:style-name="T233_75"><text:s/></text:span><text:span text:style-name="T233_76">u</text:span><text:span text:style-name="T233_77"><text:s/></text:span><text:span text:style-name="T233_78">prostoriji</text:span><text:span text:style-name="T233_79"><text:s/></text:span><text:span text:style-name="T233_80">za</text:span><text:span text:style-name="T233_81"><text:s/></text:span><text:span text:style-name="T233_82">vezu</text:span><text:span text:style-name="T233_83">.</text:span></text:p>
      <text:p text:style-name="P234"/>
      <text:p text:style-name="P235"><text:span text:style-name="T235_1">!<text:s/></text:span><text:span text:style-name="T235_2">Važno</text:span><text:span text:style-name="T235_3">:<text:s/></text:span><text:span text:style-name="T235_4">Možda</text:span><text:span text:style-name="T235_5"><text:s/></text:span><text:span text:style-name="T235_6">ćeš</text:span><text:span text:style-name="T235_7"><text:s/></text:span><text:span text:style-name="T235_8">morati</text:span><text:span text:style-name="T235_9"><text:s/></text:span><text:span text:style-name="T235_10">da</text:span><text:span text:style-name="T235_11"><text:s/></text:span><text:span text:style-name="T235_12">izađeš</text:span><text:span text:style-name="T235_13"><text:s/></text:span><text:span text:style-name="T235_14">iz</text:span><text:span text:style-name="T235_15"><text:s/></text:span><text:span text:style-name="T235_16">mape</text:span><text:span text:style-name="T235_17"><text:s/></text:span><text:span text:style-name="T235_18">Močvare</text:span><text:span text:style-name="T235_19"><text:s/>(</text:span><text:span text:style-name="T235_20">Swamp</text:span><text:span text:style-name="T235_21">)<text:s/></text:span><text:span text:style-name="T235_22">i</text:span><text:span text:style-name="T235_23"><text:s/></text:span><text:span text:style-name="T235_24">da</text:span><text:span text:style-name="T235_25"><text:s/></text:span><text:span text:style-name="T235_26">se</text:span><text:span text:style-name="T235_27"><text:s/></text:span><text:span text:style-name="T235_28">ponovo</text:span><text:span text:style-name="T235_29"><text:s/></text:span><text:span text:style-name="T235_30">vratiš</text:span><text:span text:style-name="T235_31"><text:s/></text:span><text:span text:style-name="T235_32">da</text:span><text:span text:style-name="T235_33"><text:s/></text:span><text:span text:style-name="T235_34">bi</text:span><text:span text:style-name="T235_35"><text:s/></text:span><text:span text:style-name="T235_36">se</text:span><text:span text:style-name="T235_37"><text:s/></text:span><text:span text:style-name="T235_38">Mačak</text:span><text:span text:style-name="T235_39"><text:s/>(</text:span><text:span text:style-name="T235_40">Cat</text:span><text:span text:style-name="T235_41">)<text:s/></text:span><text:span text:style-name="T235_42">pojavio</text:span><text:span text:style-name="T235_43"><text:s/></text:span><text:span text:style-name="T235_44">u</text:span><text:span text:style-name="T235_45"><text:s/></text:span><text:span text:style-name="T235_46">baru</text:span><text:span text:style-name="T235_47"><text:s/></text:span><text:span text:style-name="T235_48">u</text:span><text:span text:style-name="T235_49"><text:s/></text:span><text:span text:style-name="T235_50">bazi</text:span><text:span text:style-name="T235_51"><text:s/></text:span><text:span text:style-name="T235_52">Čistog</text:span><text:span text:style-name="T235_53"><text:s/></text:span><text:span text:style-name="T235_54">Neba</text:span><text:span text:style-name="T235_55">.</text:span></text:p>
      <text:p text:style-name="P236"/>
      <text:p text:style-name="P237"><text:span text:style-name="T237_1">5.<text:s/></text:span><text:span text:style-name="T237_2">Pričaš</text:span><text:span text:style-name="T237_3"><text:s/></text:span><text:span text:style-name="T237_4">sa</text:span><text:span text:style-name="T237_5"><text:s/></text:span><text:span text:style-name="T237_6">NPC</text:span><text:span text:style-name="T237_7">-</text:span><text:span text:style-name="T237_8">om</text:span><text:span text:style-name="T237_9"><text:s/></text:span><text:span text:style-name="T237_10">koji</text:span><text:span text:style-name="T237_11"><text:s/></text:span><text:span text:style-name="T237_12">se</text:span><text:span text:style-name="T237_13"><text:s/></text:span><text:span text:style-name="T237_14">može</text:span><text:span text:style-name="T237_15"><text:s/></text:span><text:span text:style-name="T237_16">različito</text:span><text:span text:style-name="T237_17"><text:s/></text:span><text:span text:style-name="T237_18">zvati</text:span><text:span text:style-name="T237_19"><text:s/></text:span><text:span text:style-name="T237_20">lociranom</text:span><text:span text:style-name="T237_21"><text:s/></text:span><text:span text:style-name="T237_22">u</text:span><text:span text:style-name="T237_23"><text:s/></text:span><text:span text:style-name="T237_24">objektu</text:span><text:span text:style-name="T237_25"><text:s/></text:span><text:span text:style-name="T237_26">pored</text:span><text:span text:style-name="T237_27"><text:s/></text:span><text:span text:style-name="T237_28">objekta</text:span><text:span text:style-name="T237_29"><text:s/></text:span><text:span text:style-name="T237_30">vođe</text:span><text:span text:style-name="T237_31"><text:s/></text:span><text:span text:style-name="T237_32">Sviblova</text:span><text:span text:style-name="T237_33">.<text:s/></text:span><text:span text:style-name="T237_34">On</text:span><text:span text:style-name="T237_35"><text:s/></text:span><text:span text:style-name="T237_36">stoji</text:span><text:span text:style-name="T237_37"><text:s/></text:span><text:span text:style-name="T237_38">u</text:span><text:span text:style-name="T237_39"><text:s/></text:span><text:span text:style-name="T237_40">sobi</text:span><text:span text:style-name="T237_41"><text:s/></text:span><text:span text:style-name="T237_42">prepunoj</text:span><text:span text:style-name="T237_43"><text:s/></text:span><text:span text:style-name="T237_44">elektronskih</text:span><text:span text:style-name="T237_45"><text:s/></text:span><text:span text:style-name="T237_46">uređaja</text:span><text:span text:style-name="T237_47">.<text:s/></text:span><text:span text:style-name="T237_48">Tražiće</text:span><text:span text:style-name="T237_49"><text:s/></text:span><text:span text:style-name="T237_50">ti</text:span><text:span text:style-name="T237_51"><text:s/></text:span><text:span text:style-name="T237_52">televizor</text:span><text:span text:style-name="T237_53"><text:s/></text:span><text:span text:style-name="T237_54">da</text:span><text:span text:style-name="T237_55"><text:s/></text:span><text:span text:style-name="T237_56">mu</text:span><text:span text:style-name="T237_57"><text:s/></text:span><text:span text:style-name="T237_58">doneseš</text:span><text:span text:style-name="T237_59">.</text:span></text:p>
      <text:p text:style-name="P238"/>
      <text:p text:style-name="P239"><text:span text:style-name="T239_1">6.<text:s/></text:span><text:span text:style-name="T239_2">ideš</text:span><text:span text:style-name="T239_3"><text:s/></text:span><text:span text:style-name="T239_4">u</text:span><text:span text:style-name="T239_5"><text:s/></text:span><text:span text:style-name="T239_6">Kordon</text:span><text:span text:style-name="T239_7">.<text:s/></text:span><text:span text:style-name="T239_8">TV</text:span><text:span text:style-name="T239_9"><text:s/></text:span><text:span text:style-name="T239_10">je</text:span><text:span text:style-name="T239_11"><text:s/></text:span><text:span text:style-name="T239_12">lociran</text:span><text:span text:style-name="T239_13"><text:s/></text:span><text:span text:style-name="T239_14">pored</text:span><text:span text:style-name="T239_15"><text:s/></text:span><text:span text:style-name="T239_16">Akima</text:span><text:span text:style-name="T239_17"><text:s/></text:span><text:span text:style-name="T239_18">trgovca</text:span><text:span text:style-name="T239_19">,<text:s/></text:span><text:span text:style-name="T239_20">odnesi</text:span><text:span text:style-name="T239_21"><text:s/></text:span><text:span text:style-name="T239_22">ga</text:span><text:span text:style-name="T239_23"><text:s/></text:span><text:span text:style-name="T239_24">NPC</text:span><text:span text:style-name="T239_25">-</text:span><text:span text:style-name="T239_26">u</text:span><text:span text:style-name="T239_27"><text:s/></text:span><text:span text:style-name="T239_28">Čistog</text:span><text:span text:style-name="T239_29"><text:s/></text:span><text:span text:style-name="T239_30">neba</text:span><text:span text:style-name="T239_31"><text:s/>(</text:span><text:span text:style-name="T239_32">Clear</text:span><text:span text:style-name="T239_33"><text:s/></text:span><text:span text:style-name="T239_34">Sky</text:span><text:span text:style-name="T239_35">).<text:s/></text:span><text:span text:style-name="T239_36">Zauzvrat</text:span><text:span text:style-name="T239_37"><text:s/></text:span><text:span text:style-name="T239_38">ćeš</text:span><text:span text:style-name="T239_39"><text:s/></text:span><text:span text:style-name="T239_40">dobiti</text:span><text:span text:style-name="T239_41"><text:s/></text:span><text:span text:style-name="T239_42">informaciju</text:span><text:span text:style-name="T239_43"><text:s/></text:span><text:span text:style-name="T239_44">o</text:span><text:span text:style-name="T239_45"><text:s/></text:span><text:span text:style-name="T239_46">mogućim</text:span><text:span text:style-name="T239_47"><text:s/></text:span><text:span text:style-name="T239_48">lokacijama</text:span><text:span text:style-name="T239_49"><text:s/></text:span><text:span text:style-name="T239_50">Monolita</text:span><text:span text:style-name="T239_51"><text:s/>(</text:span><text:span text:style-name="T239_52">markirano</text:span><text:span text:style-name="T239_53"><text:s/></text:span><text:span text:style-name="T239_54">krugovima</text:span><text:span text:style-name="T239_55"><text:s/></text:span><text:span text:style-name="T239_56">na</text:span><text:span text:style-name="T239_57"><text:s/></text:span><text:span text:style-name="T239_58">mapi</text:span><text:span text:style-name="T239_59">).</text:span></text:p>
      <text:p text:style-name="P240"><text:span text:style-name="T240_1">Ps</text:span><text:span text:style-name="T240_2">.<text:s/></text:span><text:span text:style-name="T240_3">Taj</text:span><text:span text:style-name="T240_4"><text:s/></text:span><text:span text:style-name="T240_5">TV</text:span><text:span text:style-name="T240_6"><text:s/></text:span><text:span text:style-name="T240_7">mogu</text:span><text:span text:style-name="T240_8"><text:s/></text:span><text:span text:style-name="T240_9">da</text:span><text:span text:style-name="T240_10"><text:s/></text:span><text:span text:style-name="T240_11">odnesu</text:span><text:span text:style-name="T240_12"><text:s/></text:span><text:span text:style-name="T240_13">i</text:span><text:span text:style-name="T240_14"><text:s/></text:span><text:span text:style-name="T240_15">drugi</text:span><text:span text:style-name="T240_16"><text:s/></text:span><text:span text:style-name="T240_17">Stalkeri</text:span><text:span text:style-name="T240_18">,<text:s/></text:span><text:span text:style-name="T240_19">pa</text:span><text:span text:style-name="T240_20"><text:s/></text:span><text:span text:style-name="T240_21">je</text:span><text:span text:style-name="T240_22"><text:s/></text:span><text:span text:style-name="T240_23">najbolje</text:span><text:span text:style-name="T240_24"><text:s/></text:span><text:span text:style-name="T240_25">da</text:span><text:span text:style-name="T240_26"><text:s/></text:span><text:span text:style-name="T240_27">usled</text:span><text:span text:style-name="T240_28"><text:s/></text:span><text:span text:style-name="T240_29">prvog</text:span><text:span text:style-name="T240_30"><text:s/></text:span><text:span text:style-name="T240_31">posjeta</text:span><text:span text:style-name="T240_32"><text:s/></text:span><text:span text:style-name="T240_33">kod</text:span><text:span text:style-name="T240_34"><text:s/></text:span><text:span text:style-name="T240_35">Akima</text:span><text:span text:style-name="T240_36"><text:s/></text:span><text:span text:style-name="T240_37">uzmete</text:span><text:span text:style-name="T240_38"><text:s/></text:span><text:span text:style-name="T240_39">TV</text:span><text:span text:style-name="T240_40"><text:s/></text:span><text:span text:style-name="T240_41">i</text:span><text:span text:style-name="T240_42"><text:s/></text:span><text:span text:style-name="T240_43">poshranite</text:span><text:span text:style-name="T240_44"><text:s/></text:span><text:span text:style-name="T240_45">ga</text:span><text:span text:style-name="T240_46"><text:s/></text:span><text:span text:style-name="T240_47">na</text:span><text:span text:style-name="T240_48"><text:s/></text:span><text:span text:style-name="T240_49">sigurno</text:span><text:span text:style-name="T240_50"><text:s/></text:span><text:span text:style-name="T240_51">mjesto</text:span><text:span text:style-name="T240_52">!</text:span></text:p>
      <text:p text:style-name="P241"/>
      <text:p text:style-name="P242"><text:span text:style-name="T242_1">7.<text:s/></text:span><text:span text:style-name="T242_2">Pretraži</text:span><text:span text:style-name="T242_3"><text:s/></text:span><text:span text:style-name="T242_4">te</text:span><text:span text:style-name="T242_5"><text:s/></text:span><text:span text:style-name="T242_6">lokacije</text:span><text:span text:style-name="T242_7">.<text:s/></text:span><text:span text:style-name="T242_8">Pronađi</text:span><text:span text:style-name="T242_9"><text:s/></text:span><text:span text:style-name="T242_10">Monolite</text:span><text:span text:style-name="T242_11"><text:s/></text:span><text:span text:style-name="T242_12">i</text:span><text:span text:style-name="T242_13"><text:s/></text:span><text:span text:style-name="T242_14">pobij</text:span><text:span text:style-name="T242_15"><text:s/></text:span><text:span text:style-name="T242_16">ih</text:span><text:span text:style-name="T242_17">.<text:s/></text:span><text:span text:style-name="T242_18">Pokupi</text:span><text:span text:style-name="T242_19"><text:s/></text:span><text:span text:style-name="T242_20">Notebook</text:span><text:span text:style-name="T242_21"><text:s/></text:span><text:span text:style-name="T242_22">sa</text:span><text:span text:style-name="T242_23"><text:s/></text:span><text:span text:style-name="T242_24">jednog</text:span><text:span text:style-name="T242_25"><text:s/></text:span><text:span text:style-name="T242_26">od</text:span><text:span text:style-name="T242_27"><text:s/></text:span><text:span text:style-name="T242_28">leševa</text:span><text:span text:style-name="T242_29">.</text:span></text:p>
      <text:p text:style-name="P243"/>
      <text:p text:style-name="P244"><text:span text:style-name="T244_1">8.<text:s/></text:span><text:span text:style-name="T244_2">Notebook</text:span><text:span text:style-name="T244_3"><text:s/></text:span><text:span text:style-name="T244_4">ćeš</text:span><text:span text:style-name="T244_5"><text:s/></text:span><text:span text:style-name="T244_6">dati</text:span><text:span text:style-name="T244_7"><text:s/></text:span><text:span text:style-name="T244_8">Mačku</text:span><text:span text:style-name="T244_9"><text:s/>(</text:span><text:span text:style-name="T244_10">Cat</text:span><text:span text:style-name="T244_11">)<text:s/></text:span><text:span text:style-name="T244_12">koji</text:span><text:span text:style-name="T244_13"><text:s/></text:span><text:span text:style-name="T244_14">namerava</text:span><text:span text:style-name="T244_15"><text:s/></text:span><text:span text:style-name="T244_16">da</text:span><text:span text:style-name="T244_17"><text:s/></text:span><text:span text:style-name="T244_18">krene</text:span><text:span text:style-name="T244_19"><text:s/></text:span><text:span text:style-name="T244_20">na</text:span><text:span text:style-name="T244_21"><text:s/></text:span><text:span text:style-name="T244_22">sastanak</text:span><text:span text:style-name="T244_23"><text:s/></text:span><text:span text:style-name="T244_24">u</text:span><text:span text:style-name="T244_25"><text:s/></text:span><text:span text:style-name="T244_26">Bar</text:span><text:span text:style-name="T244_27"><text:s/></text:span><text:span text:style-name="T244_28">kod</text:span><text:span text:style-name="T244_29"><text:s/></text:span><text:span text:style-name="T244_30">barmena</text:span><text:span text:style-name="T244_31">.</text:span></text:p>
      <text:p text:style-name="P245"/>
      <text:p text:style-name="P246"><text:span text:style-name="T246_1">9.<text:s/></text:span><text:span text:style-name="T246_2">Realno</text:span><text:span text:style-name="T246_3">,<text:s/></text:span><text:span text:style-name="T246_4">Mačak</text:span><text:span text:style-name="T246_5"><text:s/>(</text:span><text:span text:style-name="T246_6">Cat</text:span><text:span text:style-name="T246_7"><text:s/></text:span><text:span text:style-name="T246_8">se</text:span><text:span text:style-name="T246_9"><text:s/></text:span><text:span text:style-name="T246_10">može</text:span><text:span text:style-name="T246_11"><text:s/></text:span><text:span text:style-name="T246_12">pojaviti</text:span><text:span text:style-name="T246_13"><text:s/></text:span><text:span text:style-name="T246_14">na</text:span><text:span text:style-name="T246_15"><text:s/></text:span><text:span text:style-name="T246_16">dva</text:span><text:span text:style-name="T246_17"><text:s/></text:span><text:span text:style-name="T246_18">mesta</text:span><text:span text:style-name="T246_19"><text:s/>-<text:s/></text:span><text:span text:style-name="T246_20">direktno</text:span><text:span text:style-name="T246_21"><text:s/></text:span><text:span text:style-name="T246_22">u</text:span><text:span text:style-name="T246_23"><text:s/></text:span><text:span text:style-name="T246_24">Baru</text:span><text:span text:style-name="T246_25"><text:s/></text:span><text:span text:style-name="T246_26">ili</text:span><text:span text:style-name="T246_27"><text:s/></text:span><text:span text:style-name="T246_28">u</text:span><text:span text:style-name="T246_29"><text:s/></text:span><text:span text:style-name="T246_30">Vojnim</text:span><text:span text:style-name="T246_31"><text:s/></text:span><text:span text:style-name="T246_32">skladištima</text:span><text:span text:style-name="T246_33"><text:s/>(</text:span><text:span text:style-name="T246_34">Army</text:span><text:span text:style-name="T246_35"><text:s/></text:span><text:span text:style-name="T246_36">Warehoses</text:span><text:span text:style-name="T246_37">)<text:s/></text:span><text:span text:style-name="T246_38">u</text:span><text:span text:style-name="T246_39"><text:s/></text:span><text:span text:style-name="T246_40">Stalkerskom</text:span><text:span text:style-name="T246_41"><text:s/></text:span><text:span text:style-name="T246_42">kampu</text:span><text:span text:style-name="T246_43">.<text:s/></text:span><text:span text:style-name="T246_44">Nije</text:span><text:span text:style-name="T246_45"><text:s/></text:span><text:span text:style-name="T246_46">poznato</text:span><text:span text:style-name="T246_47"><text:s/></text:span><text:span text:style-name="T246_48">šta</text:span><text:span text:style-name="T246_49"><text:s/></text:span><text:span text:style-name="T246_50">utiče</text:span><text:span text:style-name="T246_51"><text:s/></text:span><text:span text:style-name="T246_52">na</text:span><text:span text:style-name="T246_53"><text:s/></text:span><text:span text:style-name="T246_54">to</text:span><text:span text:style-name="T246_55"><text:s/></text:span><text:span text:style-name="T246_56">gde</text:span><text:span text:style-name="T246_57"><text:s/></text:span><text:span text:style-name="T246_58">će</text:span><text:span text:style-name="T246_59"><text:s/></text:span><text:span text:style-name="T246_60">se</text:span><text:span text:style-name="T246_61"><text:s/></text:span><text:span text:style-name="T246_62">on</text:span><text:span text:style-name="T246_63"><text:s/></text:span><text:span text:style-name="T246_64">pojaviti</text:span><text:span text:style-name="T246_65">.<text:s/></text:span><text:span text:style-name="T246_66">Uzimaš</text:span><text:span text:style-name="T246_67"><text:s/></text:span><text:span text:style-name="T246_68">zadatak</text:span><text:span text:style-name="T246_69"><text:s/></text:span><text:span text:style-name="T246_70">oa</text:span><text:span text:style-name="T246_71"><text:s/></text:span><text:span text:style-name="T246_72">Mačka</text:span><text:span text:style-name="T246_73"><text:s/>(</text:span><text:span text:style-name="T246_74">Cat</text:span><text:span text:style-name="T246_75">)<text:s/></text:span><text:span text:style-name="T246_76">da</text:span><text:span text:style-name="T246_77"><text:s/></text:span><text:span text:style-name="T246_78">mu</text:span><text:span text:style-name="T246_79"><text:s/></text:span><text:span text:style-name="T246_80">doneseš</text:span><text:span text:style-name="T246_81"><text:s/></text:span><text:span text:style-name="T246_82">lek</text:span><text:span text:style-name="T246_83"><text:s/></text:span><text:span text:style-name="T246_84">od</text:span><text:span text:style-name="T246_85"><text:s/></text:span><text:span text:style-name="T246_86">Kalmyka</text:span><text:span text:style-name="T246_87"><text:s/></text:span><text:span text:style-name="T246_88">iz</text:span><text:span text:style-name="T246_89"><text:s/></text:span><text:span text:style-name="T246_90">Močvare</text:span><text:span text:style-name="T246_91">.</text:span></text:p>
      <text:p text:style-name="P247"/>
      <text:p text:style-name="P248"><text:span text:style-name="T248_1">10.<text:s/></text:span><text:span text:style-name="T248_2">Ideš</text:span><text:span text:style-name="T248_3"><text:s/></text:span><text:span text:style-name="T248_4">do</text:span><text:span text:style-name="T248_5"><text:s/></text:span><text:span text:style-name="T248_6">Kalmyka</text:span><text:span text:style-name="T248_7"><text:s/></text:span><text:span text:style-name="T248_8">na</text:span><text:span text:style-name="T248_9"><text:s/></text:span><text:span text:style-name="T248_10">pumpnoj</text:span><text:span text:style-name="T248_11"><text:s/></text:span><text:span text:style-name="T248_12">stanici</text:span><text:span text:style-name="T248_13"><text:s/></text:span><text:span text:style-name="T248_14">u</text:span><text:span text:style-name="T248_15"><text:s/></text:span><text:span text:style-name="T248_16">Močvari</text:span><text:span text:style-name="T248_17"><text:s/></text:span><text:span text:style-name="T248_18">koji</text:span><text:span text:style-name="T248_19"><text:s/></text:span><text:span text:style-name="T248_20">ti</text:span><text:span text:style-name="T248_21"><text:s/></text:span><text:span text:style-name="T248_22">saopštava</text:span><text:span text:style-name="T248_23"><text:s/></text:span><text:span text:style-name="T248_24">da</text:span><text:span text:style-name="T248_25"><text:s/></text:span><text:span text:style-name="T248_26">mu</text:span><text:span text:style-name="T248_27"><text:s/></text:span><text:span text:style-name="T248_28">trebaju</text:span><text:span text:style-name="T248_29"><text:s/></text:span><text:span text:style-name="T248_30">sastojci</text:span><text:span text:style-name="T248_31"><text:s/></text:span><text:span text:style-name="T248_32">za</text:span><text:span text:style-name="T248_33"><text:s/></text:span><text:span text:style-name="T248_34">taj</text:span><text:span text:style-name="T248_35"><text:s/></text:span><text:span text:style-name="T248_36">lek</text:span><text:span text:style-name="T248_37"><text:s/>(10<text:s/></text:span><text:span text:style-name="T248_38">snorkovih</text:span><text:span text:style-name="T248_39"><text:s/></text:span><text:span text:style-name="T248_40">stopala</text:span><text:span text:style-name="T248_41"><text:s/>+<text:s/></text:span><text:span text:style-name="T248_42">Noćna</text:span><text:span text:style-name="T248_43"><text:s/></text:span><text:span text:style-name="T248_44">zvezda</text:span><text:span text:style-name="T248_45"><text:s/>(</text:span><text:span text:style-name="T248_46">Night</text:span><text:span text:style-name="T248_47"><text:s/></text:span><text:span text:style-name="T248_48">Star</text:span><text:span text:style-name="T248_49">)<text:s/></text:span><text:span text:style-name="T248_50">artefakt</text:span><text:span text:style-name="T248_51">).<text:s/></text:span><text:span text:style-name="T248_52">Donesu</text:span><text:span text:style-name="T248_53"><text:s/></text:span><text:span text:style-name="T248_54">mu</text:span><text:span text:style-name="T248_55"><text:s/></text:span><text:span text:style-name="T248_56">te</text:span><text:span text:style-name="T248_57"><text:s/></text:span><text:span text:style-name="T248_58">sastojke</text:span><text:span text:style-name="T248_59">.<text:s/></text:span><text:span text:style-name="T248_60">Biće</text:span><text:span text:style-name="T248_61"><text:s/></text:span><text:span text:style-name="T248_62">mu</text:span><text:span text:style-name="T248_63"><text:s/></text:span><text:span text:style-name="T248_64">potrebno</text:span><text:span text:style-name="T248_65"><text:s/></text:span><text:span text:style-name="T248_66">oko</text:span><text:span text:style-name="T248_67"><text:s/>24<text:s/></text:span><text:span text:style-name="T248_68">časa</text:span><text:span text:style-name="T248_69"><text:s/></text:span><text:span text:style-name="T248_70">da</text:span><text:span text:style-name="T248_71"><text:s/></text:span><text:span text:style-name="T248_72">napravi</text:span><text:span text:style-name="T248_73"><text:s/></text:span><text:span text:style-name="T248_74">taj</text:span><text:span text:style-name="T248_75"><text:s/></text:span><text:span text:style-name="T248_76">lek</text:span><text:span text:style-name="T248_77">.</text:span></text:p>
      <text:p text:style-name="P249"/>
      <text:p text:style-name="P250"><text:span text:style-name="T250_1">!<text:s/></text:span><text:span text:style-name="T250_2">Važno</text:span><text:span text:style-name="T250_3">:<text:s/></text:span><text:span text:style-name="T250_4">Ako</text:span><text:span text:style-name="T250_5"><text:s/></text:span><text:span text:style-name="T250_6">nisi</text:span><text:span text:style-name="T250_7"><text:s/></text:span><text:span text:style-name="T250_8">obavio</text:span><text:span text:style-name="T250_9"><text:s/></text:span><text:span text:style-name="T250_10">zadatak</text:span><text:span text:style-name="T250_11"><text:s/></text:span><text:span text:style-name="T250_12">broj</text:span><text:span text:style-name="T250_13"><text:s/>4<text:s/></text:span><text:span text:style-name="T250_14">u</text:span><text:span text:style-name="T250_15"><text:s/></text:span><text:span text:style-name="T250_16">bazi</text:span><text:span text:style-name="T250_17"><text:s/></text:span><text:span text:style-name="T250_18">Čistog</text:span><text:span text:style-name="T250_19"><text:s/></text:span><text:span text:style-name="T250_20">Neba</text:span><text:span text:style-name="T250_21"><text:s/>(</text:span><text:span text:style-name="T250_22">Clear</text:span><text:span text:style-name="T250_23"><text:s/></text:span><text:span text:style-name="T250_24">Sky</text:span><text:span text:style-name="T250_25">)<text:s/></text:span><text:span text:style-name="T250_26">zadatak</text:span><text:span text:style-name="T250_27"><text:s/></text:span><text:span text:style-name="T250_28">za</text:span><text:span text:style-name="T250_29"><text:s/></text:span><text:span text:style-name="T250_30">Kalmyka</text:span><text:span text:style-name="T250_31"><text:s/></text:span><text:span text:style-name="T250_32">se</text:span><text:span text:style-name="T250_33"><text:s/></text:span><text:span text:style-name="T250_34">neće</text:span><text:span text:style-name="T250_35"><text:s/></text:span><text:span text:style-name="T250_36">pojaviti</text:span><text:span text:style-name="T250_37"><text:s/></text:span><text:span text:style-name="T250_38">još</text:span><text:span text:style-name="T250_39">.<text:s/></text:span><text:span text:style-name="T250_40">treba</text:span><text:span text:style-name="T250_41"><text:s/></text:span><text:span text:style-name="T250_42">da</text:span><text:span text:style-name="T250_43"><text:s/></text:span><text:span text:style-name="T250_44">ideš</text:span><text:span text:style-name="T250_45"><text:s/></text:span><text:span text:style-name="T250_46">do</text:span><text:span text:style-name="T250_47"><text:s/></text:span><text:span text:style-name="T250_48">Kalmyka</text:span><text:span text:style-name="T250_49"><text:s/></text:span><text:span text:style-name="T250_50">na</text:span><text:span text:style-name="T250_51"><text:s/></text:span><text:span text:style-name="T250_52">pumpnoj</text:span><text:span text:style-name="T250_53"><text:s/></text:span><text:span text:style-name="T250_54">stanici</text:span><text:span text:style-name="T250_55"><text:s/></text:span><text:span text:style-name="T250_56">u</text:span><text:span text:style-name="T250_57"><text:s/></text:span><text:span text:style-name="T250_58">Močvari</text:span><text:span text:style-name="T250_59"><text:s/>-<text:s/></text:span><text:span text:style-name="T250_60">mesto</text:span><text:span text:style-name="T250_61"><text:s/></text:span><text:span text:style-name="T250_62">je</text:span><text:span text:style-name="T250_63"><text:s/></text:span><text:span text:style-name="T250_64">markirano</text:span><text:span text:style-name="T250_65"><text:s/></text:span><text:span text:style-name="T250_66">sivim</text:span><text:span text:style-name="T250_67"><text:s/></text:span><text:span text:style-name="T250_68">krugom</text:span><text:span text:style-name="T250_69"><text:s/></text:span><text:span text:style-name="T250_70">na</text:span><text:span text:style-name="T250_71"><text:s/></text:span><text:span text:style-name="T250_72">mapi</text:span><text:span text:style-name="T250_73"><text:s/></text:span><text:span text:style-name="T250_74">PDA</text:span><text:span text:style-name="T250_75"><text:s/>(</text:span><text:span text:style-name="T250_76">Kalmykova</text:span><text:span text:style-name="T250_77"><text:s/></text:span><text:span text:style-name="T250_78">lokacija</text:span><text:span text:style-name="T250_79"><text:s/></text:span><text:span text:style-name="T250_80">će</text:span><text:span text:style-name="T250_81"><text:s/></text:span><text:span text:style-name="T250_82">biti</text:span><text:span text:style-name="T250_83"><text:s/></text:span><text:span text:style-name="T250_84">prikazana</text:span><text:span text:style-name="T250_85"><text:s/></text:span><text:span text:style-name="T250_86">kao</text:span><text:span text:style-name="T250_87"><text:s/></text:span><text:span text:style-name="T250_88">ikona</text:span><text:span text:style-name="T250_89"><text:s/></text:span><text:span text:style-name="T250_90">beli</text:span><text:span text:style-name="T250_91"><text:s/></text:span><text:span text:style-name="T250_92">NPC</text:span><text:span text:style-name="T250_93"><text:s/></text:span><text:span text:style-name="T250_94">na</text:span><text:span text:style-name="T250_95"><text:s/></text:span><text:span text:style-name="T250_96">mapi</text:span><text:span text:style-name="T250_97">).<text:s/></text:span><text:span text:style-name="T250_98">U</text:span><text:span text:style-name="T250_99"><text:s/></text:span><text:span text:style-name="T250_100">kolibi</text:span><text:span text:style-name="T250_101"><text:s/></text:span><text:span text:style-name="T250_102">na</text:span><text:span text:style-name="T250_103"><text:s/></text:span><text:span text:style-name="T250_104">podu</text:span><text:span text:style-name="T250_105"><text:s/></text:span><text:span text:style-name="T250_106">leži</text:span><text:span text:style-name="T250_107"><text:s/></text:span><text:span text:style-name="T250_108">ranac</text:span><text:span text:style-name="T250_109"><text:s/></text:span><text:span text:style-name="T250_110">sa</text:span><text:span text:style-name="T250_111"><text:s/></text:span><text:span text:style-name="T250_112">ručnom</text:span><text:span text:style-name="T250_113"><text:s/></text:span><text:span text:style-name="T250_114">bombom</text:span><text:span text:style-name="T250_115"><text:s/></text:span><text:span text:style-name="T250_116">u</text:span><text:span text:style-name="T250_117"><text:s/></text:span><text:span text:style-name="T250_118">njemu</text:span><text:span text:style-name="T250_119">.<text:s/></text:span><text:span text:style-name="T250_120">Uzmi</text:span><text:span text:style-name="T250_121"><text:s/></text:span><text:span text:style-name="T250_122">bombu</text:span><text:span text:style-name="T250_123"><text:s/></text:span><text:span text:style-name="T250_124">i</text:span><text:span text:style-name="T250_125"><text:s/></text:span><text:span text:style-name="T250_126">ona</text:span><text:span text:style-name="T250_127"><text:s/></text:span><text:span text:style-name="T250_128">će</text:span><text:span text:style-name="T250_129"><text:s/></text:span><text:span text:style-name="T250_130">eksplodirati</text:span><text:span text:style-name="T250_131">.<text:s/></text:span><text:span text:style-name="T250_132">Kalmyk</text:span><text:span text:style-name="T250_133"><text:s/></text:span><text:span text:style-name="T250_134">će</text:span><text:span text:style-name="T250_135"><text:s/></text:span><text:span text:style-name="T250_136">se</text:span><text:span text:style-name="T250_137"><text:s/></text:span><text:span text:style-name="T250_138">pojaviti</text:span><text:span text:style-name="T250_139"><text:s/></text:span><text:span text:style-name="T250_140">i</text:span><text:span text:style-name="T250_141"><text:s/></text:span><text:span text:style-name="T250_142">onda</text:span><text:span text:style-name="T250_143"><text:s/></text:span><text:span text:style-name="T250_144">ga</text:span><text:span text:style-name="T250_145"><text:s/></text:span><text:span text:style-name="T250_146">možeš</text:span><text:span text:style-name="T250_147"><text:s/></text:span><text:span text:style-name="T250_148">pitati</text:span><text:span text:style-name="T250_149"><text:s/></text:span><text:span text:style-name="T250_150">za</text:span><text:span text:style-name="T250_151"><text:s/></text:span><text:span text:style-name="T250_152">lek</text:span><text:span text:style-name="T250_153">.</text:span></text:p>
      <text:p text:style-name="P251"/>
      <text:p text:style-name="P252"><text:span text:style-name="T252_1">11.<text:s/></text:span><text:span text:style-name="T252_2">Lek</text:span><text:span text:style-name="T252_3"><text:s/></text:span><text:span text:style-name="T252_4">odnosiš</text:span><text:span text:style-name="T252_5"><text:s/></text:span><text:span text:style-name="T252_6">Mačku</text:span><text:span text:style-name="T252_7"><text:s/>(</text:span><text:span text:style-name="T252_8">Cat</text:span><text:span text:style-name="T252_9">).<text:s/></text:span><text:span text:style-name="T252_10">On</text:span><text:span text:style-name="T252_11"><text:s/></text:span><text:span text:style-name="T252_12">te</text:span><text:span text:style-name="T252_13"><text:s/></text:span><text:span text:style-name="T252_14">šalje</text:span><text:span text:style-name="T252_15"><text:s/></text:span><text:span text:style-name="T252_16">da</text:span><text:span text:style-name="T252_17"><text:s/></text:span><text:span text:style-name="T252_18">pokupiš</text:span><text:span text:style-name="T252_19"><text:s/></text:span><text:span text:style-name="T252_20">informaciju</text:span><text:span text:style-name="T252_21"><text:s/></text:span><text:span text:style-name="T252_22">od</text:span><text:span text:style-name="T252_23"><text:s/></text:span><text:span text:style-name="T252_24">Monolita</text:span><text:span text:style-name="T252_25"><text:s/></text:span><text:span text:style-name="T252_26">u</text:span><text:span text:style-name="T252_27"><text:s/></text:span><text:span text:style-name="T252_28">Agropromu</text:span><text:span text:style-name="T252_29">.</text:span></text:p>
      <text:p text:style-name="P253"/>
      <text:p text:style-name="P254"><text:span text:style-name="T254_1">12.<text:s/></text:span><text:span text:style-name="T254_2">Jugo</text:span><text:span text:style-name="T254_3">-</text:span><text:span text:style-name="T254_4">zapadno</text:span><text:span text:style-name="T254_5"><text:s/></text:span><text:span text:style-name="T254_6">od</text:span><text:span text:style-name="T254_7"><text:s/></text:span><text:span text:style-name="T254_8">kompleksa</text:span><text:span text:style-name="T254_9"><text:s/>(</text:span><text:span text:style-name="T254_10">izza</text:span><text:span text:style-name="T254_11"><text:s/></text:span><text:span text:style-name="T254_12">vojne</text:span><text:span text:style-name="T254_13"><text:s/></text:span><text:span text:style-name="T254_14">baze</text:span><text:span text:style-name="T254_15"><text:s/></text:span><text:span text:style-name="T254_16">u</text:span><text:span text:style-name="T254_17"><text:s/></text:span><text:span text:style-name="T254_18">Agropromu</text:span><text:span text:style-name="T254_19">)<text:s/></text:span><text:span text:style-name="T254_20">pronađi</text:span><text:span text:style-name="T254_21"><text:s/></text:span><text:span text:style-name="T254_22">grupu</text:span><text:span text:style-name="T254_23"><text:s/></text:span><text:span text:style-name="T254_24">Monolita</text:span><text:span text:style-name="T254_25"><text:s/></text:span><text:span text:style-name="T254_26">i</text:span><text:span text:style-name="T254_27"><text:s/></text:span><text:span text:style-name="T254_28">oslobodi</text:span><text:span text:style-name="T254_29"><text:s/></text:span><text:span text:style-name="T254_30">njihove</text:span><text:span text:style-name="T254_31"><text:s/></text:span><text:span text:style-name="T254_32">zarobljenika</text:span><text:span text:style-name="T254_33"><text:s/></text:span><text:span text:style-name="T254_34">Chuka</text:span><text:span text:style-name="T254_35"><text:s/></text:span><text:span text:style-name="T254_36">i</text:span><text:span text:style-name="T254_37"><text:s/></text:span><text:span text:style-name="T254_38">Hucka</text:span><text:span text:style-name="T254_39">.<text:s/></text:span><text:span text:style-name="T254_40">Popričaj</text:span><text:span text:style-name="T254_41"><text:s/></text:span><text:span text:style-name="T254_42">sa</text:span><text:span text:style-name="T254_43"><text:s/></text:span><text:span text:style-name="T254_44">bilo</text:span><text:span text:style-name="T254_45"><text:s/></text:span><text:span text:style-name="T254_46">kim</text:span><text:span text:style-name="T254_47"><text:s/></text:span><text:span text:style-name="T254_48">od</text:span><text:span text:style-name="T254_49"><text:s/></text:span><text:span text:style-name="T254_50">njih</text:span><text:span text:style-name="T254_51"><text:s/></text:span><text:span text:style-name="T254_52">dvojce</text:span><text:span text:style-name="T254_53">.<text:s/></text:span><text:span text:style-name="T254_54">Otprati</text:span><text:span text:style-name="T254_55"><text:s/></text:span><text:span text:style-name="T254_56">ih</text:span><text:span text:style-name="T254_57"><text:s/></text:span><text:span text:style-name="T254_58">obojcu</text:span><text:span text:style-name="T254_59"><text:s/></text:span><text:span text:style-name="T254_60">do</text:span><text:span text:style-name="T254_61"><text:s/></text:span><text:span text:style-name="T254_62">centralnog</text:span><text:span text:style-name="T254_63"><text:s/></text:span><text:span text:style-name="T254_64">kompleksa</text:span><text:span text:style-name="T254_65">.<text:s/></text:span><text:span text:style-name="T254_66">Preporučuje</text:span><text:span text:style-name="T254_67"><text:s/></text:span><text:span text:style-name="T254_68">se</text:span><text:span text:style-name="T254_69"><text:s/></text:span><text:span text:style-name="T254_70">da</text:span><text:span text:style-name="T254_71"><text:s/></text:span><text:span text:style-name="T254_72">prethodno</text:span><text:span text:style-name="T254_73"><text:s/></text:span><text:span text:style-name="T254_74">očistiš</text:span><text:span text:style-name="T254_75"><text:s/></text:span><text:span text:style-name="T254_76">tu</text:span><text:span text:style-name="T254_77"><text:s/></text:span><text:span text:style-name="T254_78">rutu</text:span><text:span text:style-name="T254_79"><text:s/></text:span><text:span text:style-name="T254_80">od</text:span><text:span text:style-name="T254_81"><text:s/></text:span><text:span text:style-name="T254_82">neprijatelja</text:span><text:span text:style-name="T254_83"><text:s/>-<text:s/></text:span><text:span text:style-name="T254_84">u</text:span><text:span text:style-name="T254_85"><text:s/></text:span><text:span text:style-name="T254_86">suprotnom</text:span><text:span text:style-name="T254_87"><text:s/></text:span><text:span text:style-name="T254_88">će</text:span><text:span text:style-name="T254_89"><text:s/></text:span><text:span text:style-name="T254_90">ti</text:span><text:span text:style-name="T254_91"><text:s/></text:span><text:span text:style-name="T254_92">mladi</text:span><text:span text:style-name="T254_93"><text:s/></text:span><text:span text:style-name="T254_94">stalkere</text:span><text:span text:style-name="T254_95"><text:s/>,<text:s/></text:span><text:span text:style-name="T254_96">kao</text:span><text:span text:style-name="T254_97"><text:s/></text:span><text:span text:style-name="T254_98">i</text:span><text:span text:style-name="T254_99"><text:s/></text:span><text:span text:style-name="T254_100">Kruglov</text:span><text:span text:style-name="T254_101">,<text:s/></text:span><text:span text:style-name="T254_102">srljati</text:span><text:span text:style-name="T254_103"><text:s/></text:span><text:span text:style-name="T254_104">u</text:span><text:span text:style-name="T254_105"><text:s/></text:span><text:span text:style-name="T254_106">borbu</text:span><text:span text:style-name="T254_107"><text:s/></text:span><text:span text:style-name="T254_108">sa</text:span><text:span text:style-name="T254_109"><text:s/></text:span><text:span text:style-name="T254_110">svim</text:span><text:span text:style-name="T254_111"><text:s/></text:span><text:span text:style-name="T254_112">što</text:span><text:span text:style-name="T254_113"><text:s/></text:span><text:span text:style-name="T254_114">se</text:span><text:span text:style-name="T254_115"><text:s/></text:span><text:span text:style-name="T254_116">tuda</text:span><text:span text:style-name="T254_117"><text:s/></text:span><text:span text:style-name="T254_118">kreće</text:span><text:span text:style-name="T254_119"><text:s/></text:span><text:span text:style-name="T254_120">i</text:span><text:span text:style-name="T254_121"><text:s/></text:span><text:span text:style-name="T254_122">uzrokovati</text:span><text:span text:style-name="T254_123"><text:s/></text:span><text:span text:style-name="T254_124">da</text:span><text:span text:style-name="T254_125"><text:s/></text:span><text:span text:style-name="T254_126">ti</text:span><text:span text:style-name="T254_127"><text:s/></text:span><text:span text:style-name="T254_128">misija</text:span><text:span text:style-name="T254_129"><text:s/></text:span><text:span text:style-name="T254_130">propadne</text:span><text:span text:style-name="T254_131">.<text:s/></text:span><text:span text:style-name="T254_132">Možda</text:span><text:span text:style-name="T254_133"><text:s/></text:span><text:span text:style-name="T254_134">će</text:span><text:span text:style-name="T254_135"><text:s/></text:span><text:span text:style-name="T254_136">biti</text:span><text:span text:style-name="T254_137"><text:s/></text:span><text:span text:style-name="T254_138">potrebno</text:span><text:span text:style-name="T254_139"><text:s/></text:span><text:span text:style-name="T254_140">da</text:span><text:span text:style-name="T254_141"><text:s/></text:span><text:span text:style-name="T254_142">nekoliko</text:span><text:span text:style-name="T254_143"><text:s/></text:span><text:span text:style-name="T254_144">puta</text:span><text:span text:style-name="T254_145"><text:s/></text:span><text:span text:style-name="T254_146">snimiš</text:span><text:span text:style-name="T254_147">/</text:span><text:span text:style-name="T254_148">učitaš</text:span><text:span text:style-name="T254_149"><text:s/></text:span><text:span text:style-name="T254_150">igru</text:span><text:span text:style-name="T254_151"><text:s/></text:span><text:span text:style-name="T254_152">ukoliko</text:span><text:span text:style-name="T254_153"><text:s/></text:span><text:span text:style-name="T254_154">se</text:span><text:span text:style-name="T254_155"><text:s/></text:span><text:span text:style-name="T254_156">Ai</text:span><text:span text:style-name="T254_157"><text:s/></text:span><text:span text:style-name="T254_158">zaglavi</text:span><text:span text:style-name="T254_159">.</text:span></text:p>
      <text:p text:style-name="P255"/>
      <text:p text:style-name="P256"><text:span text:style-name="T256_1">13.<text:s/></text:span><text:span text:style-name="T256_2">Na</text:span><text:span text:style-name="T256_3"><text:s/></text:span><text:span text:style-name="T256_4">teritoriji</text:span><text:span text:style-name="T256_5"><text:s/></text:span><text:span text:style-name="T256_6">centralnog</text:span><text:span text:style-name="T256_7"><text:s/></text:span><text:span text:style-name="T256_8">kompleksa</text:span><text:span text:style-name="T256_9"><text:s/></text:span><text:span text:style-name="T256_10">popričaj</text:span><text:span text:style-name="T256_11"><text:s/></text:span><text:span text:style-name="T256_12">sa</text:span><text:span text:style-name="T256_13"><text:s/></text:span><text:span text:style-name="T256_14">Chukom</text:span><text:span text:style-name="T256_15"><text:s/></text:span><text:span text:style-name="T256_16">ili</text:span><text:span text:style-name="T256_17"><text:s/></text:span><text:span text:style-name="T256_18">Huckom</text:span><text:span text:style-name="T256_19"><text:s/></text:span><text:span text:style-name="T256_20">da</text:span><text:span text:style-name="T256_21"><text:s/></text:span><text:span text:style-name="T256_22">dobio</text:span><text:span text:style-name="T256_23"><text:s/></text:span><text:span text:style-name="T256_24">dragocene</text:span><text:span text:style-name="T256_25"><text:s/></text:span><text:span text:style-name="T256_26">informacije</text:span><text:span text:style-name="T256_27">.<text:s/></text:span><text:span text:style-name="T256_28">Onda</text:span><text:span text:style-name="T256_29"><text:s/></text:span><text:span text:style-name="T256_30">idi</text:span><text:span text:style-name="T256_31"><text:s/></text:span><text:span text:style-name="T256_32">do</text:span><text:span text:style-name="T256_33"><text:s/></text:span><text:span text:style-name="T256_34">Mačka</text:span><text:span text:style-name="T256_35"><text:s/>(</text:span><text:span text:style-name="T256_36">Cat</text:span><text:span text:style-name="T256_37">).</text:span></text:p>
      <text:p text:style-name="P257"/>
      <text:p text:style-name="P258"><text:span text:style-name="T258_1">14.<text:s/></text:span><text:span text:style-name="T258_2">Podeli</text:span><text:span text:style-name="T258_3"><text:s/></text:span><text:span text:style-name="T258_4">te</text:span><text:span text:style-name="T258_5"><text:s/></text:span><text:span text:style-name="T258_6">informacije</text:span><text:span text:style-name="T258_7"><text:s/></text:span><text:span text:style-name="T258_8">sa</text:span><text:span text:style-name="T258_9"><text:s/></text:span><text:span text:style-name="T258_10">Mačkom</text:span><text:span text:style-name="T258_11"><text:s/></text:span><text:span text:style-name="T258_12">i</text:span><text:span text:style-name="T258_13"><text:s/></text:span><text:span text:style-name="T258_14">saznaćeš</text:span><text:span text:style-name="T258_15"><text:s/></text:span><text:span text:style-name="T258_16">za</text:span><text:span text:style-name="T258_17"><text:s/></text:span><text:span text:style-name="T258_18">Rabinoviča</text:span><text:span text:style-name="T258_19">,<text:s/></text:span><text:span text:style-name="T258_20">onda</text:span><text:span text:style-name="T258_21"><text:s/></text:span><text:span text:style-name="T258_22">uzmi</text:span><text:span text:style-name="T258_23"><text:s/></text:span><text:span text:style-name="T258_24">posao</text:span><text:span text:style-name="T258_25"><text:s/></text:span><text:span text:style-name="T258_26">da</text:span><text:span text:style-name="T258_27"><text:s/></text:span><text:span text:style-name="T258_28">odeš</text:span><text:span text:style-name="T258_29"><text:s/></text:span><text:span text:style-name="T258_30">do</text:span><text:span text:style-name="T258_31"><text:s/></text:span><text:span text:style-name="T258_32">Skinflinta</text:span><text:span text:style-name="T258_33"><text:s/>(</text:span><text:span text:style-name="T258_34">Miser</text:span><text:span text:style-name="T258_35">)<text:s/></text:span><text:span text:style-name="T258_36">da</text:span><text:span text:style-name="T258_37"><text:s/></text:span><text:span text:style-name="T258_38">bi</text:span><text:span text:style-name="T258_39"><text:s/></text:span><text:span text:style-name="T258_40">saznao</text:span><text:span text:style-name="T258_41"><text:s/></text:span><text:span text:style-name="T258_42">Rabinovičevu</text:span><text:span text:style-name="T258_43"><text:s/></text:span><text:span text:style-name="T258_44">lokaciju</text:span><text:span text:style-name="T258_45">.<text:s/></text:span><text:span text:style-name="T258_46">Idi</text:span><text:span text:style-name="T258_47">.</text:span></text:p>
      <text:p text:style-name="P259"/>
      <text:p text:style-name="P260"><text:span text:style-name="T260_1">15.<text:s/></text:span><text:span text:style-name="T260_2">Skinflint</text:span><text:span text:style-name="T260_3"><text:s/>(</text:span><text:span text:style-name="T260_4">Miser</text:span><text:span text:style-name="T260_5">)<text:s/></text:span><text:span text:style-name="T260_6">ti</text:span><text:span text:style-name="T260_7"><text:s/></text:span><text:span text:style-name="T260_8">govori</text:span><text:span text:style-name="T260_9"><text:s/></text:span><text:span text:style-name="T260_10">da</text:span><text:span text:style-name="T260_11"><text:s/></text:span><text:span text:style-name="T260_12">ćeš</text:span><text:span text:style-name="T260_13"><text:s/></text:span><text:span text:style-name="T260_14">informaciju</text:span><text:span text:style-name="T260_15"><text:s/></text:span><text:span text:style-name="T260_16">koja</text:span><text:span text:style-name="T260_17"><text:s/></text:span><text:span text:style-name="T260_18">ti</text:span><text:span text:style-name="T260_19"><text:s/></text:span><text:span text:style-name="T260_20">treba</text:span><text:span text:style-name="T260_21"><text:s/></text:span><text:span text:style-name="T260_22">dobiti</text:span><text:span text:style-name="T260_23"><text:s/></text:span><text:span text:style-name="T260_24">od</text:span><text:span text:style-name="T260_25"><text:s/></text:span><text:span text:style-name="T260_26">stalkera</text:span><text:span text:style-name="T260_27"><text:s/></text:span><text:span text:style-name="T260_28">po</text:span><text:span text:style-name="T260_29"><text:s/></text:span><text:span text:style-name="T260_30">imenu</text:span><text:span text:style-name="T260_31"><text:s/></text:span><text:span text:style-name="T260_32">Modesti</text:span><text:span text:style-name="T260_33"><text:s/></text:span><text:span text:style-name="T260_34">koji</text:span><text:span text:style-name="T260_35"><text:s/></text:span><text:span text:style-name="T260_36">je</text:span><text:span text:style-name="T260_37"><text:s/></text:span><text:span text:style-name="T260_38">poslednji</text:span><text:span text:style-name="T260_39"><text:s/></text:span><text:span text:style-name="T260_40">put</text:span><text:span text:style-name="T260_41"><text:s/></text:span><text:span text:style-name="T260_42">viđen</text:span><text:span text:style-name="T260_43"><text:s/></text:span><text:span text:style-name="T260_44">u</text:span><text:span text:style-name="T260_45"><text:s/></text:span><text:span text:style-name="T260_46">selu</text:span><text:span text:style-name="T260_47"><text:s/></text:span><text:span text:style-name="T260_48">Krvopija</text:span><text:span text:style-name="T260_49"><text:s/>(</text:span><text:span text:style-name="T260_50">Bloodsucker</text:span><text:span text:style-name="T260_51"><text:s/></text:span><text:span text:style-name="T260_52">Village</text:span><text:span text:style-name="T260_53">).<text:s/></text:span><text:span text:style-name="T260_54">Uputi</text:span><text:span text:style-name="T260_55"><text:s/></text:span><text:span text:style-name="T260_56">se</text:span><text:span text:style-name="T260_57"><text:s/></text:span><text:span text:style-name="T260_58">tamo</text:span><text:span text:style-name="T260_59">.</text:span></text:p>
      <text:p text:style-name="P261"/>
      <text:p text:style-name="P262"><text:span text:style-name="T262_1">16.<text:s/></text:span><text:span text:style-name="T262_2">U</text:span><text:span text:style-name="T262_3"><text:s text:c="2"/></text:span><text:span text:style-name="T262_4">selu</text:span><text:span text:style-name="T262_5"><text:s/></text:span><text:span text:style-name="T262_6">Krvopija</text:span><text:span text:style-name="T262_7"><text:s/>(</text:span><text:span text:style-name="T262_8">Bloodsucker</text:span><text:span text:style-name="T262_9"><text:s/></text:span><text:span text:style-name="T262_10">Village</text:span><text:span text:style-name="T262_11">)<text:s/></text:span><text:span text:style-name="T262_12">pronađi</text:span><text:span text:style-name="T262_13"><text:s/></text:span><text:span text:style-name="T262_14">Surly</text:span><text:span text:style-name="T262_15">-</text:span><text:span text:style-name="T262_16">ja</text:span><text:span text:style-name="T262_17"><text:s/></text:span><text:span text:style-name="T262_18">i</text:span><text:span text:style-name="T262_19"><text:s/></text:span><text:span text:style-name="T262_20">Jokera</text:span><text:span text:style-name="T262_21"><text:s/></text:span><text:span text:style-name="T262_22">koji</text:span><text:span text:style-name="T262_23"><text:s/></text:span><text:span text:style-name="T262_24">pričaju</text:span><text:span text:style-name="T262_25"><text:s/></text:span><text:span text:style-name="T262_26">pored</text:span><text:span text:style-name="T262_27"><text:s/></text:span><text:span text:style-name="T262_28">vatre</text:span><text:span text:style-name="T262_29">.<text:s/></text:span><text:span text:style-name="T262_30">Popij</text:span><text:span text:style-name="T262_31"><text:s/>3<text:s/></text:span><text:span text:style-name="T262_32">flaše</text:span><text:span text:style-name="T262_33"><text:s/></text:span><text:span text:style-name="T262_34">Vodke</text:span><text:span text:style-name="T262_35"><text:s/></text:span><text:span text:style-name="T262_36">sa</text:span><text:span text:style-name="T262_37"><text:s/></text:span><text:span text:style-name="T262_38">Jokerom</text:span><text:span text:style-name="T262_39"><text:s/></text:span><text:span text:style-name="T262_40">i</text:span><text:span text:style-name="T262_41"><text:s/></text:span><text:span text:style-name="T262_42">dobićeš</text:span><text:span text:style-name="T262_43"><text:s/></text:span><text:span text:style-name="T262_44">informaciju</text:span><text:span text:style-name="T262_45"><text:s/></text:span><text:span text:style-name="T262_46">o</text:span><text:span text:style-name="T262_47"><text:s/></text:span><text:span text:style-name="T262_48">Modestiju</text:span><text:span text:style-name="T262_49">.<text:s/></text:span><text:span text:style-name="T262_50">Joker</text:span><text:span text:style-name="T262_51"><text:s/></text:span><text:span text:style-name="T262_52">će</text:span><text:span text:style-name="T262_53"><text:s/></text:span><text:span text:style-name="T262_54">ti</text:span><text:span text:style-name="T262_55"><text:s/></text:span><text:span text:style-name="T262_56">reći</text:span><text:span text:style-name="T262_57"><text:s/></text:span><text:span text:style-name="T262_58">da</text:span><text:span text:style-name="T262_59"><text:s/></text:span><text:span text:style-name="T262_60">je</text:span><text:span text:style-name="T262_61"><text:s/></text:span><text:span text:style-name="T262_62">poslednji</text:span><text:span text:style-name="T262_63"><text:s/></text:span><text:span text:style-name="T262_64">put</text:span><text:span text:style-name="T262_65"><text:s/></text:span><text:span text:style-name="T262_66">video</text:span><text:span text:style-name="T262_67"><text:s/></text:span><text:span text:style-name="T262_68">Modestija</text:span><text:span text:style-name="T262_69"><text:s/></text:span><text:span text:style-name="T262_70">kako</text:span><text:span text:style-name="T262_71"><text:s/></text:span><text:span text:style-name="T262_72">luta</text:span><text:span text:style-name="T262_73"><text:s/></text:span><text:span text:style-name="T262_74">oko</text:span><text:span text:style-name="T262_75"><text:s/></text:span><text:span text:style-name="T262_76">sela</text:span><text:span text:style-name="T262_77"><text:s/></text:span><text:span text:style-name="T262_78">Krvopija</text:span><text:span text:style-name="T262_79"><text:s/>(</text:span><text:span text:style-name="T262_80">Bloodsucker</text:span><text:span text:style-name="T262_81"><text:s/></text:span><text:span text:style-name="T262_82">Village</text:span><text:span text:style-name="T262_83">).</text:span></text:p>
      <text:p text:style-name="P263"/>
      <text:p text:style-name="P264"><text:span text:style-name="T264_1">17.</text:span><text:span text:style-name="T264_2">Pretraži</text:span><text:span text:style-name="T264_3"><text:s/></text:span><text:span text:style-name="T264_4">selo</text:span><text:span text:style-name="T264_5"><text:s/></text:span><text:span text:style-name="T264_6">krvopija</text:span><text:span text:style-name="T264_7"><text:s/></text:span><text:span text:style-name="T264_8">da</text:span><text:span text:style-name="T264_9"><text:s/></text:span><text:span text:style-name="T264_10">bi</text:span><text:span text:style-name="T264_11"><text:s/></text:span><text:span text:style-name="T264_12">pronašao</text:span><text:span text:style-name="T264_13"><text:s/></text:span><text:span text:style-name="T264_14">Modestija</text:span><text:span text:style-name="T264_15"><text:s/></text:span><text:span text:style-name="T264_16">Ranjenog</text:span><text:span text:style-name="T264_17">.<text:s/></text:span><text:span text:style-name="T264_18">Daj</text:span><text:span text:style-name="T264_19"><text:s/></text:span><text:span text:style-name="T264_20">mu</text:span><text:span text:style-name="T264_21"><text:s/></text:span><text:span text:style-name="T264_22">prvu</text:span><text:span text:style-name="T264_23"><text:s/></text:span><text:span text:style-name="T264_24">pomoć</text:span><text:span text:style-name="T264_25"><text:s/>(</text:span><text:span text:style-name="T264_26">Medkit</text:span><text:span text:style-name="T264_27">)<text:s/></text:span><text:span text:style-name="T264_28">i</text:span><text:span text:style-name="T264_29"><text:s/></text:span><text:span text:style-name="T264_30">dobićeš</text:span><text:span text:style-name="T264_31"><text:s/></text:span><text:span text:style-name="T264_32">informaciju</text:span><text:span text:style-name="T264_33"><text:s/></text:span><text:span text:style-name="T264_34">o</text:span><text:span text:style-name="T264_35"><text:s/></text:span><text:span text:style-name="T264_36">Rabinoviču</text:span><text:span text:style-name="T264_37">.<text:s/></text:span><text:span text:style-name="T264_38">Grupa</text:span><text:span text:style-name="T264_39"><text:s/></text:span><text:span text:style-name="T264_40">Osvetnika</text:span><text:span text:style-name="T264_41"><text:s/>(</text:span><text:span text:style-name="T264_42">Avengers</text:span><text:span text:style-name="T264_43">)<text:s/></text:span><text:span text:style-name="T264_44">će</text:span><text:span text:style-name="T264_45"><text:s/></text:span><text:span text:style-name="T264_46">se</text:span><text:span text:style-name="T264_47"><text:s/></text:span><text:span text:style-name="T264_48">pojaviti</text:span><text:span text:style-name="T264_49"><text:s/></text:span><text:span text:style-name="T264_50">kada</text:span><text:span text:style-name="T264_51"><text:s/></text:span><text:span text:style-name="T264_52">bideš</text:span><text:span text:style-name="T264_53"><text:s/></text:span><text:span text:style-name="T264_54">lečio</text:span><text:span text:style-name="T264_55"><text:s/></text:span><text:span text:style-name="T264_56">Modestija</text:span><text:span text:style-name="T264_57">,<text:s/></text:span><text:span text:style-name="T264_58">možda</text:span><text:span text:style-name="T264_59"><text:s/></text:span><text:span text:style-name="T264_60">je</text:span><text:span text:style-name="T264_61"><text:s/></text:span><text:span text:style-name="T264_62">bolje</text:span><text:span text:style-name="T264_63"><text:s/></text:span><text:span text:style-name="T264_64">da</text:span><text:span text:style-name="T264_65"><text:s/></text:span><text:span text:style-name="T264_66">prvo</text:span><text:span text:style-name="T264_67"><text:s/></text:span><text:span text:style-name="T264_68">s</text:span><text:span text:style-name="T264_69"><text:s/></text:span><text:span text:style-name="T264_70">njim</text:span><text:span text:style-name="T264_71"><text:s/></text:span><text:span text:style-name="T264_72">pričaš</text:span><text:span text:style-name="T264_73"><text:s/></text:span><text:span text:style-name="T264_74">o</text:span><text:span text:style-name="T264_75"><text:s/></text:span><text:span text:style-name="T264_76">Rabinoviču</text:span><text:span text:style-name="T264_77">,<text:s/></text:span><text:span text:style-name="T264_78">pa</text:span><text:span text:style-name="T264_79"><text:s/></text:span><text:span text:style-name="T264_80">pobiješ</text:span><text:span text:style-name="T264_81"><text:s/></text:span><text:span text:style-name="T264_82">Osvetnike</text:span><text:span text:style-name="T264_83">,<text:s/></text:span><text:span text:style-name="T264_84">a</text:span><text:span text:style-name="T264_85"><text:s/></text:span><text:span text:style-name="T264_86">tek</text:span><text:span text:style-name="T264_87"><text:s/></text:span><text:span text:style-name="T264_88">onda</text:span><text:span text:style-name="T264_89"><text:s/></text:span><text:span text:style-name="T264_90">mu</text:span><text:span text:style-name="T264_91"><text:s/></text:span><text:span text:style-name="T264_92">daš</text:span><text:span text:style-name="T264_93"><text:s/></text:span><text:span text:style-name="T264_94">prvu</text:span><text:span text:style-name="T264_95"><text:s/></text:span><text:span text:style-name="T264_96">pomoć</text:span><text:span text:style-name="T264_97">.<text:s/></text:span><text:span text:style-name="T264_98">U</text:span><text:span text:style-name="T264_99"><text:s/></text:span><text:span text:style-name="T264_100">suprotnom</text:span><text:span text:style-name="T264_101"><text:s/></text:span><text:span text:style-name="T264_102">može</text:span><text:span text:style-name="T264_103"><text:s/></text:span><text:span text:style-name="T264_104">poginuti</text:span><text:span text:style-name="T264_105">.</text:span></text:p>
      <text:p text:style-name="P265"/>
      <text:p text:style-name="P266"><text:span text:style-name="T266_1">18.<text:s/></text:span><text:span text:style-name="T266_2">Idi</text:span><text:span text:style-name="T266_3"><text:s/></text:span><text:span text:style-name="T266_4">u</text:span><text:span text:style-name="T266_5"><text:s/></text:span><text:span text:style-name="T266_6">Pripyat</text:span><text:span text:style-name="T266_7">.<text:s/></text:span><text:span text:style-name="T266_8">Rabinovič</text:span><text:span text:style-name="T266_9"><text:s/></text:span><text:span text:style-name="T266_10">je</text:span><text:span text:style-name="T266_11"><text:s/></text:span><text:span text:style-name="T266_12">u</text:span><text:span text:style-name="T266_13"><text:s/></text:span><text:span text:style-name="T266_14">stambenoj</text:span><text:span text:style-name="T266_15"><text:s/></text:span><text:span text:style-name="T266_16">zgradi</text:span><text:span text:style-name="T266_17"><text:s/></text:span><text:span text:style-name="T266_18">sa</text:span><text:span text:style-name="T266_19"><text:s/></text:span><text:span text:style-name="T266_20">prehrambenom</text:span><text:span text:style-name="T266_21"><text:s/></text:span><text:span text:style-name="T266_22">prodavnicom</text:span><text:span text:style-name="T266_23"><text:s/></text:span><text:span text:style-name="T266_24">blizu</text:span><text:span text:style-name="T266_25"><text:s/></text:span><text:span text:style-name="T266_26">hotela</text:span><text:span text:style-name="T266_27"><text:s/>(</text:span><text:span text:style-name="T266_28">pronaći</text:span><text:span text:style-name="T266_29"><text:s/></text:span><text:span text:style-name="T266_30">ćeš</text:span><text:span text:style-name="T266_31"><text:s/></text:span><text:span text:style-name="T266_32">ga</text:span><text:span text:style-name="T266_33"><text:s/></text:span><text:span text:style-name="T266_34">na</text:span><text:span text:style-name="T266_35"><text:s/></text:span><text:span text:style-name="T266_36">drugom</text:span><text:span text:style-name="T266_37"><text:s/></text:span><text:span text:style-name="T266_38">spratu</text:span><text:span text:style-name="T266_39"><text:s/></text:span><text:span text:style-name="T266_40">u</text:span><text:span text:style-name="T266_41"><text:s/></text:span><text:span text:style-name="T266_42">stambenoj</text:span><text:span text:style-name="T266_43"><text:s/></text:span><text:span text:style-name="T266_44">zgradi</text:span><text:span text:style-name="T266_45"><text:s/></text:span><text:span text:style-name="T266_46">blizu</text:span><text:span text:style-name="T266_47"><text:s/></text:span><text:span text:style-name="T266_48">ulaza</text:span><text:span text:style-name="T266_49"><text:s/></text:span><text:span text:style-name="T266_50">na</text:span><text:span text:style-name="T266_51"><text:s/></text:span><text:span text:style-name="T266_52">stadion</text:span><text:span text:style-name="T266_53">).<text:s/></text:span><text:span text:style-name="T266_54">Pričaj</text:span><text:span text:style-name="T266_55"><text:s/></text:span><text:span text:style-name="T266_56">sa</text:span><text:span text:style-name="T266_57"><text:s/></text:span><text:span text:style-name="T266_58">njim</text:span><text:span text:style-name="T266_59">.</text:span></text:p>
      <text:p text:style-name="P267"/>
      <text:p text:style-name="P268"><text:span text:style-name="T268_1">19.<text:s/></text:span><text:span text:style-name="T268_2">Rabinovič</text:span><text:span text:style-name="T268_3"><text:s/></text:span><text:span text:style-name="T268_4">će</text:span><text:span text:style-name="T268_5"><text:s/></text:span><text:span text:style-name="T268_6">ti</text:span><text:span text:style-name="T268_7"><text:s/></text:span><text:span text:style-name="T268_8">dati</text:span><text:span text:style-name="T268_9"><text:s/></text:span><text:span text:style-name="T268_10">informaciju</text:span><text:span text:style-name="T268_11"><text:s/></text:span><text:span text:style-name="T268_12">o</text:span><text:span text:style-name="T268_13"><text:s/></text:span><text:span text:style-name="T268_14">Crnom</text:span><text:span text:style-name="T268_15"><text:s/></text:span><text:span text:style-name="T268_16">Doktoru</text:span><text:span text:style-name="T268_17"><text:s/>(</text:span><text:span text:style-name="T268_18">Black</text:span><text:span text:style-name="T268_19"><text:s/></text:span><text:span text:style-name="T268_20">Doctor</text:span><text:span text:style-name="T268_21">).<text:s/></text:span><text:span text:style-name="T268_22">Pričaj</text:span><text:span text:style-name="T268_23"><text:s/></text:span><text:span text:style-name="T268_24">sa</text:span><text:span text:style-name="T268_25"><text:s/></text:span><text:span text:style-name="T268_26">Mačkom</text:span><text:span text:style-name="T268_27"><text:s/>(</text:span><text:span text:style-name="T268_28">Cat</text:span><text:span text:style-name="T268_29">)<text:s/></text:span><text:span text:style-name="T268_30">u</text:span><text:span text:style-name="T268_31"><text:s/></text:span><text:span text:style-name="T268_32">Baru</text:span><text:span text:style-name="T268_33">.</text:span></text:p>
      <text:p text:style-name="P269"/>
      <text:p text:style-name="P270"><text:span text:style-name="T270_1">20.<text:s/></text:span><text:span text:style-name="T270_2">Kada</text:span><text:span text:style-name="T270_3"><text:s/></text:span><text:span text:style-name="T270_4">budeš</text:span><text:span text:style-name="T270_5"><text:s/></text:span><text:span text:style-name="T270_6">pričao</text:span><text:span text:style-name="T270_7"><text:s/></text:span><text:span text:style-name="T270_8">sa</text:span><text:span text:style-name="T270_9"><text:s/></text:span><text:span text:style-name="T270_10">Mačkom</text:span><text:span text:style-name="T270_11"><text:s/></text:span><text:span text:style-name="T270_12">u</text:span><text:span text:style-name="T270_13"><text:s/></text:span><text:span text:style-name="T270_14">Baru</text:span><text:span text:style-name="T270_15"><text:s/></text:span><text:span text:style-name="T270_16">on</text:span><text:span text:style-name="T270_17"><text:s/></text:span><text:span text:style-name="T270_18">će</text:span><text:span text:style-name="T270_19"><text:s/></text:span><text:span text:style-name="T270_20">ti</text:span><text:span text:style-name="T270_21"><text:s/></text:span><text:span text:style-name="T270_22">reći</text:span><text:span text:style-name="T270_23"><text:s/></text:span><text:span text:style-name="T270_24">da</text:span><text:span text:style-name="T270_25"><text:s/></text:span><text:span text:style-name="T270_26">razgovaraš</text:span><text:span text:style-name="T270_27"><text:s/></text:span><text:span text:style-name="T270_28">sa</text:span><text:span text:style-name="T270_29"><text:s/></text:span><text:span text:style-name="T270_30">Zaharom</text:span><text:span text:style-name="T270_31"><text:s/>(</text:span><text:span text:style-name="T270_32">vođom</text:span><text:span text:style-name="T270_33"><text:s/></text:span><text:span text:style-name="T270_34">lovaca</text:span><text:span text:style-name="T270_35"><text:s/></text:span><text:span text:style-name="T270_36">u</text:span><text:span text:style-name="T270_37"><text:s/></text:span><text:span text:style-name="T270_38">Baru</text:span><text:span text:style-name="T270_39">).</text:span></text:p>
      <text:p text:style-name="P271"/>
      <text:p text:style-name="P272"><text:span text:style-name="T272_1">21.<text:s/></text:span><text:span text:style-name="T272_2">Pričaš</text:span><text:span text:style-name="T272_3"><text:s/></text:span><text:span text:style-name="T272_4">sa</text:span><text:span text:style-name="T272_5"><text:s/></text:span><text:span text:style-name="T272_6">vođom</text:span><text:span text:style-name="T272_7"><text:s/></text:span><text:span text:style-name="T272_8">lovaca</text:span><text:span text:style-name="T272_9"><text:s/></text:span><text:span text:style-name="T272_10">Zaharom</text:span><text:span text:style-name="T272_11"><text:s/></text:span><text:span text:style-name="T272_12">i</text:span><text:span text:style-name="T272_13"><text:s/></text:span><text:span text:style-name="T272_14">on</text:span><text:span text:style-name="T272_15"><text:s/></text:span><text:span text:style-name="T272_16">će</text:span><text:span text:style-name="T272_17"><text:s/></text:span><text:span text:style-name="T272_18">ti</text:span><text:span text:style-name="T272_19"><text:s/></text:span><text:span text:style-name="T272_20">tražiti</text:span><text:span text:style-name="T272_21"><text:s/></text:span><text:span text:style-name="T272_22">da</text:span><text:span text:style-name="T272_23"><text:s/></text:span><text:span text:style-name="T272_24">mu</text:span><text:span text:style-name="T272_25"><text:s/></text:span><text:span text:style-name="T272_26">spaseš</text:span><text:span text:style-name="T272_27"><text:s/></text:span><text:span text:style-name="T272_28">Brata</text:span><text:span text:style-name="T272_29"><text:s/></text:span><text:span text:style-name="T272_30">Louisa</text:span><text:span text:style-name="T272_31"><text:s/></text:span><text:span text:style-name="T272_32">od</text:span><text:span text:style-name="T272_33"><text:s/></text:span><text:span text:style-name="T272_34">grupe</text:span><text:span text:style-name="T272_35"><text:s/></text:span><text:span text:style-name="T272_36">Osvetnika</text:span><text:span text:style-name="T272_37"><text:s/>(</text:span><text:span text:style-name="T272_38">Avengers</text:span><text:span text:style-name="T272_39">)<text:s/></text:span><text:span text:style-name="T272_40">kod</text:span><text:span text:style-name="T272_41"><text:s/></text:span><text:span text:style-name="T272_42">severne</text:span><text:span text:style-name="T272_43"><text:s/></text:span><text:span text:style-name="T272_44">farme</text:span><text:span text:style-name="T272_45"><text:s/>(</text:span><text:span text:style-name="T272_46">Northen</text:span><text:span text:style-name="T272_47"><text:s/></text:span><text:span text:style-name="T272_48">Farmstead</text:span><text:span text:style-name="T272_49">)<text:s/></text:span><text:span text:style-name="T272_50">u</text:span><text:span text:style-name="T272_51"><text:s/></text:span><text:span text:style-name="T272_52">Močvari</text:span><text:span text:style-name="T272_53">.<text:s/></text:span><text:span text:style-name="T272_54">Ukoliko</text:span><text:span text:style-name="T272_55"><text:s/></text:span><text:span text:style-name="T272_56">je</text:span><text:span text:style-name="T272_57"><text:s/></text:span><text:span text:style-name="T272_58">Brat</text:span><text:span text:style-name="T272_59"><text:s/></text:span><text:span text:style-name="T272_60">Louis</text:span><text:span text:style-name="T272_61"><text:s/></text:span><text:span text:style-name="T272_62">prethodno</text:span><text:span text:style-name="T272_63"><text:s/></text:span><text:span text:style-name="T272_64">ranjen</text:span><text:span text:style-name="T272_65"><text:s/></text:span><text:span text:style-name="T272_66">ili</text:span><text:span text:style-name="T272_67"><text:s/></text:span><text:span text:style-name="T272_68">poginuo</text:span><text:span text:style-name="T272_69">,<text:s/></text:span><text:span text:style-name="T272_70">osvetnik</text:span><text:span text:style-name="T272_71"><text:s/></text:span><text:span text:style-name="T272_72">će</text:span><text:span text:style-name="T272_73"><text:s/></text:span><text:span text:style-name="T272_74">zauzeti</text:span><text:span text:style-name="T272_75"><text:s/></text:span><text:span text:style-name="T272_76">njegovo</text:span><text:span text:style-name="T272_77"><text:s text:c="2"/></text:span><text:span text:style-name="T272_78">mesto</text:span><text:span text:style-name="T272_79"><text:s/></text:span><text:span text:style-name="T272_80">i</text:span><text:span text:style-name="T272_81"><text:s/></text:span><text:span text:style-name="T272_82">imati</text:span><text:span text:style-name="T272_83"><text:s/></text:span><text:span text:style-name="T272_84">priču</text:span><text:span text:style-name="T272_85"><text:s/></text:span><text:span text:style-name="T272_86">sa</text:span><text:span text:style-name="T272_87"><text:s/></text:span><text:span text:style-name="T272_88">tobom</text:span><text:span text:style-name="T272_89">.</text:span></text:p>
      <text:p text:style-name="P273"/>
      <text:p text:style-name="P274"><text:span text:style-name="T274_1">22.<text:s/></text:span><text:span text:style-name="T274_2">Ideš</text:span><text:span text:style-name="T274_3"><text:s/></text:span><text:span text:style-name="T274_4">u</text:span><text:span text:style-name="T274_5"><text:s/></text:span><text:span text:style-name="T274_6">Močvaru</text:span><text:span text:style-name="T274_7">.<text:s/></text:span><text:span text:style-name="T274_8">Baza</text:span><text:span text:style-name="T274_9"><text:s/></text:span><text:span text:style-name="T274_10">Osvetnika</text:span><text:span text:style-name="T274_11"><text:s/>(</text:span><text:span text:style-name="T274_12">Avengers</text:span><text:span text:style-name="T274_13">)<text:s/></text:span><text:span text:style-name="T274_14">je</text:span><text:span text:style-name="T274_15"><text:s/></text:span><text:span text:style-name="T274_16">u</text:span><text:span text:style-name="T274_17"><text:s/></text:span><text:span text:style-name="T274_18">severo</text:span><text:span text:style-name="T274_19">-</text:span><text:span text:style-name="T274_20">istočnom</text:span><text:span text:style-name="T274_21"><text:s/></text:span><text:span text:style-name="T274_22">uglu</text:span><text:span text:style-name="T274_23"><text:s/></text:span><text:span text:style-name="T274_24">mape</text:span><text:span text:style-name="T274_25"><text:s/></text:span><text:span text:style-name="T274_26">Močvare</text:span><text:span text:style-name="T274_27"><text:s/></text:span><text:span text:style-name="T274_28">blizo</text:span><text:span text:style-name="T274_29"><text:s/></text:span><text:span text:style-name="T274_30">severne</text:span><text:span text:style-name="T274_31"><text:s/></text:span><text:span text:style-name="T274_32">tranzicije</text:span><text:span text:style-name="T274_33"><text:s/></text:span><text:span text:style-name="T274_34">u</text:span><text:span text:style-name="T274_35"><text:s/></text:span><text:span text:style-name="T274_36">Kordon</text:span><text:span text:style-name="T274_37">.<text:s/></text:span><text:span text:style-name="T274_38">Ubiješ</text:span><text:span text:style-name="T274_39"><text:s/></text:span><text:span text:style-name="T274_40">osvetnike</text:span><text:span text:style-name="T274_41"><text:s/></text:span><text:span text:style-name="T274_42">i</text:span><text:span text:style-name="T274_43"><text:s/></text:span><text:span text:style-name="T274_44">održiš</text:span><text:span text:style-name="T274_45"><text:s/></text:span><text:span text:style-name="T274_46">Brata</text:span><text:span text:style-name="T274_47"><text:s/></text:span><text:span text:style-name="T274_48">Louisa</text:span><text:span text:style-name="T274_49"><text:s/></text:span><text:span text:style-name="T274_50">u</text:span><text:span text:style-name="T274_51"><text:s/></text:span><text:span text:style-name="T274_52">životu</text:span><text:span text:style-name="T274_53">.<text:s/></text:span><text:span text:style-name="T274_54">Pričaj</text:span><text:span text:style-name="T274_55"><text:s/></text:span><text:span text:style-name="T274_56">s</text:span><text:span text:style-name="T274_57"><text:s/></text:span><text:span text:style-name="T274_58">njim</text:span><text:span text:style-name="T274_59"><text:s/></text:span><text:span text:style-name="T274_60">i</text:span><text:span text:style-name="T274_61"><text:s/></text:span><text:span text:style-name="T274_62">dobićeš</text:span><text:span text:style-name="T274_63"><text:s/></text:span><text:span text:style-name="T274_64">informaciju</text:span><text:span text:style-name="T274_65"><text:s/></text:span><text:span text:style-name="T274_66">o</text:span><text:span text:style-name="T274_67"><text:s/></text:span><text:span text:style-name="T274_68">Francuzu</text:span><text:span text:style-name="T274_69"><text:s/>(</text:span><text:span text:style-name="T274_70">Frenchman</text:span><text:span text:style-name="T274_71">).</text:span></text:p>
      <text:p text:style-name="P275"/>
      <text:p text:style-name="P276"><text:span text:style-name="T276_1">23.<text:s/></text:span><text:span text:style-name="T276_2">Zatim</text:span><text:span text:style-name="T276_3"><text:s/></text:span><text:span text:style-name="T276_4">idi</text:span><text:span text:style-name="T276_5"><text:s/></text:span><text:span text:style-name="T276_6">u</text:span><text:span text:style-name="T276_7"><text:s/></text:span><text:span text:style-name="T276_8">Freedom</text:span><text:span text:style-name="T276_9"><text:s/></text:span><text:span text:style-name="T276_10">bazu</text:span><text:span text:style-name="T276_11"><text:s/></text:span><text:span text:style-name="T276_12">i</text:span><text:span text:style-name="T276_13"><text:s/></text:span><text:span text:style-name="T276_14">uzmi</text:span><text:span text:style-name="T276_15"><text:s/></text:span><text:span text:style-name="T276_16">PDA</text:span><text:span text:style-name="T276_17"><text:s/></text:span><text:span text:style-name="T276_18">od</text:span><text:span text:style-name="T276_19"><text:s/></text:span><text:span text:style-name="T276_20">mrtvog</text:span><text:span text:style-name="T276_21"><text:s/>&gt;</text:span><text:span text:style-name="T276_22">Francuza</text:span><text:span text:style-name="T276_23"><text:s/>(</text:span><text:span text:style-name="T276_24">Frenchman</text:span><text:span text:style-name="T276_25">).<text:s/></text:span><text:span text:style-name="T276_26">Francuzov</text:span><text:span text:style-name="T276_27"><text:s/></text:span><text:span text:style-name="T276_28">leš</text:span><text:span text:style-name="T276_29"><text:s/></text:span><text:span text:style-name="T276_30">je</text:span><text:span text:style-name="T276_31"><text:s/></text:span><text:span text:style-name="T276_32">u</text:span><text:span text:style-name="T276_33"><text:s/></text:span><text:span text:style-name="T276_34">gornjoj</text:span><text:span text:style-name="T276_35"><text:s/></text:span><text:span text:style-name="T276_36">sobi</text:span><text:span text:style-name="T276_37"><text:s/></text:span><text:span text:style-name="T276_38">Freedom</text:span><text:span text:style-name="T276_39"><text:s/></text:span><text:span text:style-name="T276_40">komande</text:span><text:span text:style-name="T276_41">.<text:s/></text:span><text:span text:style-name="T276_42">Potrebno</text:span><text:span text:style-name="T276_43"><text:s/></text:span><text:span text:style-name="T276_44">je</text:span><text:span text:style-name="T276_45"><text:s/></text:span><text:span text:style-name="T276_46">pokupiti</text:span><text:span text:style-name="T276_47"><text:s/></text:span><text:span text:style-name="T276_48">sve</text:span><text:span text:style-name="T276_49"><text:s/></text:span><text:span text:style-name="T276_50">iz</text:span><text:span text:style-name="T276_51"><text:s/></text:span><text:span text:style-name="T276_52">njegovog</text:span><text:span text:style-name="T276_53"><text:s/></text:span><text:span text:style-name="T276_54">inventara</text:span><text:span text:style-name="T276_55"><text:s/></text:span><text:span text:style-name="T276_56">brzo</text:span><text:span text:style-name="T276_57"><text:s/></text:span><text:span text:style-name="T276_58">inače</text:span><text:span text:style-name="T276_59"><text:s/></text:span><text:span text:style-name="T276_60">će</text:span><text:span text:style-name="T276_61"><text:s/></text:span><text:span text:style-name="T276_62">to</text:span><text:span text:style-name="T276_63"><text:s/></text:span><text:span text:style-name="T276_64">drugi</text:span><text:span text:style-name="T276_65"><text:s/></text:span><text:span text:style-name="T276_66">NPC</text:span><text:span text:style-name="T276_67"><text:s/></text:span><text:span text:style-name="T276_68">uraditi</text:span><text:span text:style-name="T276_69">.<text:s/></text:span><text:span text:style-name="T276_70">Pojaviće</text:span><text:span text:style-name="T276_71"><text:s/></text:span><text:span text:style-name="T276_72">se</text:span><text:span text:style-name="T276_73"><text:s/></text:span><text:span text:style-name="T276_74">i</text:span><text:span text:style-name="T276_75"><text:s/></text:span><text:span text:style-name="T276_76">nekoliko</text:span><text:span text:style-name="T276_77"><text:s/></text:span><text:span text:style-name="T276_78">Osvetnika</text:span><text:span text:style-name="T276_79"><text:s/></text:span><text:span text:style-name="T276_80">takođe</text:span><text:span text:style-name="T276_81">.<text:s/></text:span><text:span text:style-name="T276_82">Posle</text:span><text:span text:style-name="T276_83"><text:s/></text:span><text:span text:style-name="T276_84">toga</text:span><text:span text:style-name="T276_85"><text:s/></text:span><text:span text:style-name="T276_86">se</text:span><text:span text:style-name="T276_87"><text:s/></text:span><text:span text:style-name="T276_88">javi</text:span><text:span text:style-name="T276_89"><text:s/></text:span><text:span text:style-name="T276_90">ponovo</text:span><text:span text:style-name="T276_91"><text:s/></text:span><text:span text:style-name="T276_92">Zaharu</text:span><text:span text:style-name="T276_93"><text:s/></text:span><text:span text:style-name="T276_94">u</text:span><text:span text:style-name="T276_95"><text:s/></text:span><text:span text:style-name="T276_96">Baru</text:span><text:span text:style-name="T276_97">.</text:span></text:p>
      <text:p text:style-name="P277"/>
      <text:p text:style-name="P278"><text:span text:style-name="T278_1">!<text:s/></text:span><text:span text:style-name="T278_2">Info</text:span><text:span text:style-name="T278_3">:<text:s/></text:span><text:span text:style-name="T278_4">Nova</text:span><text:span text:style-name="T278_5"><text:s/></text:span><text:span text:style-name="T278_6">oblast</text:span><text:span text:style-name="T278_7"><text:s/></text:span><text:span text:style-name="T278_8">se</text:span><text:span text:style-name="T278_9"><text:s/></text:span><text:span text:style-name="T278_10">može</text:span><text:span text:style-name="T278_11"><text:s/></text:span><text:span text:style-name="T278_12">otvoriti</text:span><text:span text:style-name="T278_13"><text:s/></text:span><text:span text:style-name="T278_14">u</text:span><text:span text:style-name="T278_15"><text:s/></text:span><text:span text:style-name="T278_16">zavisnosti</text:span><text:span text:style-name="T278_17"><text:s/></text:span><text:span text:style-name="T278_18">da</text:span><text:span text:style-name="T278_19"><text:s/></text:span><text:span text:style-name="T278_20">li</text:span><text:span text:style-name="T278_21"><text:s/></text:span><text:span text:style-name="T278_22">si</text:span><text:span text:style-name="T278_23"><text:s/></text:span><text:span text:style-name="T278_24">već</text:span><text:span text:style-name="T278_25"><text:s/></text:span><text:span text:style-name="T278_26">obavio</text:span><text:span text:style-name="T278_27"><text:s/></text:span><text:span text:style-name="T278_28">misiju</text:span><text:span text:style-name="T278_29"><text:s/>“</text:span><text:span text:style-name="T278_30">Potraga</text:span><text:span text:style-name="T278_31"><text:s/></text:span><text:span text:style-name="T278_32">za</text:span><text:span text:style-name="T278_33"><text:s/></text:span><text:span text:style-name="T278_34">sanducima</text:span><text:span text:style-name="T278_35"><text:s/></text:span><text:span text:style-name="T278_36">i</text:span><text:span text:style-name="T278_37"><text:s/></text:span><text:span text:style-name="T278_38">sefovima</text:span><text:span text:style-name="T278_39"><text:s/></text:span><text:span text:style-name="T278_40">Misterioznog</text:span><text:span text:style-name="T278_41"><text:s/></text:span><text:span text:style-name="T278_42">stalkera</text:span><text:span text:style-name="T278_43">”,<text:s/>“</text:span><text:span text:style-name="T278_44">Nastavak</text:span><text:span text:style-name="T278_45"><text:s/></text:span><text:span text:style-name="T278_46">potrage</text:span><text:span text:style-name="T278_47"><text:s/></text:span><text:span text:style-name="T278_48">za</text:span><text:span text:style-name="T278_49"><text:s/></text:span><text:span text:style-name="T278_50">Misterioznim</text:span><text:span text:style-name="T278_51"><text:s/></text:span><text:span text:style-name="T278_52">Stalkerom</text:span><text:span text:style-name="T278_53">”<text:s/></text:span><text:span text:style-name="T278_54">i</text:span><text:span text:style-name="T278_55"><text:s/></text:span><text:span text:style-name="T278_56">ako</text:span><text:span text:style-name="T278_57"><text:s/></text:span><text:span text:style-name="T278_58">si</text:span><text:span text:style-name="T278_59"><text:s/></text:span><text:span text:style-name="T278_60">sreo</text:span><text:span text:style-name="T278_61"><text:s/></text:span><text:span text:style-name="T278_62">Fange</text:span><text:span text:style-name="T278_63"><text:s/>:<text:s/></text:span><text:span text:style-name="T278_64">Crvena</text:span><text:span text:style-name="T278_65"><text:s/></text:span><text:span text:style-name="T278_66">Šuma</text:span><text:span text:style-name="T278_67"><text:s/>(</text:span><text:span text:style-name="T278_68">Red</text:span><text:span text:style-name="T278_69"><text:s/></text:span><text:span text:style-name="T278_70">Forest</text:span><text:span text:style-name="T278_71">)<text:s/></text:span><text:span text:style-name="T278_72">i</text:span><text:span text:style-name="T278_73"><text:s/></text:span><text:span text:style-name="T278_74">Limansk</text:span><text:span text:style-name="T278_75">.</text:span></text:p>
      <text:p text:style-name="P279"><text:span text:style-name="T279_1">Takođe</text:span><text:span text:style-name="T279_2"><text:s/></text:span><text:span text:style-name="T279_3">i</text:span><text:span text:style-name="T279_4"><text:s/></text:span><text:span text:style-name="T279_5">drugi</text:span><text:span text:style-name="T279_6"><text:s/></text:span><text:span text:style-name="T279_7">zadatci</text:span><text:span text:style-name="T279_8"><text:s/></text:span><text:span text:style-name="T279_9">mogu</text:span><text:span text:style-name="T279_10"><text:s/></text:span><text:span text:style-name="T279_11">biti</text:span><text:span text:style-name="T279_12"><text:s/></text:span><text:span text:style-name="T279_13">uslov</text:span><text:span text:style-name="T279_14"><text:s/></text:span><text:span text:style-name="T279_15">za</text:span><text:span text:style-name="T279_16"><text:s/></text:span><text:span text:style-name="T279_17">ovo</text:span><text:span text:style-name="T279_18"><text:s/>(</text:span><text:span text:style-name="T279_19">pod</text:span><text:span text:style-name="T279_20"><text:s/></text:span><text:span text:style-name="T279_21">pretpostavkom</text:span><text:span text:style-name="T279_22"><text:s/></text:span><text:span text:style-name="T279_23">da</text:span><text:span text:style-name="T279_24"><text:s/></text:span><text:span text:style-name="T279_25">su</text:span><text:span text:style-name="T279_26"><text:s/></text:span><text:span text:style-name="T279_27">već</text:span><text:span text:style-name="T279_28"><text:s/></text:span><text:span text:style-name="T279_29">obavljeni</text:span><text:span text:style-name="T279_30">):<text:s/></text:span><text:span text:style-name="T279_31">Potraga</text:span><text:span text:style-name="T279_32"><text:s/></text:span><text:span text:style-name="T279_33">za</text:span><text:span text:style-name="T279_34"><text:s/></text:span><text:span text:style-name="T279_35">izgubljenom</text:span><text:span text:style-name="T279_36"><text:s/></text:span><text:span text:style-name="T279_37">ekpedicijom</text:span><text:span text:style-name="T279_38">,<text:s/></text:span><text:span text:style-name="T279_39">Početak</text:span><text:span text:style-name="T279_40"><text:s/></text:span><text:span text:style-name="T279_41">potrage</text:span><text:span text:style-name="T279_42"><text:s/></text:span><text:span text:style-name="T279_43">za</text:span><text:span text:style-name="T279_44"><text:s/></text:span><text:span text:style-name="T279_45">Ghostovi</text:span><text:span text:style-name="T279_46"><text:s/></text:span><text:span text:style-name="T279_47">i</text:span><text:span text:style-name="T279_48"><text:s/></text:span><text:span text:style-name="T279_49">Fangovim</text:span><text:span text:style-name="T279_50"><text:s/></text:span><text:span text:style-name="T279_51">ubicama</text:span><text:span text:style-name="T279_52">,<text:s/></text:span><text:span text:style-name="T279_53">Potraga</text:span><text:span text:style-name="T279_54"><text:s/></text:span><text:span text:style-name="T279_55">za</text:span><text:span text:style-name="T279_56"><text:s/></text:span><text:span text:style-name="T279_57">Fangovim</text:span><text:span text:style-name="T279_58"><text:s/></text:span><text:span text:style-name="T279_59">ubicom</text:span><text:span text:style-name="T279_60">,<text:s/></text:span><text:span text:style-name="T279_61">Potraga</text:span><text:span text:style-name="T279_62"><text:s/></text:span><text:span text:style-name="T279_63">za</text:span><text:span text:style-name="T279_64"><text:s/></text:span><text:span text:style-name="T279_65">Ghostom</text:span><text:span text:style-name="T279_66">,<text:s/></text:span><text:span text:style-name="T279_67">Clear</text:span><text:span text:style-name="T279_68"><text:s/></text:span><text:span text:style-name="T279_69">Sky</text:span><text:span text:style-name="T279_70"><text:s/>(</text:span><text:span text:style-name="T279_71">Čisto</text:span><text:span text:style-name="T279_72"><text:s/></text:span><text:span text:style-name="T279_73">nebo</text:span><text:span text:style-name="T279_74"><text:s/>)<text:s/></text:span><text:span text:style-name="T279_75">zadaci</text:span><text:span text:style-name="T279_76"><text:s/></text:span><text:span text:style-name="T279_77">od</text:span><text:span text:style-name="T279_78"><text:s/>6-14,<text:s/></text:span><text:span text:style-name="T279_79">Fangovi</text:span><text:span text:style-name="T279_80"><text:s/></text:span><text:span text:style-name="T279_81">zadaci</text:span><text:span text:style-name="T279_82"><text:s/>(</text:span><text:span text:style-name="T279_83">Varlab</text:span><text:span text:style-name="T279_84"><text:s/></text:span><text:span text:style-name="T279_85">i</text:span><text:span text:style-name="T279_86"><text:s/></text:span><text:span text:style-name="T279_87">Crvena</text:span><text:span text:style-name="T279_88"><text:s/></text:span><text:span text:style-name="T279_89">šuma</text:span><text:span text:style-name="T279_90"><text:s/>(</text:span><text:span text:style-name="T279_91">Red</text:span><text:span text:style-name="T279_92"><text:s/></text:span><text:span text:style-name="T279_93">Forest</text:span><text:span text:style-name="T279_94">))<text:s/>1-26<text:s/></text:span><text:span text:style-name="T279_95">i</text:span><text:span text:style-name="T279_96"><text:s/></text:span><text:span text:style-name="T279_97">naravno</text:span><text:span text:style-name="T279_98"><text:s/></text:span><text:span text:style-name="T279_99">Kostyina</text:span><text:span text:style-name="T279_100"><text:s/></text:span><text:span text:style-name="T279_101">potraga</text:span><text:span text:style-name="T279_102"><text:s/></text:span><text:span text:style-name="T279_103">za</text:span><text:span text:style-name="T279_104"><text:s/></text:span><text:span text:style-name="T279_105">Crnim</text:span><text:span text:style-name="T279_106"><text:s/></text:span><text:span text:style-name="T279_107">Doktorom</text:span><text:span text:style-name="T279_108"><text:s/>1-23.</text:span></text:p>
      <text:p text:style-name="P280"/>
      <text:p text:style-name="P281"><text:span text:style-name="T281_1">24.<text:s/></text:span><text:span text:style-name="T281_2">Ukoliko</text:span><text:span text:style-name="T281_3"><text:s/></text:span><text:span text:style-name="T281_4">si</text:span><text:span text:style-name="T281_5"><text:s/></text:span><text:span text:style-name="T281_6">ispunio</text:span><text:span text:style-name="T281_7"><text:s/></text:span><text:span text:style-name="T281_8">uslove</text:span><text:span text:style-name="T281_9"><text:s/></text:span><text:span text:style-name="T281_10">za</text:span><text:span text:style-name="T281_11"><text:s/></text:span><text:span text:style-name="T281_12">ove</text:span><text:span text:style-name="T281_13"><text:s/></text:span><text:span text:style-name="T281_14">zadatke</text:span><text:span text:style-name="T281_15"><text:s/></text:span><text:span text:style-name="T281_16">pojaviće</text:span><text:span text:style-name="T281_17"><text:s/></text:span><text:span text:style-name="T281_18">se</text:span><text:span text:style-name="T281_19"><text:s/></text:span><text:span text:style-name="T281_20">nove</text:span><text:span text:style-name="T281_21"><text:s/></text:span><text:span text:style-name="T281_22">tranzicije</text:span><text:span text:style-name="T281_23">.<text:s/></text:span><text:span text:style-name="T281_24">Popričaj</text:span><text:span text:style-name="T281_25"><text:s/></text:span><text:span text:style-name="T281_26">sa</text:span><text:span text:style-name="T281_27"><text:s/></text:span><text:span text:style-name="T281_28">Fangom</text:span><text:span text:style-name="T281_29"><text:s/></text:span><text:span text:style-name="T281_30">i</text:span><text:span text:style-name="T281_31"><text:s/></text:span><text:span text:style-name="T281_32">imaćeš</text:span><text:span text:style-name="T281_33"><text:s/></text:span><text:span text:style-name="T281_34">nove</text:span><text:span text:style-name="T281_35"><text:s/></text:span><text:span text:style-name="T281_36">dijaloge</text:span><text:span text:style-name="T281_37">.</text:span></text:p>
      <text:p text:style-name="P282"/>
      <text:p text:style-name="P283"><text:span text:style-name="T283_1">=====================================================================</text:span></text:p>
      <text:p text:style-name="P284"/>
      <text:p text:style-name="P285"><text:span text:style-name="T285_1">Moguće</text:span><text:span text:style-name="T285_2"><text:s/></text:span><text:span text:style-name="T285_3">je</text:span><text:span text:style-name="T285_4"><text:s/></text:span><text:span text:style-name="T285_5">da</text:span><text:span text:style-name="T285_6"><text:s/></text:span><text:span text:style-name="T285_7">dio</text:span><text:span text:style-name="T285_8"><text:s/></text:span><text:span text:style-name="T285_9">opisanog</text:span><text:span text:style-name="T285_10"><text:s/></text:span><text:span text:style-name="T285_11">zadatka</text:span><text:span text:style-name="T285_12"><text:s/></text:span><text:span text:style-name="T285_13">nije</text:span><text:span text:style-name="T285_14"><text:s/></text:span><text:span text:style-name="T285_15">obavezan</text:span><text:span text:style-name="T285_16"><text:s/></text:span><text:span text:style-name="T285_17">za</text:span><text:span text:style-name="T285_18"><text:s/></text:span><text:span text:style-name="T285_19">nastavak</text:span><text:span text:style-name="T285_20"><text:s/></text:span><text:span text:style-name="T285_21">priče</text:span><text:span text:style-name="T285_22">,<text:s/></text:span><text:span text:style-name="T285_23">ali</text:span><text:span text:style-name="T285_24"><text:s/></text:span><text:span text:style-name="T285_25">nije</text:span><text:span text:style-name="T285_26"><text:s/></text:span><text:span text:style-name="T285_27">testiran</text:span><text:span text:style-name="T285_28"><text:s/></text:span><text:span text:style-name="T285_29">uslov</text:span><text:span text:style-name="T285_30"><text:s/></text:span><text:span text:style-name="T285_31">za</text:span><text:span text:style-name="T285_32"><text:s/></text:span><text:span text:style-name="T285_33">dalji</text:span><text:span text:style-name="T285_34"><text:s/></text:span><text:span text:style-name="T285_35">nastavak</text:span><text:span text:style-name="T285_36">.<text:s/></text:span></text:p>
      <text:p text:style-name="P286"/>
      <text:p text:style-name="P287"><text:span text:style-name="T287_1">25.<text:s/></text:span><text:span text:style-name="T287_2">Nakon</text:span><text:span text:style-name="T287_3"><text:s/></text:span><text:span text:style-name="T287_4">završetka</text:span><text:span text:style-name="T287_5"><text:s/></text:span><text:span text:style-name="T287_6">svih</text:span><text:span text:style-name="T287_7"><text:s/></text:span><text:span text:style-name="T287_8">Fangovih</text:span><text:span text:style-name="T287_9"><text:s/></text:span><text:span text:style-name="T287_10">zadataka</text:span><text:span text:style-name="T287_11"><text:s/></text:span><text:span text:style-name="T287_12">i</text:span><text:span text:style-name="T287_13"><text:s/></text:span><text:span text:style-name="T287_14">ulaska</text:span><text:span text:style-name="T287_15"><text:s/></text:span><text:span text:style-name="T287_16">u</text:span><text:span text:style-name="T287_17"><text:s/></text:span><text:span text:style-name="T287_18">Limansk</text:span><text:span text:style-name="T287_19"><text:s/></text:span><text:span text:style-name="T287_20">u</text:span><text:span text:style-name="T287_21"><text:s/></text:span><text:span text:style-name="T287_22">jednoj</text:span><text:span text:style-name="T287_23"><text:s/></text:span><text:span text:style-name="T287_24">od</text:span><text:span text:style-name="T287_25"><text:s/></text:span><text:span text:style-name="T287_26">zgrada</text:span><text:span text:style-name="T287_27"><text:s/></text:span><text:span text:style-name="T287_28">pronaći</text:span><text:span text:style-name="T287_29"><text:s/></text:span><text:span text:style-name="T287_30">ćeš</text:span><text:span text:style-name="T287_31"><text:s/></text:span><text:span text:style-name="T287_32">grupu</text:span><text:span text:style-name="T287_33"><text:s/></text:span><text:span text:style-name="T287_34">Freedom</text:span><text:span text:style-name="T287_35"><text:s/></text:span><text:span text:style-name="T287_36">boraca</text:span><text:span text:style-name="T287_37"><text:s/></text:span><text:span text:style-name="T287_38">predvođenih</text:span><text:span text:style-name="T287_39"><text:s/></text:span><text:span text:style-name="T287_40">Bormanom</text:span><text:span text:style-name="T287_41">.<text:s/></text:span><text:span text:style-name="T287_42">Pričaj</text:span><text:span text:style-name="T287_43"><text:s/></text:span><text:span text:style-name="T287_44">sa</text:span><text:span text:style-name="T287_45"><text:s/></text:span><text:span text:style-name="T287_46">Bormanom</text:span><text:span text:style-name="T287_47"><text:s/>(</text:span><text:span text:style-name="T287_48">moguće</text:span><text:span text:style-name="T287_49"><text:s/></text:span><text:span text:style-name="T287_50">ga</text:span><text:span text:style-name="T287_51"><text:s/></text:span><text:span text:style-name="T287_52">je</text:span><text:span text:style-name="T287_53"><text:s/></text:span><text:span text:style-name="T287_54">pronaći</text:span><text:span text:style-name="T287_55"><text:s/></text:span><text:span text:style-name="T287_56">i</text:span><text:span text:style-name="T287_57"><text:s/></text:span><text:span text:style-name="T287_58">napolju</text:span><text:span text:style-name="T287_59"><text:s/></text:span><text:span text:style-name="T287_60">kako</text:span><text:span text:style-name="T287_61"><text:s/></text:span><text:span text:style-name="T287_62">patrolira</text:span><text:span text:style-name="T287_63"><text:s/></text:span><text:span text:style-name="T287_64">ulicom</text:span><text:span text:style-name="T287_65">)<text:s/></text:span><text:span text:style-name="T287_66">i</text:span><text:span text:style-name="T287_67"><text:s/></text:span><text:span text:style-name="T287_68">uzmi</text:span><text:span text:style-name="T287_69"><text:s/></text:span><text:span text:style-name="T287_70">zadatak</text:span><text:span text:style-name="T287_71"><text:s/></text:span><text:span text:style-name="T287_72">da</text:span><text:span text:style-name="T287_73"><text:s/></text:span><text:span text:style-name="T287_74">eliminišeš</text:span><text:span text:style-name="T287_75"><text:s/></text:span><text:span text:style-name="T287_76">snajper</text:span><text:span text:style-name="T287_77"><text:s/></text:span><text:span text:style-name="T287_78">Monolita</text:span><text:span text:style-name="T287_79">.</text:span></text:p>
      <text:p text:style-name="P288"/>
      <text:p text:style-name="P289"><text:span text:style-name="T289_1">26.<text:s/></text:span><text:span text:style-name="T289_2">Idi</text:span><text:span text:style-name="T289_3"><text:s/></text:span><text:span text:style-name="T289_4">na</text:span><text:span text:style-name="T289_5"><text:s/></text:span><text:span text:style-name="T289_6">gradilište</text:span><text:span text:style-name="T289_7"><text:s/></text:span><text:span text:style-name="T289_8">i</text:span><text:span text:style-name="T289_9"><text:s/></text:span><text:span text:style-name="T289_10">pobij</text:span><text:span text:style-name="T289_11"><text:s/></text:span><text:span text:style-name="T289_12">sve</text:span><text:span text:style-name="T289_13"><text:s/></text:span><text:span text:style-name="T289_14">NPC</text:span><text:span text:style-name="T289_15"><text:s/></text:span><text:span text:style-name="T289_16">usput</text:span><text:span text:style-name="T289_17"><text:s/></text:span><text:span text:style-name="T289_18">uključujući</text:span><text:span text:style-name="T289_19"><text:s/></text:span><text:span text:style-name="T289_20">i</text:span><text:span text:style-name="T289_21"><text:s/></text:span><text:span text:style-name="T289_22">snajperistu</text:span><text:span text:style-name="T289_23">.<text:s/></text:span><text:span text:style-name="T289_24">SMS</text:span><text:span text:style-name="T289_25"><text:s/></text:span><text:span text:style-name="T289_26">poruka</text:span><text:span text:style-name="T289_27"><text:s/></text:span><text:span text:style-name="T289_28">će</text:span><text:span text:style-name="T289_29"><text:s/></text:span><text:span text:style-name="T289_30">ti</text:span><text:span text:style-name="T289_31"><text:s/></text:span><text:span text:style-name="T289_32">stići</text:span><text:span text:style-name="T289_33"><text:s/></text:span><text:span text:style-name="T289_34">od</text:span><text:span text:style-name="T289_35"><text:s/></text:span><text:span text:style-name="T289_36">vođe</text:span><text:span text:style-name="T289_37"><text:s/></text:span><text:span text:style-name="T289_38">Čistog</text:span><text:span text:style-name="T289_39"><text:s/></text:span><text:span text:style-name="T289_40">Neba</text:span><text:span text:style-name="T289_41"><text:s/></text:span><text:span text:style-name="T289_42">Sviblova</text:span><text:span text:style-name="T289_43">.<text:s/></text:span><text:span text:style-name="T289_44">Želi</text:span><text:span text:style-name="T289_45"><text:s/></text:span><text:span text:style-name="T289_46">da</text:span><text:span text:style-name="T289_47"><text:s/></text:span><text:span text:style-name="T289_48">se</text:span><text:span text:style-name="T289_49"><text:s/></text:span><text:span text:style-name="T289_50">vidi</text:span><text:span text:style-name="T289_51"><text:s/></text:span><text:span text:style-name="T289_52">s</text:span><text:span text:style-name="T289_53"><text:s/></text:span><text:span text:style-name="T289_54">tobom</text:span><text:span text:style-name="T289_55">.</text:span></text:p>
      <text:p text:style-name="P290"/>
      <text:p text:style-name="P291"><text:span text:style-name="T291_1">27.<text:s/></text:span><text:span text:style-name="T291_2">Idi</text:span><text:span text:style-name="T291_3"><text:s/></text:span><text:span text:style-name="T291_4">kod</text:span><text:span text:style-name="T291_5"><text:s/></text:span><text:span text:style-name="T291_6">Bormana</text:span><text:span text:style-name="T291_7"><text:s/></text:span><text:span text:style-name="T291_8">i</text:span><text:span text:style-name="T291_9"><text:s/></text:span><text:span text:style-name="T291_10">kaži</text:span><text:span text:style-name="T291_11"><text:s/></text:span><text:span text:style-name="T291_12">mu</text:span><text:span text:style-name="T291_13"><text:s/></text:span><text:span text:style-name="T291_14">da</text:span><text:span text:style-name="T291_15"><text:s/></text:span><text:span text:style-name="T291_16">si</text:span><text:span text:style-name="T291_17"><text:s/></text:span><text:span text:style-name="T291_18">eliminisao</text:span><text:span text:style-name="T291_19"><text:s/></text:span><text:span text:style-name="T291_20">snajperistu</text:span><text:span text:style-name="T291_21">.<text:s/></text:span><text:span text:style-name="T291_22">Dobićeš</text:span><text:span text:style-name="T291_23"><text:s/></text:span><text:span text:style-name="T291_24">novi</text:span><text:span text:style-name="T291_25"><text:s/></text:span><text:span text:style-name="T291_26">zadatak</text:span><text:span text:style-name="T291_27"><text:s/></text:span><text:span text:style-name="T291_28">da</text:span><text:span text:style-name="T291_29"><text:s/></text:span><text:span text:style-name="T291_30">pronađeš</text:span><text:span text:style-name="T291_31"><text:s/></text:span><text:span text:style-name="T291_32">Monolitski</text:span><text:span text:style-name="T291_33"><text:s/>“</text:span><text:span text:style-name="T291_34">prigušivač</text:span><text:span text:style-name="T291_35">”<text:s/>(</text:span><text:span text:style-name="T291_36">uređaj</text:span><text:span text:style-name="T291_37"><text:s/></text:span><text:span text:style-name="T291_38">za</text:span><text:span text:style-name="T291_39"><text:s/></text:span><text:span text:style-name="T291_40">ometanje</text:span><text:span text:style-name="T291_41"><text:s/></text:span><text:span text:style-name="T291_42">signala</text:span><text:span text:style-name="T291_43">)<text:s/></text:span><text:span text:style-name="T291_44">i</text:span><text:span text:style-name="T291_45"><text:s/></text:span><text:span text:style-name="T291_46">donesi</text:span><text:span text:style-name="T291_47"><text:s/></text:span><text:span text:style-name="T291_48">ga</text:span><text:span text:style-name="T291_49"><text:s/></text:span><text:span text:style-name="T291_50">Skinflintu</text:span><text:span text:style-name="T291_51"><text:s/>(</text:span><text:span text:style-name="T291_52">Miser</text:span><text:span text:style-name="T291_53">).<text:s/>“</text:span><text:span text:style-name="T291_54">prigušivač</text:span><text:span text:style-name="T291_55">”<text:s/></text:span><text:span text:style-name="T291_56">ćeš</text:span><text:span text:style-name="T291_57"><text:s/></text:span><text:span text:style-name="T291_58">nači</text:span><text:span text:style-name="T291_59"><text:s/></text:span><text:span text:style-name="T291_60">u</text:span><text:span text:style-name="T291_61"><text:s/></text:span><text:span text:style-name="T291_62">jednom</text:span><text:span text:style-name="T291_63"><text:s/></text:span><text:span text:style-name="T291_64">kontejneru</text:span><text:span text:style-name="T291_65"><text:s/></text:span><text:span text:style-name="T291_66">koji</text:span><text:span text:style-name="T291_67"><text:s/></text:span><text:span text:style-name="T291_68">se</text:span><text:span text:style-name="T291_69"><text:s/></text:span><text:span text:style-name="T291_70">se</text:span><text:span text:style-name="T291_71"><text:s/></text:span><text:span text:style-name="T291_72">nalazi</text:span><text:span text:style-name="T291_73"><text:s/></text:span><text:span text:style-name="T291_74">u</text:span><text:span text:style-name="T291_75"><text:s/></text:span><text:span text:style-name="T291_76">dvorištu</text:span><text:span text:style-name="T291_77"><text:s/></text:span><text:span text:style-name="T291_78">pomenutog</text:span><text:span text:style-name="T291_79"><text:s/></text:span><text:span text:style-name="T291_80">gradilišta</text:span><text:span text:style-name="T291_81"><text:s/></text:span><text:span text:style-name="T291_82">a</text:span><text:span text:style-name="T291_83"><text:s/></text:span><text:span text:style-name="T291_84">može</text:span><text:span text:style-name="T291_85"><text:s/></text:span><text:span text:style-name="T291_86">biti</text:span><text:span text:style-name="T291_87"><text:s/></text:span><text:span text:style-name="T291_88">uzet</text:span><text:span text:style-name="T291_89"><text:s/></text:span><text:span text:style-name="T291_90">od</text:span><text:span text:style-name="T291_91"><text:s/></text:span><text:span text:style-name="T291_92">strane</text:span><text:span text:style-name="T291_93"><text:s/></text:span><text:span text:style-name="T291_94">nekog</text:span><text:span text:style-name="T291_95"><text:s/></text:span><text:span text:style-name="T291_96">NPC</text:span><text:span text:style-name="T291_97">,<text:s/></text:span><text:span text:style-name="T291_98">ukoliko</text:span><text:span text:style-name="T291_99"><text:s/></text:span><text:span text:style-name="T291_100">ga</text:span><text:span text:style-name="T291_101"><text:s/></text:span><text:span text:style-name="T291_102">ne</text:span><text:span text:style-name="T291_103"><text:s/></text:span><text:span text:style-name="T291_104">pronađeš</text:span><text:span text:style-name="T291_105"><text:s/></text:span><text:span text:style-name="T291_106">proveri</text:span><text:span text:style-name="T291_107"><text:s/></text:span><text:span text:style-name="T291_108">tela</text:span><text:span text:style-name="T291_109"><text:s/></text:span><text:span text:style-name="T291_110">svih</text:span><text:span text:style-name="T291_111"><text:s/></text:span><text:span text:style-name="T291_112">NPC</text:span><text:span text:style-name="T291_113">.</text:span></text:p>
      <text:p text:style-name="P292"/>
      <text:p text:style-name="P293"><text:span text:style-name="T293_1">!<text:s/></text:span><text:span text:style-name="T293_2">Važno</text:span><text:span text:style-name="T293_3">:<text:s/></text:span><text:span text:style-name="T293_4">U</text:span><text:span text:style-name="T293_5"><text:s/></text:span><text:span text:style-name="T293_6">ovom</text:span><text:span text:style-name="T293_7"><text:s/></text:span><text:span text:style-name="T293_8">momentu</text:span><text:span text:style-name="T293_9"><text:s/></text:span><text:span text:style-name="T293_10">zadatka</text:span><text:span text:style-name="T293_11"><text:s/></text:span><text:span text:style-name="T293_12">jedini</text:span><text:span text:style-name="T293_13"><text:s/></text:span><text:span text:style-name="T293_14">put</text:span><text:span text:style-name="T293_15"><text:s/></text:span><text:span text:style-name="T293_16">da</text:span><text:span text:style-name="T293_17"><text:s/></text:span><text:span text:style-name="T293_18">izađeš</text:span><text:span text:style-name="T293_19"><text:s/></text:span><text:span text:style-name="T293_20">iz</text:span><text:span text:style-name="T293_21"><text:s/></text:span><text:span text:style-name="T293_22">Limanska</text:span><text:span text:style-name="T293_23"><text:s/></text:span><text:span text:style-name="T293_24">je</text:span><text:span text:style-name="T293_25"><text:s/></text:span><text:span text:style-name="T293_26">za</text:span><text:span text:style-name="T293_27"><text:s/></text:span><text:span text:style-name="T293_28">ATP</text:span><text:span text:style-name="T293_29">.<text:s/></text:span><text:span text:style-name="T293_30">Ukoliko</text:span><text:span text:style-name="T293_31"><text:s/></text:span><text:span text:style-name="T293_32">nisi</text:span><text:span text:style-name="T293_33"><text:s/></text:span><text:span text:style-name="T293_34">do</text:span><text:span text:style-name="T293_35"><text:s/></text:span><text:span text:style-name="T293_36">sada</text:span><text:span text:style-name="T293_37"><text:s/></text:span><text:span text:style-name="T293_38">odradio</text:span><text:span text:style-name="T293_39"><text:s/></text:span><text:span text:style-name="T293_40">Adrenalinove</text:span><text:span text:style-name="T293_41"><text:s/></text:span><text:span text:style-name="T293_42">zadatke</text:span><text:span text:style-name="T293_43">,<text:s/></text:span><text:span text:style-name="T293_44">moraćeš</text:span><text:span text:style-name="T293_45"><text:s/></text:span><text:span text:style-name="T293_46">da</text:span><text:span text:style-name="T293_47"><text:s/></text:span><text:span text:style-name="T293_48">odeš</text:span><text:span text:style-name="T293_49"><text:s/></text:span><text:span text:style-name="T293_50">do</text:span><text:span text:style-name="T293_51"><text:s/></text:span><text:span text:style-name="T293_52">Kalinjina</text:span><text:span text:style-name="T293_53"><text:s/></text:span><text:span text:style-name="T293_54">u</text:span><text:span text:style-name="T293_55"><text:s/></text:span><text:span text:style-name="T293_56">kamp</text:span><text:span text:style-name="T293_57"><text:s/></text:span><text:span text:style-name="T293_58">u</text:span><text:span text:style-name="T293_59"><text:s/></text:span><text:span text:style-name="T293_60">ATP</text:span><text:span text:style-name="T293_61">-</text:span><text:span text:style-name="T293_62">u</text:span><text:span text:style-name="T293_63"><text:s/></text:span><text:span text:style-name="T293_64">i</text:span><text:span text:style-name="T293_65"><text:s/></text:span><text:span text:style-name="T293_66">uradiš</text:span><text:span text:style-name="T293_67"><text:s/></text:span><text:span text:style-name="T293_68">neke</text:span><text:span text:style-name="T293_69"><text:s/></text:span><text:span text:style-name="T293_70">njegove</text:span><text:span text:style-name="T293_71"><text:s/></text:span><text:span text:style-name="T293_72">zadatke</text:span><text:span text:style-name="T293_73"><text:s/></text:span><text:span text:style-name="T293_74">da</text:span><text:span text:style-name="T293_75"><text:s/></text:span><text:span text:style-name="T293_76">bi</text:span><text:span text:style-name="T293_77"><text:s/></text:span><text:span text:style-name="T293_78">dobio</text:span><text:span text:style-name="T293_79"><text:s/></text:span><text:span text:style-name="T293_80">izlaz</text:span><text:span text:style-name="T293_81"><text:s/></text:span><text:span text:style-name="T293_82">u</text:span><text:span text:style-name="T293_83"><text:s/></text:span><text:span text:style-name="T293_84">Deponiju</text:span><text:span text:style-name="T293_85"><text:s/>(</text:span><text:span text:style-name="T293_86">Garbage</text:span><text:span text:style-name="T293_87">).<text:s text:c="2"/></text:span><text:span text:style-name="T293_88">Dva</text:span><text:span text:style-name="T293_89"><text:s/></text:span><text:span text:style-name="T293_90">zadatka</text:span><text:span text:style-name="T293_91"><text:s/></text:span><text:span text:style-name="T293_92">su</text:span><text:span text:style-name="T293_93"><text:s/></text:span><text:span text:style-name="T293_94">u</text:span><text:span text:style-name="T293_95"><text:s/></text:span><text:span text:style-name="T293_96">pitanju</text:span><text:span text:style-name="T293_97">,<text:s/></text:span><text:span text:style-name="T293_98">da</text:span><text:span text:style-name="T293_99"><text:s/></text:span><text:span text:style-name="T293_100">pobiješ</text:span><text:span text:style-name="T293_101"><text:s/></text:span><text:span text:style-name="T293_102">bandite</text:span><text:span text:style-name="T293_103"><text:s/></text:span><text:span text:style-name="T293_104">i</text:span><text:span text:style-name="T293_105"><text:s/></text:span><text:span text:style-name="T293_106">njihovog</text:span><text:span text:style-name="T293_107"><text:s/></text:span><text:span text:style-name="T293_108">vođu</text:span><text:span text:style-name="T293_109">.<text:s/></text:span><text:span text:style-name="T293_110">Drugi</text:span><text:span text:style-name="T293_111"><text:s/></text:span><text:span text:style-name="T293_112">je</text:span><text:span text:style-name="T293_113"><text:s/></text:span><text:span text:style-name="T293_114">da</text:span><text:span text:style-name="T293_115"><text:s/></text:span><text:span text:style-name="T293_116">pronađeš</text:span><text:span text:style-name="T293_117"><text:s/></text:span><text:span text:style-name="T293_118">neke</text:span><text:span text:style-name="T293_119"><text:s/></text:span><text:span text:style-name="T293_120">artefakte</text:span><text:span text:style-name="T293_121"><text:s/></text:span><text:span text:style-name="T293_122">da</text:span><text:span text:style-name="T293_123"><text:s/></text:span><text:span text:style-name="T293_124">bi</text:span><text:span text:style-name="T293_125"><text:s/></text:span><text:span text:style-name="T293_126">dobio</text:span><text:span text:style-name="T293_127"><text:s/></text:span><text:span text:style-name="T293_128">izlaz</text:span><text:span text:style-name="T293_129"><text:s/></text:span><text:span text:style-name="T293_130">u</text:span><text:span text:style-name="T293_131"><text:s/></text:span><text:span text:style-name="T293_132">Deponiju</text:span><text:span text:style-name="T293_133">.</text:span></text:p>
      <text:p text:style-name="P294"/>
      <text:p text:style-name="P295"><text:span text:style-name="T295_1">28.<text:s/></text:span><text:span text:style-name="T295_2">Daj</text:span><text:span text:style-name="T295_3"><text:s/></text:span><text:span text:style-name="T295_4">Skinflintu</text:span><text:span text:style-name="T295_5"><text:s/>(</text:span><text:span text:style-name="T295_6">Miseru</text:span><text:span text:style-name="T295_7">)<text:s/>“</text:span><text:span text:style-name="T295_8">prigušivač</text:span><text:span text:style-name="T295_9">”<text:s/></text:span><text:span text:style-name="T295_10">i</text:span><text:span text:style-name="T295_11"><text:s/></text:span><text:span text:style-name="T295_12">sačekaj</text:span><text:span text:style-name="T295_13"><text:s/>5<text:s/></text:span><text:span text:style-name="T295_14">sati</text:span><text:span text:style-name="T295_15">.<text:s/></text:span><text:span text:style-name="T295_16">Uzmi</text:span><text:span text:style-name="T295_17"><text:s/>“</text:span><text:span text:style-name="T295_18">prigušivač</text:span><text:span text:style-name="T295_19"><text:s/></text:span><text:span text:style-name="T295_20">od</text:span><text:span text:style-name="T295_21"><text:s/></text:span><text:span text:style-name="T295_22">Skinflinta</text:span><text:span text:style-name="T295_23"><text:s/></text:span><text:span text:style-name="T295_24">i</text:span><text:span text:style-name="T295_25"><text:s/></text:span><text:span text:style-name="T295_26">vrati</text:span><text:span text:style-name="T295_27"><text:s/></text:span><text:span text:style-name="T295_28">ga</text:span><text:span text:style-name="T295_29"><text:s/></text:span><text:span text:style-name="T295_30">na</text:span><text:span text:style-name="T295_31"><text:s/></text:span><text:span text:style-name="T295_32">lokaciju</text:span><text:span text:style-name="T295_33"><text:s/>(</text:span><text:span text:style-name="T295_34">iz</text:span><text:span text:style-name="T295_35"><text:s/></text:span><text:span text:style-name="T295_36">svog</text:span><text:span text:style-name="T295_37"><text:s/></text:span><text:span text:style-name="T295_38">inventara</text:span><text:span text:style-name="T295_39"><text:s/></text:span><text:span text:style-name="T295_40">ga</text:span><text:span text:style-name="T295_41"><text:s/></text:span><text:span text:style-name="T295_42">izbaci</text:span><text:span text:style-name="T295_43"><text:s/></text:span><text:span text:style-name="T295_44">na</text:span><text:span text:style-name="T295_45"><text:s/></text:span><text:span text:style-name="T295_46">zemlju</text:span><text:span text:style-name="T295_47">)<text:s/></text:span><text:span text:style-name="T295_48">tamo</text:span><text:span text:style-name="T295_49"><text:s/></text:span><text:span text:style-name="T295_50">gde</text:span><text:span text:style-name="T295_51"><text:s/></text:span><text:span text:style-name="T295_52">si</text:span><text:span text:style-name="T295_53"><text:s/></text:span><text:span text:style-name="T295_54">ga</text:span><text:span text:style-name="T295_55"><text:s/></text:span><text:span text:style-name="T295_56">i</text:span><text:span text:style-name="T295_57"><text:s/></text:span><text:span text:style-name="T295_58">pronašao</text:span><text:span text:style-name="T295_59"><text:s/></text:span><text:span text:style-name="T295_60">na</text:span><text:span text:style-name="T295_61"><text:s/></text:span><text:span text:style-name="T295_62">gradilištu</text:span><text:span text:style-name="T295_63">.<text:s/></text:span><text:span text:style-name="T295_64">Zatim</text:span><text:span text:style-name="T295_65"><text:s/></text:span><text:span text:style-name="T295_66">se</text:span><text:span text:style-name="T295_67"><text:s/></text:span><text:span text:style-name="T295_68">ponovo</text:span><text:span text:style-name="T295_69"><text:s/></text:span><text:span text:style-name="T295_70">javi</text:span><text:span text:style-name="T295_71"><text:s/></text:span><text:span text:style-name="T295_72">Bormanu</text:span><text:span text:style-name="T295_73">.</text:span></text:p>
      <text:p text:style-name="P296"><text:span text:style-name="T296_1">29.<text:s/></text:span><text:span text:style-name="T296_2">Zatim</text:span><text:span text:style-name="T296_3"><text:s/></text:span><text:span text:style-name="T296_4">ideš</text:span><text:span text:style-name="T296_5"><text:s/></text:span><text:span text:style-name="T296_6">u</text:span><text:span text:style-name="T296_7"><text:s/></text:span><text:span text:style-name="T296_8">Močvaru</text:span><text:span text:style-name="T296_9"><text:s/></text:span><text:span text:style-name="T296_10">kod</text:span><text:span text:style-name="T296_11"><text:s/></text:span><text:span text:style-name="T296_12">vođe</text:span><text:span text:style-name="T296_13"><text:s/></text:span><text:span text:style-name="T296_14">Čistog</text:span><text:span text:style-name="T296_15"><text:s/></text:span><text:span text:style-name="T296_16">Neba</text:span><text:span text:style-name="T296_17"><text:s/></text:span><text:span text:style-name="T296_18">Sviblova</text:span><text:span text:style-name="T296_19">.<text:s/></text:span><text:span text:style-name="T296_20">Dobijaš</text:span><text:span text:style-name="T296_21"><text:s/></text:span><text:span text:style-name="T296_22">posao</text:span><text:span text:style-name="T296_23"><text:s/></text:span><text:span text:style-name="T296_24">da</text:span><text:span text:style-name="T296_25"><text:s/></text:span><text:span text:style-name="T296_26">proveriš</text:span><text:span text:style-name="T296_27"><text:s/></text:span><text:span text:style-name="T296_28">šta</text:span><text:span text:style-name="T296_29"><text:s/></text:span><text:span text:style-name="T296_30">se</text:span><text:span text:style-name="T296_31"><text:s/></text:span><text:span text:style-name="T296_32">desilo</text:span><text:span text:style-name="T296_33"><text:s/></text:span><text:span text:style-name="T296_34">sa</text:span><text:span text:style-name="T296_35"><text:s/></text:span><text:span text:style-name="T296_36">kurirom</text:span><text:span text:style-name="T296_37"><text:s/></text:span><text:span text:style-name="T296_38">u</text:span><text:span text:style-name="T296_39"><text:s/></text:span><text:span text:style-name="T296_40">Radaru</text:span><text:span text:style-name="T296_41">.</text:span></text:p>
      <text:p text:style-name="P297"/>
      <text:p text:style-name="P298"><text:span text:style-name="T298_1">30.<text:s/></text:span><text:span text:style-name="T298_2">U</text:span><text:span text:style-name="T298_3"><text:s/></text:span><text:span text:style-name="T298_4">Radaru</text:span><text:span text:style-name="T298_5"><text:s/></text:span><text:span text:style-name="T298_6">ćeš</text:span><text:span text:style-name="T298_7"><text:s/></text:span><text:span text:style-name="T298_8">pronaći</text:span><text:span text:style-name="T298_9"><text:s/></text:span><text:span text:style-name="T298_10">kurira</text:span><text:span text:style-name="T298_11"><text:s/></text:span><text:span text:style-name="T298_12">pored</text:span><text:span text:style-name="T298_13"><text:s/></text:span><text:span text:style-name="T298_14">Ghosta</text:span><text:span text:style-name="T298_15">.<text:s/></text:span><text:span text:style-name="T298_16">Preporučuje</text:span><text:span text:style-name="T298_17"><text:s/></text:span><text:span text:style-name="T298_18">se</text:span><text:span text:style-name="T298_19"><text:s/></text:span><text:span text:style-name="T298_20">da</text:span><text:span text:style-name="T298_21"><text:s/></text:span><text:span text:style-name="T298_22">pre</text:span><text:span text:style-name="T298_23"><text:s/></text:span><text:span text:style-name="T298_24">toga</text:span><text:span text:style-name="T298_25"><text:s/></text:span><text:span text:style-name="T298_26">sa</text:span><text:span text:style-name="T298_27"><text:s/></text:span><text:span text:style-name="T298_28">sobom</text:span><text:span text:style-name="T298_29"><text:s/></text:span><text:span text:style-name="T298_30">poneseš</text:span><text:span text:style-name="T298_31"><text:s/></text:span><text:span text:style-name="T298_32">dosta</text:span><text:span text:style-name="T298_33"><text:s/></text:span><text:span text:style-name="T298_34">prvih</text:span><text:span text:style-name="T298_35"><text:s/></text:span><text:span text:style-name="T298_36">pomoći</text:span><text:span text:style-name="T298_37"><text:s/></text:span><text:span text:style-name="T298_38">i</text:span><text:span text:style-name="T298_39"><text:s/></text:span><text:span text:style-name="T298_40">artefakata</text:span><text:span text:style-name="T298_41"><text:s/></text:span><text:span text:style-name="T298_42">koji</text:span><text:span text:style-name="T298_43"><text:s/></text:span><text:span text:style-name="T298_44">popravljaju</text:span><text:span text:style-name="T298_45"><text:s/></text:span><text:span text:style-name="T298_46">zdravlje</text:span><text:span text:style-name="T298_47"><text:s/></text:span><text:span text:style-name="T298_48">kada</text:span><text:span text:style-name="T298_49"><text:s/></text:span><text:span text:style-name="T298_50">budeš</text:span><text:span text:style-name="T298_51"><text:s/></text:span><text:span text:style-name="T298_52">uzimao</text:span><text:span text:style-name="T298_53"><text:s/></text:span><text:span text:style-name="T298_54">kofer</text:span><text:span text:style-name="T298_55"><text:s/></text:span><text:span text:style-name="T298_56">od</text:span><text:span text:style-name="T298_57"><text:s/></text:span><text:span text:style-name="T298_58">kurira</text:span><text:span text:style-name="T298_59">.</text:span></text:p>
      <text:p text:style-name="P299"/>
      <text:p text:style-name="P300"><text:span text:style-name="T300_1">31.<text:s/></text:span><text:span text:style-name="T300_2">Uzmi</text:span><text:span text:style-name="T300_3"><text:s/></text:span><text:span text:style-name="T300_4">kofer</text:span><text:span text:style-name="T300_5"><text:s/></text:span><text:span text:style-name="T300_6">od</text:span><text:span text:style-name="T300_7"><text:s/></text:span><text:span text:style-name="T300_8">kurira</text:span><text:span text:style-name="T300_9"><text:s/></text:span><text:span text:style-name="T300_10">i</text:span><text:span text:style-name="T300_11"><text:s/></text:span><text:span text:style-name="T300_12">odnesi</text:span><text:span text:style-name="T300_13"><text:s/></text:span><text:span text:style-name="T300_14">ga</text:span><text:span text:style-name="T300_15"><text:s/></text:span><text:span text:style-name="T300_16">Saharovu</text:span><text:span text:style-name="T300_17">.</text:span></text:p>
      <text:p text:style-name="P301"/>
      <text:p text:style-name="P302"><text:span text:style-name="T302_1">32.<text:s/></text:span><text:span text:style-name="T302_2">Pre</text:span><text:span text:style-name="T302_3"><text:s/></text:span><text:span text:style-name="T302_4">nego</text:span><text:span text:style-name="T302_5"><text:s/></text:span><text:span text:style-name="T302_6">što</text:span><text:span text:style-name="T302_7"><text:s/></text:span><text:span text:style-name="T302_8">daš</text:span><text:span text:style-name="T302_9"><text:s/></text:span><text:span text:style-name="T302_10">kofer</text:span><text:span text:style-name="T302_11"><text:s/></text:span><text:span text:style-name="T302_12">Saharovu</text:span><text:span text:style-name="T302_13"><text:s/></text:span><text:span text:style-name="T302_14">i</text:span><text:span text:style-name="T302_15"><text:s/></text:span><text:span text:style-name="T302_16">padneš</text:span><text:span text:style-name="T302_17"><text:s/></text:span><text:span text:style-name="T302_18">u</text:span><text:span text:style-name="T302_19"><text:s/></text:span><text:span text:style-name="T302_20">san</text:span><text:span text:style-name="T302_21"><text:s/></text:span><text:span text:style-name="T302_22">proveri</text:span><text:span text:style-name="T302_23"><text:s/></text:span><text:span text:style-name="T302_24">da</text:span><text:span text:style-name="T302_25"><text:s/></text:span><text:span text:style-name="T302_26">li</text:span><text:span text:style-name="T302_27"><text:s/></text:span><text:span text:style-name="T302_28">treba</text:span><text:span text:style-name="T302_29"><text:s/></text:span><text:span text:style-name="T302_30">da</text:span><text:span text:style-name="T302_31"><text:s/></text:span><text:span text:style-name="T302_32">jedeš</text:span><text:span text:style-name="T302_33">.<text:s/></text:span><text:span text:style-name="T302_34">Kada</text:span><text:span text:style-name="T302_35"><text:s/></text:span><text:span text:style-name="T302_36">se</text:span><text:span text:style-name="T302_37"><text:s/></text:span><text:span text:style-name="T302_38">probudiš</text:span><text:span text:style-name="T302_39"><text:s/></text:span><text:span text:style-name="T302_40">dobićeš</text:span><text:span text:style-name="T302_41"><text:s/></text:span><text:span text:style-name="T302_42">nagradu</text:span><text:span text:style-name="T302_43"><text:s/></text:span><text:span text:style-name="T302_44">od</text:span><text:span text:style-name="T302_45"><text:s/></text:span><text:span text:style-name="T302_46">Saharova</text:span><text:span text:style-name="T302_47"><text:s/></text:span><text:span text:style-name="T302_48">i</text:span><text:span text:style-name="T302_49"><text:s/></text:span><text:span text:style-name="T302_50">vraćaš</text:span><text:span text:style-name="T302_51"><text:s/></text:span><text:span text:style-name="T302_52">se</text:span><text:span text:style-name="T302_53"><text:s/></text:span><text:span text:style-name="T302_54">Sviblovu</text:span><text:span text:style-name="T302_55">.</text:span></text:p>
      <text:p text:style-name="P303"/>
      <text:p text:style-name="P304"><text:span text:style-name="T304_1">33.<text:s/></text:span><text:span text:style-name="T304_2">Pričaj</text:span><text:span text:style-name="T304_3"><text:s/></text:span><text:span text:style-name="T304_4">sa</text:span><text:span text:style-name="T304_5"><text:s/></text:span><text:span text:style-name="T304_6">Sviblovim</text:span><text:span text:style-name="T304_7"><text:s/></text:span><text:span text:style-name="T304_8">i</text:span><text:span text:style-name="T304_9"><text:s/></text:span><text:span text:style-name="T304_10">dobićeš</text:span><text:span text:style-name="T304_11"><text:s/></text:span><text:span text:style-name="T304_12">uređaj</text:span><text:span text:style-name="T304_13"><text:s/></text:span><text:span text:style-name="T304_14">za</text:span><text:span text:style-name="T304_15"><text:s/></text:span><text:span text:style-name="T304_16">deaktivaciju</text:span><text:span text:style-name="T304_17"><text:s/></text:span><text:span text:style-name="T304_18">teleporta</text:span><text:span text:style-name="T304_19"><text:s/>(</text:span><text:span text:style-name="T304_20">nazvan</text:span><text:span text:style-name="T304_21">:<text:s/>“</text:span><text:span text:style-name="T304_22">Anigijator</text:span><text:span text:style-name="T304_23"><text:s/></text:span><text:span text:style-name="T304_24">of</text:span><text:span text:style-name="T304_25"><text:s/></text:span><text:span text:style-name="T304_26">Anomalies</text:span><text:span text:style-name="T304_27">”<text:s/></text:span><text:span text:style-name="T304_28">a</text:span><text:span text:style-name="T304_29"><text:s/></text:span><text:span text:style-name="T304_30">izgleda</text:span><text:span text:style-name="T304_31"><text:s/></text:span><text:span text:style-name="T304_32">kao</text:span><text:span text:style-name="T304_33"><text:s/></text:span><text:span text:style-name="T304_34">detektor</text:span><text:span text:style-name="T304_35"><text:s/></text:span><text:span text:style-name="T304_36">za</text:span><text:span text:style-name="T304_37"><text:s/></text:span><text:span text:style-name="T304_38">anomalije</text:span><text:span text:style-name="T304_39">).</text:span></text:p>
      <text:p text:style-name="P305"/>
      <text:p text:style-name="P306"><text:span text:style-name="T306_1">U</text:span><text:span text:style-name="T306_2"><text:s/></text:span><text:span text:style-name="T306_3">sledećem</text:span><text:span text:style-name="T306_4"><text:s/></text:span><text:span text:style-name="T306_5">koraku</text:span><text:span text:style-name="T306_6"><text:s/></text:span><text:span text:style-name="T306_7">može</text:span><text:span text:style-name="T306_8"><text:s/></text:span><text:span text:style-name="T306_9">biti</text:span><text:span text:style-name="T306_10"><text:s/></text:span><text:span text:style-name="T306_11">otvorena</text:span><text:span text:style-name="T306_12"><text:s/></text:span><text:span text:style-name="T306_13">nova</text:span><text:span text:style-name="T306_14"><text:s/></text:span><text:span text:style-name="T306_15">oblast</text:span><text:span text:style-name="T306_16">:<text:s/></text:span><text:span text:style-name="T306_17">Bolnica</text:span><text:span text:style-name="T306_18"><text:s/>(</text:span><text:span text:style-name="T306_19">Hospital</text:span><text:span text:style-name="T306_20">)</text:span></text:p>
      <text:p text:style-name="P307"/>
      <text:p text:style-name="P308"><text:span text:style-name="T308_1">34.<text:s/></text:span><text:span text:style-name="T308_2">Ideš</text:span><text:span text:style-name="T308_3"><text:s/></text:span><text:span text:style-name="T308_4">u</text:span><text:span text:style-name="T308_5"><text:s/></text:span><text:span text:style-name="T308_6">Limansk</text:span><text:span text:style-name="T308_7">.<text:s/></text:span><text:span text:style-name="T308_8">Deaktiviraš</text:span><text:span text:style-name="T308_9"><text:s/></text:span><text:span text:style-name="T308_10">teleport</text:span><text:span text:style-name="T308_11"><text:s/></text:span><text:span text:style-name="T308_12">kod</text:span><text:span text:style-name="T308_13"><text:s/></text:span><text:span text:style-name="T308_14">gradilišta</text:span><text:span text:style-name="T308_15"><text:s/></text:span><text:span text:style-name="T308_16">tako</text:span><text:span text:style-name="T308_17"><text:s/></text:span><text:span text:style-name="T308_18">što</text:span><text:span text:style-name="T308_19"><text:s/></text:span><text:span text:style-name="T308_20">ćeš</text:span><text:span text:style-name="T308_21"><text:s/></text:span><text:span text:style-name="T308_22">ispustiti</text:span><text:span text:style-name="T308_23"><text:s/></text:span><text:span text:style-name="T308_24">uređaj</text:span><text:span text:style-name="T308_25"><text:s/></text:span><text:span text:style-name="T308_26">za</text:span><text:span text:style-name="T308_27"><text:s/></text:span><text:span text:style-name="T308_28">deaktivaciju</text:span><text:span text:style-name="T308_29"><text:s/></text:span><text:span text:style-name="T308_30">teleporta</text:span><text:span text:style-name="T308_31"><text:s/>(</text:span><text:span text:style-name="T308_32">Anigijator</text:span><text:span text:style-name="T308_33"><text:s/></text:span><text:span text:style-name="T308_34">of</text:span><text:span text:style-name="T308_35"><text:s/></text:span><text:span text:style-name="T308_36">Anomalies</text:span><text:span text:style-name="T308_37">)<text:s/></text:span><text:span text:style-name="T308_38">u</text:span><text:span text:style-name="T308_39"><text:s/></text:span><text:span text:style-name="T308_40">teleport</text:span><text:span text:style-name="T308_41"><text:s/></text:span><text:span text:style-name="T308_42">iz</text:span><text:span text:style-name="T308_43"><text:s/></text:span><text:span text:style-name="T308_44">svog</text:span><text:span text:style-name="T308_45"><text:s/></text:span><text:span text:style-name="T308_46">inventara</text:span><text:span text:style-name="T308_47">.<text:s/></text:span><text:span text:style-name="T308_48">Teleport</text:span><text:span text:style-name="T308_49"><text:s/></text:span><text:span text:style-name="T308_50">će</text:span><text:span text:style-name="T308_51"><text:s/></text:span><text:span text:style-name="T308_52">nestati</text:span><text:span text:style-name="T308_53"><text:s/></text:span><text:span text:style-name="T308_54">i</text:span><text:span text:style-name="T308_55"><text:s/></text:span><text:span text:style-name="T308_56">ti</text:span><text:span text:style-name="T308_57"><text:s/></text:span><text:span text:style-name="T308_58">možeš</text:span><text:span text:style-name="T308_59"><text:s/></text:span><text:span text:style-name="T308_60">proći</text:span><text:span text:style-name="T308_61"><text:s/></text:span><text:span text:style-name="T308_62">prema</text:span><text:span text:style-name="T308_63"><text:s/></text:span><text:span text:style-name="T308_64">severu</text:span><text:span text:style-name="T308_65"><text:s/></text:span><text:span text:style-name="T308_66">i</text:span><text:span text:style-name="T308_67"><text:s/></text:span><text:span text:style-name="T308_68">ići</text:span><text:span text:style-name="T308_69"><text:s/></text:span><text:span text:style-name="T308_70">u</text:span><text:span text:style-name="T308_71"><text:s/></text:span><text:span text:style-name="T308_72">Bolnicu</text:span><text:span text:style-name="T308_73"><text:s/>(</text:span><text:span text:style-name="T308_74">Hospital</text:span><text:span text:style-name="T308_75">).</text:span></text:p>
      <text:p text:style-name="P309"/>
      <text:p text:style-name="P310"><text:span text:style-name="T310_1">35.<text:s/></text:span><text:span text:style-name="T310_2">blizo</text:span><text:span text:style-name="T310_3"><text:s/></text:span><text:span text:style-name="T310_4">ulaska</text:span><text:span text:style-name="T310_5"><text:s/></text:span><text:span text:style-name="T310_6">u</text:span><text:span text:style-name="T310_7"><text:s/></text:span><text:span text:style-name="T310_8">Bolnicu</text:span><text:span text:style-name="T310_9"><text:s/></text:span><text:span text:style-name="T310_10">je</text:span><text:span text:style-name="T310_11"><text:s/></text:span><text:span text:style-name="T310_12">Mačak</text:span><text:span text:style-name="T310_13"><text:s/>(</text:span><text:span text:style-name="T310_14">Cat</text:span><text:span text:style-name="T310_15">)<text:s/></text:span><text:span text:style-name="T310_16">i</text:span><text:span text:style-name="T310_17"><text:s/></text:span><text:span text:style-name="T310_18">njegova</text:span><text:span text:style-name="T310_19"><text:s/></text:span><text:span text:style-name="T310_20">grupa</text:span><text:span text:style-name="T310_21"><text:s/></text:span><text:span text:style-name="T310_22">samotnjaka</text:span><text:span text:style-name="T310_23">.<text:s/></text:span><text:span text:style-name="T310_24">Pričaj</text:span><text:span text:style-name="T310_25"><text:s/></text:span><text:span text:style-name="T310_26">sa</text:span><text:span text:style-name="T310_27"><text:s/></text:span><text:span text:style-name="T310_28">njim</text:span><text:span text:style-name="T310_29"><text:s/></text:span><text:span text:style-name="T310_30">i</text:span><text:span text:style-name="T310_31"><text:s/></text:span><text:span text:style-name="T310_32">izbori</text:span><text:span text:style-name="T310_33"><text:s/></text:span><text:span text:style-name="T310_34">se</text:span><text:span text:style-name="T310_35"><text:s/></text:span><text:span text:style-name="T310_36">za</text:span><text:span text:style-name="T310_37"><text:s/></text:span><text:span text:style-name="T310_38">prolaz</text:span><text:span text:style-name="T310_39"><text:s/></text:span><text:span text:style-name="T310_40">kroz</text:span><text:span text:style-name="T310_41"><text:s/></text:span><text:span text:style-name="T310_42">Bolnicu</text:span><text:span text:style-name="T310_43">.</text:span></text:p>
      <text:p text:style-name="P311"/>
      <text:p text:style-name="P312"><text:span text:style-name="T312_1">36.<text:s/></text:span><text:span text:style-name="T312_2">Kod</text:span><text:span text:style-name="T312_3"><text:s/></text:span><text:span text:style-name="T312_4">severnog</text:span><text:span text:style-name="T312_5"><text:s/></text:span><text:span text:style-name="T312_6">izlaza</text:span><text:span text:style-name="T312_7"><text:s/></text:span><text:span text:style-name="T312_8">iz</text:span><text:span text:style-name="T312_9"><text:s/></text:span><text:span text:style-name="T312_10">Bolnice</text:span><text:span text:style-name="T312_11"><text:s/></text:span><text:span text:style-name="T312_12">nailazimo</text:span><text:span text:style-name="T312_13"><text:s/></text:span><text:span text:style-name="T312_14">na</text:span><text:span text:style-name="T312_15"><text:s/></text:span><text:span text:style-name="T312_16">Crnog</text:span><text:span text:style-name="T312_17"><text:s/></text:span><text:span text:style-name="T312_18">Doktora</text:span><text:span text:style-name="T312_19"><text:s/>(</text:span><text:span text:style-name="T312_20">Black</text:span><text:span text:style-name="T312_21"><text:s/></text:span><text:span text:style-name="T312_22">Doctor</text:span><text:span text:style-name="T312_23">).<text:s/></text:span><text:span text:style-name="T312_24">Popričaj</text:span><text:span text:style-name="T312_25"><text:s/></text:span><text:span text:style-name="T312_26">s</text:span><text:span text:style-name="T312_27"><text:s/></text:span><text:span text:style-name="T312_28">njim</text:span><text:span text:style-name="T312_29"><text:s/></text:span><text:span text:style-name="T312_30">i</text:span><text:span text:style-name="T312_31"><text:s/></text:span><text:span text:style-name="T312_32">saznaćeš</text:span><text:span text:style-name="T312_33"><text:s/></text:span><text:span text:style-name="T312_34">nove</text:span><text:span text:style-name="T312_35"><text:s/></text:span><text:span text:style-name="T312_36">informacije</text:span><text:span text:style-name="T312_37">.<text:s/></text:span><text:span text:style-name="T312_38">On</text:span><text:span text:style-name="T312_39"><text:s/></text:span><text:span text:style-name="T312_40">će</text:span><text:span text:style-name="T312_41"><text:s/></text:span><text:span text:style-name="T312_42">ti</text:span><text:span text:style-name="T312_43"><text:s/></text:span><text:span text:style-name="T312_44">reći</text:span><text:span text:style-name="T312_45">,<text:s/></text:span><text:span text:style-name="T312_46">da</text:span><text:span text:style-name="T312_47"><text:s/></text:span><text:span text:style-name="T312_48">je</text:span><text:span text:style-name="T312_49"><text:s/></text:span><text:span text:style-name="T312_50">ćerka</text:span><text:span text:style-name="T312_51"><text:s/></text:span><text:span text:style-name="T312_52">od</text:span><text:span text:style-name="T312_53"><text:s/></text:span><text:span text:style-name="T312_54">glavnog</text:span><text:span text:style-name="T312_55"><text:s/></text:span><text:span text:style-name="T312_56">Badže</text:span><text:span text:style-name="T312_57"><text:s/></text:span><text:span text:style-name="T312_58">u</text:span><text:span text:style-name="T312_59"><text:s/></text:span><text:span text:style-name="T312_60">Zoni</text:span><text:span text:style-name="T312_61"><text:s/></text:span><text:span text:style-name="T312_62">nestala</text:span><text:span text:style-name="T312_63">,<text:s/></text:span><text:span text:style-name="T312_64">a</text:span><text:span text:style-name="T312_65"><text:s/></text:span><text:span text:style-name="T312_66">ona</text:span><text:span text:style-name="T312_67"><text:s/></text:span><text:span text:style-name="T312_68">je</text:span><text:span text:style-name="T312_69"><text:s/></text:span><text:span text:style-name="T312_70">uzela</text:span><text:span text:style-name="T312_71"><text:s/></text:span><text:span text:style-name="T312_72">neki</text:span><text:span text:style-name="T312_73"><text:s/></text:span><text:span text:style-name="T312_74">važan</text:span><text:span text:style-name="T312_75"><text:s/></text:span><text:span text:style-name="T312_76">artefakt</text:span><text:span text:style-name="T312_77"><text:s/></text:span><text:span text:style-name="T312_78">i</text:span><text:span text:style-name="T312_79"><text:s/></text:span><text:span text:style-name="T312_80">da</text:span><text:span text:style-name="T312_81"><text:s/></text:span><text:span text:style-name="T312_82">je</text:span><text:span text:style-name="T312_83"><text:s/></text:span><text:span text:style-name="T312_84">sada</text:span><text:span text:style-name="T312_85"><text:s/></text:span><text:span text:style-name="T312_86">svi</text:span><text:span text:style-name="T312_87"><text:s/></text:span><text:span text:style-name="T312_88">traže</text:span><text:span text:style-name="T312_89">.<text:s/></text:span><text:span text:style-name="T312_90">Na</text:span><text:span text:style-name="T312_91"><text:s/></text:span><text:span text:style-name="T312_92">kraju</text:span><text:span text:style-name="T312_93"><text:s/></text:span><text:span text:style-name="T312_94">razgovora</text:span><text:span text:style-name="T312_95"><text:s/></text:span><text:span text:style-name="T312_96">ćeš</text:span><text:span text:style-name="T312_97"><text:s/></text:span><text:span text:style-name="T312_98">pasti</text:span><text:span text:style-name="T312_99"><text:s/></text:span><text:span text:style-name="T312_100">u</text:span><text:span text:style-name="T312_101"><text:s/></text:span><text:span text:style-name="T312_102">san</text:span><text:span text:style-name="T312_103">.</text:span></text:p>
      <text:p text:style-name="P313"/>
      <text:p text:style-name="P314"><text:span text:style-name="T314_1">37.<text:s/></text:span><text:span text:style-name="T314_2">Kada</text:span><text:span text:style-name="T314_3"><text:s/></text:span><text:span text:style-name="T314_4">se</text:span><text:span text:style-name="T314_5"><text:s/></text:span><text:span text:style-name="T314_6">budeš</text:span><text:span text:style-name="T314_7"><text:s/></text:span><text:span text:style-name="T314_8">probudio</text:span><text:span text:style-name="T314_9"><text:s/></text:span><text:span text:style-name="T314_10">uđi</text:span><text:span text:style-name="T314_11"><text:s/></text:span><text:span text:style-name="T314_12">u</text:span><text:span text:style-name="T314_13"><text:s/></text:span><text:span text:style-name="T314_14">teleport</text:span><text:span text:style-name="T314_15"><text:s/></text:span><text:span text:style-name="T314_16">na</text:span><text:span text:style-name="T314_17"><text:s/></text:span><text:span text:style-name="T314_18">vrhu</text:span><text:span text:style-name="T314_19"><text:s/></text:span><text:span text:style-name="T314_20">stepeništa</text:span><text:span text:style-name="T314_21"><text:s/></text:span><text:span text:style-name="T314_22">koji</text:span><text:span text:style-name="T314_23"><text:s/></text:span><text:span text:style-name="T314_24">će</text:span><text:span text:style-name="T314_25"><text:s/></text:span><text:span text:style-name="T314_26">te</text:span><text:span text:style-name="T314_27"><text:s/></text:span><text:span text:style-name="T314_28">ponovo</text:span><text:span text:style-name="T314_29"><text:s/></text:span><text:span text:style-name="T314_30">vratiti</text:span><text:span text:style-name="T314_31"><text:s/></text:span><text:span text:style-name="T314_32">na</text:span><text:span text:style-name="T314_33"><text:s/></text:span><text:span text:style-name="T314_34">Bolnički</text:span><text:span text:style-name="T314_35"><text:s/></text:span><text:span text:style-name="T314_36">nivo</text:span><text:span text:style-name="T314_37">.<text:s/></text:span><text:span text:style-name="T314_38">Trebaće</text:span><text:span text:style-name="T314_39"><text:s/></text:span><text:span text:style-name="T314_40">da</text:span><text:span text:style-name="T314_41"><text:s/></text:span><text:span text:style-name="T314_42">prođeš</text:span><text:span text:style-name="T314_43"><text:s/></text:span><text:span text:style-name="T314_44">kroz</text:span><text:span text:style-name="T314_45"><text:s/></text:span><text:span text:style-name="T314_46">teleport</text:span><text:span text:style-name="T314_47"><text:s/></text:span><text:span text:style-name="T314_48">mehu</text:span><text:span text:style-name="T314_49"><text:s/>(</text:span><text:span text:style-name="T314_50">izgleda</text:span><text:span text:style-name="T314_51"><text:s/></text:span><text:span text:style-name="T314_52">kao</text:span><text:span text:style-name="T314_53"><text:s/></text:span><text:span text:style-name="T314_54">mehu</text:span><text:span text:style-name="T314_55"><text:s/></text:span><text:span text:style-name="T314_56">anomalije</text:span><text:span text:style-name="T314_57">)<text:s/></text:span><text:span text:style-name="T314_58">da</text:span><text:span text:style-name="T314_59"><text:s/></text:span><text:span text:style-name="T314_60">bi</text:span><text:span text:style-name="T314_61"><text:s/></text:span><text:span text:style-name="T314_62">doša</text:span><text:span text:style-name="T314_63"><text:s/></text:span><text:span text:style-name="T314_64">do</text:span><text:span text:style-name="T314_65"><text:s/></text:span><text:span text:style-name="T314_66">nivoa</text:span><text:span text:style-name="T314_67"><text:s/></text:span><text:span text:style-name="T314_68">na</text:span><text:span text:style-name="T314_69"><text:s/></text:span><text:span text:style-name="T314_70">kojem</text:span><text:span text:style-name="T314_71"><text:s/></text:span><text:span text:style-name="T314_72">je</text:span><text:span text:style-name="T314_73"><text:s/></text:span><text:span text:style-name="T314_74">Mačak</text:span><text:span text:style-name="T314_75"><text:s/>(</text:span><text:span text:style-name="T314_76">Cat</text:span><text:span text:style-name="T314_77">).<text:s/></text:span><text:span text:style-name="T314_78">Pričaj</text:span><text:span text:style-name="T314_79"><text:s/></text:span><text:span text:style-name="T314_80">s</text:span><text:span text:style-name="T314_81"><text:s/></text:span><text:span text:style-name="T314_82">njim</text:span><text:span text:style-name="T314_83"><text:s/></text:span><text:span text:style-name="T314_84">i</text:span><text:span text:style-name="T314_85"><text:s/></text:span><text:span text:style-name="T314_86">izađi</text:span><text:span text:style-name="T314_87"><text:s/></text:span><text:span text:style-name="T314_88">iz</text:span><text:span text:style-name="T314_89"><text:s/></text:span><text:span text:style-name="T314_90">bolnice</text:span><text:span text:style-name="T314_91"><text:s/></text:span><text:span text:style-name="T314_92">kroz</text:span><text:span text:style-name="T314_93"><text:s/></text:span><text:span text:style-name="T314_94">rupu</text:span><text:span text:style-name="T314_95"><text:s/></text:span><text:span text:style-name="T314_96">kuda</text:span><text:span text:style-name="T314_97"><text:s/></text:span><text:span text:style-name="T314_98">si</text:span><text:span text:style-name="T314_99"><text:s/></text:span><text:span text:style-name="T314_100">i</text:span><text:span text:style-name="T314_101"><text:s/></text:span><text:span text:style-name="T314_102">ušao</text:span><text:span text:style-name="T314_103"><text:s/></text:span><text:span text:style-name="T314_104">kada</text:span><text:span text:style-name="T314_105"><text:s/></text:span><text:span text:style-name="T314_106">si</text:span><text:span text:style-name="T314_107"><text:s/></text:span><text:span text:style-name="T314_108">sreo</text:span><text:span text:style-name="T314_109"><text:s/></text:span><text:span text:style-name="T314_110">Mačka</text:span><text:span text:style-name="T314_111">.<text:s/></text:span><text:span text:style-name="T314_112">Vrati</text:span><text:span text:style-name="T314_113"><text:s/></text:span><text:span text:style-name="T314_114">se</text:span><text:span text:style-name="T314_115"><text:s/></text:span><text:span text:style-name="T314_116">u</text:span><text:span text:style-name="T314_117"><text:s/></text:span><text:span text:style-name="T314_118">Limansk</text:span><text:span text:style-name="T314_119"><text:s/></text:span><text:span text:style-name="T314_120">i</text:span><text:span text:style-name="T314_121"><text:s/></text:span><text:span text:style-name="T314_122">nastavi</text:span><text:span text:style-name="T314_123"><text:s/></text:span><text:span text:style-name="T314_124">do</text:span><text:span text:style-name="T314_125"><text:s/></text:span><text:span text:style-name="T314_126">sledećeg</text:span><text:span text:style-name="T314_127"><text:s/></text:span><text:span text:style-name="T314_128">zadatka</text:span><text:span text:style-name="T314_129">.</text:span></text:p>
      <text:p text:style-name="P315"/>
      <text:p text:style-name="P316"><text:span text:style-name="T316_1">Potraga</text:span><text:span text:style-name="T316_2"><text:s/></text:span><text:span text:style-name="T316_3">za</text:span><text:span text:style-name="T316_4"><text:s/></text:span><text:span text:style-name="T316_5">sanducima</text:span><text:span text:style-name="T316_6"><text:s/></text:span><text:span text:style-name="T316_7">i</text:span><text:span text:style-name="T316_8"><text:s/></text:span><text:span text:style-name="T316_9">sefovima</text:span><text:span text:style-name="T316_10"><text:s/></text:span><text:span text:style-name="T316_11">Misterioznog</text:span><text:span text:style-name="T316_12"><text:s/></text:span><text:span text:style-name="T316_13">Stalkera</text:span></text:p>
      <text:p text:style-name="P317"/>
      <text:p text:style-name="P318"><text:span text:style-name="T318_1">Upozorenje</text:span><text:span text:style-name="T318_2">:<text:s/></text:span><text:span text:style-name="T318_3">nisu</text:span><text:span text:style-name="T318_4"><text:s/></text:span><text:span text:style-name="T318_5">svi</text:span><text:span text:style-name="T318_6"><text:s/></text:span><text:span text:style-name="T318_7">zadaci</text:span><text:span text:style-name="T318_8"><text:s/></text:span><text:span text:style-name="T318_9">prikazani</text:span><text:span text:style-name="T318_10"><text:s/></text:span><text:span text:style-name="T318_11">na</text:span><text:span text:style-name="T318_12"><text:s/></text:span><text:span text:style-name="T318_13">PDA</text:span><text:span text:style-name="T318_14"><text:s/></text:span><text:span text:style-name="T318_15">u</text:span><text:span text:style-name="T318_16"><text:s/></text:span><text:span text:style-name="T318_17">sekciji</text:span><text:span text:style-name="T318_18"><text:s/></text:span><text:span text:style-name="T318_19">za</text:span><text:span text:style-name="T318_20"><text:s/></text:span><text:span text:style-name="T318_21">aktivne</text:span><text:span text:style-name="T318_22"><text:s/></text:span><text:span text:style-name="T318_23">zadatke</text:span><text:span text:style-name="T318_24">.<text:s/></text:span><text:span text:style-name="T318_25">Moraćeš</text:span><text:span text:style-name="T318_26"><text:s/></text:span><text:span text:style-name="T318_27">da</text:span><text:span text:style-name="T318_28"><text:s/></text:span><text:span text:style-name="T318_29">snimiš</text:span><text:span text:style-name="T318_30">/</text:span><text:span text:style-name="T318_31">zapamtiš</text:span><text:span text:style-name="T318_32"><text:s/></text:span><text:span text:style-name="T318_33">neke</text:span><text:span text:style-name="T318_34"><text:s/></text:span><text:span text:style-name="T318_35">dijaloge</text:span><text:span text:style-name="T318_36"><text:s/></text:span><text:span text:style-name="T318_37">i</text:span><text:span text:style-name="T318_38"><text:s/></text:span><text:span text:style-name="T318_39">kodove</text:span><text:span text:style-name="T318_40"><text:s/></text:span><text:span text:style-name="T318_41">za</text:span><text:span text:style-name="T318_42"><text:s/></text:span><text:span text:style-name="T318_43">otvaranje</text:span><text:span text:style-name="T318_44"><text:s/></text:span><text:span text:style-name="T318_45">vrata</text:span><text:span text:style-name="T318_46">.</text:span></text:p>
      <text:p text:style-name="P319"/>
      <text:p text:style-name="P320"/>
      <text:p text:style-name="P321"><text:span text:style-name="T321_1">!<text:s/></text:span><text:span text:style-name="T321_2">Važno</text:span><text:span text:style-name="T321_3">:<text:s/></text:span><text:span text:style-name="T321_4">Koristi</text:span><text:span text:style-name="T321_5"><text:s/></text:span><text:span text:style-name="T321_6">F</text:span><text:span text:style-name="T321_7">12<text:s/></text:span><text:span text:style-name="T321_8">da</text:span><text:span text:style-name="T321_9"><text:s/></text:span><text:span text:style-name="T321_10">bi</text:span><text:span text:style-name="T321_11"><text:s/></text:span><text:span text:style-name="T321_12">snimao</text:span><text:span text:style-name="T321_13"><text:s/></text:span><text:span text:style-name="T321_14">skrinšotove</text:span><text:span text:style-name="T321_15"><text:s/></text:span><text:span text:style-name="T321_16">važnih</text:span><text:span text:style-name="T321_17"><text:s/></text:span><text:span text:style-name="T321_18">dijaloga</text:span><text:span text:style-name="T321_19">.</text:span></text:p>
      <text:p text:style-name="P322"/>
      <text:p text:style-name="P323"><text:span text:style-name="T323_1">Nova</text:span><text:span text:style-name="T323_2"><text:s/></text:span><text:span text:style-name="T323_3">oblast</text:span><text:span text:style-name="T323_4"><text:s/></text:span><text:span text:style-name="T323_5">može</text:span><text:span text:style-name="T323_6"><text:s/></text:span><text:span text:style-name="T323_7">biti</text:span><text:span text:style-name="T323_8"><text:s/></text:span><text:span text:style-name="T323_9">otvorena</text:span><text:span text:style-name="T323_10"><text:s/></text:span><text:span text:style-name="T323_11">u</text:span><text:span text:style-name="T323_12"><text:s/></text:span><text:span text:style-name="T323_13">sledećem</text:span><text:span text:style-name="T323_14"><text:s/></text:span><text:span text:style-name="T323_15">koraku</text:span><text:span text:style-name="T323_16">:<text:s/></text:span><text:span text:style-name="T323_17">Pećina</text:span><text:span text:style-name="T323_18"><text:s/>(</text:span><text:span text:style-name="T323_19">Cave</text:span><text:span text:style-name="T323_20">)</text:span></text:p>
      <text:p text:style-name="P324"><text:span text:style-name="T324_1">Ključni</text:span><text:span text:style-name="T324_2"><text:s/></text:span><text:span text:style-name="T324_3">karakter</text:span><text:span text:style-name="T324_4"><text:s/></text:span><text:span text:style-name="T324_5">u</text:span><text:span text:style-name="T324_6"><text:s/></text:span><text:span text:style-name="T324_7">ovoj</text:span><text:span text:style-name="T324_8"><text:s/></text:span><text:span text:style-name="T324_9">grani</text:span><text:span text:style-name="T324_10"><text:s/></text:span><text:span text:style-name="T324_11">priče</text:span><text:span text:style-name="T324_12"><text:s/></text:span><text:span text:style-name="T324_13">je</text:span><text:span text:style-name="T324_14"><text:s/></text:span><text:span text:style-name="T324_15">Miner</text:span><text:span text:style-name="T324_16"><text:s/>(</text:span><text:span text:style-name="T324_17">Shakhtar</text:span><text:span text:style-name="T324_18">).<text:s/></text:span><text:span text:style-name="T324_19">Da</text:span><text:span text:style-name="T324_20"><text:s/></text:span><text:span text:style-name="T324_21">bi</text:span><text:span text:style-name="T324_22"><text:s/></text:span><text:span text:style-name="T324_23">dobio</text:span><text:span text:style-name="T324_24"><text:s/></text:span><text:span text:style-name="T324_25">tranziciju</text:span><text:span text:style-name="T324_26"><text:s/></text:span><text:span text:style-name="T324_27">u</text:span><text:span text:style-name="T324_28"><text:s/></text:span><text:span text:style-name="T324_29">Pećinu</text:span><text:span text:style-name="T324_30"><text:s/>(</text:span><text:span text:style-name="T324_31">Cave</text:span><text:span text:style-name="T324_32">)<text:s/></text:span><text:span text:style-name="T324_33">potrebno</text:span><text:span text:style-name="T324_34"><text:s/></text:span><text:span text:style-name="T324_35">je</text:span><text:span text:style-name="T324_36"><text:s/></text:span><text:span text:style-name="T324_37">da</text:span><text:span text:style-name="T324_38"><text:s/></text:span><text:span text:style-name="T324_39">od</text:span><text:span text:style-name="T324_40"><text:s/></text:span><text:span text:style-name="T324_41">Ćelavog</text:span><text:span text:style-name="T324_42"><text:s/>(</text:span><text:span text:style-name="T324_43">Bald</text:span><text:span text:style-name="T324_44">)<text:s/></text:span><text:span text:style-name="T324_45">u</text:span><text:span text:style-name="T324_46"><text:s/></text:span><text:span text:style-name="T324_47">Baru</text:span><text:span text:style-name="T324_48"><text:s/></text:span><text:span text:style-name="T324_49">uzmeš</text:span><text:span text:style-name="T324_50"><text:s/></text:span><text:span text:style-name="T324_51">zadatak</text:span><text:span text:style-name="T324_52"><text:s/></text:span><text:span text:style-name="T324_53">da</text:span><text:span text:style-name="T324_54"><text:s/></text:span><text:span text:style-name="T324_55">mu</text:span><text:span text:style-name="T324_56"><text:s/></text:span><text:span text:style-name="T324_57">pronađeš</text:span><text:span text:style-name="T324_58"><text:s/></text:span><text:span text:style-name="T324_59">blago</text:span><text:span text:style-name="T324_60">.<text:s/></text:span></text:p>
      <text:p text:style-name="P325"><text:span text:style-name="T325_1">Miner</text:span><text:span text:style-name="T325_2"><text:s/>(</text:span><text:span text:style-name="T325_3">Shakhtar</text:span><text:span text:style-name="T325_4">)<text:s/></text:span><text:span text:style-name="T325_5">će</text:span><text:span text:style-name="T325_6"><text:s/></text:span><text:span text:style-name="T325_7">od</text:span><text:span text:style-name="T325_8"><text:s/></text:span><text:span text:style-name="T325_9">tebe</text:span><text:span text:style-name="T325_10"><text:s/></text:span><text:span text:style-name="T325_11">tražiti</text:span><text:span text:style-name="T325_12"><text:s/></text:span><text:span text:style-name="T325_13">da</text:span><text:span text:style-name="T325_14"><text:s/></text:span><text:span text:style-name="T325_15">mu</text:span><text:span text:style-name="T325_16"><text:s/></text:span><text:span text:style-name="T325_17">doneseš</text:span><text:span text:style-name="T325_18"><text:s/></text:span><text:span text:style-name="T325_19">knjigu</text:span><text:span text:style-name="T325_20"><text:s/></text:span><text:span text:style-name="T325_21">iz</text:span><text:span text:style-name="T325_22"><text:s/></text:span><text:span text:style-name="T325_23">Zaboravljene</text:span><text:span text:style-name="T325_24"><text:s/></text:span><text:span text:style-name="T325_25">Šume</text:span><text:span text:style-name="T325_26"><text:s/>(</text:span><text:span text:style-name="T325_27">Forgotten</text:span><text:span text:style-name="T325_28"><text:s/></text:span><text:span text:style-name="T325_29">Forest</text:span><text:span text:style-name="T325_30">).<text:s/></text:span><text:span text:style-name="T325_31">Donesi</text:span><text:span text:style-name="T325_32"><text:s/></text:span><text:span text:style-name="T325_33">mu</text:span><text:span text:style-name="T325_34"><text:s/></text:span><text:span text:style-name="T325_35">je</text:span><text:span text:style-name="T325_36">.</text:span></text:p>
      <text:p text:style-name="P326"/>
      <text:p text:style-name="P327"><text:span text:style-name="T327_1">Nova</text:span><text:span text:style-name="T327_2"><text:s/></text:span><text:span text:style-name="T327_3">oblast</text:span><text:span text:style-name="T327_4"><text:s/></text:span><text:span text:style-name="T327_5">može</text:span><text:span text:style-name="T327_6"><text:s/></text:span><text:span text:style-name="T327_7">biti</text:span><text:span text:style-name="T327_8"><text:s/></text:span><text:span text:style-name="T327_9">otvorena</text:span><text:span text:style-name="T327_10"><text:s/></text:span><text:span text:style-name="T327_11">u</text:span><text:span text:style-name="T327_12"><text:s/></text:span><text:span text:style-name="T327_13">narednom</text:span><text:span text:style-name="T327_14"><text:s/></text:span><text:span text:style-name="T327_15">koraku</text:span><text:span text:style-name="T327_16">:<text:s/></text:span><text:span text:style-name="T327_17">Lavirint</text:span></text:p>
      <text:p text:style-name="P328"/>
      <text:p text:style-name="P329"><text:span text:style-name="T329_1">1.<text:s/></text:span><text:span text:style-name="T329_2">Pričaj</text:span><text:span text:style-name="T329_3"><text:s/></text:span><text:span text:style-name="T329_4">sa</text:span><text:span text:style-name="T329_5"><text:s/></text:span><text:span text:style-name="T329_6">Minerom</text:span><text:span text:style-name="T329_7">.<text:s/></text:span><text:span text:style-name="T329_8">Dobijaš</text:span><text:span text:style-name="T329_9"><text:s/></text:span><text:span text:style-name="T329_10">zadatak</text:span><text:span text:style-name="T329_11"><text:s/></text:span><text:span text:style-name="T329_12">da</text:span><text:span text:style-name="T329_13"><text:s/></text:span><text:span text:style-name="T329_14">spaseš</text:span><text:span text:style-name="T329_15"><text:s/></text:span><text:span text:style-name="T329_16">odbeglog</text:span><text:span text:style-name="T329_17"><text:s/>“</text:span><text:span text:style-name="T329_18">buntovnog</text:span><text:span text:style-name="T329_19"><text:s/></text:span><text:span text:style-name="T329_20">sina</text:span><text:span text:style-name="T329_21">”<text:s/>(</text:span><text:span text:style-name="T329_22">Fima</text:span><text:span text:style-name="T329_23"><text:s/></text:span><text:span text:style-name="T329_24">Coal</text:span><text:span text:style-name="T329_25">)<text:s/></text:span><text:span text:style-name="T329_26">i</text:span><text:span text:style-name="T329_27"><text:s/></text:span><text:span text:style-name="T329_28">potražiš</text:span><text:span text:style-name="T329_29"><text:s/></text:span><text:span text:style-name="T329_30">notebook</text:span><text:span text:style-name="T329_31"><text:s/></text:span><text:span text:style-name="T329_32">uzet</text:span><text:span text:style-name="T329_33"><text:s/></text:span><text:span text:style-name="T329_34">od</text:span><text:span text:style-name="T329_35"><text:s/></text:span><text:span text:style-name="T329_36">strane</text:span><text:span text:style-name="T329_37"><text:s/></text:span><text:span text:style-name="T329_38">jednog</text:span><text:span text:style-name="T329_39"><text:s/></text:span><text:span text:style-name="T329_40">monolita</text:span><text:span text:style-name="T329_41">.<text:s/></text:span><text:span text:style-name="T329_42">Pojaviće</text:span><text:span text:style-name="T329_43"><text:s/></text:span><text:span text:style-name="T329_44">se</text:span><text:span text:style-name="T329_45"><text:s/></text:span><text:span text:style-name="T329_46">tranzicija</text:span><text:span text:style-name="T329_47"><text:s/></text:span><text:span text:style-name="T329_48">između</text:span><text:span text:style-name="T329_49"><text:s/></text:span><text:span text:style-name="T329_50">Pećine</text:span><text:span text:style-name="T329_51"><text:s/></text:span><text:span text:style-name="T329_52">i</text:span><text:span text:style-name="T329_53"><text:s/></text:span><text:span text:style-name="T329_54">Lavirinta</text:span><text:span text:style-name="T329_55">.</text:span></text:p>
      <text:p text:style-name="P330"/>
      <text:p text:style-name="P331"><text:span text:style-name="T331_1">2.<text:s/></text:span><text:span text:style-name="T331_2">U</text:span><text:span text:style-name="T331_3"><text:s/></text:span><text:span text:style-name="T331_4">Lavirintu</text:span><text:span text:style-name="T331_5"><text:s/></text:span><text:span text:style-name="T331_6">na</text:span><text:span text:style-name="T331_7"><text:s/></text:span><text:span text:style-name="T331_8">gornjem</text:span><text:span text:style-name="T331_9"><text:s/></text:span><text:span text:style-name="T331_10">nivou</text:span><text:span text:style-name="T331_11"><text:s/></text:span><text:span text:style-name="T331_12">kod</text:span><text:span text:style-name="T331_13"><text:s/></text:span><text:span text:style-name="T331_14">tranzicije</text:span><text:span text:style-name="T331_15"><text:s/>(?)<text:s/></text:span><text:span text:style-name="T331_16">oduzmi</text:span><text:span text:style-name="T331_17"><text:s/></text:span><text:span text:style-name="T331_18">notebook</text:span><text:span text:style-name="T331_19"><text:s/></text:span><text:span text:style-name="T331_20">od</text:span><text:span text:style-name="T331_21"><text:s/></text:span><text:span text:style-name="T331_22">jednog</text:span><text:span text:style-name="T331_23"><text:s/></text:span><text:span text:style-name="T331_24">od</text:span><text:span text:style-name="T331_25"><text:s/></text:span><text:span text:style-name="T331_26">stražara</text:span><text:span text:style-name="T331_27"><text:s/>(</text:span><text:span text:style-name="T331_28">pogledaj</text:span><text:span text:style-name="T331_29"><text:s/></text:span><text:span text:style-name="T331_30">notebook</text:span><text:span text:style-name="T331_31"><text:s/></text:span><text:span text:style-name="T331_32">u</text:span><text:span text:style-name="T331_33"><text:s/></text:span><text:span text:style-name="T331_34">svom</text:span><text:span text:style-name="T331_35"><text:s/></text:span><text:span text:style-name="T331_36">inventaru</text:span><text:span text:style-name="T331_37"><text:s/></text:span><text:span text:style-name="T331_38">kako</text:span><text:span text:style-name="T331_39"><text:s/></text:span><text:span text:style-name="T331_40">bi</text:span><text:span text:style-name="T331_41"><text:s/></text:span><text:span text:style-name="T331_42">došao</text:span><text:span text:style-name="T331_43"><text:s/></text:span><text:span text:style-name="T331_44">do</text:span><text:span text:style-name="T331_45"><text:s/></text:span><text:span text:style-name="T331_46">coda</text:span><text:span text:style-name="T331_47"><text:s/></text:span><text:span text:style-name="T331_48">za</text:span><text:span text:style-name="T331_49"><text:s/></text:span><text:span text:style-name="T331_50">bravu</text:span><text:span text:style-name="T331_51"><text:s/></text:span><text:span text:style-name="T331_52">od</text:span><text:span text:style-name="T331_53"><text:s/></text:span><text:span text:style-name="T331_54">vrata</text:span><text:span text:style-name="T331_55"><text:s/></text:span><text:span text:style-name="T331_56">ćelije</text:span><text:span text:style-name="T331_57"><text:s/>-208568-)<text:s/></text:span><text:span text:style-name="T331_58">i</text:span><text:span text:style-name="T331_59"><text:s/></text:span><text:span text:style-name="T331_60">spasi</text:span><text:span text:style-name="T331_61"><text:s/></text:span><text:span text:style-name="T331_62">begunca</text:span><text:span text:style-name="T331_63"><text:s/>(</text:span><text:span text:style-name="T331_64">Fima</text:span><text:span text:style-name="T331_65"><text:s/></text:span><text:span text:style-name="T331_66">Coal</text:span><text:span text:style-name="T331_67">).<text:s/></text:span><text:span text:style-name="T331_68">Iz</text:span><text:span text:style-name="T331_69"><text:s/></text:span><text:span text:style-name="T331_70">zahvalnosti</text:span><text:span text:style-name="T331_71"><text:s/></text:span><text:span text:style-name="T331_72">on</text:span><text:span text:style-name="T331_73"><text:s/></text:span><text:span text:style-name="T331_74">će</text:span><text:span text:style-name="T331_75"><text:s/></text:span><text:span text:style-name="T331_76">ti</text:span><text:span text:style-name="T331_77"><text:s/></text:span><text:span text:style-name="T331_78">dati</text:span><text:span text:style-name="T331_79"><text:s/></text:span><text:span text:style-name="T331_80">položaj</text:span><text:span text:style-name="T331_81"><text:s/></text:span><text:span text:style-name="T331_82">tranzicije</text:span><text:span text:style-name="T331_83"><text:s/></text:span><text:span text:style-name="T331_84">iz</text:span><text:span text:style-name="T331_85"><text:s/></text:span><text:span text:style-name="T331_86">Lavirinta</text:span><text:span text:style-name="T331_87"><text:s/></text:span><text:span text:style-name="T331_88">u</text:span><text:span text:style-name="T331_89"><text:s/></text:span><text:span text:style-name="T331_90">Pećinu</text:span><text:span text:style-name="T331_91">.</text:span></text:p>
      <text:p text:style-name="P332"><text:span text:style-name="T332_1">Ukoliko</text:span><text:span text:style-name="T332_2"><text:s/></text:span><text:span text:style-name="T332_3">se</text:span><text:span text:style-name="T332_4"><text:s/></text:span><text:span text:style-name="T332_5">desi</text:span><text:span text:style-name="T332_6"><text:s/></text:span><text:span text:style-name="T332_7">da</text:span><text:span text:style-name="T332_8"><text:s/></text:span><text:span text:style-name="T332_9">monolit</text:span><text:span text:style-name="T332_10"><text:s/></text:span><text:span text:style-name="T332_11">u</text:span><text:span text:style-name="T332_12"><text:s/></text:span><text:span text:style-name="T332_13">borbi</text:span><text:span text:style-name="T332_14"><text:s/></text:span><text:span text:style-name="T332_15">ubije</text:span><text:span text:style-name="T332_16"><text:s/></text:span><text:span text:style-name="T332_17">Fimu</text:span><text:span text:style-name="T332_18"><text:s/></text:span><text:span text:style-name="T332_19">Coal</text:span><text:span text:style-name="T332_20"><text:s/></text:span><text:span text:style-name="T332_21">nemoj</text:span><text:span text:style-name="T332_22"><text:s/></text:span><text:span text:style-name="T332_23">se</text:span><text:span text:style-name="T332_24"><text:s/></text:span><text:span text:style-name="T332_25">brinuti</text:span><text:span text:style-name="T332_26"><text:s/></text:span><text:span text:style-name="T332_27">jer</text:span><text:span text:style-name="T332_28"><text:s/></text:span><text:span text:style-name="T332_29">glavni</text:span><text:span text:style-name="T332_30"><text:s/></text:span><text:span text:style-name="T332_31">zadatak</text:span><text:span text:style-name="T332_32"><text:s/></text:span><text:span text:style-name="T332_33">je</text:span><text:span text:style-name="T332_34"><text:s/></text:span><text:span text:style-name="T332_35">bio</text:span><text:span text:style-name="T332_36"><text:s/></text:span><text:span text:style-name="T332_37">da</text:span><text:span text:style-name="T332_38"><text:s/></text:span><text:span text:style-name="T332_39">ga</text:span><text:span text:style-name="T332_40"><text:s/></text:span><text:span text:style-name="T332_41">spaseš</text:span><text:span text:style-name="T332_42"><text:s/></text:span><text:span text:style-name="T332_43">iz</text:span><text:span text:style-name="T332_44"><text:s/></text:span><text:span text:style-name="T332_45">ćelije</text:span><text:span text:style-name="T332_46"><text:s/></text:span><text:span text:style-name="T332_47">i</text:span><text:span text:style-name="T332_48"><text:s/></text:span><text:span text:style-name="T332_49">zadatak</text:span><text:span text:style-name="T332_50"><text:s/></text:span><text:span text:style-name="T332_51">će</text:span><text:span text:style-name="T332_52"><text:s/></text:span><text:span text:style-name="T332_53">biti</text:span><text:span text:style-name="T332_54"><text:s/></text:span><text:span text:style-name="T332_55">kompletan</text:span><text:span text:style-name="T332_56">.</text:span></text:p>
      <text:p text:style-name="P333"/>
      <text:p text:style-name="P334"><text:span text:style-name="T334_1">3.<text:s/></text:span><text:span text:style-name="T334_2">Donosiš</text:span><text:span text:style-name="T334_3"><text:s/></text:span><text:span text:style-name="T334_4">Mineru</text:span><text:span text:style-name="T334_5"><text:s/>(</text:span><text:span text:style-name="T334_6">Shakhtar</text:span><text:span text:style-name="T334_7">)<text:s/></text:span><text:span text:style-name="T334_8">notepad</text:span><text:span text:style-name="T334_9"><text:s/></text:span><text:span text:style-name="T334_10">i</text:span><text:span text:style-name="T334_11"><text:s/></text:span><text:span text:style-name="T334_12">videćeš</text:span><text:span text:style-name="T334_13"><text:s/></text:span><text:span text:style-name="T334_14">da</text:span><text:span text:style-name="T334_15"><text:s/></text:span><text:span text:style-name="T334_16">se</text:span><text:span text:style-name="T334_17"><text:s/></text:span><text:span text:style-name="T334_18">Fima</text:span><text:span text:style-name="T334_19"><text:s/></text:span><text:span text:style-name="T334_20">Coal</text:span><text:span text:style-name="T334_21"><text:s/></text:span><text:span text:style-name="T334_22">vratio</text:span><text:span text:style-name="T334_23"><text:s/></text:span><text:span text:style-name="T334_24">u</text:span><text:span text:style-name="T334_25"><text:s/></text:span><text:span text:style-name="T334_26">Pećinu</text:span><text:span text:style-name="T334_27"><text:s/>(</text:span><text:span text:style-name="T334_28">čak</text:span><text:span text:style-name="T334_29"><text:s/></text:span><text:span text:style-name="T334_30">i</text:span><text:span text:style-name="T334_31"><text:s/></text:span><text:span text:style-name="T334_32">ako</text:span><text:span text:style-name="T334_33"><text:s/></text:span><text:span text:style-name="T334_34">su</text:span><text:span text:style-name="T334_35"><text:s/></text:span><text:span text:style-name="T334_36">ga</text:span><text:span text:style-name="T334_37"><text:s/></text:span><text:span text:style-name="T334_38">Monoliti</text:span><text:span text:style-name="T334_39"><text:s/></text:span><text:span text:style-name="T334_40">ubili</text:span><text:span text:style-name="T334_41"><text:s/></text:span><text:span text:style-name="T334_42">pre</text:span><text:span text:style-name="T334_43"><text:s/></text:span><text:span text:style-name="T334_44">toga</text:span><text:span text:style-name="T334_45">).<text:s/></text:span><text:span text:style-name="T334_46">Kao</text:span><text:span text:style-name="T334_47"><text:s/></text:span><text:span text:style-name="T334_48">nagradu</text:span><text:span text:style-name="T334_49"><text:s/></text:span><text:span text:style-name="T334_50">dobićeš</text:span><text:span text:style-name="T334_51"><text:s/></text:span><text:span text:style-name="T334_52">recept</text:span><text:span text:style-name="T334_53"><text:s/></text:span><text:span text:style-name="T334_54">za</text:span><text:span text:style-name="T334_55"><text:s/></text:span><text:span text:style-name="T334_56">novi</text:span><text:span text:style-name="T334_57"><text:s/></text:span><text:span text:style-name="T334_58">artefakt</text:span><text:span text:style-name="T334_59"><text:s/></text:span><text:span text:style-name="T334_60">zvečka</text:span><text:span text:style-name="T334_61"><text:s/>(</text:span><text:span text:style-name="T334_62">rattles</text:span><text:span text:style-name="T334_63">).</text:span></text:p>
      <text:p text:style-name="P335"/>
      <text:p text:style-name="P336"><text:span text:style-name="T336_1">4.<text:s/></text:span><text:span text:style-name="T336_2">Po</text:span><text:span text:style-name="T336_3"><text:s/></text:span><text:span text:style-name="T336_4">savetu</text:span><text:span text:style-name="T336_5"><text:s/></text:span><text:span text:style-name="T336_6">Minera</text:span><text:span text:style-name="T336_7"><text:s/></text:span><text:span text:style-name="T336_8">razgovaraćeš</text:span><text:span text:style-name="T336_9"><text:s/></text:span><text:span text:style-name="T336_10">sa</text:span><text:span text:style-name="T336_11"><text:s/></text:span><text:span text:style-name="T336_12">Fimom</text:span><text:span text:style-name="T336_13"><text:s/></text:span><text:span text:style-name="T336_14">i</text:span><text:span text:style-name="T336_15"><text:s/></text:span><text:span text:style-name="T336_16">od</text:span><text:span text:style-name="T336_17"><text:s/></text:span><text:span text:style-name="T336_18">njega</text:span><text:span text:style-name="T336_19"><text:s/></text:span><text:span text:style-name="T336_20">saznati</text:span><text:span text:style-name="T336_21"><text:s/></text:span><text:span text:style-name="T336_22">za</text:span><text:span text:style-name="T336_23"><text:s/></text:span><text:span text:style-name="T336_24">misteriozni</text:span><text:span text:style-name="T336_25"><text:s/></text:span><text:span text:style-name="T336_26">sanduk</text:span><text:span text:style-name="T336_27"><text:s/>(</text:span><text:span text:style-name="T336_28">mali</text:span><text:span text:style-name="T336_29"><text:s/></text:span><text:span text:style-name="T336_30">otmeni</text:span><text:span text:style-name="T336_31"><text:s/></text:span><text:span text:style-name="T336_32">sandučić</text:span><text:span text:style-name="T336_33"><text:s/></text:span><text:span text:style-name="T336_34">za</text:span><text:span text:style-name="T336_35"><text:s/></text:span><text:span text:style-name="T336_36">nakit</text:span><text:span text:style-name="T336_37">)<text:s/></text:span><text:span text:style-name="T336_38">i</text:span><text:span text:style-name="T336_39"><text:s/></text:span><text:span text:style-name="T336_40">Sef</text:span><text:span text:style-name="T336_41">,<text:s/></text:span><text:span text:style-name="T336_42">tranziciju</text:span><text:span text:style-name="T336_43"><text:s/></text:span><text:span text:style-name="T336_44">između</text:span><text:span text:style-name="T336_45"><text:s/></text:span><text:span text:style-name="T336_46">Lavirinta</text:span><text:span text:style-name="T336_47"><text:s/></text:span><text:span text:style-name="T336_48">i</text:span><text:span text:style-name="T336_49"><text:s/></text:span><text:span text:style-name="T336_50">Yantara</text:span><text:span text:style-name="T336_51">,<text:s/></text:span><text:span text:style-name="T336_52">takođe</text:span><text:span text:style-name="T336_53"><text:s/></text:span><text:span text:style-name="T336_54">će</text:span><text:span text:style-name="T336_55"><text:s/></text:span><text:span text:style-name="T336_56">biti</text:span><text:span text:style-name="T336_57"><text:s/></text:span><text:span text:style-name="T336_58">potrebno</text:span><text:span text:style-name="T336_59"><text:s/></text:span><text:span text:style-name="T336_60">razgovarati</text:span><text:span text:style-name="T336_61"><text:s/></text:span><text:span text:style-name="T336_62">sa</text:span><text:span text:style-name="T336_63"><text:s/></text:span><text:span text:style-name="T336_64">Adrenalinom</text:span><text:span text:style-name="T336_65">.<text:s/></text:span><text:span text:style-name="T336_66">Za</text:span><text:span text:style-name="T336_67"><text:s text:c="2"/></text:span><text:span text:style-name="T336_68">mogućnost</text:span><text:span text:style-name="T336_69"><text:s/></text:span><text:span text:style-name="T336_70">da</text:span><text:span text:style-name="T336_71"><text:s/></text:span><text:span text:style-name="T336_72">saznaš</text:span><text:span text:style-name="T336_73"><text:s/></text:span><text:span text:style-name="T336_74">još</text:span><text:span text:style-name="T336_75"><text:s/></text:span><text:span text:style-name="T336_76">jednu</text:span><text:span text:style-name="T336_77"><text:s/></text:span><text:span text:style-name="T336_78">tranziciju</text:span><text:span text:style-name="T336_79"><text:s/></text:span><text:span text:style-name="T336_80">Fima</text:span><text:span text:style-name="T336_81"><text:s/></text:span><text:span text:style-name="T336_82">će</text:span><text:span text:style-name="T336_83"><text:s/></text:span><text:span text:style-name="T336_84">ti</text:span><text:span text:style-name="T336_85"><text:s/></text:span><text:span text:style-name="T336_86">tražiti</text:span><text:span text:style-name="T336_87"><text:s/></text:span><text:span text:style-name="T336_88">da</text:span><text:span text:style-name="T336_89"><text:s/></text:span><text:span text:style-name="T336_90">mu</text:span><text:span text:style-name="T336_91"><text:s/></text:span><text:span text:style-name="T336_92">doneseš</text:span><text:span text:style-name="T336_93"><text:s/>10<text:s/></text:span><text:span text:style-name="T336_94">naučničkih</text:span><text:span text:style-name="T336_95"><text:s/></text:span><text:span text:style-name="T336_96">prvih</text:span><text:span text:style-name="T336_97"><text:s/></text:span><text:span text:style-name="T336_98">pomoći</text:span><text:span text:style-name="T336_99">,<text:s/>10<text:s/></text:span><text:span text:style-name="T336_100">zavoja</text:span><text:span text:style-name="T336_101">,<text:s/></text:span><text:span text:style-name="T336_102">artefakt</text:span><text:span text:style-name="T336_103"><text:s/></text:span><text:span text:style-name="T336_104">Duša</text:span><text:span text:style-name="T336_105"><text:s/>(</text:span><text:span text:style-name="T336_106">Soul</text:span><text:span text:style-name="T336_107">)<text:s/></text:span><text:span text:style-name="T336_108">i</text:span><text:span text:style-name="T336_109"><text:s/>2<text:s/></text:span><text:span text:style-name="T336_110">sapuna</text:span><text:span text:style-name="T336_111"><text:s/></text:span><text:span text:style-name="T336_112">iz</text:span><text:span text:style-name="T336_113"><text:s/></text:span><text:span text:style-name="T336_114">Početničkog</text:span><text:span text:style-name="T336_115"><text:s/></text:span><text:span text:style-name="T336_116">Sela</text:span><text:span text:style-name="T336_117"><text:s/>(</text:span><text:span text:style-name="T336_118">Rookie</text:span><text:span text:style-name="T336_119"><text:s/></text:span><text:span text:style-name="T336_120">Village</text:span><text:span text:style-name="T336_121">)<text:s/></text:span><text:span text:style-name="T336_122">u</text:span><text:span text:style-name="T336_123"><text:s/></text:span><text:span text:style-name="T336_124">Kordonu</text:span><text:span text:style-name="T336_125">.</text:span></text:p>
      <text:p text:style-name="P337"/>
      <text:p text:style-name="P338"><text:span text:style-name="T338_1">5.<text:s/></text:span><text:span text:style-name="T338_2">Kada</text:span><text:span text:style-name="T338_3"><text:s/></text:span><text:span text:style-name="T338_4">budeš</text:span><text:span text:style-name="T338_5"><text:s/></text:span><text:span text:style-name="T338_6">dao</text:span><text:span text:style-name="T338_7"><text:s/></text:span><text:span text:style-name="T338_8">Fimi</text:span><text:span text:style-name="T338_9"><text:s/></text:span><text:span text:style-name="T338_10">te</text:span><text:span text:style-name="T338_11"><text:s/></text:span><text:span text:style-name="T338_12">stvari</text:span><text:span text:style-name="T338_13"><text:s/></text:span><text:span text:style-name="T338_14">reći</text:span><text:span text:style-name="T338_15"><text:s/></text:span><text:span text:style-name="T338_16">će</text:span><text:span text:style-name="T338_17"><text:s/></text:span><text:span text:style-name="T338_18">ti</text:span><text:span text:style-name="T338_19"><text:s/></text:span><text:span text:style-name="T338_20">za</text:span><text:span text:style-name="T338_21"><text:s/></text:span><text:span text:style-name="T338_22">tranziciju</text:span><text:span text:style-name="T338_23"><text:s/></text:span><text:span text:style-name="T338_24">iz</text:span><text:span text:style-name="T338_25"><text:s/></text:span><text:span text:style-name="T338_26">Lavirinta</text:span><text:span text:style-name="T338_27"><text:s/></text:span><text:span text:style-name="T338_28">na</text:span><text:span text:style-name="T338_29"><text:s/></text:span><text:span text:style-name="T338_30">novu</text:span><text:span text:style-name="T338_31"><text:s/></text:span><text:span text:style-name="T338_32">lokaciju</text:span><text:span text:style-name="T338_33"><text:s/>(</text:span><text:span text:style-name="T338_34">u</text:span><text:span text:style-name="T338_35"><text:s/>26.04<text:s text:c="2"/></text:span><text:span text:style-name="T338_36">verziji</text:span><text:span text:style-name="T338_37"><text:s/></text:span><text:span text:style-name="T338_38">Soljanke</text:span><text:span text:style-name="T338_39"><text:s/></text:span><text:span text:style-name="T338_40">je</text:span><text:span text:style-name="T338_41"><text:s/></text:span><text:span text:style-name="T338_42">to</text:span><text:span text:style-name="T338_43"><text:s/></text:span><text:span text:style-name="T338_44">blokirano</text:span><text:span text:style-name="T338_45">!</text:span><text:span text:style-name="T338_46">)<text:s/></text:span><text:span text:style-name="T338_47">ali</text:span><text:span text:style-name="T338_48"><text:s/></text:span><text:span text:style-name="T338_49">ne</text:span><text:span text:style-name="T338_50"><text:s/></text:span><text:span text:style-name="T338_51">i</text:span><text:span text:style-name="T338_52"><text:s/></text:span><text:span text:style-name="T338_53">kako</text:span><text:span text:style-name="T338_54"><text:s/></text:span><text:span text:style-name="T338_55">da</text:span><text:span text:style-name="T338_56"><text:s/></text:span><text:span text:style-name="T338_57">je</text:span><text:span text:style-name="T338_58"><text:s/></text:span><text:span text:style-name="T338_59">upotrebiš</text:span><text:span text:style-name="T338_60"><text:s/>!?<text:s/></text:span><text:span text:style-name="T338_61">Nadalje</text:span><text:span text:style-name="T338_62"><text:s/></text:span><text:span text:style-name="T338_63">pričaj</text:span><text:span text:style-name="T338_64"><text:s/></text:span><text:span text:style-name="T338_65">sa</text:span><text:span text:style-name="T338_66"><text:s/></text:span><text:span text:style-name="T338_67">Adrenalinom</text:span><text:span text:style-name="T338_68"><text:s/></text:span><text:span text:style-name="T338_69">da</text:span><text:span text:style-name="T338_70"><text:s/></text:span><text:span text:style-name="T338_71">bi</text:span><text:span text:style-name="T338_72"><text:s/></text:span><text:span text:style-name="T338_73">nastavio</text:span><text:span text:style-name="T338_74">.</text:span></text:p>
      <text:p text:style-name="P339"/>
      <text:p text:style-name="P340"><text:span text:style-name="T340_1">6.<text:s/></text:span><text:span text:style-name="T340_2">Pričaš</text:span><text:span text:style-name="T340_3"><text:s/></text:span><text:span text:style-name="T340_4">sa</text:span><text:span text:style-name="T340_5"><text:s/></text:span><text:span text:style-name="T340_6">Adrenalinom</text:span><text:span text:style-name="T340_7">.<text:s/></text:span><text:span text:style-name="T340_8">Tražiće</text:span><text:span text:style-name="T340_9"><text:s/></text:span><text:span text:style-name="T340_10">da</text:span><text:span text:style-name="T340_11"><text:s/></text:span><text:span text:style-name="T340_12">mu</text:span><text:span text:style-name="T340_13"><text:s/></text:span><text:span text:style-name="T340_14">iz</text:span><text:span text:style-name="T340_15"><text:s/></text:span><text:span text:style-name="T340_16">Lavirinta</text:span><text:span text:style-name="T340_17"><text:s/></text:span><text:span text:style-name="T340_18">doneseš</text:span><text:span text:style-name="T340_19"><text:s/></text:span><text:span text:style-name="T340_20">malu</text:span><text:span text:style-name="T340_21"><text:s/></text:span><text:span text:style-name="T340_22">kutiju</text:span><text:span text:style-name="T340_23"><text:s/>(</text:span><text:span text:style-name="T340_24">kasetu</text:span><text:span text:style-name="T340_25">)<text:s/></text:span><text:span text:style-name="T340_26">i</text:span><text:span text:style-name="T340_27"><text:s/></text:span><text:span text:style-name="T340_28">sef</text:span><text:span text:style-name="T340_29">.<text:s/></text:span><text:span text:style-name="T340_30">Donećeš</text:span><text:span text:style-name="T340_31"><text:s/></text:span><text:span text:style-name="T340_32">mu</text:span><text:span text:style-name="T340_33"><text:s/></text:span><text:span text:style-name="T340_34">samo</text:span><text:span text:style-name="T340_35"><text:s/></text:span><text:span text:style-name="T340_36">kutiju</text:span><text:span text:style-name="T340_37"><text:s/></text:span><text:span text:style-name="T340_38">ali</text:span><text:span text:style-name="T340_39"><text:s/></text:span><text:span text:style-name="T340_40">ne</text:span><text:span text:style-name="T340_41"><text:s/></text:span><text:span text:style-name="T340_42">i</text:span><text:span text:style-name="T340_43"><text:s/></text:span><text:span text:style-name="T340_44">sef</text:span><text:span text:style-name="T340_45">.<text:s/></text:span><text:span text:style-name="T340_46">Zadatak</text:span><text:span text:style-name="T340_47"><text:s/></text:span><text:span text:style-name="T340_48">u</text:span><text:span text:style-name="T340_49"><text:s/></text:span><text:span text:style-name="T340_50">vezi</text:span><text:span text:style-name="T340_51"><text:s/></text:span><text:span text:style-name="T340_52">sefa</text:span><text:span text:style-name="T340_53"><text:s/></text:span><text:span text:style-name="T340_54">će</text:span><text:span text:style-name="T340_55"><text:s/></text:span><text:span text:style-name="T340_56">doći</text:span><text:span text:style-name="T340_57"><text:s/></text:span><text:span text:style-name="T340_58">kasnije</text:span><text:span text:style-name="T340_59"><text:s/></text:span><text:span text:style-name="T340_60">od</text:span><text:span text:style-name="T340_61"><text:s/></text:span><text:span text:style-name="T340_62">strane</text:span><text:span text:style-name="T340_63"><text:s/></text:span><text:span text:style-name="T340_64">Minera</text:span><text:span text:style-name="T340_65">.<text:s/></text:span><text:span text:style-name="T340_66">Istovremeno</text:span><text:span text:style-name="T340_67"><text:s/></text:span><text:span text:style-name="T340_68">dobijaš</text:span><text:span text:style-name="T340_69"><text:s/></text:span><text:span text:style-name="T340_70">tranziciju</text:span><text:span text:style-name="T340_71"><text:s/></text:span><text:span text:style-name="T340_72">između</text:span><text:span text:style-name="T340_73"><text:s/></text:span><text:span text:style-name="T340_74">Lavirinta</text:span><text:span text:style-name="T340_75"><text:s/></text:span><text:span text:style-name="T340_76">i</text:span><text:span text:style-name="T340_77"><text:s/></text:span><text:span text:style-name="T340_78">Yantara</text:span><text:span text:style-name="T340_79">.</text:span></text:p>
      <text:p text:style-name="P341"/>
      <text:p text:style-name="P342"><text:span text:style-name="T342_1">!<text:s/></text:span><text:span text:style-name="T342_2">Info</text:span><text:span text:style-name="T342_3">:<text:s/></text:span><text:span text:style-name="T342_4">Adrenalin</text:span><text:span text:style-name="T342_5"><text:s/></text:span><text:span text:style-name="T342_6">u</text:span><text:span text:style-name="T342_7"><text:s/></text:span><text:span text:style-name="T342_8">stvari</text:span><text:span text:style-name="T342_9"><text:s/></text:span><text:span text:style-name="T342_10">želi</text:span><text:span text:style-name="T342_11"><text:s/></text:span><text:span text:style-name="T342_12">samo</text:span><text:span text:style-name="T342_13"><text:s/></text:span><text:span text:style-name="T342_14">kutiju</text:span><text:span text:style-name="T342_15"><text:s/></text:span><text:span text:style-name="T342_16">da</text:span><text:span text:style-name="T342_17"><text:s/></text:span><text:span text:style-name="T342_18">bi</text:span><text:span text:style-name="T342_19"><text:s/></text:span><text:span text:style-name="T342_20">se</text:span><text:span text:style-name="T342_21"><text:s/></text:span><text:span text:style-name="T342_22">ta</text:span><text:span text:style-name="T342_23"><text:s/></text:span><text:span text:style-name="T342_24">misija</text:span><text:span text:style-name="T342_25"><text:s/></text:span><text:span text:style-name="T342_26">završila</text:span><text:span text:style-name="T342_27">,<text:s/></text:span><text:span text:style-name="T342_28">bez</text:span><text:span text:style-name="T342_29"><text:s/></text:span><text:span text:style-name="T342_30">obzira</text:span><text:span text:style-name="T342_31"><text:s/></text:span><text:span text:style-name="T342_32">što</text:span><text:span text:style-name="T342_33"><text:s/></text:span><text:span text:style-name="T342_34">spominje</text:span><text:span text:style-name="T342_35"><text:s/></text:span><text:span text:style-name="T342_36">i</text:span><text:span text:style-name="T342_37"><text:s/></text:span><text:span text:style-name="T342_38">sef</text:span><text:span text:style-name="T342_39">.<text:s/></text:span><text:span text:style-name="T342_40">Sef</text:span><text:span text:style-name="T342_41"><text:s/></text:span><text:span text:style-name="T342_42">je</text:span><text:span text:style-name="T342_43"><text:s/></text:span><text:span text:style-name="T342_44">zaključan</text:span><text:span text:style-name="T342_45"><text:s/></text:span><text:span text:style-name="T342_46">iza</text:span><text:span text:style-name="T342_47"><text:s/></text:span><text:span text:style-name="T342_48">vrata</text:span><text:span text:style-name="T342_49"><text:s/></text:span><text:span text:style-name="T342_50">za</text:span><text:span text:style-name="T342_51"><text:s/></text:span><text:span text:style-name="T342_52">koja</text:span><text:span text:style-name="T342_53"><text:s/></text:span><text:span text:style-name="T342_54">još</text:span><text:span text:style-name="T342_55"><text:s/></text:span><text:span text:style-name="T342_56">uvek</text:span><text:span text:style-name="T342_57"><text:s/></text:span><text:span text:style-name="T342_58">nemaš</text:span><text:span text:style-name="T342_59"><text:s/></text:span><text:span text:style-name="T342_60">kod</text:span><text:span text:style-name="T342_61">.</text:span></text:p>
      <text:p text:style-name="P343"/>
      <text:p text:style-name="P344"><text:span text:style-name="T344_1">7.<text:s text:c="2"/></text:span><text:span text:style-name="T344_2">U</text:span><text:span text:style-name="T344_3"><text:s/></text:span><text:span text:style-name="T344_4">Lavirintu</text:span><text:span text:style-name="T344_5"><text:s/></text:span><text:span text:style-name="T344_6">ćeš</text:span><text:span text:style-name="T344_7"><text:s/></text:span><text:span text:style-name="T344_8">pronaći</text:span><text:span text:style-name="T344_9"><text:s/></text:span><text:span text:style-name="T344_10">malu</text:span><text:span text:style-name="T344_11"><text:s/></text:span><text:span text:style-name="T344_12">kutiju</text:span><text:span text:style-name="T344_13"><text:s/>(</text:span><text:span text:style-name="T344_14">kasetu</text:span><text:span text:style-name="T344_15">,<text:s/></text:span><text:span text:style-name="T344_16">sandučić</text:span><text:span text:style-name="T344_17">).<text:s/></text:span><text:span text:style-name="T344_18">I</text:span><text:span text:style-name="T344_19"><text:s/></text:span><text:span text:style-name="T344_20">njoj</text:span><text:span text:style-name="T344_21"><text:s/>-<text:s/></text:span><text:span text:style-name="T344_22">poruku</text:span><text:span text:style-name="T344_23"><text:s/></text:span><text:span text:style-name="T344_24">sa</text:span><text:span text:style-name="T344_25"><text:s/></text:span><text:span text:style-name="T344_26">zanimljivom</text:span><text:span text:style-name="T344_27"><text:s/></text:span><text:span text:style-name="T344_28">i</text:span><text:span text:style-name="T344_29"><text:s/></text:span><text:span text:style-name="T344_30">korisnom</text:span><text:span text:style-name="T344_31"><text:s/></text:span><text:span text:style-name="T344_32">informacijom</text:span><text:span text:style-name="T344_33">.<text:s/></text:span><text:span text:style-name="T344_34">Daješ</text:span><text:span text:style-name="T344_35"><text:s/></text:span><text:span text:style-name="T344_36">malu</text:span><text:span text:style-name="T344_37"><text:s/></text:span><text:span text:style-name="T344_38">kutiju</text:span><text:span text:style-name="T344_39"><text:s/>(</text:span><text:span text:style-name="T344_40">kasetu</text:span><text:span text:style-name="T344_41">,<text:s/></text:span><text:span text:style-name="T344_42">sandučić</text:span><text:span text:style-name="T344_43">)<text:s/></text:span><text:span text:style-name="T344_44">Adrenalinu</text:span><text:span text:style-name="T344_45">.<text:s/></text:span><text:span text:style-name="T344_46">Tada</text:span><text:span text:style-name="T344_47"><text:s/></text:span><text:span text:style-name="T344_48">saznaješ</text:span><text:span text:style-name="T344_49"><text:s/></text:span><text:span text:style-name="T344_50">da</text:span><text:span text:style-name="T344_51"><text:s/></text:span><text:span text:style-name="T344_52">treba</text:span><text:span text:style-name="T344_53"><text:s/></text:span><text:span text:style-name="T344_54">da</text:span><text:span text:style-name="T344_55"><text:s/></text:span><text:span text:style-name="T344_56">pričaš</text:span><text:span text:style-name="T344_57"><text:s/></text:span><text:span text:style-name="T344_58">sa</text:span><text:span text:style-name="T344_59"><text:s/></text:span><text:span text:style-name="T344_60">Minerom</text:span><text:span text:style-name="T344_61">.<text:s/>(</text:span><text:span text:style-name="T344_62">mala</text:span><text:span text:style-name="T344_63"><text:s/></text:span><text:span text:style-name="T344_64">kutija</text:span><text:span text:style-name="T344_65"><text:s/>(</text:span><text:span text:style-name="T344_66">kaseta</text:span><text:span text:style-name="T344_67">,<text:s/></text:span><text:span text:style-name="T344_68">sandučić</text:span><text:span text:style-name="T344_69">)<text:s/></text:span><text:span text:style-name="T344_70">može</text:span><text:span text:style-name="T344_71"><text:s/></text:span><text:span text:style-name="T344_72">biti</text:span><text:span text:style-name="T344_73"><text:s/></text:span><text:span text:style-name="T344_74">pronađena</text:span><text:span text:style-name="T344_75"><text:s/></text:span><text:span text:style-name="T344_76">tokom</text:span><text:span text:style-name="T344_77"><text:s/></text:span><text:span text:style-name="T344_78">neke</text:span><text:span text:style-name="T344_79"><text:s/></text:span><text:span text:style-name="T344_80">druge</text:span><text:span text:style-name="T344_81"><text:s/></text:span><text:span text:style-name="T344_82">misije</text:span><text:span text:style-name="T344_83"><text:s/></text:span><text:span text:style-name="T344_84">u</text:span><text:span text:style-name="T344_85"><text:s/></text:span><text:span text:style-name="T344_86">Lavirintu</text:span><text:span text:style-name="T344_87">).</text:span></text:p>
      <text:p text:style-name="P345"/>
      <text:p text:style-name="P346"><text:span text:style-name="T346_1">!<text:s/></text:span><text:span text:style-name="T346_2">Važno</text:span><text:span text:style-name="T346_3">:<text:s/></text:span><text:span text:style-name="T346_4">Zapamti</text:span><text:span text:style-name="T346_5"><text:s/></text:span><text:span text:style-name="T346_6">kodove</text:span><text:span text:style-name="T346_7"><text:s/></text:span><text:span text:style-name="T346_8">za</text:span><text:span text:style-name="T346_9"><text:s/></text:span><text:span text:style-name="T346_10">vrata</text:span><text:span text:style-name="T346_11"><text:s/></text:span><text:span text:style-name="T346_12">iz</text:span><text:span text:style-name="T346_13"><text:s/></text:span><text:span text:style-name="T346_14">kutije</text:span><text:span text:style-name="T346_15"><text:s/></text:span><text:span text:style-name="T346_16">da</text:span><text:span text:style-name="T346_17"><text:s/></text:span><text:span text:style-name="T346_18">bi</text:span><text:span text:style-name="T346_19"><text:s/></text:span><text:span text:style-name="T346_20">kodirane</text:span><text:span text:style-name="T346_21"><text:s/></text:span><text:span text:style-name="T346_22">brave</text:span><text:span text:style-name="T346_23"><text:s/></text:span><text:span text:style-name="T346_24">mogao</text:span><text:span text:style-name="T346_25"><text:s/></text:span><text:span text:style-name="T346_26">otvoriti</text:span><text:span text:style-name="T346_27"><text:s/></text:span><text:span text:style-name="T346_28">kasnije</text:span><text:span text:style-name="T346_29">.<text:s/></text:span><text:span text:style-name="T346_30">Kod</text:span><text:span text:style-name="T346_31"><text:s/>1:<text:s/>434018<text:s/></text:span><text:span text:style-name="T346_32">i</text:span><text:span text:style-name="T346_33"><text:s/></text:span><text:span text:style-name="T346_34">Kod</text:span><text:span text:style-name="T346_35"><text:s/>2:<text:s/>206018.</text:span></text:p>
      <text:p text:style-name="P347"/>
      <text:p text:style-name="P348"><text:span text:style-name="T348_1">8.<text:s/></text:span><text:span text:style-name="T348_2">Pričaš</text:span><text:span text:style-name="T348_3"><text:s/></text:span><text:span text:style-name="T348_4">sa</text:span><text:span text:style-name="T348_5"><text:s/></text:span><text:span text:style-name="T348_6">Minerom</text:span><text:span text:style-name="T348_7">.<text:s/></text:span><text:span text:style-name="T348_8">Govori</text:span><text:span text:style-name="T348_9"><text:s/></text:span><text:span text:style-name="T348_10">ti</text:span><text:span text:style-name="T348_11"><text:s/></text:span><text:span text:style-name="T348_12">o</text:span><text:span text:style-name="T348_13"><text:s/></text:span><text:span text:style-name="T348_14">tome</text:span><text:span text:style-name="T348_15"><text:s/></text:span><text:span text:style-name="T348_16">da</text:span><text:span text:style-name="T348_17"><text:s/></text:span><text:span text:style-name="T348_18">bi</text:span><text:span text:style-name="T348_19"><text:s/></text:span><text:span text:style-name="T348_20">treblo</text:span><text:span text:style-name="T348_21"><text:s/></text:span><text:span text:style-name="T348_22">da</text:span><text:span text:style-name="T348_23"><text:s/></text:span><text:span text:style-name="T348_24">se</text:span><text:span text:style-name="T348_25"><text:s/></text:span><text:span text:style-name="T348_26">pridružiš</text:span><text:span text:style-name="T348_27"><text:s/></text:span><text:span text:style-name="T348_28">Monolitima</text:span><text:span text:style-name="T348_29"><text:s/></text:span><text:span text:style-name="T348_30">da</text:span><text:span text:style-name="T348_31"><text:s/></text:span><text:span text:style-name="T348_32">bi</text:span><text:span text:style-name="T348_33"><text:s/></text:span><text:span text:style-name="T348_34">došao</text:span><text:span text:style-name="T348_35"><text:s/></text:span><text:span text:style-name="T348_36">do</text:span><text:span text:style-name="T348_37"><text:s/></text:span><text:span text:style-name="T348_38">koda</text:span><text:span text:style-name="T348_39"><text:s/></text:span><text:span text:style-name="T348_40">za</text:span><text:span text:style-name="T348_41"><text:s/></text:span><text:span text:style-name="T348_42">treća</text:span><text:span text:style-name="T348_43"><text:s/></text:span><text:span text:style-name="T348_44">vrata</text:span><text:span text:style-name="T348_45">.<text:s/></text:span><text:span text:style-name="T348_46">Miner</text:span><text:span text:style-name="T348_47"><text:s/></text:span><text:span text:style-name="T348_48">ti</text:span><text:span text:style-name="T348_49"><text:s/></text:span><text:span text:style-name="T348_50">takođe</text:span><text:span text:style-name="T348_51"><text:s/></text:span><text:span text:style-name="T348_52">spominje</text:span><text:span text:style-name="T348_53"><text:s/></text:span><text:span text:style-name="T348_54">da</text:span><text:span text:style-name="T348_55"><text:s/></text:span><text:span text:style-name="T348_56">bi</text:span><text:span text:style-name="T348_57"><text:s/></text:span><text:span text:style-name="T348_58">trebalo</text:span><text:span text:style-name="T348_59"><text:s/></text:span><text:span text:style-name="T348_60">da</text:span><text:span text:style-name="T348_61"><text:s/></text:span><text:span text:style-name="T348_62">razgovaraš</text:span><text:span text:style-name="T348_63"><text:s/></text:span><text:span text:style-name="T348_64">sa</text:span><text:span text:style-name="T348_65"><text:s/></text:span><text:span text:style-name="T348_66">besmrtnikom</text:span><text:span text:style-name="T348_67"><text:s/></text:span><text:span text:style-name="T348_68">koji</text:span><text:span text:style-name="T348_69"><text:s/></text:span><text:span text:style-name="T348_70">se</text:span><text:span text:style-name="T348_71"><text:s/></text:span><text:span text:style-name="T348_72">zove</text:span><text:span text:style-name="T348_73"><text:s/></text:span><text:span text:style-name="T348_74">Senka</text:span><text:span text:style-name="T348_75"><text:s/></text:span><text:span text:style-name="T348_76">Monolita</text:span><text:span text:style-name="T348_77"><text:s/>(</text:span><text:span text:style-name="T348_78">Shadow</text:span><text:span text:style-name="T348_79"><text:s/></text:span><text:span text:style-name="T348_80">of</text:span><text:span text:style-name="T348_81"><text:s/></text:span><text:span text:style-name="T348_82">the</text:span><text:span text:style-name="T348_83"><text:s/></text:span><text:span text:style-name="T348_84">Monolith</text:span><text:span text:style-name="T348_85">)<text:s/></text:span><text:span text:style-name="T348_86">i</text:span><text:span text:style-name="T348_87"><text:s/></text:span><text:span text:style-name="T348_88">da</text:span><text:span text:style-name="T348_89"><text:s/></text:span><text:span text:style-name="T348_90">treba</text:span><text:span text:style-name="T348_91"><text:s/></text:span><text:span text:style-name="T348_92">da</text:span><text:span text:style-name="T348_93"><text:s/></text:span><text:span text:style-name="T348_94">mu</text:span><text:span text:style-name="T348_95"><text:s/></text:span><text:span text:style-name="T348_96">doneseš</text:span><text:span text:style-name="T348_97"><text:s/></text:span><text:span text:style-name="T348_98">artefakte</text:span><text:span text:style-name="T348_99"><text:s/></text:span><text:span text:style-name="T348_100">Plazma</text:span><text:span text:style-name="T348_101"><text:s/></text:span><text:span text:style-name="T348_102">Gusenica</text:span><text:span text:style-name="T348_103"><text:s/>(</text:span><text:span text:style-name="T348_104">Plasma</text:span><text:span text:style-name="T348_105"><text:s/></text:span><text:span text:style-name="T348_106">Catepillar</text:span><text:span text:style-name="T348_107">)<text:s/></text:span><text:span text:style-name="T348_108">i</text:span><text:span text:style-name="T348_109"><text:s/></text:span><text:span text:style-name="T348_110">Zvečku</text:span><text:span text:style-name="T348_111"><text:s/>(</text:span><text:span text:style-name="T348_112">Rattle</text:span><text:span text:style-name="T348_113">).<text:s/></text:span><text:span text:style-name="T348_114">Zatim</text:span><text:span text:style-name="T348_115"><text:s/></text:span><text:span text:style-name="T348_116">ideš</text:span><text:span text:style-name="T348_117"><text:s/></text:span><text:span text:style-name="T348_118">kod</text:span><text:span text:style-name="T348_119"><text:s/></text:span><text:span text:style-name="T348_120">Sidoroviča</text:span><text:span text:style-name="T348_121"><text:s/></text:span><text:span text:style-name="T348_122">da</text:span><text:span text:style-name="T348_123"><text:s/></text:span><text:span text:style-name="T348_124">bi</text:span><text:span text:style-name="T348_125"><text:s/></text:span><text:span text:style-name="T348_126">zamenio</text:span><text:span text:style-name="T348_127"><text:s/></text:span><text:span text:style-name="T348_128">Frakcije</text:span><text:span text:style-name="T348_129">.</text:span></text:p>
      <text:p text:style-name="P349"/>
      <text:p text:style-name="P350"><text:span text:style-name="T350_1">!<text:s/></text:span><text:span text:style-name="T350_2">Važno</text:span><text:span text:style-name="T350_3">:<text:s/></text:span><text:span text:style-name="T350_4">Nabavi</text:span><text:span text:style-name="T350_5"><text:s/></text:span><text:span text:style-name="T350_6">artefakte</text:span><text:span text:style-name="T350_7"><text:s/></text:span><text:span text:style-name="T350_8">pre</text:span><text:span text:style-name="T350_9"><text:s/></text:span><text:span text:style-name="T350_10">nego</text:span><text:span text:style-name="T350_11"><text:s/></text:span><text:span text:style-name="T350_12">što</text:span><text:span text:style-name="T350_13"><text:s/></text:span><text:span text:style-name="T350_14">dobiješ</text:span><text:span text:style-name="T350_15"><text:s/></text:span><text:span text:style-name="T350_16">amajliju</text:span><text:span text:style-name="T350_17"><text:s/></text:span><text:span text:style-name="T350_18">vođe</text:span><text:span text:style-name="T350_19"><text:s/></text:span><text:span text:style-name="T350_20">Monolita</text:span><text:span text:style-name="T350_21"><text:s/></text:span><text:span text:style-name="T350_22">od</text:span><text:span text:style-name="T350_23"><text:s/></text:span><text:span text:style-name="T350_24">Sidoroviča</text:span><text:span text:style-name="T350_25">.<text:s/></text:span><text:span text:style-name="T350_26">Amajlija</text:span><text:span text:style-name="T350_27"><text:s/></text:span><text:span text:style-name="T350_28">će</text:span><text:span text:style-name="T350_29"><text:s/></text:span><text:span text:style-name="T350_30">uzrokovati</text:span><text:span text:style-name="T350_31"><text:s/></text:span><text:span text:style-name="T350_32">da</text:span><text:span text:style-name="T350_33"><text:s/></text:span><text:span text:style-name="T350_34">ti</text:span><text:span text:style-name="T350_35"><text:s/></text:span><text:span text:style-name="T350_36">svi</text:span><text:span text:style-name="T350_37"><text:s/></text:span><text:span text:style-name="T350_38">budu</text:span><text:span text:style-name="T350_39"><text:s/></text:span><text:span text:style-name="T350_40">neprijatelji</text:span><text:span text:style-name="T350_41"><text:s/></text:span><text:span text:style-name="T350_42">osim</text:span><text:span text:style-name="T350_43"><text:s/></text:span><text:span text:style-name="T350_44">Monolita</text:span><text:span text:style-name="T350_45"><text:s/></text:span><text:span text:style-name="T350_46">što</text:span><text:span text:style-name="T350_47"><text:s/></text:span><text:span text:style-name="T350_48">će</text:span><text:span text:style-name="T350_49"><text:s/></text:span><text:span text:style-name="T350_50">ti</text:span><text:span text:style-name="T350_51"><text:s/></text:span><text:span text:style-name="T350_52">mnogo</text:span><text:span text:style-name="T350_53"><text:s/></text:span><text:span text:style-name="T350_54">otežati</text:span><text:span text:style-name="T350_55"><text:s/></text:span><text:span text:style-name="T350_56">da</text:span><text:span text:style-name="T350_57"><text:s/></text:span><text:span text:style-name="T350_58">dođeš</text:span><text:span text:style-name="T350_59"><text:s/></text:span><text:span text:style-name="T350_60">do</text:span><text:span text:style-name="T350_61"><text:s/></text:span><text:span text:style-name="T350_62">svoji</text:span><text:span text:style-name="T350_63"><text:s/></text:span><text:span text:style-name="T350_64">štekova</text:span><text:span text:style-name="T350_65"><text:s/></text:span><text:span text:style-name="T350_66">i</text:span><text:span text:style-name="T350_67"><text:s/></text:span><text:span text:style-name="T350_68">uzmeš</text:span><text:span text:style-name="T350_69"><text:s/></text:span><text:span text:style-name="T350_70">stvari</text:span><text:span text:style-name="T350_71">.</text:span></text:p>
      <text:p text:style-name="P351"/>
      <text:p text:style-name="P352"><text:span text:style-name="T352_1">9.<text:s/></text:span><text:span text:style-name="T352_2">Pričaš</text:span><text:span text:style-name="T352_3"><text:s/></text:span><text:span text:style-name="T352_4">sa</text:span><text:span text:style-name="T352_5"><text:s/></text:span><text:span text:style-name="T352_6">Sidorovičem</text:span><text:span text:style-name="T352_7"><text:s/></text:span><text:span text:style-name="T352_8">koji</text:span><text:span text:style-name="T352_9"><text:s/></text:span><text:span text:style-name="T352_10">će</text:span><text:span text:style-name="T352_11"><text:s/></text:span><text:span text:style-name="T352_12">ti</text:span><text:span text:style-name="T352_13"><text:s/></text:span><text:span text:style-name="T352_14">izneti</text:span><text:span text:style-name="T352_15"><text:s/></text:span><text:span text:style-name="T352_16">svoju</text:span><text:span text:style-name="T352_17"><text:s/></text:span><text:span text:style-name="T352_18">ponudu</text:span><text:span text:style-name="T352_19">.<text:s/></text:span><text:span text:style-name="T352_20">Moći</text:span><text:span text:style-name="T352_21"><text:s/></text:span><text:span text:style-name="T352_22">ćeš</text:span><text:span text:style-name="T352_23"><text:s/></text:span><text:span text:style-name="T352_24">da</text:span><text:span text:style-name="T352_25"><text:s/></text:span><text:span text:style-name="T352_26">koristiš</text:span><text:span text:style-name="T352_27"><text:s/></text:span><text:span text:style-name="T352_28">amajliju</text:span><text:span text:style-name="T352_29"><text:s/></text:span><text:span text:style-name="T352_30">vođe</text:span><text:span text:style-name="T352_31"><text:s/></text:span><text:span text:style-name="T352_32">Monolita</text:span><text:span text:style-name="T352_33"><text:s/>(</text:span><text:span text:style-name="T352_34">koja</text:span><text:span text:style-name="T352_35"><text:s/></text:span><text:span text:style-name="T352_36">će</text:span><text:span text:style-name="T352_37"><text:s/></text:span><text:span text:style-name="T352_38">uzrokovati</text:span><text:span text:style-name="T352_39"><text:s/></text:span><text:span text:style-name="T352_40">da</text:span><text:span text:style-name="T352_41"><text:s/></text:span><text:span text:style-name="T352_42">ti</text:span><text:span text:style-name="T352_43"><text:s/></text:span><text:span text:style-name="T352_44">svi</text:span><text:span text:style-name="T352_45"><text:s/></text:span><text:span text:style-name="T352_46">budu</text:span><text:span text:style-name="T352_47"><text:s/></text:span><text:span text:style-name="T352_48">neprijatelji</text:span><text:span text:style-name="T352_49"><text:s/></text:span><text:span text:style-name="T352_50">osim</text:span><text:span text:style-name="T352_51"><text:s/></text:span><text:span text:style-name="T352_52">Monolita</text:span><text:span text:style-name="T352_53">)<text:s/></text:span><text:span text:style-name="T352_54">koji</text:span><text:span text:style-name="T352_55"><text:s/></text:span><text:span text:style-name="T352_56">kasnije</text:span><text:span text:style-name="T352_57"><text:s/></text:span><text:span text:style-name="T352_58">samo</text:span><text:span text:style-name="T352_59"><text:s/></text:span><text:span text:style-name="T352_60">on</text:span><text:span text:style-name="T352_61"><text:s/></text:span><text:span text:style-name="T352_62">može</text:span><text:span text:style-name="T352_63"><text:s/></text:span><text:span text:style-name="T352_64">ukloniti</text:span><text:span text:style-name="T352_65">.<text:s/></text:span><text:span text:style-name="T352_66">A</text:span><text:span text:style-name="T352_67"><text:s/></text:span><text:span text:style-name="T352_68">da</text:span><text:span text:style-name="T352_69"><text:s/></text:span><text:span text:style-name="T352_70">bi</text:span><text:span text:style-name="T352_71"><text:s/></text:span><text:span text:style-name="T352_72">je</text:span><text:span text:style-name="T352_73"><text:s/></text:span><text:span text:style-name="T352_74">uklonio</text:span><text:span text:style-name="T352_75"><text:s/></text:span><text:span text:style-name="T352_76">moraćeš</text:span><text:span text:style-name="T352_77"><text:s/></text:span><text:span text:style-name="T352_78">mu</text:span><text:span text:style-name="T352_79"><text:s/></text:span><text:span text:style-name="T352_80">doneti</text:span><text:span text:style-name="T352_81"><text:s/>2<text:s/></text:span><text:span text:style-name="T352_82">kompleta</text:span><text:span text:style-name="T352_83"><text:s/></text:span><text:span text:style-name="T352_84">za</text:span><text:span text:style-name="T352_85"><text:s/></text:span><text:span text:style-name="T352_86">popravke</text:span><text:span text:style-name="T352_87"><text:s/></text:span><text:span text:style-name="T352_88">od</text:span><text:span text:style-name="T352_89"><text:s/></text:span><text:span text:style-name="T352_90">Monolita</text:span><text:span text:style-name="T352_91"><text:s/>(</text:span><text:span text:style-name="T352_92">repair</text:span><text:span text:style-name="T352_93"><text:s/></text:span><text:span text:style-name="T352_94">kits</text:span><text:span text:style-name="T352_95"><text:s/></text:span><text:span text:style-name="T352_96">from</text:span><text:span text:style-name="T352_97"><text:s/></text:span><text:span text:style-name="T352_98">the</text:span><text:span text:style-name="T352_99"><text:s/></text:span><text:span text:style-name="T352_100">Monolith</text:span><text:span text:style-name="T352_101">).</text:span></text:p>
      <text:p text:style-name="P353"/>
      <text:p text:style-name="P354"><text:span text:style-name="T354_1">10.<text:s/></text:span><text:span text:style-name="T354_2">Idi</text:span><text:span text:style-name="T354_3"><text:s/></text:span><text:span text:style-name="T354_4">u</text:span><text:span text:style-name="T354_5"><text:s/></text:span><text:span text:style-name="T354_6">Lavirint</text:span><text:span text:style-name="T354_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